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officeooo:paragraph-rsid="071fa448"/>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officeooo:paragraph-rsid="053beed4"/>
    </style:style>
    <style:style style:name="P91" style:family="paragraph" style:parent-style-name="Standard">
      <style:text-properties style:font-name="Liberation Serif1" style:text-underline-style="none" officeooo:rsid="03677049" officeooo:paragraph-rsid="036ad740"/>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6" style:family="paragraph" style:parent-style-name="Standard">
      <style:text-properties officeooo:paragraph-rsid="0293fbea"/>
    </style:style>
    <style:style style:name="P97" style:family="paragraph" style:parent-style-name="Footnote">
      <style:text-properties officeooo:rsid="02fc5a1b" officeooo:paragraph-rsid="02fc5a1b"/>
    </style:style>
    <style:style style:name="P98" style:family="paragraph" style:parent-style-name="Standard">
      <style:text-properties officeooo:paragraph-rsid="0393a802"/>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100"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1" style:family="paragraph" style:parent-style-name="Footnote">
      <style:text-properties officeooo:paragraph-rsid="05273a76"/>
    </style:style>
    <style:style style:name="P102" style:family="paragraph" style:parent-style-name="Footnote">
      <style:text-properties style:font-name="Bukyvede" officeooo:rsid="02b82944" officeooo:paragraph-rsid="05273a76"/>
    </style:style>
    <style:style style:name="P103" style:family="paragraph" style:parent-style-name="Standard">
      <style:text-properties officeooo:paragraph-rsid="02eade7c"/>
    </style:style>
    <style:style style:name="P104" style:family="paragraph" style:parent-style-name="Standard">
      <style:text-properties style:text-underline-style="solid" style:text-underline-width="auto" style:text-underline-color="font-color" officeooo:rsid="01634c4e" officeooo:paragraph-rsid="01ee9806"/>
    </style:style>
    <style:style style:name="P105" style:family="paragraph" style:parent-style-name="Standard">
      <style:text-properties style:text-underline-style="solid" style:text-underline-width="auto" style:text-underline-color="font-color" officeooo:rsid="03a53b0c" officeooo:paragraph-rsid="03a53b0c"/>
    </style:style>
    <style:style style:name="P106" style:family="paragraph" style:parent-style-name="Standard">
      <style:text-properties style:text-underline-style="none" officeooo:rsid="038ae80b" officeooo:paragraph-rsid="038f7204"/>
    </style:style>
    <style:style style:name="P107" style:family="paragraph" style:parent-style-name="Standard">
      <style:text-properties style:text-underline-style="none" officeooo:rsid="038ae80b" officeooo:paragraph-rsid="0431ee3f"/>
    </style:style>
    <style:style style:name="P108" style:family="paragraph" style:parent-style-name="Standard">
      <style:text-properties style:font-name="Liberation Serif1" style:text-underline-style="none" officeooo:rsid="039c23a7" officeooo:paragraph-rsid="039c23a7"/>
    </style:style>
    <style:style style:name="P109" style:family="paragraph" style:parent-style-name="Standard">
      <style:text-properties officeooo:paragraph-rsid="03afd263"/>
    </style:style>
    <style:style style:name="P110" style:family="paragraph" style:parent-style-name="Standard">
      <style:text-properties officeooo:paragraph-rsid="03c545d4"/>
    </style:style>
    <style:style style:name="P111" style:family="paragraph" style:parent-style-name="Footnote">
      <style:text-properties officeooo:rsid="073ac144" officeooo:paragraph-rsid="073ac144"/>
    </style:style>
    <style:style style:name="P112" style:family="paragraph" style:parent-style-name="Standard">
      <style:text-properties officeooo:paragraph-rsid="03c9c71e"/>
    </style:style>
    <style:style style:name="P113" style:family="paragraph" style:parent-style-name="Standard">
      <style:text-properties style:text-underline-style="none" officeooo:rsid="03de876a" officeooo:paragraph-rsid="03ee0edf"/>
    </style:style>
    <style:style style:name="P114"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5" style:family="paragraph" style:parent-style-name="Standard">
      <style:text-properties officeooo:paragraph-rsid="045008b2"/>
    </style:style>
    <style:style style:name="P116" style:family="paragraph" style:parent-style-name="Footnote">
      <style:text-properties officeooo:paragraph-rsid="04040b35"/>
    </style:style>
    <style:style style:name="P117" style:family="paragraph" style:parent-style-name="Standard">
      <style:text-properties style:text-underline-style="none" officeooo:rsid="03912350" officeooo:paragraph-rsid="03912350"/>
    </style:style>
    <style:style style:name="P118" style:family="paragraph" style:parent-style-name="Standard">
      <style:text-properties style:text-underline-style="solid" style:text-underline-width="auto" style:text-underline-color="font-color" officeooo:rsid="041edd44" officeooo:paragraph-rsid="041edd44"/>
    </style:style>
    <style:style style:name="P119" style:family="paragraph" style:parent-style-name="Standard">
      <style:text-properties style:text-underline-style="none" officeooo:rsid="01ca3e5f" officeooo:paragraph-rsid="01d1f7a3"/>
    </style:style>
    <style:style style:name="P120" style:family="paragraph" style:parent-style-name="Standard">
      <style:text-properties style:text-underline-style="none" officeooo:rsid="045f4bde" officeooo:paragraph-rsid="045f4bde"/>
    </style:style>
    <style:style style:name="P121" style:family="paragraph" style:parent-style-name="Standard">
      <style:text-properties officeooo:paragraph-rsid="01c499af"/>
    </style:style>
    <style:style style:name="P122" style:family="paragraph" style:parent-style-name="Footnote">
      <style:text-properties officeooo:rsid="0421bbfc" officeooo:paragraph-rsid="05339354"/>
    </style:style>
    <style:style style:name="P123" style:family="paragraph" style:parent-style-name="Footnote">
      <style:text-properties officeooo:rsid="0507dfab" officeooo:paragraph-rsid="050d2c2f"/>
    </style:style>
    <style:style style:name="P124" style:family="paragraph" style:parent-style-name="Standard">
      <style:text-properties officeooo:paragraph-rsid="0426db7b"/>
    </style:style>
    <style:style style:name="P125" style:family="paragraph" style:parent-style-name="Standard">
      <style:text-properties officeooo:paragraph-rsid="051b7bf7"/>
    </style:style>
    <style:style style:name="P126" style:family="paragraph" style:parent-style-name="Footnote">
      <style:text-properties officeooo:paragraph-rsid="0514e600"/>
    </style:style>
    <style:style style:name="P127" style:family="paragraph" style:parent-style-name="Standard">
      <style:text-properties fo:color="#000000" loext:opacity="100%" officeooo:paragraph-rsid="0426db7b"/>
    </style:style>
    <style:style style:name="P128" style:family="paragraph" style:parent-style-name="Standard">
      <style:text-properties style:text-underline-style="none" officeooo:rsid="02a991dd" officeooo:paragraph-rsid="048445a7"/>
    </style:style>
    <style:style style:name="P129" style:family="paragraph" style:parent-style-name="Standard">
      <style:text-properties style:text-underline-style="none" officeooo:rsid="0269331c" officeooo:paragraph-rsid="0269331c"/>
    </style:style>
    <style:style style:name="P130"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1" style:family="paragraph" style:parent-style-name="Footnote">
      <style:text-properties officeooo:rsid="0573d2f3" officeooo:paragraph-rsid="0573d2f3"/>
    </style:style>
    <style:style style:name="P142"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4" style:family="paragraph" style:parent-style-name="Standard">
      <style:text-properties officeooo:paragraph-rsid="05889233"/>
    </style:style>
    <style:style style:name="P145" style:family="paragraph" style:parent-style-name="Footnote">
      <style:text-properties officeooo:paragraph-rsid="05c8ff69"/>
    </style:style>
    <style:style style:name="P146"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7" style:family="paragraph" style:parent-style-name="Footnote">
      <style:text-properties officeooo:paragraph-rsid="059c52e9"/>
    </style:style>
    <style:style style:name="P148"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6" style:family="paragraph" style:parent-style-name="Standard" style:list-style-name="L1">
      <style:text-properties officeooo:paragraph-rsid="04d619f8"/>
    </style:style>
    <style:style style:name="P157" style:family="paragraph" style:parent-style-name="Footnote">
      <style:text-properties officeooo:paragraph-rsid="04d00bd9"/>
    </style:style>
    <style:style style:name="P158" style:family="paragraph" style:parent-style-name="Standard" style:list-style-name="L1">
      <style:text-properties officeooo:paragraph-rsid="04e29180"/>
    </style:style>
    <style:style style:name="P159" style:family="paragraph" style:parent-style-name="Standard" style:list-style-name="L1">
      <style:text-properties officeooo:paragraph-rsid="04d69a3f"/>
    </style:style>
    <style:style style:name="P160" style:family="paragraph" style:parent-style-name="Standard" style:list-style-name="L1">
      <style:text-properties officeooo:paragraph-rsid="04d9ab9c"/>
    </style:style>
    <style:style style:name="P161" style:family="paragraph" style:parent-style-name="Standard" style:list-style-name="L1">
      <style:text-properties officeooo:paragraph-rsid="04de2059"/>
    </style:style>
    <style:style style:name="P162"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3"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4" style:family="paragraph" style:parent-style-name="Footnote">
      <style:text-properties officeooo:rsid="05b24e7b" officeooo:paragraph-rsid="05b24e7b"/>
    </style:style>
    <style:style style:name="P165" style:family="paragraph" style:parent-style-name="Standard">
      <style:text-properties officeooo:paragraph-rsid="05f3f780"/>
    </style:style>
    <style:style style:name="P166" style:family="paragraph" style:parent-style-name="Footnote">
      <style:text-properties officeooo:rsid="05e4319b" officeooo:paragraph-rsid="05e4319b"/>
    </style:style>
    <style:style style:name="P167" style:family="paragraph" style:parent-style-name="Standard">
      <style:text-properties style:text-underline-style="none" fo:font-weight="normal" officeooo:rsid="0285cf56" officeooo:paragraph-rsid="0285cf56" style:font-weight-asian="normal" style:font-weight-complex="normal"/>
    </style:style>
    <style:style style:name="P168"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9" style:family="paragraph" style:parent-style-name="Standard">
      <style:text-properties style:text-underline-style="none" fo:font-weight="normal" officeooo:rsid="064118b7" officeooo:paragraph-rsid="064118b7" style:font-weight-asian="normal" style:font-weight-complex="normal"/>
    </style:style>
    <style:style style:name="P170" style:family="paragraph" style:parent-style-name="Standard">
      <style:text-properties officeooo:paragraph-rsid="06751fb3"/>
    </style:style>
    <style:style style:name="P171" style:family="paragraph" style:parent-style-name="Footnote">
      <style:text-properties officeooo:rsid="06537e3a" officeooo:paragraph-rsid="06547333"/>
    </style:style>
    <style:style style:name="P172" style:family="paragraph" style:parent-style-name="Footnote">
      <style:text-properties officeooo:rsid="065f703d" officeooo:paragraph-rsid="065f703d"/>
    </style:style>
    <style:style style:name="P173"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4" style:family="paragraph" style:parent-style-name="Standard">
      <style:text-properties style:text-underline-style="none" fo:font-weight="normal" officeooo:rsid="064add14" officeooo:paragraph-rsid="0673328b" style:font-weight-asian="normal" style:font-weight-complex="normal"/>
    </style:style>
    <style:style style:name="P175" style:family="paragraph" style:parent-style-name="Standard">
      <style:text-properties style:text-underline-style="none" officeooo:rsid="02bd28bc" officeooo:paragraph-rsid="0285cf56"/>
    </style:style>
    <style:style style:name="P176" style:family="paragraph" style:parent-style-name="Standard">
      <style:text-properties style:text-underline-style="none" officeooo:rsid="02bd28bc" officeooo:paragraph-rsid="0529410f"/>
    </style:style>
    <style:style style:name="P177"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8" style:family="paragraph" style:parent-style-name="Standard">
      <style:text-properties style:text-underline-style="none" fo:font-weight="normal" officeooo:rsid="05f86d8e" officeooo:paragraph-rsid="05f86d8e" style:font-weight-asian="normal" style:font-weight-complex="normal"/>
    </style:style>
    <style:style style:name="P179" style:family="paragraph" style:parent-style-name="Standard">
      <style:text-properties style:text-underline-style="none" fo:font-weight="normal" officeooo:rsid="06ba1e64" officeooo:paragraph-rsid="06ba1e64" style:font-weight-asian="normal" style:font-weight-complex="normal"/>
    </style:style>
    <style:style style:name="P180"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3" style:family="paragraph" style:parent-style-name="Standard">
      <style:text-properties fo:font-style="normal" fo:font-weight="normal" officeooo:paragraph-rsid="06c0ba31"/>
    </style:style>
    <style:style style:name="P184"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5"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7"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3" style:family="paragraph" style:parent-style-name="Standard">
      <style:text-properties officeooo:paragraph-rsid="06d399e2"/>
    </style:style>
    <style:style style:name="P194" style:family="paragraph" style:parent-style-name="Standard">
      <style:text-properties officeooo:paragraph-rsid="06bf3506"/>
    </style:style>
    <style:style style:name="P195" style:family="paragraph" style:parent-style-name="Standard">
      <style:text-properties officeooo:paragraph-rsid="06d70e0d"/>
    </style:style>
    <style:style style:name="P196" style:family="paragraph" style:parent-style-name="Standard">
      <style:text-properties fo:font-style="normal" officeooo:rsid="06d70e0d" officeooo:paragraph-rsid="06d70e0d" style:font-style-asian="normal" style:font-style-complex="normal"/>
    </style:style>
    <style:style style:name="P197"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60e58ea"/>
    </style:style>
    <style:style style:name="T26" style:family="text">
      <style:text-properties officeooo:rsid="0025c615"/>
    </style:style>
    <style:style style:name="T27" style:family="text">
      <style:text-properties officeooo:rsid="00264d16"/>
    </style:style>
    <style:style style:name="T28" style:family="text">
      <style:text-properties officeooo:rsid="0027c51a"/>
    </style:style>
    <style:style style:name="T29" style:family="text">
      <style:text-properties officeooo:rsid="002953ea"/>
    </style:style>
    <style:style style:name="T30" style:family="text">
      <style:text-properties officeooo:rsid="0066c88f"/>
    </style:style>
    <style:style style:name="T31" style:family="text">
      <style:text-properties officeooo:rsid="002af8c9"/>
    </style:style>
    <style:style style:name="T32" style:family="text">
      <style:text-properties officeooo:rsid="002ddb77"/>
    </style:style>
    <style:style style:name="T33" style:family="text">
      <style:text-properties officeooo:rsid="002f79d2"/>
    </style:style>
    <style:style style:name="T34" style:family="text">
      <style:text-properties officeooo:rsid="002dc859"/>
    </style:style>
    <style:style style:name="T35" style:family="text">
      <style:text-properties officeooo:rsid="002d1def"/>
    </style:style>
    <style:style style:name="T36" style:family="text">
      <style:text-properties officeooo:rsid="0032d62b"/>
    </style:style>
    <style:style style:name="T37" style:family="text">
      <style:text-properties officeooo:rsid="00329668"/>
    </style:style>
    <style:style style:name="T38" style:family="text">
      <style:text-properties officeooo:rsid="003317df"/>
    </style:style>
    <style:style style:name="T39" style:family="text">
      <style:text-properties officeooo:rsid="00369b88"/>
    </style:style>
    <style:style style:name="T40" style:family="text">
      <style:text-properties officeooo:rsid="0036d822"/>
    </style:style>
    <style:style style:name="T41" style:family="text">
      <style:text-properties officeooo:rsid="00340340"/>
    </style:style>
    <style:style style:name="T42" style:family="text">
      <style:text-properties officeooo:rsid="00372916"/>
    </style:style>
    <style:style style:name="T43" style:family="text">
      <style:text-properties officeooo:rsid="003bcfcb"/>
    </style:style>
    <style:style style:name="T44" style:family="text">
      <style:text-properties officeooo:rsid="0034774e"/>
    </style:style>
    <style:style style:name="T45" style:family="text">
      <style:text-properties officeooo:rsid="003d3c1a"/>
    </style:style>
    <style:style style:name="T46" style:family="text">
      <style:text-properties officeooo:rsid="003e0a46"/>
    </style:style>
    <style:style style:name="T47" style:family="text">
      <style:text-properties officeooo:rsid="003fbcd6"/>
    </style:style>
    <style:style style:name="T48" style:family="text">
      <style:text-properties officeooo:rsid="004ae3f1"/>
    </style:style>
    <style:style style:name="T49" style:family="text">
      <style:text-properties officeooo:rsid="00423717"/>
    </style:style>
    <style:style style:name="T50" style:family="text">
      <style:text-properties officeooo:rsid="0043d7a8"/>
    </style:style>
    <style:style style:name="T51" style:family="text">
      <style:text-properties officeooo:rsid="0044f91f"/>
    </style:style>
    <style:style style:name="T52" style:family="text">
      <style:text-properties officeooo:rsid="00469a9b"/>
    </style:style>
    <style:style style:name="T53" style:family="text">
      <style:text-properties style:text-underline-style="none" officeooo:rsid="0052b987"/>
    </style:style>
    <style:style style:name="T54" style:family="text">
      <style:text-properties style:text-underline-style="none" officeooo:rsid="00609a24"/>
    </style:style>
    <style:style style:name="T55" style:family="text">
      <style:text-properties style:text-underline-style="none" officeooo:rsid="00618b94"/>
    </style:style>
    <style:style style:name="T56" style:family="text">
      <style:text-properties style:text-underline-style="none" officeooo:rsid="006eba39"/>
    </style:style>
    <style:style style:name="T57" style:family="text">
      <style:text-properties style:text-underline-style="none" officeooo:rsid="006402f9"/>
    </style:style>
    <style:style style:name="T58" style:family="text">
      <style:text-properties style:text-underline-style="none" fo:font-weight="bold" officeooo:rsid="006402f9" style:font-weight-asian="bold" style:font-weight-complex="bold"/>
    </style:style>
    <style:style style:name="T59" style:family="text">
      <style:text-properties style:text-underline-style="none" officeooo:rsid="00677006"/>
    </style:style>
    <style:style style:name="T60" style:family="text">
      <style:text-properties style:text-underline-style="none" officeooo:rsid="0068aa13"/>
    </style:style>
    <style:style style:name="T61" style:family="text">
      <style:text-properties fo:color="#000000" loext:opacity="100%" officeooo:rsid="00677006"/>
    </style:style>
    <style:style style:name="T62" style:family="text">
      <style:text-properties fo:color="#000000" loext:opacity="100%" officeooo:rsid="006b191f"/>
    </style:style>
    <style:style style:name="T63" style:family="text">
      <style:text-properties fo:color="#000000" loext:opacity="100%" officeooo:rsid="006eba39"/>
    </style:style>
    <style:style style:name="T64" style:family="text">
      <style:text-properties fo:color="#000000" loext:opacity="100%" officeooo:rsid="011d20f8"/>
    </style:style>
    <style:style style:name="T65" style:family="text">
      <style:text-properties fo:color="#000000" loext:opacity="100%" officeooo:rsid="006fbec8"/>
    </style:style>
    <style:style style:name="T66" style:family="text">
      <style:text-properties fo:color="#000000" loext:opacity="100%" fo:font-weight="bold" officeooo:rsid="0052d06c" style:font-weight-asian="bold" style:font-weight-complex="bold"/>
    </style:style>
    <style:style style:name="T67" style:family="text">
      <style:text-properties fo:color="#000000" loext:opacity="100%" fo:font-weight="bold" officeooo:rsid="005f2654" style:font-weight-asian="bold" style:font-weight-complex="bold"/>
    </style:style>
    <style:style style:name="T68" style:family="text">
      <style:text-properties fo:color="#000000" loext:opacity="100%" fo:font-weight="normal" officeooo:rsid="006fbec8" style:font-weight-asian="normal" style:font-weight-complex="normal"/>
    </style:style>
    <style:style style:name="T69" style:family="text">
      <style:text-properties officeooo:rsid="01320d5d"/>
    </style:style>
    <style:style style:name="T70" style:family="text">
      <style:text-properties officeooo:rsid="041ecd24"/>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style:text-underline-style="none" officeooo:rsid="0116b1f7"/>
    </style:style>
    <style:style style:name="T101" style:family="text">
      <style:text-properties fo:font-family="'Menaion Medieval'" style:font-pitch="variable" style:text-underline-style="none"/>
    </style:style>
    <style:style style:name="T102" style:family="text">
      <style:text-properties fo:font-family="'Menaion Medieval'" style:font-pitch="variable"/>
    </style:style>
    <style:style style:name="T103" style:family="text">
      <style:text-properties fo:font-family="'Menaion Medieval'" style:font-pitch="variable" fo:font-weight="bold" style:font-weight-asian="bold" style:font-weight-complex="bold"/>
    </style:style>
    <style:style style:name="T104" style:family="text">
      <style:text-properties officeooo:rsid="06cf27b6"/>
    </style:style>
    <style:style style:name="T105" style:family="text">
      <style:text-properties style:font-name="Liberation Serif1" officeooo:rsid="06982c18"/>
    </style:style>
    <style:style style:name="T106" style:family="text">
      <style:text-properties style:font-name="Liberation Serif1" officeooo:rsid="06999d98"/>
    </style:style>
    <style:style style:name="T107" style:family="text">
      <style:text-properties style:font-name="Liberation Serif1" fo:font-style="italic" officeooo:rsid="06999d98" style:font-style-asian="italic" style:font-style-complex="italic"/>
    </style:style>
    <style:style style:name="T108" style:family="text">
      <style:text-properties style:font-name="Liberation Serif1" fo:font-style="normal" officeooo:rsid="06999d98" style:font-style-asian="normal" style:font-style-complex="normal"/>
    </style:style>
    <style:style style:name="T109" style:family="text">
      <style:text-properties style:font-name="Liberation Serif1" fo:font-style="normal" officeooo:rsid="06982c18" style:font-style-asian="normal" style:font-style-complex="normal"/>
    </style:style>
    <style:style style:name="T110" style:family="text">
      <style:text-properties style:font-name="Liberation Serif1" fo:font-style="italic" officeooo:rsid="06982c18" style:font-style-asian="italic" style:font-style-complex="italic"/>
    </style:style>
    <style:style style:name="T111" style:family="text">
      <style:text-properties officeooo:rsid="010fb02d"/>
    </style:style>
    <style:style style:name="T112" style:family="text">
      <style:text-properties officeooo:rsid="010e50f6"/>
    </style:style>
    <style:style style:name="T113" style:family="text">
      <style:text-properties style:font-name="Bookerly" fo:font-size="9pt" style:font-size-asian="9pt" style:font-size-complex="9pt"/>
    </style:style>
    <style:style style:name="T114" style:family="text">
      <style:text-properties style:font-name="Liberation Serif1" style:text-underline-style="none" officeooo:rsid="00808df6"/>
    </style:style>
    <style:style style:name="T115" style:family="text">
      <style:text-properties style:font-name="Liberation Serif1" style:text-underline-style="none" officeooo:rsid="01cc6c6b"/>
    </style:style>
    <style:style style:name="T116" style:family="text">
      <style:text-properties style:font-name="Liberation Serif1" style:text-underline-style="none" officeooo:rsid="01d5816d"/>
    </style:style>
    <style:style style:name="T117" style:family="text">
      <style:text-properties style:font-name="Liberation Serif1" fo:font-style="italic" style:text-underline-style="none" officeooo:rsid="01cc6c6b" style:font-style-asian="italic" style:font-style-complex="italic"/>
    </style:style>
    <style:style style:name="T118" style:family="text">
      <style:text-properties style:font-name="Liberation Serif1" style:text-underline-style="none" officeooo:rsid="01cde893"/>
    </style:style>
    <style:style style:name="T119" style:family="text">
      <style:text-properties style:font-name="Liberation Serif1" style:text-underline-style="none" officeooo:rsid="00810a4d"/>
    </style:style>
    <style:style style:name="T120" style:family="text">
      <style:text-properties style:font-name="Liberation Serif1" style:text-underline-style="none" officeooo:rsid="01027cb5"/>
    </style:style>
    <style:style style:name="T121" style:family="text">
      <style:text-properties officeooo:rsid="00bbd3bd"/>
    </style:style>
    <style:style style:name="T122" style:family="text">
      <style:text-properties officeooo:rsid="00b0d7b5"/>
    </style:style>
    <style:style style:name="T123" style:family="text">
      <style:text-properties officeooo:rsid="00bde0ff"/>
    </style:style>
    <style:style style:name="T124" style:family="text">
      <style:text-properties style:text-underline-style="none" officeooo:rsid="007514fe"/>
    </style:style>
    <style:style style:name="T125" style:family="text">
      <style:text-properties style:text-underline-style="none" officeooo:rsid="0096ca82"/>
    </style:style>
    <style:style style:name="T126" style:family="text">
      <style:text-properties style:text-underline-style="none" officeooo:rsid="075ec128"/>
    </style:style>
    <style:style style:name="T127" style:family="text">
      <style:text-properties style:text-underline-style="none" officeooo:rsid="009889f7"/>
    </style:style>
    <style:style style:name="T128" style:family="text">
      <style:text-properties style:text-underline-style="none" officeooo:rsid="008e6814"/>
    </style:style>
    <style:style style:name="T12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3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31"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3"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4"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5" style:family="text">
      <style:text-properties style:font-name="Bukyvede" fo:font-size="12pt" style:text-underline-style="none" officeooo:rsid="008e6814" style:font-size-asian="12pt" style:font-size-complex="12pt"/>
    </style:style>
    <style:style style:name="T136"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7"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8"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9" style:family="text">
      <style:text-properties fo:font-variant="normal" fo:text-transform="none" fo:color="#000000" loext:opacity="100%" fo:font-family="Bukyvede" fo:font-size="13.5pt" fo:letter-spacing="normal" fo:font-style="normal" fo:font-weight="normal" officeooo:rsid="008e6814"/>
    </style:style>
    <style:style style:name="T140" style:family="text">
      <style:text-properties style:text-underline-style="none" officeooo:rsid="008f9164"/>
    </style:style>
    <style:style style:name="T141" style:family="text">
      <style:text-properties style:text-underline-style="none" officeooo:rsid="015a5f7d"/>
    </style:style>
    <style:style style:name="T142" style:family="text">
      <style:text-properties style:text-underline-style="none" officeooo:rsid="015b6f57"/>
    </style:style>
    <style:style style:name="T143" style:family="text">
      <style:text-properties style:text-underline-style="none" officeooo:rsid="015c912c"/>
    </style:style>
    <style:style style:name="T144" style:family="text">
      <style:text-properties style:text-underline-style="none" officeooo:rsid="0415b9a7"/>
    </style:style>
    <style:style style:name="T145" style:family="text">
      <style:text-properties style:font-name="Bukyvede" style:text-underline-style="none" officeooo:rsid="00f1644b"/>
    </style:style>
    <style:style style:name="T146" style:family="text">
      <style:text-properties style:font-name="Bukyvede" style:text-underline-style="solid" style:text-underline-width="auto" style:text-underline-color="font-color" officeooo:rsid="00f1644b"/>
    </style:style>
    <style:style style:name="T147" style:family="text">
      <style:text-properties style:font-name="Bukyvede" style:text-underline-style="none" officeooo:rsid="007514fe"/>
    </style:style>
    <style:style style:name="T148" style:family="text">
      <style:text-properties style:font-name="Bukyvede" style:text-underline-style="solid" style:text-underline-width="auto" style:text-underline-color="font-color" officeooo:rsid="007514fe"/>
    </style:style>
    <style:style style:name="T149" style:family="text">
      <style:text-properties style:text-underline-style="none" officeooo:rsid="00f0fac5"/>
    </style:style>
    <style:style style:name="T150" style:family="text">
      <style:text-properties style:font-name="Bukyvede" fo:font-size="12pt" style:text-underline-style="none" officeooo:rsid="00f0fac5" style:font-size-asian="12pt" style:font-size-complex="12pt"/>
    </style:style>
    <style:style style:name="T151" style:family="text">
      <style:text-properties style:font-name="Bukyvede" fo:font-size="12pt" style:text-underline-style="none" officeooo:rsid="00f0fac5" style:font-family-asian="Bukyvede" style:font-size-asian="12pt" style:font-family-complex="Bukyvede" style:font-size-complex="12pt"/>
    </style:style>
    <style:style style:name="T152" style:family="text">
      <style:text-properties style:font-name="Bukyvede" fo:font-size="12pt" style:text-underline-style="solid" style:text-underline-width="auto" style:text-underline-color="font-color" officeooo:rsid="00f0fac5" style:font-size-asian="12pt" style:font-size-complex="12pt"/>
    </style:style>
    <style:style style:name="T153" style:family="text">
      <style:text-properties style:font-name="Bukyvede" style:text-underline-style="solid" style:text-underline-width="auto" style:text-underline-color="font-color" officeooo:rsid="00f0fac5"/>
    </style:style>
    <style:style style:name="T154" style:family="text">
      <style:text-properties style:font-name="Bukyvede" style:text-underline-style="none" officeooo:rsid="00f0fac5"/>
    </style:style>
    <style:style style:name="T155" style:family="text">
      <style:text-properties style:font-name="Bukyvede" style:text-underline-style="none" officeooo:rsid="00f0fac5" style:font-family-asian="Bukyvede" style:font-family-complex="Bukyvede"/>
    </style:style>
    <style:style style:name="T156" style:family="text">
      <style:text-properties style:font-name="Liberation Serif1" style:text-underline-style="none" officeooo:rsid="007514fe"/>
    </style:style>
    <style:style style:name="T157" style:family="text">
      <style:text-properties officeooo:rsid="00f58335"/>
    </style:style>
    <style:style style:name="T158" style:family="text">
      <style:text-properties officeooo:rsid="026b3c62"/>
    </style:style>
    <style:style style:name="T159" style:family="text">
      <style:text-properties officeooo:rsid="013c9261"/>
    </style:style>
    <style:style style:name="T160" style:family="text">
      <style:text-properties officeooo:rsid="04110509"/>
    </style:style>
    <style:style style:name="T161" style:family="text">
      <style:text-properties officeooo:rsid="061ceba8"/>
    </style:style>
    <style:style style:name="T162" style:family="text">
      <style:text-properties officeooo:rsid="062183af"/>
    </style:style>
    <style:style style:name="T163" style:family="text">
      <style:text-properties officeooo:rsid="062ba145"/>
    </style:style>
    <style:style style:name="T164" style:family="text">
      <style:text-properties officeooo:rsid="0541437e"/>
    </style:style>
    <style:style style:name="T165" style:family="text">
      <style:text-properties officeooo:rsid="0542a235"/>
    </style:style>
    <style:style style:name="T166" style:family="text">
      <style:text-properties officeooo:rsid="075de9f3"/>
    </style:style>
    <style:style style:name="T167" style:family="text">
      <style:text-properties officeooo:rsid="061670ec"/>
    </style:style>
    <style:style style:name="T168" style:family="text">
      <style:text-properties officeooo:rsid="057a8b09"/>
    </style:style>
    <style:style style:name="T169" style:family="text">
      <style:text-properties officeooo:rsid="0614fc1d"/>
    </style:style>
    <style:style style:name="T170" style:family="text">
      <style:text-properties officeooo:rsid="0615f78c"/>
    </style:style>
    <style:style style:name="T171" style:family="text">
      <style:text-properties style:font-name="Bukyvede" officeooo:rsid="0614fc1d"/>
    </style:style>
    <style:style style:name="T172" style:family="text">
      <style:text-properties officeooo:rsid="061a0137"/>
    </style:style>
    <style:style style:name="T173" style:family="text">
      <style:text-properties style:font-name="Bukyvede" style:text-underline-style="none" officeooo:rsid="0614fc1d"/>
    </style:style>
    <style:style style:name="T174" style:family="text">
      <style:text-properties officeooo:rsid="062cdc22"/>
    </style:style>
    <style:style style:name="T175" style:family="text">
      <style:text-properties officeooo:rsid="061dea03"/>
    </style:style>
    <style:style style:name="T176" style:family="text">
      <style:text-properties officeooo:rsid="05423d54"/>
    </style:style>
    <style:style style:name="T177" style:family="text">
      <style:text-properties officeooo:rsid="0620ce15"/>
    </style:style>
    <style:style style:name="T178" style:family="text">
      <style:text-properties style:font-name="Bukyvede" style:text-underline-style="none" officeooo:rsid="00f6f97f"/>
    </style:style>
    <style:style style:name="T179" style:family="text">
      <style:text-properties style:font-name="Liberation Serif1" style:text-underline-style="none" officeooo:rsid="008f9164"/>
    </style:style>
    <style:style style:name="T180" style:family="text">
      <style:text-properties style:font-name="Liberation Serif1" style:text-underline-style="none" officeooo:rsid="0092d84e"/>
    </style:style>
    <style:style style:name="T181" style:family="text">
      <style:text-properties style:font-name="Liberation Serif1" style:text-underline-style="none" officeooo:rsid="06145ad0"/>
    </style:style>
    <style:style style:name="T182" style:family="text">
      <style:text-properties style:font-name="Bukyvede" style:text-underline-style="none" officeooo:rsid="06145ad0"/>
    </style:style>
    <style:style style:name="T183" style:family="text">
      <style:text-properties fo:font-family="Bukyvede" style:text-underline-style="none" officeooo:rsid="06144910"/>
    </style:style>
    <style:style style:name="T184" style:family="text">
      <style:text-properties style:font-name="Liberation Serif1" style:text-underline-style="none" officeooo:rsid="00aea5ef"/>
    </style:style>
    <style:style style:name="T185" style:family="text">
      <style:text-properties style:text-position="super 58%" style:font-name="Liberation Serif1" style:text-underline-style="none" officeooo:rsid="0092d84e"/>
    </style:style>
    <style:style style:name="T186" style:family="text">
      <style:text-properties style:text-position="0% 100%" style:font-name="Liberation Serif1" style:text-underline-style="none" officeooo:rsid="0092d84e"/>
    </style:style>
    <style:style style:name="T187" style:family="text">
      <style:text-properties style:text-position="0% 100%" style:font-name="Liberation Serif1" style:text-underline-style="none" officeooo:rsid="00c67591"/>
    </style:style>
    <style:style style:name="T188" style:family="text">
      <style:text-properties style:text-position="0% 100%" style:font-name="Liberation Serif1" style:text-underline-style="none" officeooo:rsid="00f6f97f"/>
    </style:style>
    <style:style style:name="T189" style:family="text">
      <style:text-properties style:text-position="0% 100%" style:font-name="Bukyvede" style:text-underline-style="none" officeooo:rsid="00f6f97f"/>
    </style:style>
    <style:style style:name="T190" style:family="text">
      <style:text-properties style:text-position="0% 100%" style:font-name="Bukyvede" style:text-underline-style="none" officeooo:rsid="0092d84e"/>
    </style:style>
    <style:style style:name="T191" style:family="text">
      <style:text-properties style:text-position="0% 100%" style:font-name="Liberation Serif1" style:text-underline-style="none" officeooo:rsid="00939f24"/>
    </style:style>
    <style:style style:name="T192" style:family="text">
      <style:text-properties style:text-position="0% 100%" style:font-name="Liberation Serif1" style:text-underline-style="none" officeooo:rsid="041805dc"/>
    </style:style>
    <style:style style:name="T193" style:family="text">
      <style:text-properties style:text-position="0% 100%" style:font-name="Liberation Serif1" style:text-underline-style="none" officeooo:rsid="0419e4fc"/>
    </style:style>
    <style:style style:name="T194" style:family="text">
      <style:text-properties style:text-position="0% 100%" style:font-name="Liberation Serif1" style:text-underline-style="none" officeooo:rsid="041659f4"/>
    </style:style>
    <style:style style:name="T195" style:family="text">
      <style:text-properties style:text-position="0% 100%" style:font-name="Liberation Serif1" style:text-underline-style="none" officeooo:rsid="01dd335c"/>
    </style:style>
    <style:style style:name="T196" style:family="text">
      <style:text-properties style:text-underline-style="none" officeooo:rsid="00879d28"/>
    </style:style>
    <style:style style:name="T197" style:family="text">
      <style:text-properties style:text-underline-style="none" officeooo:rsid="0137435d"/>
    </style:style>
    <style:style style:name="T198" style:family="text">
      <style:text-properties style:text-underline-style="none" officeooo:rsid="008a07d8"/>
    </style:style>
    <style:style style:name="T199" style:family="text">
      <style:text-properties style:text-underline-style="none" officeooo:rsid="00884ed6"/>
    </style:style>
    <style:style style:name="T200" style:family="text">
      <style:text-properties fo:font-family="'Menaion Medieval'" style:font-pitch="variable" style:text-underline-style="none" officeooo:rsid="00884ed6"/>
    </style:style>
    <style:style style:name="T201" style:family="text">
      <style:text-properties style:text-underline-style="none" officeooo:rsid="0088f183"/>
    </style:style>
    <style:style style:name="T202" style:family="text">
      <style:text-properties fo:font-family="'Menaion Medieval'" style:font-pitch="variable" style:text-underline-style="none" officeooo:rsid="0088f183"/>
    </style:style>
    <style:style style:name="T203" style:family="text">
      <style:text-properties officeooo:rsid="008a07d8"/>
    </style:style>
    <style:style style:name="T204" style:family="text">
      <style:text-properties officeooo:rsid="0185626f"/>
    </style:style>
    <style:style style:name="T205" style:family="text">
      <style:text-properties officeooo:rsid="0185da9a"/>
    </style:style>
    <style:style style:name="T206" style:family="text">
      <style:text-properties officeooo:rsid="008c6b89"/>
    </style:style>
    <style:style style:name="T207" style:family="text">
      <style:text-properties officeooo:rsid="01351eff"/>
    </style:style>
    <style:style style:name="T208" style:family="text">
      <style:text-properties officeooo:rsid="013954da"/>
    </style:style>
    <style:style style:name="T209" style:family="text">
      <style:text-properties style:font-name="Bookerly" fo:font-size="11pt" officeooo:rsid="013954da" style:font-size-asian="11pt" style:font-size-complex="11pt"/>
    </style:style>
    <style:style style:name="T210" style:family="text">
      <style:text-properties style:font-name="Liberation Serif1" fo:font-size="12pt" officeooo:rsid="013954da" style:font-size-asian="12pt" style:font-size-complex="12pt"/>
    </style:style>
    <style:style style:name="T211" style:family="text">
      <style:text-properties style:font-name="Bookerly" fo:font-size="11pt" officeooo:rsid="00b0d7b5" style:font-size-asian="11pt" style:font-size-complex="11pt"/>
    </style:style>
    <style:style style:name="T212" style:family="text">
      <style:text-properties style:font-name="Liberation Serif1" fo:font-size="12pt" officeooo:rsid="013eb5bf" style:font-size-asian="10.5pt" style:font-size-complex="12pt"/>
    </style:style>
    <style:style style:name="T213" style:family="text">
      <style:text-properties style:font-name="Liberation Serif1" fo:font-size="12pt" officeooo:rsid="069cf00e" style:font-size-asian="10.5pt" style:font-size-complex="12pt"/>
    </style:style>
    <style:style style:name="T214" style:family="text">
      <style:text-properties style:font-name="Liberation Serif1" fo:font-size="12pt" officeooo:rsid="013fd592" style:font-size-asian="10.5pt" style:font-size-complex="12pt"/>
    </style:style>
    <style:style style:name="T215" style:family="text">
      <style:text-properties style:font-name="Bukyvede" fo:font-size="12pt" style:text-underline-style="none" officeooo:rsid="013eb5bf" style:font-size-asian="10.5pt" style:font-size-complex="12pt"/>
    </style:style>
    <style:style style:name="T216" style:family="text">
      <style:text-properties style:font-name="Bukyvede" fo:font-size="12pt" style:text-underline-style="solid" style:text-underline-width="auto" style:text-underline-color="font-color" officeooo:rsid="013eb5bf" style:font-size-asian="10.5pt" style:font-size-complex="12pt"/>
    </style:style>
    <style:style style:name="T217" style:family="text">
      <style:text-properties style:font-name="Liberation Serif1" fo:font-size="12pt" officeooo:rsid="013954da" style:font-size-asian="10.5pt" style:font-size-complex="12pt"/>
    </style:style>
    <style:style style:name="T218" style:family="text">
      <style:text-properties style:font-name="Bookerly" fo:font-size="10pt" officeooo:rsid="013954da" style:font-size-asian="10pt" style:font-size-complex="10pt"/>
    </style:style>
    <style:style style:name="T219" style:family="text">
      <style:text-properties style:font-name="Liberation Serif1" fo:font-size="10pt" officeooo:rsid="013eb5bf" style:font-size-asian="10pt" style:font-size-complex="10pt"/>
    </style:style>
    <style:style style:name="T220" style:family="text">
      <style:text-properties style:font-name="Liberation Serif1" fo:font-size="12pt" officeooo:rsid="013eb5bf" style:font-size-asian="12pt" style:font-size-complex="12pt"/>
    </style:style>
    <style:style style:name="T221" style:family="text">
      <style:text-properties style:font-name="Bookerly" fo:font-size="12pt" officeooo:rsid="013eb5bf" style:font-size-asian="12pt" style:font-size-complex="12pt"/>
    </style:style>
    <style:style style:name="T222" style:family="text">
      <style:text-properties style:font-name="Bukyvede" fo:font-size="12pt" style:text-underline-style="none" officeooo:rsid="013eb5bf" style:font-size-asian="12pt" style:font-size-complex="12pt"/>
    </style:style>
    <style:style style:name="T223" style:family="text">
      <style:text-properties style:font-name="Bukyvede" fo:font-size="12pt" style:text-underline-style="solid" style:text-underline-width="auto" style:text-underline-color="font-color" officeooo:rsid="013eb5bf" style:font-size-asian="12pt" style:font-size-complex="12pt"/>
    </style:style>
    <style:style style:name="T224" style:family="text">
      <style:text-properties style:font-name="Bukyvede" fo:font-size="12pt" officeooo:rsid="013eb5bf" style:font-size-asian="12pt" style:font-size-complex="12pt"/>
    </style:style>
    <style:style style:name="T225" style:family="text">
      <style:text-properties style:font-name="Bukyvede" fo:font-size="12pt" style:text-underline-style="none" officeooo:rsid="013fd592" style:font-size-asian="12pt" style:font-size-complex="12pt"/>
    </style:style>
    <style:style style:name="T226" style:family="text">
      <style:text-properties style:font-name="Liberation Serif1" fo:font-size="12pt" officeooo:rsid="013fd592" style:font-size-asian="12pt" style:font-size-complex="12pt"/>
    </style:style>
    <style:style style:name="T227" style:family="text">
      <style:text-properties style:font-name="Liberation Serif1" fo:font-size="12pt" officeooo:rsid="024a5ae1" style:font-size-asian="12pt" style:font-size-complex="12pt"/>
    </style:style>
    <style:style style:name="T228" style:family="text">
      <style:text-properties style:font-name="Liberation Serif1" fo:font-size="12pt" officeooo:rsid="01835a53" style:font-size-asian="12pt" style:font-size-complex="12pt"/>
    </style:style>
    <style:style style:name="T229" style:family="text">
      <style:text-properties style:font-name="Liberation Serif1" fo:font-size="12pt" officeooo:rsid="01823a41" style:font-size-asian="12pt" style:font-size-complex="12pt"/>
    </style:style>
    <style:style style:name="T230" style:family="text">
      <style:text-properties style:font-name="Bukyvede" fo:font-size="12pt" officeooo:rsid="013fd592" style:font-size-asian="12pt" style:font-size-complex="12pt"/>
    </style:style>
    <style:style style:name="T231" style:family="text">
      <style:text-properties style:font-name="Liberation Serif1" fo:font-size="12pt" officeooo:rsid="02983e41" style:font-size-asian="12pt" style:font-size-complex="12pt"/>
    </style:style>
    <style:style style:name="T232" style:family="text">
      <style:text-properties style:font-name="Liberation Serif1" fo:font-size="12pt" officeooo:rsid="0248fe10" style:font-size-asian="12pt" style:font-size-complex="12pt"/>
    </style:style>
    <style:style style:name="T233" style:family="text">
      <style:text-properties style:font-name="Liberation Serif1" fo:font-size="12pt" officeooo:rsid="015394f9" style:font-size-asian="12pt" style:font-size-complex="12pt"/>
    </style:style>
    <style:style style:name="T234" style:family="text">
      <style:text-properties style:font-name="Liberation Serif1" fo:font-size="12pt" officeooo:rsid="0140d4ed" style:font-size-asian="12pt" style:font-size-complex="12pt"/>
    </style:style>
    <style:style style:name="T235" style:family="text">
      <style:text-properties officeooo:rsid="013fd592"/>
    </style:style>
    <style:style style:name="T236" style:family="text">
      <style:text-properties style:font-name="Liberation Serif1" fo:font-size="12pt" officeooo:rsid="024a2fb4" style:font-size-asian="12pt" style:font-size-complex="12pt"/>
    </style:style>
    <style:style style:name="T237" style:family="text">
      <style:text-properties style:font-name="Liberation Serif1" fo:font-size="12pt" fo:font-style="italic" officeooo:rsid="013fd592" style:font-size-asian="12pt" style:font-style-asian="italic" style:font-size-complex="12pt" style:font-style-complex="italic"/>
    </style:style>
    <style:style style:name="T238"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9" style:family="text">
      <style:text-properties style:font-name="Liberation Serif1" fo:font-size="12pt" fo:font-style="italic" officeooo:rsid="024a2fb4" style:font-size-asian="12pt" style:font-style-asian="italic" style:font-size-complex="12pt" style:font-style-complex="italic"/>
    </style:style>
    <style:style style:name="T240"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41" style:family="text">
      <style:text-properties style:font-name="Liberation Serif1" fo:font-size="12pt" fo:font-style="normal" officeooo:rsid="024a2fb4" style:font-size-asian="12pt" style:font-style-asian="normal" style:font-size-complex="12pt" style:font-style-complex="normal"/>
    </style:style>
    <style:style style:name="T242" style:family="text">
      <style:text-properties style:font-name="Liberation Serif1" fo:font-size="12pt" officeooo:rsid="0157ae5e" style:font-size-asian="12pt" style:font-size-complex="12pt"/>
    </style:style>
    <style:style style:name="T243" style:family="text">
      <style:text-properties style:font-name="Bookerly" fo:font-size="10pt" fo:font-style="normal" officeooo:rsid="013954da" style:font-size-asian="10pt" style:font-style-asian="normal" style:font-size-complex="10pt" style:font-style-complex="normal"/>
    </style:style>
    <style:style style:name="T244" style:family="text">
      <style:text-properties style:font-name="Liberation Serif1" fo:font-size="12pt" fo:font-style="normal" officeooo:rsid="013fd592" style:font-size-asian="12pt" style:font-style-asian="normal" style:font-size-complex="12pt" style:font-style-complex="normal"/>
    </style:style>
    <style:style style:name="T245" style:family="text">
      <style:text-properties style:font-name="Liberation Serif1" fo:font-size="12pt" fo:font-style="normal" officeooo:rsid="024c0ed6" style:font-size-asian="12pt" style:font-style-asian="normal" style:font-size-complex="12pt" style:font-style-complex="normal"/>
    </style:style>
    <style:style style:name="T246"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7"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8" style:family="text">
      <style:text-properties style:font-name="Liberation Serif1" fo:font-size="12pt" fo:font-style="normal" officeooo:rsid="024d6c80" style:font-size-asian="12pt" style:font-style-asian="normal" style:font-size-complex="12pt" style:font-style-complex="normal"/>
    </style:style>
    <style:style style:name="T249"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50" style:family="text">
      <style:text-properties fo:font-family="'Menaion Medieval'" style:font-pitch="variable" fo:font-size="12pt" fo:font-style="normal" officeooo:rsid="024d6c80" style:font-size-asian="12pt" style:font-style-asian="normal" style:font-size-complex="12pt" style:font-style-complex="normal"/>
    </style:style>
    <style:style style:name="T251" style:family="text">
      <style:text-properties style:font-name="Bukyvede" fo:font-size="12pt" style:text-underline-style="solid" style:text-underline-width="auto" style:text-underline-color="font-color" officeooo:rsid="013fd592" style:font-size-asian="12pt" style:font-size-complex="12pt"/>
    </style:style>
    <style:style style:name="T252" style:family="text">
      <style:text-properties style:font-name="Liberation Serif1" fo:font-size="12pt" officeooo:rsid="024d6c80" style:font-size-asian="12pt" style:font-size-complex="12pt"/>
    </style:style>
    <style:style style:name="T253" style:family="text">
      <style:text-properties style:font-name="Liberation Serif1" fo:font-size="12pt" officeooo:rsid="024e8d55" style:font-size-asian="12pt" style:font-size-complex="12pt"/>
    </style:style>
    <style:style style:name="T254" style:family="text">
      <style:text-properties style:font-name="Liberation Serif1" fo:font-size="12pt" officeooo:rsid="02550f0c" style:font-size-asian="12pt" style:font-size-complex="12pt"/>
    </style:style>
    <style:style style:name="T255" style:family="text">
      <style:text-properties style:font-name="Liberation Serif1" fo:font-size="12pt" fo:font-style="normal" officeooo:rsid="025b9dc2" style:font-size-asian="12pt" style:font-style-asian="normal" style:font-size-complex="12pt" style:font-style-complex="normal"/>
    </style:style>
    <style:style style:name="T256" style:family="text">
      <style:text-properties style:font-name="Liberation Serif1" fo:font-size="12pt" officeooo:rsid="024fdeed" style:font-size-asian="12pt" style:font-size-complex="12pt"/>
    </style:style>
    <style:style style:name="T257" style:family="text">
      <style:text-properties style:font-name="Liberation Serif1" fo:font-size="12pt" officeooo:rsid="0251aa2a" style:font-size-asian="12pt" style:font-size-complex="12pt"/>
    </style:style>
    <style:style style:name="T258" style:family="text">
      <style:text-properties style:font-name="Liberation Serif1" fo:font-size="12pt" officeooo:rsid="02525ad7" style:font-size-asian="10.5pt" style:font-size-complex="12pt"/>
    </style:style>
    <style:style style:name="T259" style:family="text">
      <style:text-properties style:font-name="Liberation Serif1" fo:font-size="12pt" officeooo:rsid="06a07553" style:font-size-asian="12pt" style:font-size-complex="12pt"/>
    </style:style>
    <style:style style:name="T260" style:family="text">
      <style:text-properties style:font-name="Liberation Serif1" fo:font-size="12pt" officeooo:rsid="0141d63c" style:font-size-asian="12pt" style:font-size-complex="12pt"/>
    </style:style>
    <style:style style:name="T261" style:family="text">
      <style:text-properties style:font-name="Liberation Serif1" fo:font-size="12pt" officeooo:rsid="01437cd2" style:font-size-asian="12pt" style:font-size-complex="12pt"/>
    </style:style>
    <style:style style:name="T262" style:family="text">
      <style:text-properties style:font-name="Liberation Serif1" fo:font-size="12pt" fo:font-style="italic" officeooo:rsid="01437cd2" style:font-size-asian="12pt" style:font-style-asian="italic" style:font-size-complex="12pt" style:font-style-complex="italic"/>
    </style:style>
    <style:style style:name="T263" style:family="text">
      <style:text-properties style:font-name="Liberation Serif1" fo:font-size="11pt" officeooo:rsid="01437cd2" style:font-size-asian="11pt" style:font-size-complex="11pt"/>
    </style:style>
    <style:style style:name="T264" style:family="text">
      <style:text-properties officeooo:rsid="041aaa5d"/>
    </style:style>
    <style:style style:name="T265" style:family="text">
      <style:text-properties officeooo:rsid="02421e96"/>
    </style:style>
    <style:style style:name="T266" style:family="text">
      <style:text-properties officeooo:rsid="0460149c"/>
    </style:style>
    <style:style style:name="T267" style:family="text">
      <style:text-properties officeooo:rsid="0460293a"/>
    </style:style>
    <style:style style:name="T268" style:family="text">
      <style:text-properties style:font-name="Bukyvede" style:text-underline-style="none" officeooo:rsid="0460293a"/>
    </style:style>
    <style:style style:name="T269" style:family="text">
      <style:text-properties style:font-name="Bukyvede" style:text-underline-style="solid" style:text-underline-width="auto" style:text-underline-color="font-color" officeooo:rsid="0460293a"/>
    </style:style>
    <style:style style:name="T270" style:family="text">
      <style:text-properties fo:font-family="'Menaion Medieval'" style:font-pitch="variable" style:text-underline-style="none" officeooo:rsid="0460293a"/>
    </style:style>
    <style:style style:name="T271" style:family="text">
      <style:text-properties fo:font-family="'Menaion Medieval'" style:font-pitch="variable" style:text-underline-style="solid" style:text-underline-width="auto" style:text-underline-color="font-color" officeooo:rsid="0460293a"/>
    </style:style>
    <style:style style:name="T272" style:family="text">
      <style:text-properties officeooo:rsid="02440b80"/>
    </style:style>
    <style:style style:name="T273" style:family="text">
      <style:text-properties officeooo:rsid="0256211f"/>
    </style:style>
    <style:style style:name="T274" style:family="text">
      <style:text-properties officeooo:rsid="0257ff7a"/>
    </style:style>
    <style:style style:name="T275" style:family="text">
      <style:text-properties fo:font-family="'Liberation Serif'" style:font-family-generic="roman" officeooo:rsid="0256211f"/>
    </style:style>
    <style:style style:name="T276" style:family="text">
      <style:text-properties style:text-position="super 58%" fo:font-family="'Liberation Serif'" style:font-family-generic="roman" officeooo:rsid="0256211f"/>
    </style:style>
    <style:style style:name="T277" style:family="text">
      <style:text-properties style:text-position="0% 100%" fo:font-family="'Liberation Serif'" style:font-family-generic="roman" officeooo:rsid="0256211f"/>
    </style:style>
    <style:style style:name="T278" style:family="text">
      <style:text-properties style:text-position="0% 100%" fo:font-family="'Liberation Serif'" style:font-family-generic="roman" officeooo:rsid="0257517c"/>
    </style:style>
    <style:style style:name="T279" style:family="text">
      <style:text-properties style:text-position="super 58%" fo:font-family="'Liberation Serif'" style:font-family-generic="roman" officeooo:rsid="0257517c"/>
    </style:style>
    <style:style style:name="T280" style:family="text">
      <style:text-properties style:text-position="0% 100%" style:font-name="Bukyvede" officeooo:rsid="0257517c"/>
    </style:style>
    <style:style style:name="T281" style:family="text">
      <style:text-properties style:text-position="0% 100%" style:font-name="Bukyvede" style:text-underline-style="solid" style:text-underline-width="auto" style:text-underline-color="font-color" officeooo:rsid="0257517c"/>
    </style:style>
    <style:style style:name="T282" style:family="text">
      <style:text-properties style:text-position="0% 100%" style:font-name="Liberation Serif1" officeooo:rsid="0257517c"/>
    </style:style>
    <style:style style:name="T283" style:family="text">
      <style:text-properties style:text-position="0% 100%" style:font-name="Liberation Serif1" officeooo:rsid="0460293a"/>
    </style:style>
    <style:style style:name="T284" style:family="text">
      <style:text-properties style:text-position="0% 100%" fo:font-family="'Menaion Medieval'" style:font-pitch="variable" style:text-underline-style="none" officeooo:rsid="0257517c"/>
    </style:style>
    <style:style style:name="T285" style:family="text">
      <style:text-properties style:text-position="0% 100%" fo:font-family="'Menaion Medieval'" style:font-pitch="variable" style:text-underline-style="solid" style:text-underline-width="auto" style:text-underline-color="font-color" officeooo:rsid="0257517c"/>
    </style:style>
    <style:style style:name="T286" style:family="text">
      <style:text-properties style:text-position="0% 100%" style:font-name="Liberation Serif1" style:text-underline-style="none" officeooo:rsid="0257a2e2"/>
    </style:style>
    <style:style style:name="T287" style:family="text">
      <style:text-properties style:text-position="0% 100%" style:font-name="Liberation Serif1" style:text-underline-style="none" officeooo:rsid="0257ff7a"/>
    </style:style>
    <style:style style:name="T288" style:family="text">
      <style:text-properties style:text-position="0% 100%" style:font-name="Liberation Serif1" style:text-underline-style="none" officeooo:rsid="0460149c"/>
    </style:style>
    <style:style style:name="T289" style:family="text">
      <style:text-properties style:text-position="0% 100%" style:font-name="Liberation Serif1" style:text-underline-style="none" officeooo:rsid="025a3cde"/>
    </style:style>
    <style:style style:name="T290" style:family="text">
      <style:text-properties style:font-name="Liberation Serif1" officeooo:rsid="014821fb"/>
    </style:style>
    <style:style style:name="T291" style:family="text">
      <style:text-properties style:font-name="Liberation Serif1" officeooo:rsid="014968aa"/>
    </style:style>
    <style:style style:name="T292" style:family="text">
      <style:text-properties style:font-name="Liberation Serif1" officeooo:rsid="01bcd17a"/>
    </style:style>
    <style:style style:name="T293" style:family="text">
      <style:text-properties style:font-name="Liberation Serif1" officeooo:rsid="014c9cfc"/>
    </style:style>
    <style:style style:name="T294" style:family="text">
      <style:text-properties officeooo:rsid="014968aa"/>
    </style:style>
    <style:style style:name="T295" style:family="text">
      <style:text-properties style:font-name="Liberation Serif1" officeooo:rsid="0149b70a"/>
    </style:style>
    <style:style style:name="T296" style:family="text">
      <style:text-properties style:font-name="Liberation Serif1" officeooo:rsid="0149ffed"/>
    </style:style>
    <style:style style:name="T297" style:family="text">
      <style:text-properties style:font-name="Liberation Serif1" officeooo:rsid="0194d977"/>
    </style:style>
    <style:style style:name="T298" style:family="text">
      <style:text-properties style:font-name="Liberation Serif1" officeooo:rsid="019792aa"/>
    </style:style>
    <style:style style:name="T299" style:family="text">
      <style:text-properties style:font-name="Bukyvede" officeooo:rsid="0194d977"/>
    </style:style>
    <style:style style:name="T300" style:family="text">
      <style:text-properties style:font-name="Liberation Serif1" officeooo:rsid="0195cd91"/>
    </style:style>
    <style:style style:name="T301" style:family="text">
      <style:text-properties style:font-name="Bukyvede" officeooo:rsid="019792aa"/>
    </style:style>
    <style:style style:name="T302" style:family="text">
      <style:text-properties style:font-name="Liberation Serif1" officeooo:rsid="0199f306"/>
    </style:style>
    <style:style style:name="T303" style:family="text">
      <style:text-properties style:font-name="Liberation Serif1" officeooo:rsid="01b148c7"/>
    </style:style>
    <style:style style:name="T304" style:family="text">
      <style:text-properties style:font-name="Liberation Serif1" officeooo:rsid="01af5b1b"/>
    </style:style>
    <style:style style:name="T305" style:family="text">
      <style:text-properties style:font-name="Liberation Serif1" officeooo:rsid="01977e4f"/>
    </style:style>
    <style:style style:name="T306" style:family="text">
      <style:text-properties style:font-name="Bukyvede" style:text-underline-style="none" officeooo:rsid="0195cd91"/>
    </style:style>
    <style:style style:name="T307" style:family="text">
      <style:text-properties style:font-name="Bukyvede" style:text-underline-style="none" officeooo:rsid="07607eef"/>
    </style:style>
    <style:style style:name="T308" style:family="text">
      <style:text-properties style:font-name="Bukyvede" style:text-underline-style="none" officeooo:rsid="019792aa"/>
    </style:style>
    <style:style style:name="T309" style:family="text">
      <style:text-properties style:font-name="Bookerly" fo:font-size="10.5pt" officeooo:rsid="019792aa" style:font-size-asian="10.5pt" style:font-size-complex="10.5pt"/>
    </style:style>
    <style:style style:name="T310" style:family="text">
      <style:text-properties style:font-name="Liberation Serif1" officeooo:rsid="019837e1"/>
    </style:style>
    <style:style style:name="T311" style:family="text">
      <style:text-properties style:font-name="Liberation Serif1" fo:font-style="italic" officeooo:rsid="019792aa" style:font-style-asian="italic" style:font-style-complex="italic"/>
    </style:style>
    <style:style style:name="T312" style:family="text">
      <style:text-properties style:font-name="Liberation Serif1" fo:font-style="normal" officeooo:rsid="019792aa" style:font-style-asian="normal" style:font-style-complex="normal"/>
    </style:style>
    <style:style style:name="T313" style:family="text">
      <style:text-properties style:font-name="Liberation Serif1" fo:font-style="normal" officeooo:rsid="026d12e4" style:font-style-asian="normal" style:font-style-complex="normal"/>
    </style:style>
    <style:style style:name="T314" style:family="text">
      <style:text-properties style:font-name="Liberation Serif1" fo:font-style="normal" officeooo:rsid="019bbbe2" style:font-style-asian="normal" style:font-style-complex="normal"/>
    </style:style>
    <style:style style:name="T315" style:family="text">
      <style:text-properties style:font-name="Liberation Serif1" fo:font-style="normal" officeooo:rsid="019837e1" style:font-style-asian="normal" style:font-style-complex="normal"/>
    </style:style>
    <style:style style:name="T316" style:family="text">
      <style:text-properties style:font-name="Liberation Serif1" fo:font-style="normal" officeooo:rsid="01a12e5a" style:font-style-asian="normal" style:font-style-complex="normal"/>
    </style:style>
    <style:style style:name="T317" style:family="text">
      <style:text-properties style:font-name="Liberation Serif1" fo:font-style="normal" officeooo:rsid="01c08e4e" style:font-style-asian="normal" style:font-style-complex="normal"/>
    </style:style>
    <style:style style:name="T318" style:family="text">
      <style:text-properties style:font-name="Liberation Serif1" fo:font-style="normal" officeooo:rsid="019bd78a" style:font-style-asian="normal" style:font-style-complex="normal"/>
    </style:style>
    <style:style style:name="T319" style:family="text">
      <style:text-properties officeooo:rsid="019bd78a"/>
    </style:style>
    <style:style style:name="T320" style:family="text">
      <style:text-properties officeooo:rsid="027d02b6"/>
    </style:style>
    <style:style style:name="T321" style:family="text">
      <style:text-properties style:text-underline-style="solid" style:text-underline-width="auto" style:text-underline-color="font-color" officeooo:rsid="019bd78a"/>
    </style:style>
    <style:style style:name="T322" style:family="text">
      <style:text-properties style:text-underline-style="none" officeooo:rsid="019bd78a"/>
    </style:style>
    <style:style style:name="T323" style:family="text">
      <style:text-properties style:text-underline-style="none" officeooo:rsid="01c188d3"/>
    </style:style>
    <style:style style:name="T324" style:family="text">
      <style:text-properties style:text-underline-style="none" officeooo:rsid="019d9229"/>
    </style:style>
    <style:style style:name="T325" style:family="text">
      <style:text-properties fo:font-style="italic" style:text-underline-style="none" officeooo:rsid="019bd78a" style:font-style-asian="italic" style:font-style-complex="italic"/>
    </style:style>
    <style:style style:name="T326" style:family="text">
      <style:text-properties officeooo:rsid="01ac804c"/>
    </style:style>
    <style:style style:name="T327" style:family="text">
      <style:text-properties fo:font-style="italic" officeooo:rsid="01ac804c" style:font-style-asian="italic" style:font-style-complex="italic"/>
    </style:style>
    <style:style style:name="T328" style:family="text">
      <style:text-properties officeooo:rsid="026d7b22"/>
    </style:style>
    <style:style style:name="T329" style:family="text">
      <style:text-properties officeooo:rsid="01df6160"/>
    </style:style>
    <style:style style:name="T330" style:family="text">
      <style:text-properties officeooo:rsid="026ec80c"/>
    </style:style>
    <style:style style:name="T331" style:family="text">
      <style:text-properties officeooo:rsid="01a1efcc"/>
    </style:style>
    <style:style style:name="T332" style:family="text">
      <style:text-properties fo:font-style="italic" style:font-style-asian="italic" style:font-style-complex="italic"/>
    </style:style>
    <style:style style:name="T333" style:family="text">
      <style:text-properties officeooo:rsid="06d5b6c9"/>
    </style:style>
    <style:style style:name="T334" style:family="text">
      <style:text-properties officeooo:rsid="01baf7d1"/>
    </style:style>
    <style:style style:name="T335" style:family="text">
      <style:text-properties officeooo:rsid="01abd12a"/>
    </style:style>
    <style:style style:name="T336" style:family="text">
      <style:text-properties officeooo:rsid="019fdaeb"/>
    </style:style>
    <style:style style:name="T337" style:family="text">
      <style:text-properties officeooo:rsid="0209b14d"/>
    </style:style>
    <style:style style:name="T338" style:family="text">
      <style:text-properties fo:font-style="italic" officeooo:rsid="019fdaeb" style:font-style-asian="italic" style:font-style-complex="italic"/>
    </style:style>
    <style:style style:name="T339" style:family="text">
      <style:text-properties officeooo:rsid="06f90f1e"/>
    </style:style>
    <style:style style:name="T340" style:family="text">
      <style:text-properties officeooo:rsid="06f7b8a3"/>
    </style:style>
    <style:style style:name="T341" style:family="text">
      <style:text-properties officeooo:rsid="01a372bb"/>
    </style:style>
    <style:style style:name="T342" style:family="text">
      <style:text-properties style:font-name="Bukyvede" style:text-underline-style="solid" style:text-underline-width="auto" style:text-underline-color="font-color"/>
    </style:style>
    <style:style style:name="T343" style:family="text">
      <style:text-properties style:font-name="Bukyvede"/>
    </style:style>
    <style:style style:name="T344" style:family="text">
      <style:text-properties officeooo:rsid="019e723d"/>
    </style:style>
    <style:style style:name="T345" style:family="text">
      <style:text-properties fo:font-style="italic" officeooo:rsid="019e723d" style:font-style-asian="italic" style:font-style-complex="italic"/>
    </style:style>
    <style:style style:name="T346" style:family="text">
      <style:text-properties officeooo:rsid="01b9000a"/>
    </style:style>
    <style:style style:name="T347" style:family="text">
      <style:text-properties fo:font-style="italic" officeooo:rsid="01b9000a" style:font-style-asian="italic" style:font-style-complex="italic"/>
    </style:style>
    <style:style style:name="T348" style:family="text">
      <style:text-properties officeooo:rsid="01a02dd4"/>
    </style:style>
    <style:style style:name="T349" style:family="text">
      <style:text-properties officeooo:rsid="01a0581b"/>
    </style:style>
    <style:style style:name="T350" style:family="text">
      <style:text-properties officeooo:rsid="01a478ab"/>
    </style:style>
    <style:style style:name="T351" style:family="text">
      <style:text-properties officeooo:rsid="01a5c70f"/>
    </style:style>
    <style:style style:name="T352" style:family="text">
      <style:text-properties style:font-name="Liberation Serif1" officeooo:rsid="009c688a"/>
    </style:style>
    <style:style style:name="T353" style:family="text">
      <style:text-properties style:font-name="Liberation Serif1"/>
    </style:style>
    <style:style style:name="T354" style:family="text">
      <style:text-properties style:font-name="Liberation Serif1" fo:font-size="12pt" style:font-size-asian="12pt" style:font-size-complex="12pt"/>
    </style:style>
    <style:style style:name="T355" style:family="text">
      <style:text-properties style:font-name="Liberation Serif1" officeooo:rsid="0187cee0"/>
    </style:style>
    <style:style style:name="T356" style:family="text">
      <style:text-properties style:font-name="Liberation Serif1" officeooo:rsid="0135bc07"/>
    </style:style>
    <style:style style:name="T357" style:family="text">
      <style:text-properties style:font-name="Liberation Serif1" officeooo:rsid="01771427"/>
    </style:style>
    <style:style style:name="T358" style:family="text">
      <style:text-properties style:font-name="Liberation Serif1" officeooo:rsid="06d5b6c9"/>
    </style:style>
    <style:style style:name="T359" style:family="text">
      <style:text-properties style:font-name="Liberation Serif1" officeooo:rsid="0160260f"/>
    </style:style>
    <style:style style:name="T360" style:family="text">
      <style:text-properties style:font-name="Liberation Serif1" officeooo:rsid="02096cda"/>
    </style:style>
    <style:style style:name="T361" style:family="text">
      <style:text-properties officeooo:rsid="016f96c4"/>
    </style:style>
    <style:style style:name="T362" style:family="text">
      <style:text-properties officeooo:rsid="016dee3f"/>
    </style:style>
    <style:style style:name="T363" style:family="text">
      <style:text-properties style:text-position="super 58%" officeooo:rsid="016dee3f"/>
    </style:style>
    <style:style style:name="T364" style:family="text">
      <style:text-properties style:text-position="0% 100%" officeooo:rsid="016dee3f"/>
    </style:style>
    <style:style style:name="T365" style:family="text">
      <style:text-properties fo:font-style="normal" style:font-style-asian="normal" style:font-style-complex="normal"/>
    </style:style>
    <style:style style:name="T366" style:family="text">
      <style:text-properties fo:font-style="normal" officeooo:rsid="016dee3f" style:font-style-asian="normal" style:font-style-complex="normal"/>
    </style:style>
    <style:style style:name="T367" style:family="text">
      <style:text-properties fo:font-style="normal" officeooo:rsid="01771427" style:font-style-asian="normal" style:font-style-complex="normal"/>
    </style:style>
    <style:style style:name="T368" style:family="text">
      <style:text-properties fo:font-style="normal" officeooo:rsid="01b1fce2" style:font-style-asian="normal" style:font-style-complex="normal"/>
    </style:style>
    <style:style style:name="T369" style:family="text">
      <style:text-properties fo:font-style="italic" officeooo:rsid="016dee3f" style:font-style-asian="italic" style:font-style-complex="italic"/>
    </style:style>
    <style:style style:name="T370" style:family="text">
      <style:text-properties style:font-name="Bukyvede" fo:font-style="normal" officeooo:rsid="016dee3f" style:font-style-asian="normal" style:font-style-complex="normal"/>
    </style:style>
    <style:style style:name="T371" style:family="text">
      <style:text-properties fo:font-style="normal" officeooo:rsid="01b3208c" style:font-style-asian="normal" style:font-style-complex="normal"/>
    </style:style>
    <style:style style:name="T372" style:family="text">
      <style:text-properties fo:font-style="normal" officeooo:rsid="018abf13" style:font-style-asian="normal" style:font-style-complex="normal"/>
    </style:style>
    <style:style style:name="T373" style:family="text">
      <style:text-properties fo:font-family="'Liberation Serif'" style:font-family-generic="roman" fo:font-style="italic" officeooo:rsid="016dee3f" style:font-style-asian="italic" style:font-style-complex="italic"/>
    </style:style>
    <style:style style:name="T374" style:family="text">
      <style:text-properties fo:font-style="normal" officeooo:rsid="016e77ec" style:font-style-asian="normal" style:font-style-complex="normal"/>
    </style:style>
    <style:style style:name="T375" style:family="text">
      <style:text-properties fo:font-style="normal" officeooo:rsid="018b928d" style:font-style-asian="normal" style:font-style-complex="normal"/>
    </style:style>
    <style:style style:name="T376" style:family="text">
      <style:text-properties fo:font-style="italic" officeooo:rsid="016e77ec" style:font-style-asian="italic" style:font-style-complex="italic"/>
    </style:style>
    <style:style style:name="T377" style:family="text">
      <style:text-properties fo:font-style="italic" style:text-underline-style="solid" style:text-underline-width="auto" style:text-underline-color="font-color" officeooo:rsid="016e77ec" style:font-style-asian="italic" style:font-style-complex="italic"/>
    </style:style>
    <style:style style:name="T378" style:family="text">
      <style:text-properties fo:font-family="'Liberation Serif'" style:font-family-generic="roman" fo:font-style="italic" officeooo:rsid="016e77ec" style:font-style-asian="italic" style:font-style-complex="italic"/>
    </style:style>
    <style:style style:name="T379" style:family="text">
      <style:text-properties fo:font-family="'Liberation Serif'" style:font-family-generic="roman" fo:font-style="normal" officeooo:rsid="016e77ec" style:font-style-asian="normal" style:font-style-complex="normal"/>
    </style:style>
    <style:style style:name="T380"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81" style:family="text">
      <style:text-properties fo:font-family="'Liberation Serif'" style:font-family-generic="roman" fo:font-style="normal" officeooo:rsid="01b412d8" style:font-style-asian="normal" style:font-style-complex="normal"/>
    </style:style>
    <style:style style:name="T382" style:family="text">
      <style:text-properties fo:font-family="'Liberation Serif'" style:font-family-generic="roman" fo:font-style="normal" officeooo:rsid="01732ed8" style:font-style-asian="normal" style:font-style-complex="normal"/>
    </style:style>
    <style:style style:name="T383" style:family="text">
      <style:text-properties fo:font-style="normal" officeooo:rsid="018d7f76" style:font-style-asian="normal" style:font-style-complex="normal"/>
    </style:style>
    <style:style style:name="T384" style:family="text">
      <style:text-properties fo:color="#000000" loext:opacity="100%" style:font-name="Liberation Serif1" fo:font-style="normal" officeooo:rsid="01771427" style:font-style-asian="normal" style:font-style-complex="normal"/>
    </style:style>
    <style:style style:name="T385" style:family="text">
      <style:text-properties fo:color="#000000" loext:opacity="100%" style:font-name="Liberation Serif1" fo:font-style="normal" officeooo:rsid="016e77ec" style:font-style-asian="normal" style:font-style-complex="normal"/>
    </style:style>
    <style:style style:name="T386" style:family="text">
      <style:text-properties fo:color="#000000" loext:opacity="100%" style:font-name="Liberation Serif1" fo:font-style="normal" officeooo:rsid="016f96c4" style:font-style-asian="normal" style:font-style-complex="normal"/>
    </style:style>
    <style:style style:name="T387" style:family="text">
      <style:text-properties fo:color="#000000" loext:opacity="100%" style:font-name="Bukyvede" fo:font-style="normal" officeooo:rsid="016e77ec" style:font-style-asian="normal" style:font-style-complex="normal"/>
    </style:style>
    <style:style style:name="T388" style:family="text">
      <style:text-properties fo:color="#000000" loext:opacity="100%" style:font-name="Liberation Serif1" fo:font-style="normal" officeooo:rsid="0170e69f" style:font-style-asian="normal" style:font-style-complex="normal"/>
    </style:style>
    <style:style style:name="T389" style:family="text">
      <style:text-properties fo:color="#000080" loext:opacity="100%" style:font-name="Bukyvede" fo:font-style="normal" style:text-underline-style="none" officeooo:rsid="0170e69f" style:font-style-asian="normal" style:font-style-complex="normal"/>
    </style:style>
    <style:style style:name="T390"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391" style:family="text">
      <style:text-properties fo:color="#000080" loext:opacity="100%" style:font-name="Liberation Serif1" fo:font-style="normal" style:text-underline-style="none" officeooo:rsid="0170e69f" style:font-style-asian="normal" style:font-style-complex="normal"/>
    </style:style>
    <style:style style:name="T392" style:family="text">
      <style:text-properties fo:color="#000000" loext:opacity="100%" style:font-name="Bukyvede" fo:font-style="normal" officeooo:rsid="0170e69f" style:font-style-asian="normal" style:font-style-complex="normal"/>
    </style:style>
    <style:style style:name="T393" style:family="text">
      <style:text-properties fo:color="#000000" loext:opacity="100%" style:font-name="Liberation Serif1" fo:font-style="normal" officeooo:rsid="0171be65" style:font-style-asian="normal" style:font-style-complex="normal"/>
    </style:style>
    <style:style style:name="T394" style:family="text">
      <style:text-properties fo:color="#000000" loext:opacity="100%" style:font-name="Liberation Serif1" fo:font-style="normal" officeooo:rsid="01754fc8" style:font-style-asian="normal" style:font-style-complex="normal"/>
    </style:style>
    <style:style style:name="T395"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96" style:family="text">
      <style:text-properties fo:color="#000000" loext:opacity="100%" style:font-name="Bukyvede" fo:font-style="normal" style:text-underline-style="none" officeooo:rsid="01771427" style:font-style-asian="normal" style:font-style-complex="normal"/>
    </style:style>
    <style:style style:name="T397" style:family="text">
      <style:text-properties fo:color="#000080" loext:opacity="100%" style:font-name="Bukyvede" fo:font-style="normal" style:text-underline-style="none" officeooo:rsid="01771427" style:font-style-asian="normal" style:font-style-complex="normal"/>
    </style:style>
    <style:style style:name="T398"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399" style:family="text">
      <style:text-properties fo:color="#bf0041" loext:opacity="100%" style:font-name="Liberation Serif1" fo:font-style="normal" officeooo:rsid="01d98b71" style:font-style-asian="normal" style:font-style-complex="normal"/>
    </style:style>
    <style:style style:name="T400" style:family="text">
      <style:text-properties fo:color="#000000" loext:opacity="100%" style:font-name="Liberation Serif1" fo:font-style="normal" officeooo:rsid="0179ae22" style:font-style-asian="normal" style:font-style-complex="normal"/>
    </style:style>
    <style:style style:name="T401" style:family="text">
      <style:text-properties officeooo:rsid="017f734c"/>
    </style:style>
    <style:style style:name="T402" style:family="text">
      <style:text-properties officeooo:rsid="017e47da"/>
    </style:style>
    <style:style style:name="T403" style:family="text">
      <style:text-properties officeooo:rsid="019125e7"/>
    </style:style>
    <style:style style:name="T404" style:family="text">
      <style:text-properties officeooo:rsid="0180616b"/>
    </style:style>
    <style:style style:name="T405" style:family="text">
      <style:text-properties officeooo:rsid="01930b95"/>
    </style:style>
    <style:style style:name="T406" style:family="text">
      <style:text-properties style:font-name="Bookerly" fo:font-size="10pt" officeooo:rsid="00b0d7b5" style:font-size-asian="10pt" style:font-size-complex="10pt"/>
    </style:style>
    <style:style style:name="T407" style:family="text">
      <style:text-properties style:font-name="Bookerly" fo:font-size="10pt" officeooo:rsid="017f734c" style:font-size-asian="10pt" style:font-size-complex="10pt"/>
    </style:style>
    <style:style style:name="T408" style:family="text">
      <style:text-properties style:font-name="Liberation Serif1" fo:font-size="10pt" officeooo:rsid="017f734c" style:font-size-asian="10pt" style:font-size-complex="10pt"/>
    </style:style>
    <style:style style:name="T409" style:family="text">
      <style:text-properties officeooo:rsid="02f961e0"/>
    </style:style>
    <style:style style:name="T410" style:family="text">
      <style:text-properties style:font-name="Bukyvede" style:text-underline-style="none"/>
    </style:style>
    <style:style style:name="T411" style:family="text">
      <style:text-properties style:text-position="super 58%"/>
    </style:style>
    <style:style style:name="T412" style:family="text">
      <style:text-properties officeooo:rsid="0270be1f"/>
    </style:style>
    <style:style style:name="T413" style:family="text">
      <style:text-properties style:font-name="Bukyvede" style:text-underline-style="none" officeooo:rsid="0270be1f"/>
    </style:style>
    <style:style style:name="T414" style:family="text">
      <style:text-properties officeooo:rsid="02725277"/>
    </style:style>
    <style:style style:name="T415" style:family="text">
      <style:text-properties style:text-position="super 58%" officeooo:rsid="02725277"/>
    </style:style>
    <style:style style:name="T416" style:family="text">
      <style:text-properties style:font-name="Bukyvede" style:text-underline-style="none" officeooo:rsid="02725277"/>
    </style:style>
    <style:style style:name="T417" style:family="text">
      <style:text-properties style:font-name="Bukyvede" style:text-underline-style="none" officeooo:rsid="0272ddba"/>
    </style:style>
    <style:style style:name="T418" style:family="text">
      <style:text-properties style:font-name="Liberation Serif1" officeooo:rsid="0272ddba"/>
    </style:style>
    <style:style style:name="T419" style:family="text">
      <style:text-properties style:font-name="Bukyvede" officeooo:rsid="0272ddba"/>
    </style:style>
    <style:style style:name="T420" style:family="text">
      <style:text-properties style:font-name="Liberation Serif1" officeooo:rsid="02725277"/>
    </style:style>
    <style:style style:name="T421" style:family="text">
      <style:text-properties style:font-name="Liberation Serif1" officeooo:rsid="02755d66"/>
    </style:style>
    <style:style style:name="T422" style:family="text">
      <style:text-properties officeooo:rsid="0272d3d8"/>
    </style:style>
    <style:style style:name="T423" style:family="text">
      <style:text-properties officeooo:rsid="0272ddba"/>
    </style:style>
    <style:style style:name="T424" style:family="text">
      <style:text-properties fo:font-style="italic" officeooo:rsid="02725277" style:font-style-asian="italic" style:font-style-complex="italic"/>
    </style:style>
    <style:style style:name="T425" style:family="text">
      <style:text-properties officeooo:rsid="0273718d"/>
    </style:style>
    <style:style style:name="T426" style:family="text">
      <style:text-properties officeooo:rsid="0278f058"/>
    </style:style>
    <style:style style:name="T427" style:family="text">
      <style:text-properties officeooo:rsid="0276f2d7"/>
    </style:style>
    <style:style style:name="T428" style:family="text">
      <style:text-properties fo:font-family="'Liberation Serif'" style:font-family-generic="roman" officeooo:rsid="0273718d"/>
    </style:style>
    <style:style style:name="T429" style:family="text">
      <style:text-properties style:font-name="Liberation Serif1" officeooo:rsid="0273718d"/>
    </style:style>
    <style:style style:name="T430" style:family="text">
      <style:text-properties fo:font-family="'Liberation Serif'" style:font-family-generic="roman" officeooo:rsid="027bc112"/>
    </style:style>
    <style:style style:name="T431" style:family="text">
      <style:text-properties style:text-position="super 58%" style:font-name="Liberation Serif1" officeooo:rsid="0273718d"/>
    </style:style>
    <style:style style:name="T432" style:family="text">
      <style:text-properties style:font-name="Liberation Serif1" officeooo:rsid="07170583"/>
    </style:style>
    <style:style style:name="T433" style:family="text">
      <style:text-properties style:font-name="Liberation Serif1" style:text-underline-style="none" officeooo:rsid="0273718d"/>
    </style:style>
    <style:style style:name="T434" style:family="text">
      <style:text-properties fo:color="#000000" loext:opacity="100%" style:font-name="Liberation Serif1" style:text-underline-style="none" officeooo:rsid="0273718d"/>
    </style:style>
    <style:style style:name="T435" style:family="text">
      <style:text-properties fo:color="#000000" loext:opacity="100%" fo:font-family="'Liberation Serif'" style:font-family-generic="roman" style:text-underline-style="none" officeooo:rsid="027bc112"/>
    </style:style>
    <style:style style:name="T436" style:family="text">
      <style:text-properties fo:color="#000000" loext:opacity="100%" fo:font-family="'Liberation Serif'" style:font-family-generic="roman" style:text-underline-style="none" officeooo:rsid="0273718d"/>
    </style:style>
    <style:style style:name="T437" style:family="text">
      <style:text-properties fo:color="#000000" loext:opacity="100%" style:font-name="Liberation Serif1" style:text-underline-style="none" officeooo:rsid="02755d66"/>
    </style:style>
    <style:style style:name="T438" style:family="text">
      <style:text-properties fo:color="#000000" loext:opacity="100%" style:font-name="Liberation Serif1" style:text-underline-style="none" officeooo:rsid="02c57b9d"/>
    </style:style>
    <style:style style:name="T439" style:family="text">
      <style:text-properties fo:color="#000000" loext:opacity="100%" style:font-name="Liberation Serif1" style:text-underline-style="none" officeooo:rsid="02c8f684"/>
    </style:style>
    <style:style style:name="T440" style:family="text">
      <style:text-properties fo:color="#000000" loext:opacity="100%" style:font-name="Liberation Serif1" style:text-underline-style="none" officeooo:rsid="02757d4c"/>
    </style:style>
    <style:style style:name="T441" style:family="text">
      <style:text-properties fo:color="#000000" loext:opacity="100%" style:font-name="Liberation Serif1" style:text-underline-style="none" officeooo:rsid="02781fc5"/>
    </style:style>
    <style:style style:name="T442" style:family="text">
      <style:text-properties officeooo:rsid="02892f84"/>
    </style:style>
    <style:style style:name="T443" style:family="text">
      <style:text-properties officeooo:rsid="01ca3e5f"/>
    </style:style>
    <style:style style:name="T444" style:family="text">
      <style:text-properties officeooo:rsid="02609662"/>
    </style:style>
    <style:style style:name="T445" style:family="text">
      <style:text-properties officeooo:rsid="0261f19c"/>
    </style:style>
    <style:style style:name="T446" style:family="text">
      <style:text-properties officeooo:rsid="02092c19"/>
    </style:style>
    <style:style style:name="T447" style:family="text">
      <style:text-properties officeooo:rsid="0208edf7"/>
    </style:style>
    <style:style style:name="T448" style:family="text">
      <style:text-properties officeooo:rsid="01ceccad"/>
    </style:style>
    <style:style style:name="T449" style:family="text">
      <style:text-properties officeooo:rsid="01f852e5"/>
    </style:style>
    <style:style style:name="T450" style:family="text">
      <style:text-properties style:font-name="Bookerly" fo:font-size="11pt" officeooo:rsid="01f852e5" style:font-size-asian="11pt" style:font-size-complex="11pt"/>
    </style:style>
    <style:style style:name="T451" style:family="text">
      <style:text-properties officeooo:rsid="02455cfe"/>
    </style:style>
    <style:style style:name="T452" style:family="text">
      <style:text-properties officeooo:rsid="01cf3e5d"/>
    </style:style>
    <style:style style:name="T453" style:family="text">
      <style:text-properties officeooo:rsid="01d00e16"/>
    </style:style>
    <style:style style:name="T454" style:family="text">
      <style:text-properties officeooo:rsid="023c6746"/>
    </style:style>
    <style:style style:name="T455" style:family="text">
      <style:text-properties officeooo:rsid="023d85b1"/>
    </style:style>
    <style:style style:name="T456" style:family="text">
      <style:text-properties officeooo:rsid="02302c08"/>
    </style:style>
    <style:style style:name="T457" style:family="text">
      <style:text-properties officeooo:rsid="020ce2ce"/>
    </style:style>
    <style:style style:name="T458" style:family="text">
      <style:text-properties style:text-underline-style="solid" style:text-underline-width="auto" style:text-underline-color="font-color"/>
    </style:style>
    <style:style style:name="T459" style:family="text">
      <style:text-properties officeooo:rsid="0718acbd"/>
    </style:style>
    <style:style style:name="T460" style:family="text">
      <style:text-properties officeooo:rsid="07056754"/>
    </style:style>
    <style:style style:name="T461" style:family="text">
      <style:text-properties officeooo:rsid="04aabe43"/>
    </style:style>
    <style:style style:name="T462" style:family="text">
      <style:text-properties officeooo:rsid="04acc770"/>
    </style:style>
    <style:style style:name="T463" style:family="text">
      <style:text-properties officeooo:rsid="04aadaa3"/>
    </style:style>
    <style:style style:name="T464" style:family="text">
      <style:text-properties officeooo:rsid="04b04107"/>
    </style:style>
    <style:style style:name="T465" style:family="text">
      <style:text-properties officeooo:rsid="0292548e"/>
    </style:style>
    <style:style style:name="T466" style:family="text">
      <style:text-properties officeooo:rsid="01f054f0"/>
    </style:style>
    <style:style style:name="T467" style:family="text">
      <style:text-properties officeooo:rsid="01ea7145"/>
    </style:style>
    <style:style style:name="T468" style:family="text">
      <style:text-properties officeooo:rsid="0537e5b7"/>
    </style:style>
    <style:style style:name="T469" style:family="text">
      <style:text-properties officeooo:rsid="01ecc85c"/>
    </style:style>
    <style:style style:name="T470" style:family="text">
      <style:text-properties officeooo:rsid="01e97d9f"/>
    </style:style>
    <style:style style:name="T471" style:family="text">
      <style:text-properties officeooo:rsid="06bdd6e1"/>
    </style:style>
    <style:style style:name="T472" style:family="text">
      <style:text-properties officeooo:rsid="07068788"/>
    </style:style>
    <style:style style:name="T473" style:family="text">
      <style:text-properties fo:font-style="italic" officeooo:rsid="06bdd6e1" style:font-style-asian="italic" style:font-style-complex="italic"/>
    </style:style>
    <style:style style:name="T474" style:family="text">
      <style:text-properties fo:font-style="normal" officeooo:rsid="06bdd6e1" style:font-style-asian="normal" style:font-style-complex="normal"/>
    </style:style>
    <style:style style:name="T475" style:family="text">
      <style:text-properties style:font-name="Bukyvede" officeooo:rsid="01e97d9f"/>
    </style:style>
    <style:style style:name="T476" style:family="text">
      <style:text-properties style:font-name="Liberation Serif1" officeooo:rsid="01e97d9f"/>
    </style:style>
    <style:style style:name="T477" style:family="text">
      <style:text-properties style:font-name="Liberation Serif1" officeooo:rsid="01ea7145"/>
    </style:style>
    <style:style style:name="T478" style:family="text">
      <style:text-properties officeooo:rsid="01eb2bbb"/>
    </style:style>
    <style:style style:name="T479" style:family="text">
      <style:text-properties officeooo:rsid="021889f4"/>
    </style:style>
    <style:style style:name="T480" style:family="text">
      <style:text-properties officeooo:rsid="071a3390"/>
    </style:style>
    <style:style style:name="T481" style:family="text">
      <style:text-properties officeooo:rsid="0233966d"/>
    </style:style>
    <style:style style:name="T482" style:family="text">
      <style:text-properties officeooo:rsid="0219dae1"/>
    </style:style>
    <style:style style:name="T483" style:family="text">
      <style:text-properties officeooo:rsid="021fb9a5"/>
    </style:style>
    <style:style style:name="T484" style:family="text">
      <style:text-properties officeooo:rsid="07068b3d"/>
    </style:style>
    <style:style style:name="T485" style:family="text">
      <style:text-properties officeooo:rsid="021ff84d"/>
    </style:style>
    <style:style style:name="T486" style:family="text">
      <style:text-properties officeooo:rsid="0229178f"/>
    </style:style>
    <style:style style:name="T487" style:family="text">
      <style:text-properties officeooo:rsid="0378851f"/>
    </style:style>
    <style:style style:name="T488" style:family="text">
      <style:text-properties officeooo:rsid="021aee08"/>
    </style:style>
    <style:style style:name="T489" style:family="text">
      <style:text-properties officeooo:rsid="021b7b4e"/>
    </style:style>
    <style:style style:name="T490" style:family="text">
      <style:text-properties officeooo:rsid="021c46e2"/>
    </style:style>
    <style:style style:name="T491" style:family="text">
      <style:text-properties officeooo:rsid="03085e76"/>
    </style:style>
    <style:style style:name="T492" style:family="text">
      <style:text-properties officeooo:rsid="0378fb5c"/>
    </style:style>
    <style:style style:name="T493" style:family="text">
      <style:text-properties officeooo:rsid="039ed65b"/>
    </style:style>
    <style:style style:name="T494" style:family="text">
      <style:text-properties officeooo:rsid="0379c631"/>
    </style:style>
    <style:style style:name="T495" style:family="text">
      <style:text-properties officeooo:rsid="037a63e4"/>
    </style:style>
    <style:style style:name="T496" style:family="text">
      <style:text-properties officeooo:rsid="039f5bba"/>
    </style:style>
    <style:style style:name="T497" style:family="text">
      <style:text-properties officeooo:rsid="01f25462"/>
    </style:style>
    <style:style style:name="T498" style:family="text">
      <style:text-properties officeooo:rsid="02126660"/>
    </style:style>
    <style:style style:name="T499" style:family="text">
      <style:text-properties officeooo:rsid="01ee9806"/>
    </style:style>
    <style:style style:name="T500" style:family="text">
      <style:text-properties style:font-name="Bukyvede" officeooo:rsid="01f25462"/>
    </style:style>
    <style:style style:name="T501" style:family="text">
      <style:text-properties fo:font-style="italic" officeooo:rsid="01f25462" style:font-style-asian="italic" style:font-style-complex="italic"/>
    </style:style>
    <style:style style:name="T502" style:family="text">
      <style:text-properties officeooo:rsid="06ba1e64"/>
    </style:style>
    <style:style style:name="T503" style:family="text">
      <style:text-properties officeooo:rsid="01f5fdc9"/>
    </style:style>
    <style:style style:name="T504" style:family="text">
      <style:text-properties officeooo:rsid="01f2905d"/>
    </style:style>
    <style:style style:name="T505" style:family="text">
      <style:text-properties fo:font-family="'Menaion Medieval'" style:font-pitch="variable" officeooo:rsid="01f2905d"/>
    </style:style>
    <style:style style:name="T506" style:family="text">
      <style:text-properties style:font-name="Liberation Serif1" officeooo:rsid="01f2905d"/>
    </style:style>
    <style:style style:name="T507" style:family="text">
      <style:text-properties style:font-name="Liberation Serif1" officeooo:rsid="01f40933"/>
    </style:style>
    <style:style style:name="T508" style:family="text">
      <style:text-properties style:font-name="Liberation Serif1" officeooo:rsid="01f5fdc9"/>
    </style:style>
    <style:style style:name="T509" style:family="text">
      <style:text-properties style:font-name="Liberation Serif1" style:text-underline-style="none" officeooo:rsid="02d0b4c6"/>
    </style:style>
    <style:style style:name="T510" style:family="text">
      <style:text-properties style:font-name="Liberation Serif1" style:text-underline-style="none" officeooo:rsid="02f84bd2"/>
    </style:style>
    <style:style style:name="T511" style:family="text">
      <style:text-properties style:font-name="Liberation Serif1" style:text-underline-style="none" officeooo:rsid="02cf267c"/>
    </style:style>
    <style:style style:name="T512" style:family="text">
      <style:text-properties style:font-name="Liberation Serif1" style:text-underline-style="none" officeooo:rsid="0316955a"/>
    </style:style>
    <style:style style:name="T513" style:family="text">
      <style:text-properties style:font-name="Liberation Serif1" style:text-underline-style="none" officeooo:rsid="030eedc6"/>
    </style:style>
    <style:style style:name="T514" style:family="text">
      <style:text-properties style:font-name="Bukyvede" style:text-underline-style="none" officeooo:rsid="030eedc6"/>
    </style:style>
    <style:style style:name="T515" style:family="text">
      <style:text-properties style:font-name="Liberation Serif1" style:text-underline-style="none" officeooo:rsid="0312de70"/>
    </style:style>
    <style:style style:name="T516" style:family="text">
      <style:text-properties style:font-name="Liberation Serif1" style:text-underline-style="none" officeooo:rsid="03113a40"/>
    </style:style>
    <style:style style:name="T517" style:family="text">
      <style:text-properties style:font-name="Bukyvede" style:text-underline-style="none" officeooo:rsid="0318d78d"/>
    </style:style>
    <style:style style:name="T518" style:family="text">
      <style:text-properties style:font-name="Bukyvede" style:text-underline-style="solid" style:text-underline-width="auto" style:text-underline-color="font-color" officeooo:rsid="0318d78d"/>
    </style:style>
    <style:style style:name="T519" style:family="text">
      <style:text-properties style:font-name="Bukyvede" style:text-underline-style="none" officeooo:rsid="0312de70"/>
    </style:style>
    <style:style style:name="T520" style:family="text">
      <style:text-properties style:font-name="Bukyvede" style:text-underline-style="none" officeooo:rsid="0316955a"/>
    </style:style>
    <style:style style:name="T521" style:family="text">
      <style:text-properties style:font-name="Bukyvede" style:text-underline-style="solid" style:text-underline-width="auto" style:text-underline-color="font-color" officeooo:rsid="0312de70"/>
    </style:style>
    <style:style style:name="T522" style:family="text">
      <style:text-properties fo:color="#000080" loext:opacity="100%" style:font-name="Bukyvede" style:text-underline-style="none" officeooo:rsid="0312de70"/>
    </style:style>
    <style:style style:name="T523" style:family="text">
      <style:text-properties fo:color="#000080" loext:opacity="100%" style:font-name="Bukyvede" style:text-underline-style="solid" style:text-underline-width="auto" style:text-underline-color="font-color" officeooo:rsid="0312de70"/>
    </style:style>
    <style:style style:name="T524" style:family="text">
      <style:text-properties style:font-name="Liberation Serif1" style:text-underline-style="none" officeooo:rsid="0318d78d"/>
    </style:style>
    <style:style style:name="T525" style:family="text">
      <style:text-properties style:font-name="Bukyvede" style:text-underline-style="none" officeooo:rsid="02cf267c"/>
    </style:style>
    <style:style style:name="T52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2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28" style:family="text">
      <style:text-properties style:font-name="Liberation Serif1" style:text-underline-style="none" officeooo:rsid="03177049"/>
    </style:style>
    <style:style style:name="T529" style:family="text">
      <style:text-properties style:font-name="Bukyvede" style:text-underline-style="none" officeooo:rsid="0314a744"/>
    </style:style>
    <style:style style:name="T530" style:family="text">
      <style:text-properties style:font-name="Bukyvede" style:text-underline-style="solid" style:text-underline-width="auto" style:text-underline-color="font-color" officeooo:rsid="0314a744"/>
    </style:style>
    <style:style style:name="T531" style:family="text">
      <style:text-properties style:font-name="Bukyvede" style:text-underline-style="none" officeooo:rsid="03177049"/>
    </style:style>
    <style:style style:name="T532" style:family="text">
      <style:text-properties style:font-name="Liberation Serif1" style:text-underline-style="none" officeooo:rsid="031813ce"/>
    </style:style>
    <style:style style:name="T533" style:family="text">
      <style:text-properties style:font-name="Bookerly" fo:font-size="10pt" style:text-underline-style="none" officeooo:rsid="013954da" style:font-size-asian="10pt" style:font-size-complex="10pt"/>
    </style:style>
    <style:style style:name="T534" style:family="text">
      <style:text-properties style:font-name="Liberation Serif1" style:text-underline-style="none" officeooo:rsid="031a04c3"/>
    </style:style>
    <style:style style:name="T535" style:family="text">
      <style:text-properties style:font-name="Liberation Serif1" style:text-underline-style="none" officeooo:rsid="031a6fe6"/>
    </style:style>
    <style:style style:name="T536" style:family="text">
      <style:text-properties style:font-name="Liberation Serif1" style:text-underline-style="none" officeooo:rsid="0381688d"/>
    </style:style>
    <style:style style:name="T537" style:family="text">
      <style:text-properties style:font-name="Liberation Serif1" style:text-underline-style="none" officeooo:rsid="031ae9d4"/>
    </style:style>
    <style:style style:name="T538" style:family="text">
      <style:text-properties style:font-name="Bukyvede" style:text-underline-style="none" officeooo:rsid="031ae9d4"/>
    </style:style>
    <style:style style:name="T539" style:family="text">
      <style:text-properties style:font-name="Bukyvede" style:text-underline-style="solid" style:text-underline-width="auto" style:text-underline-color="font-color" officeooo:rsid="031ae9d4"/>
    </style:style>
    <style:style style:name="T540" style:family="text">
      <style:text-properties fo:color="#000080" loext:opacity="100%" style:font-name="Bukyvede" style:text-underline-style="none" officeooo:rsid="031ae9d4"/>
    </style:style>
    <style:style style:name="T541" style:family="text">
      <style:text-properties fo:color="#000080" loext:opacity="100%" style:font-name="Bukyvede" style:text-underline-style="solid" style:text-underline-width="auto" style:text-underline-color="font-color" officeooo:rsid="031ae9d4"/>
    </style:style>
    <style:style style:name="T542" style:family="text">
      <style:text-properties style:font-name="Liberation Serif1" style:text-underline-style="none" officeooo:rsid="031c5ef2"/>
    </style:style>
    <style:style style:name="T543" style:family="text">
      <style:text-properties style:font-name="Liberation Serif1" style:text-underline-style="none" officeooo:rsid="031eab1f"/>
    </style:style>
    <style:style style:name="T544" style:family="text">
      <style:text-properties style:font-name="Bukyvede" style:text-underline-style="none" officeooo:rsid="0326fd59"/>
    </style:style>
    <style:style style:name="T545" style:family="text">
      <style:text-properties style:font-name="Bukyvede" style:text-underline-style="solid" style:text-underline-width="auto" style:text-underline-color="font-color" officeooo:rsid="0326fd59"/>
    </style:style>
    <style:style style:name="T546" style:family="text">
      <style:text-properties officeooo:rsid="0326fd59"/>
    </style:style>
    <style:style style:name="T54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48"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49"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50"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5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5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54"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55"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6"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57"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8" style:family="text">
      <style:text-properties style:font-name="Liberation Serif1" style:text-underline-style="none" officeooo:rsid="031f4f5a"/>
    </style:style>
    <style:style style:name="T559" style:family="text">
      <style:text-properties style:font-name="Liberation Serif1" style:text-underline-style="none" officeooo:rsid="0388294f"/>
    </style:style>
    <style:style style:name="T560" style:family="text">
      <style:text-properties style:font-name="Liberation Serif1" style:text-underline-style="none" officeooo:rsid="0332d856"/>
    </style:style>
    <style:style style:name="T561" style:family="text">
      <style:text-properties style:font-name="Bukyvede" style:text-underline-style="none" officeooo:rsid="031f4f5a"/>
    </style:style>
    <style:style style:name="T562" style:family="text">
      <style:text-properties style:font-name="Bukyvede" style:text-underline-style="none" officeooo:rsid="071c2186"/>
    </style:style>
    <style:style style:name="T563" style:family="text">
      <style:text-properties style:font-name="Bukyvede" style:text-underline-style="solid" style:text-underline-width="auto" style:text-underline-color="font-color" officeooo:rsid="031f4f5a"/>
    </style:style>
    <style:style style:name="T564" style:family="text">
      <style:text-properties style:font-name="Liberation Serif1" style:text-underline-style="none" officeooo:rsid="031fa424"/>
    </style:style>
    <style:style style:name="T565" style:family="text">
      <style:text-properties style:font-name="Liberation Serif1" style:text-underline-style="none" officeooo:rsid="0323f274"/>
    </style:style>
    <style:style style:name="T566" style:family="text">
      <style:text-properties style:font-name="Liberation Serif1" style:text-underline-style="none" officeooo:rsid="0320a76c"/>
    </style:style>
    <style:style style:name="T567" style:family="text">
      <style:text-properties style:font-name="Liberation Serif1" style:text-underline-style="none" officeooo:rsid="0383450f"/>
    </style:style>
    <style:style style:name="T568" style:family="text">
      <style:text-properties style:font-name="Liberation Serif1" style:text-underline-style="none" officeooo:rsid="03250faf"/>
    </style:style>
    <style:style style:name="T569" style:family="text">
      <style:text-properties style:font-name="Liberation Serif1" style:text-underline-style="none" officeooo:rsid="030f2bb8"/>
    </style:style>
    <style:style style:name="T570" style:family="text">
      <style:text-properties style:font-name="Liberation Serif1" style:text-underline-style="none" officeooo:rsid="06da7990"/>
    </style:style>
    <style:style style:name="T571" style:family="text">
      <style:text-properties style:font-name="Liberation Serif1" style:text-underline-style="none" officeooo:rsid="032c3546"/>
    </style:style>
    <style:style style:name="T572" style:family="text">
      <style:text-properties officeooo:rsid="033c85b9"/>
    </style:style>
    <style:style style:name="T573" style:family="text">
      <style:text-properties officeooo:rsid="03381cde"/>
    </style:style>
    <style:style style:name="T574" style:family="text">
      <style:text-properties officeooo:rsid="0336d6a6"/>
    </style:style>
    <style:style style:name="T575" style:family="text">
      <style:text-properties officeooo:rsid="0346debb"/>
    </style:style>
    <style:style style:name="T576" style:family="text">
      <style:text-properties style:font-name="Liberation Serif1" style:text-underline-style="none" officeooo:rsid="033c85b9"/>
    </style:style>
    <style:style style:name="T577" style:family="text">
      <style:text-properties style:font-name="Liberation Serif1" style:text-underline-style="none" officeooo:rsid="0340c970"/>
    </style:style>
    <style:style style:name="T578" style:family="text">
      <style:text-properties style:font-name="Liberation Serif1" style:text-underline-style="none" officeooo:rsid="0346debb"/>
    </style:style>
    <style:style style:name="T579" style:family="text">
      <style:text-properties style:font-name="Liberation Serif1" style:text-underline-style="none" officeooo:rsid="033e7dbf"/>
    </style:style>
    <style:style style:name="T580" style:family="text">
      <style:text-properties style:font-name="Liberation Serif1" style:text-underline-style="none" officeooo:rsid="0341f3f8"/>
    </style:style>
    <style:style style:name="T581" style:family="text">
      <style:text-properties officeooo:rsid="036d392c"/>
    </style:style>
    <style:style style:name="T582" style:family="text">
      <style:text-properties style:font-name="Liberation Serif1" style:text-underline-style="none" officeooo:rsid="0341fd57"/>
    </style:style>
    <style:style style:name="T583" style:family="text">
      <style:text-properties style:font-name="Liberation Serif1" style:text-underline-style="none" officeooo:rsid="0343419d"/>
    </style:style>
    <style:style style:name="T584" style:family="text">
      <style:text-properties style:font-name="Liberation Serif1" style:text-underline-style="none" officeooo:rsid="034a23bf"/>
    </style:style>
    <style:style style:name="T585" style:family="text">
      <style:text-properties style:font-name="Liberation Serif1" style:text-underline-style="none" officeooo:rsid="03473728"/>
    </style:style>
    <style:style style:name="T586" style:family="text">
      <style:text-properties style:font-name="Bukyvede" style:text-underline-style="none" officeooo:rsid="03473728"/>
    </style:style>
    <style:style style:name="T587" style:family="text">
      <style:text-properties style:font-name="Liberation Serif1" style:text-underline-style="none" officeooo:rsid="0347d1b2"/>
    </style:style>
    <style:style style:name="T588" style:family="text">
      <style:text-properties style:font-name="Liberation Serif1" style:text-underline-style="none" officeooo:rsid="038355ed"/>
    </style:style>
    <style:style style:name="T589" style:family="text">
      <style:text-properties style:font-name="Liberation Serif1" style:text-underline-style="none" officeooo:rsid="0350919a"/>
    </style:style>
    <style:style style:name="T590" style:family="text">
      <style:text-properties style:font-name="Liberation Serif1" style:text-underline-style="none" officeooo:rsid="0384724a"/>
    </style:style>
    <style:style style:name="T591" style:family="text">
      <style:text-properties style:font-name="Liberation Serif1" style:text-underline-style="none" officeooo:rsid="035ca462"/>
    </style:style>
    <style:style style:name="T592" style:family="text">
      <style:text-properties style:font-name="Liberation Serif1" style:text-underline-style="none" officeooo:rsid="03574d4d"/>
    </style:style>
    <style:style style:name="T593" style:family="text">
      <style:text-properties style:font-name="Liberation Serif1" style:text-underline-style="none" officeooo:rsid="0358fa1c"/>
    </style:style>
    <style:style style:name="T594" style:family="text">
      <style:text-properties style:font-name="Bukyvede" style:text-underline-style="none" officeooo:rsid="0358fa1c"/>
    </style:style>
    <style:style style:name="T595" style:family="text">
      <style:text-properties style:font-name="Liberation Serif1" style:text-underline-style="none" officeooo:rsid="0386549a"/>
    </style:style>
    <style:style style:name="T596" style:family="text">
      <style:text-properties style:font-name="Liberation Serif1" style:text-underline-style="none" officeooo:rsid="035a8093"/>
    </style:style>
    <style:style style:name="T597" style:family="text">
      <style:text-properties style:font-name="Bukyvede" style:text-underline-style="solid" style:text-underline-width="auto" style:text-underline-color="font-color" officeooo:rsid="0358fa1c"/>
    </style:style>
    <style:style style:name="T598" style:family="text">
      <style:text-properties style:font-name="Bukyvede" style:text-underline-style="none" officeooo:rsid="035a8093"/>
    </style:style>
    <style:style style:name="T599" style:family="text">
      <style:text-properties style:font-name="Bukyvede" style:text-underline-style="solid" style:text-underline-width="auto" style:text-underline-color="font-color" officeooo:rsid="035a8093"/>
    </style:style>
    <style:style style:name="T600" style:family="text">
      <style:text-properties style:font-name="Liberation Serif1" style:text-underline-style="none" officeooo:rsid="035a9e23"/>
    </style:style>
    <style:style style:name="T601" style:family="text">
      <style:text-properties style:font-name="Liberation Serif1" fo:font-style="italic" style:text-underline-style="none" officeooo:rsid="035a9e23" style:font-style-asian="italic" style:font-style-complex="italic"/>
    </style:style>
    <style:style style:name="T602" style:family="text">
      <style:text-properties style:font-name="Liberation Serif1" fo:font-style="normal" style:text-underline-style="none" officeooo:rsid="035b66f9" style:font-style-asian="normal" style:font-style-complex="normal"/>
    </style:style>
    <style:style style:name="T603" style:family="text">
      <style:text-properties style:font-name="Liberation Serif1" fo:font-style="normal" style:text-underline-style="none" officeooo:rsid="035e83a3" style:font-style-asian="normal" style:font-style-complex="normal"/>
    </style:style>
    <style:style style:name="T604" style:family="text">
      <style:text-properties style:font-name="Liberation Serif1" fo:font-style="normal" style:text-underline-style="none" officeooo:rsid="036050dc" style:font-style-asian="normal" style:font-style-complex="normal"/>
    </style:style>
    <style:style style:name="T605" style:family="text">
      <style:text-properties style:font-name="Liberation Serif1" fo:font-style="normal" style:text-underline-style="none" officeooo:rsid="07070457" style:font-style-asian="normal" style:font-style-complex="normal"/>
    </style:style>
    <style:style style:name="T606" style:family="text">
      <style:text-properties style:font-name="Liberation Serif1" fo:font-style="normal" style:text-underline-style="none" officeooo:rsid="03606ba7" style:font-style-asian="normal" style:font-style-complex="normal"/>
    </style:style>
    <style:style style:name="T607" style:family="text">
      <style:text-properties style:font-name="Liberation Serif1" fo:font-style="normal" style:text-underline-style="none" officeooo:rsid="030eedc6" style:font-style-asian="normal" style:font-style-complex="normal"/>
    </style:style>
    <style:style style:name="T608" style:family="text">
      <style:text-properties style:font-name="Liberation Serif1" style:text-underline-style="none" officeooo:rsid="0365c259"/>
    </style:style>
    <style:style style:name="T609" style:family="text">
      <style:text-properties style:font-name="Bukyvede" style:text-underline-style="none" officeooo:rsid="0365c259"/>
    </style:style>
    <style:style style:name="T610" style:family="text">
      <style:text-properties fo:font-family="'Menaion Medieval'" style:font-pitch="variable" style:text-underline-style="none" officeooo:rsid="0365c259"/>
    </style:style>
    <style:style style:name="T611" style:family="text">
      <style:text-properties style:font-name="Liberation Serif1" style:text-underline-style="none" officeooo:rsid="03677049"/>
    </style:style>
    <style:style style:name="T612" style:family="text">
      <style:text-properties fo:font-family="'Menaion Medieval'" style:font-pitch="variable" style:text-underline-style="none" officeooo:rsid="03677049"/>
    </style:style>
    <style:style style:name="T613" style:family="text">
      <style:text-properties style:font-name="Liberation Serif1" style:text-underline-style="none" officeooo:rsid="038a2974"/>
    </style:style>
    <style:style style:name="T614" style:family="text">
      <style:text-properties fo:color="#000080" loext:opacity="100%" fo:font-family="'Menaion Medieval'" style:font-pitch="variable" style:text-underline-style="none" officeooo:rsid="03677049"/>
    </style:style>
    <style:style style:name="T615" style:family="text">
      <style:text-properties style:font-name="Liberation Serif1" style:text-underline-style="none" officeooo:rsid="034e92ff"/>
    </style:style>
    <style:style style:name="T616" style:family="text">
      <style:text-properties officeooo:rsid="036ea65e"/>
    </style:style>
    <style:style style:name="T617" style:family="text">
      <style:text-properties officeooo:rsid="036b682a"/>
    </style:style>
    <style:style style:name="T618" style:family="text">
      <style:text-properties officeooo:rsid="03730632"/>
    </style:style>
    <style:style style:name="T619" style:family="text">
      <style:text-properties officeooo:rsid="037441fe"/>
    </style:style>
    <style:style style:name="T620" style:family="text">
      <style:text-properties officeooo:rsid="0375794d"/>
    </style:style>
    <style:style style:name="T621" style:family="text">
      <style:text-properties officeooo:rsid="037023ef"/>
    </style:style>
    <style:style style:name="T622" style:family="text">
      <style:text-properties officeooo:rsid="03777de9"/>
    </style:style>
    <style:style style:name="T623" style:family="text">
      <style:text-properties officeooo:rsid="0386549a"/>
    </style:style>
    <style:style style:name="T624" style:family="text">
      <style:text-properties officeooo:rsid="03d49fb5"/>
    </style:style>
    <style:style style:name="T625" style:family="text">
      <style:text-properties officeooo:rsid="0237b8eb"/>
    </style:style>
    <style:style style:name="T626" style:family="text">
      <style:text-properties officeooo:rsid="022a7eaa"/>
    </style:style>
    <style:style style:name="T627" style:family="text">
      <style:text-properties officeooo:rsid="023832c8"/>
    </style:style>
    <style:style style:name="T628" style:family="text">
      <style:text-properties officeooo:rsid="053beed4"/>
    </style:style>
    <style:style style:name="T629" style:family="text">
      <style:text-properties officeooo:rsid="053ce163"/>
    </style:style>
    <style:style style:name="T630" style:family="text">
      <style:text-properties fo:font-style="italic" style:text-underline-style="solid" style:text-underline-width="auto" style:text-underline-color="font-color" style:font-style-asian="italic" style:font-style-complex="italic"/>
    </style:style>
    <style:style style:name="T631" style:family="text">
      <style:text-properties officeooo:rsid="02a64369"/>
    </style:style>
    <style:style style:name="T632" style:family="text">
      <style:text-properties officeooo:rsid="022b7e0d"/>
    </style:style>
    <style:style style:name="T633" style:family="text">
      <style:text-properties fo:font-style="italic" officeooo:rsid="022b7e0d" style:font-style-asian="italic" style:font-style-complex="italic"/>
    </style:style>
    <style:style style:name="T63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3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3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37"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9"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4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4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42" style:family="text">
      <style:text-properties officeooo:rsid="030265ab"/>
    </style:style>
    <style:style style:name="T643" style:family="text">
      <style:text-properties officeooo:rsid="02ff8620"/>
    </style:style>
    <style:style style:name="T644" style:family="text">
      <style:text-properties officeooo:rsid="03041ece"/>
    </style:style>
    <style:style style:name="T645" style:family="text">
      <style:text-properties officeooo:rsid="0300a062"/>
    </style:style>
    <style:style style:name="T646" style:family="text">
      <style:text-properties officeooo:rsid="0343a465"/>
    </style:style>
    <style:style style:name="T647" style:family="text">
      <style:text-properties officeooo:rsid="030646db"/>
    </style:style>
    <style:style style:name="T64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49"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5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51"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5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5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5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5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6" style:family="text">
      <style:text-properties fo:color="#000080" loext:opacity="100%" style:font-name="Bukyvede" fo:font-size="12pt" style:text-underline-style="none" officeooo:rsid="0325a488" style:font-size-asian="12pt" style:font-size-complex="12pt"/>
    </style:style>
    <style:style style:name="T657"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58"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9"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6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6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62"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63"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64"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6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6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6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66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66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670"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67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67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67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67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67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67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67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67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67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68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68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68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68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68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68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68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68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688"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689"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690"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69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692"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693" style:family="text">
      <style:text-properties officeooo:rsid="02b77b04"/>
    </style:style>
    <style:style style:name="T694" style:family="text">
      <style:text-properties officeooo:rsid="042ca095"/>
    </style:style>
    <style:style style:name="T695" style:family="text">
      <style:text-properties officeooo:rsid="02ed8af9"/>
    </style:style>
    <style:style style:name="T696" style:family="text">
      <style:text-properties style:font-name="Bukyvede" officeooo:rsid="02b77b04"/>
    </style:style>
    <style:style style:name="T697" style:family="text">
      <style:text-properties officeooo:rsid="0464f806"/>
    </style:style>
    <style:style style:name="T698" style:family="text">
      <style:text-properties fo:color="#000080" loext:opacity="100%" style:font-name="Bukyvede" fo:font-size="10pt" style:text-underline-style="none" officeooo:rsid="02fc5a1b" style:font-size-asian="10pt" style:font-size-complex="10pt"/>
    </style:style>
    <style:style style:name="T699"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00" style:family="text">
      <style:text-properties style:font-name="Liberation Serif1" officeooo:rsid="02b77b04"/>
    </style:style>
    <style:style style:name="T701" style:family="text">
      <style:text-properties officeooo:rsid="02b82944"/>
    </style:style>
    <style:style style:name="T702" style:family="text">
      <style:text-properties style:font-name="Bukyvede" officeooo:rsid="02b82944"/>
    </style:style>
    <style:style style:name="T703" style:family="text">
      <style:text-properties style:font-name="Bukyvede" style:text-underline-style="solid" style:text-underline-width="auto" style:text-underline-color="font-color" officeooo:rsid="02b82944"/>
    </style:style>
    <style:style style:name="T704" style:family="text">
      <style:text-properties officeooo:rsid="04849666"/>
    </style:style>
    <style:style style:name="T705" style:family="text">
      <style:text-properties officeooo:rsid="04636c96"/>
    </style:style>
    <style:style style:name="T706" style:family="text">
      <style:text-properties style:font-name="Bukyvede" style:text-underline-style="solid" style:text-underline-width="auto" style:text-underline-color="font-color" officeooo:rsid="042ca095"/>
    </style:style>
    <style:style style:name="T707" style:family="text">
      <style:text-properties style:font-name="Liberation Serif1" officeooo:rsid="02b82944"/>
    </style:style>
    <style:style style:name="T7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1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1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1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2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2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2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2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25"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2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2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2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2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3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31"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3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33"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3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3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36" style:family="text">
      <style:text-properties officeooo:rsid="02dda692"/>
    </style:style>
    <style:style style:name="T737" style:family="text">
      <style:text-properties style:font-name="Bukyvede" officeooo:rsid="06fe0eb6"/>
    </style:style>
    <style:style style:name="T738" style:family="text">
      <style:text-properties officeooo:rsid="02dfa4b6"/>
    </style:style>
    <style:style style:name="T739" style:family="text">
      <style:text-properties officeooo:rsid="02e948ac"/>
    </style:style>
    <style:style style:name="T740" style:family="text">
      <style:text-properties officeooo:rsid="02e9fca8"/>
    </style:style>
    <style:style style:name="T74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4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4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44"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4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4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47" style:family="text">
      <style:text-properties officeooo:rsid="039581f8"/>
    </style:style>
    <style:style style:name="T748" style:family="text">
      <style:text-properties officeooo:rsid="038f7204"/>
    </style:style>
    <style:style style:name="T749" style:family="text">
      <style:text-properties officeooo:rsid="03912350"/>
    </style:style>
    <style:style style:name="T750" style:family="text">
      <style:text-properties officeooo:rsid="038fd09d"/>
    </style:style>
    <style:style style:name="T751" style:family="text">
      <style:text-properties officeooo:rsid="0395704c"/>
    </style:style>
    <style:style style:name="T752" style:family="text">
      <style:text-properties officeooo:rsid="03988028"/>
    </style:style>
    <style:style style:name="T753" style:family="text">
      <style:text-properties officeooo:rsid="03990a68"/>
    </style:style>
    <style:style style:name="T754" style:family="text">
      <style:text-properties officeooo:rsid="0431ee3f"/>
    </style:style>
    <style:style style:name="T755" style:family="text">
      <style:text-properties style:font-name="Bukyvede" officeooo:rsid="03988028"/>
    </style:style>
    <style:style style:name="T756" style:family="text">
      <style:text-properties style:font-name="Bukyvede" style:text-underline-style="solid" style:text-underline-width="auto" style:text-underline-color="font-color" officeooo:rsid="03988028"/>
    </style:style>
    <style:style style:name="T757" style:family="text">
      <style:text-properties fo:font-style="italic" officeooo:rsid="0431ee3f" style:font-style-asian="italic" style:font-style-complex="italic"/>
    </style:style>
    <style:style style:name="T758" style:family="text">
      <style:text-properties fo:font-style="italic" style:text-underline-style="solid" style:text-underline-width="auto" style:text-underline-color="font-color" officeooo:rsid="0431ee3f" style:font-style-asian="italic" style:font-style-complex="italic"/>
    </style:style>
    <style:style style:name="T759" style:family="text">
      <style:text-properties fo:font-style="normal" officeooo:rsid="0431ee3f" style:font-style-asian="normal" style:font-style-complex="normal"/>
    </style:style>
    <style:style style:name="T760" style:family="text">
      <style:text-properties style:font-name="Liberation Serif1" officeooo:rsid="0431ee3f"/>
    </style:style>
    <style:style style:name="T761" style:family="text">
      <style:text-properties style:font-name="Liberation Serif1" fo:font-style="italic" officeooo:rsid="0431ee3f" style:font-style-asian="italic" style:font-style-complex="italic"/>
    </style:style>
    <style:style style:name="T762" style:family="text">
      <style:text-properties style:font-name="Liberation Serif1" fo:font-style="normal" officeooo:rsid="0431ee3f" style:font-style-asian="normal" style:font-style-complex="normal"/>
    </style:style>
    <style:style style:name="T763" style:family="text">
      <style:text-properties style:font-name="Liberation Serif1" fo:font-style="normal" officeooo:rsid="03990a68" style:font-style-asian="normal" style:font-style-complex="normal"/>
    </style:style>
    <style:style style:name="T764" style:family="text">
      <style:text-properties style:font-name="Liberation Serif1" fo:font-style="italic" officeooo:rsid="03988028" style:font-style-asian="italic" style:font-style-complex="italic"/>
    </style:style>
    <style:style style:name="T765" style:family="text">
      <style:text-properties style:font-name="Liberation Serif1" officeooo:rsid="041bcba0"/>
    </style:style>
    <style:style style:name="T766" style:family="text">
      <style:text-properties style:font-name="Liberation Serif1" officeooo:rsid="04322087"/>
    </style:style>
    <style:style style:name="T767" style:family="text">
      <style:text-properties style:font-name="Liberation Serif1" officeooo:rsid="039accd2"/>
    </style:style>
    <style:style style:name="T768" style:family="text">
      <style:text-properties officeooo:rsid="0764ede9"/>
    </style:style>
    <style:style style:name="T769" style:family="text">
      <style:text-properties officeooo:rsid="039d59ee"/>
    </style:style>
    <style:style style:name="T770" style:family="text">
      <style:text-properties style:text-underline-style="none" officeooo:rsid="03a5e504"/>
    </style:style>
    <style:style style:name="T771" style:family="text">
      <style:text-properties style:text-underline-style="none" officeooo:rsid="0395704c"/>
    </style:style>
    <style:style style:name="T772" style:family="text">
      <style:text-properties style:text-underline-style="none" officeooo:rsid="039581f8"/>
    </style:style>
    <style:style style:name="T773" style:family="text">
      <style:text-properties style:text-underline-style="none" officeooo:rsid="03ab64f1"/>
    </style:style>
    <style:style style:name="T774" style:family="text">
      <style:text-properties style:text-underline-style="none" officeooo:rsid="03a8bc77"/>
    </style:style>
    <style:style style:name="T775" style:family="text">
      <style:text-properties style:text-underline-style="none" officeooo:rsid="03a92e93"/>
    </style:style>
    <style:style style:name="T776" style:family="text">
      <style:text-properties style:text-underline-style="none" officeooo:rsid="03a99492"/>
    </style:style>
    <style:style style:name="T777" style:family="text">
      <style:text-properties style:font-name="Bukyvede" style:text-underline-style="none" officeooo:rsid="03a99492"/>
    </style:style>
    <style:style style:name="T778" style:family="text">
      <style:text-properties style:text-underline-style="none" officeooo:rsid="03ec8b8d"/>
    </style:style>
    <style:style style:name="T779" style:family="text">
      <style:text-properties style:text-underline-style="none" officeooo:rsid="040f4935"/>
    </style:style>
    <style:style style:name="T780" style:family="text">
      <style:text-properties style:font-name="Bukyvede" style:text-underline-style="none" officeooo:rsid="03ab64f1"/>
    </style:style>
    <style:style style:name="T781" style:family="text">
      <style:text-properties style:font-name="Liberation Serif1" style:text-underline-style="none" officeooo:rsid="03ab64f1"/>
    </style:style>
    <style:style style:name="T782" style:family="text">
      <style:text-properties style:font-name="Liberation Serif1" fo:font-style="italic" style:text-underline-style="none" officeooo:rsid="03ab64f1" style:font-style-asian="italic" style:font-style-complex="italic"/>
    </style:style>
    <style:style style:name="T783" style:family="text">
      <style:text-properties style:font-name="Liberation Serif1" fo:font-style="normal" style:text-underline-style="none" officeooo:rsid="03ab64f1" style:font-style-asian="normal" style:font-style-complex="normal"/>
    </style:style>
    <style:style style:name="T784" style:family="text">
      <style:text-properties style:font-name="Liberation Serif1" fo:font-style="normal" style:text-underline-style="none" officeooo:rsid="03b1f879" style:font-style-asian="normal" style:font-style-complex="normal"/>
    </style:style>
    <style:style style:name="T785" style:family="text">
      <style:text-properties style:font-name="Liberation Serif1" fo:font-style="italic" style:text-underline-style="none" officeooo:rsid="03b1f879" style:font-style-asian="italic" style:font-style-complex="italic"/>
    </style:style>
    <style:style style:name="T786" style:family="text">
      <style:text-properties style:font-name="Liberation Serif1" fo:font-style="normal" style:text-underline-style="none" officeooo:rsid="03ac18a2" style:font-style-asian="normal" style:font-style-complex="normal"/>
    </style:style>
    <style:style style:name="T787" style:family="text">
      <style:text-properties style:font-name="Bukyvede" fo:font-style="normal" style:text-underline-style="none" officeooo:rsid="03a99492" style:font-style-asian="normal" style:font-style-complex="normal"/>
    </style:style>
    <style:style style:name="T788" style:family="text">
      <style:text-properties style:font-name="Liberation Serif1" fo:font-style="italic" style:text-underline-style="none" officeooo:rsid="03ac18a2" style:font-style-asian="italic" style:font-style-complex="italic"/>
    </style:style>
    <style:style style:name="T789" style:family="text">
      <style:text-properties style:font-name="Liberation Serif1" fo:font-style="italic" style:text-underline-style="none" officeooo:rsid="0737757f" style:font-style-asian="italic" style:font-style-complex="italic"/>
    </style:style>
    <style:style style:name="T790" style:family="text">
      <style:text-properties style:font-name="Liberation Serif1" fo:font-style="normal" style:text-underline-style="none" officeooo:rsid="03ade10c" style:font-style-asian="normal" style:font-style-complex="normal"/>
    </style:style>
    <style:style style:name="T791" style:family="text">
      <style:text-properties style:font-name="Liberation Serif1" fo:font-style="italic" style:text-underline-style="none" officeooo:rsid="03ade10c" style:font-style-asian="italic" style:font-style-complex="italic"/>
    </style:style>
    <style:style style:name="T792" style:family="text">
      <style:text-properties style:font-name="Liberation Serif1" fo:font-style="normal" style:text-underline-style="none" officeooo:rsid="03b2302a" style:font-style-asian="normal" style:font-style-complex="normal"/>
    </style:style>
    <style:style style:name="T793"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794" style:family="text">
      <style:text-properties fo:color="#000080" loext:opacity="100%" style:font-name="Bukyvede" fo:font-style="normal" style:text-underline-style="none" officeooo:rsid="03958a30" style:font-style-asian="normal" style:font-style-complex="normal"/>
    </style:style>
    <style:style style:name="T795" style:family="text">
      <style:text-properties style:font-name="Liberation Serif1" fo:font-style="normal" style:text-underline-style="none" officeooo:rsid="06df4180" style:font-style-asian="normal" style:font-style-complex="normal"/>
    </style:style>
    <style:style style:name="T796" style:family="text">
      <style:text-properties style:font-name="Liberation Serif1" fo:font-style="normal" style:text-underline-style="none" officeooo:rsid="03b5d81a" style:font-style-asian="normal" style:font-style-complex="normal"/>
    </style:style>
    <style:style style:name="T797" style:family="text">
      <style:text-properties style:font-name="Liberation Serif1" fo:font-style="normal" style:text-underline-style="none" officeooo:rsid="03b9c4e3" style:font-style-asian="normal" style:font-style-complex="normal"/>
    </style:style>
    <style:style style:name="T798" style:family="text">
      <style:text-properties style:font-name="Liberation Serif1" fo:font-style="normal" style:text-underline-style="none" officeooo:rsid="03c3354d" style:font-style-asian="normal" style:font-style-complex="normal"/>
    </style:style>
    <style:style style:name="T799" style:family="text">
      <style:text-properties style:font-name="Liberation Serif1" fo:font-style="normal" style:text-underline-style="none" officeooo:rsid="03bd68b5" style:font-style-asian="normal" style:font-style-complex="normal"/>
    </style:style>
    <style:style style:name="T800" style:family="text">
      <style:text-properties style:font-name="Liberation Serif1" fo:font-style="normal" style:text-underline-style="none" officeooo:rsid="03958a30" style:font-style-asian="normal" style:font-style-complex="normal"/>
    </style:style>
    <style:style style:name="T801" style:family="text">
      <style:text-properties style:font-name="Bukyvede" fo:font-style="normal" style:text-underline-style="none" officeooo:rsid="03958a30" style:font-style-asian="normal" style:font-style-complex="normal"/>
    </style:style>
    <style:style style:name="T802" style:family="text">
      <style:text-properties style:font-name="Bukyvede" fo:font-style="normal" style:text-underline-style="solid" style:text-underline-width="auto" style:text-underline-color="font-color" officeooo:rsid="03958a30" style:font-style-asian="normal" style:font-style-complex="normal"/>
    </style:style>
    <style:style style:name="T803" style:family="text">
      <style:text-properties style:font-name="Liberation Serif1" fo:font-style="normal" style:text-underline-style="none" officeooo:rsid="0395e886" style:font-style-asian="normal" style:font-style-complex="normal"/>
    </style:style>
    <style:style style:name="T804" style:family="text">
      <style:text-properties style:font-name="Liberation Serif1" fo:font-style="normal" style:text-underline-style="none" officeooo:rsid="03ec8b8d" style:font-style-asian="normal" style:font-style-complex="normal"/>
    </style:style>
    <style:style style:name="T805" style:family="text">
      <style:text-properties style:font-name="Liberation Serif1" fo:font-style="normal" style:text-underline-style="none" officeooo:rsid="03bb175f" style:font-style-asian="normal" style:font-style-complex="normal"/>
    </style:style>
    <style:style style:name="T806" style:family="text">
      <style:text-properties style:font-name="Liberation Serif1" fo:font-style="normal" style:text-underline-style="none" officeooo:rsid="03bcc4d7" style:font-style-asian="normal" style:font-style-complex="normal"/>
    </style:style>
    <style:style style:name="T807" style:family="text">
      <style:text-properties style:font-name="Liberation Serif1" fo:font-style="normal" style:text-underline-style="none" officeooo:rsid="03bed3e1" style:font-style-asian="normal" style:font-style-complex="normal"/>
    </style:style>
    <style:style style:name="T808" style:family="text">
      <style:text-properties style:font-name="Bukyvede" fo:font-style="normal" style:text-underline-style="none" officeooo:rsid="03bed3e1" style:font-style-asian="normal" style:font-style-complex="normal"/>
    </style:style>
    <style:style style:name="T809" style:family="text">
      <style:text-properties style:font-name="Bukyvede" fo:font-style="normal" style:text-underline-style="solid" style:text-underline-width="auto" style:text-underline-color="font-color" officeooo:rsid="03bed3e1" style:font-style-asian="normal" style:font-style-complex="normal"/>
    </style:style>
    <style:style style:name="T810" style:family="text">
      <style:text-properties style:font-name="Liberation Serif1" fo:font-style="normal" style:text-underline-style="none" officeooo:rsid="03c06544" style:font-style-asian="normal" style:font-style-complex="normal"/>
    </style:style>
    <style:style style:name="T811" style:family="text">
      <style:text-properties style:font-name="Liberation Serif1" fo:font-style="normal" style:text-underline-style="none" officeooo:rsid="03c1494b" style:font-style-asian="normal" style:font-style-complex="normal"/>
    </style:style>
    <style:style style:name="T812" style:family="text">
      <style:text-properties style:font-name="Liberation Serif1" fo:font-style="italic" style:text-underline-style="none" officeooo:rsid="03c06544" style:font-style-asian="italic" style:font-style-complex="italic"/>
    </style:style>
    <style:style style:name="T813" style:family="text">
      <style:text-properties style:text-underline-style="none" officeooo:rsid="0397f202"/>
    </style:style>
    <style:style style:name="T814" style:family="text">
      <style:text-properties style:text-underline-style="none" officeooo:rsid="03c1494b"/>
    </style:style>
    <style:style style:name="T815" style:family="text">
      <style:text-properties style:font-name="Bukyvede" style:text-underline-style="none" officeooo:rsid="03c1494b"/>
    </style:style>
    <style:style style:name="T816" style:family="text">
      <style:text-properties style:text-underline-style="none" officeooo:rsid="0740ce69"/>
    </style:style>
    <style:style style:name="T817" style:family="text">
      <style:text-properties style:text-underline-style="none" officeooo:rsid="03c4bf1e"/>
    </style:style>
    <style:style style:name="T818" style:family="text">
      <style:text-properties style:font-name="Bukyvede" style:text-underline-style="none" officeooo:rsid="03c4bf1e"/>
    </style:style>
    <style:style style:name="T819" style:family="text">
      <style:text-properties style:font-name="Bukyvede" style:text-underline-style="solid" style:text-underline-width="auto" style:text-underline-color="font-color" officeooo:rsid="03c4bf1e"/>
    </style:style>
    <style:style style:name="T820" style:family="text">
      <style:text-properties style:font-name="Liberation Serif1" style:text-underline-style="none" officeooo:rsid="03c4bf1e"/>
    </style:style>
    <style:style style:name="T821" style:family="text">
      <style:text-properties officeooo:rsid="073bb439"/>
    </style:style>
    <style:style style:name="T822" style:family="text">
      <style:text-properties officeooo:rsid="073f231d"/>
    </style:style>
    <style:style style:name="T823" style:family="text">
      <style:text-properties officeooo:rsid="073d9816"/>
    </style:style>
    <style:style style:name="T824" style:family="text">
      <style:text-properties style:font-name="Bukyvede" style:text-underline-style="none" officeooo:rsid="0740eaf7"/>
    </style:style>
    <style:style style:name="T825" style:family="text">
      <style:text-properties style:text-underline-style="none" officeooo:rsid="03ca32a2"/>
    </style:style>
    <style:style style:name="T826" style:family="text">
      <style:text-properties style:text-underline-style="none" officeooo:rsid="03c545d4"/>
    </style:style>
    <style:style style:name="T827" style:family="text">
      <style:text-properties fo:font-style="italic" style:text-underline-style="none" officeooo:rsid="03c545d4" style:font-style-asian="italic" style:font-style-complex="italic"/>
    </style:style>
    <style:style style:name="T828" style:family="text">
      <style:text-properties style:text-underline-style="none" officeooo:rsid="03ccf416"/>
    </style:style>
    <style:style style:name="T829" style:family="text">
      <style:text-properties style:text-underline-style="none" officeooo:rsid="03cee4f3"/>
    </style:style>
    <style:style style:name="T830" style:family="text">
      <style:text-properties style:text-underline-style="none" officeooo:rsid="03c9c71e"/>
    </style:style>
    <style:style style:name="T831" style:family="text">
      <style:text-properties style:text-underline-style="none" officeooo:rsid="03cb0722"/>
    </style:style>
    <style:style style:name="T832" style:family="text">
      <style:text-properties fo:font-style="italic" style:text-underline-style="none" officeooo:rsid="03cb0722" style:font-style-asian="italic" style:font-style-complex="italic"/>
    </style:style>
    <style:style style:name="T833" style:family="text">
      <style:text-properties fo:font-style="normal" style:text-underline-style="none" officeooo:rsid="03cb0722" style:font-style-asian="normal" style:font-style-complex="normal"/>
    </style:style>
    <style:style style:name="T834" style:family="text">
      <style:text-properties fo:color="#000080" loext:opacity="100%" style:font-name="Bukyvede" style:text-underline-style="none" officeooo:rsid="03c4bf1e"/>
    </style:style>
    <style:style style:name="T835" style:family="text">
      <style:text-properties fo:color="#000080" loext:opacity="100%" style:font-name="Bukyvede" style:text-underline-style="solid" style:text-underline-width="auto" style:text-underline-color="font-color" officeooo:rsid="03c4bf1e"/>
    </style:style>
    <style:style style:name="T836" style:family="text">
      <style:text-properties fo:font-style="normal" style:text-underline-style="none" officeooo:rsid="03e04e41" style:font-style-asian="normal" style:font-style-complex="normal"/>
    </style:style>
    <style:style style:name="T837" style:family="text">
      <style:text-properties fo:color="#000080" loext:opacity="100%" fo:font-family="'Menaion Medieval'" style:font-pitch="variable" fo:font-style="normal" style:text-underline-style="none" officeooo:rsid="03cb0722" style:font-style-asian="normal" style:font-style-complex="normal"/>
    </style:style>
    <style:style style:name="T838"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39" style:family="text">
      <style:text-properties fo:font-family="'Menaion Medieval'" style:font-pitch="variable" fo:font-style="normal" style:text-underline-style="none" officeooo:rsid="03cb0722" style:font-style-asian="normal" style:font-style-complex="normal"/>
    </style:style>
    <style:style style:name="T840" style:family="text">
      <style:text-properties style:font-name="Liberation Serif1" fo:font-style="normal" style:text-underline-style="none" officeooo:rsid="03cb0722" style:font-style-asian="normal" style:font-style-complex="normal"/>
    </style:style>
    <style:style style:name="T841"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42" style:family="text">
      <style:text-properties officeooo:rsid="03e158fd"/>
    </style:style>
    <style:style style:name="T843" style:family="text">
      <style:text-properties officeooo:rsid="03e1c0a0"/>
    </style:style>
    <style:style style:name="T844" style:family="text">
      <style:text-properties officeooo:rsid="03e72a53"/>
    </style:style>
    <style:style style:name="T845" style:family="text">
      <style:text-properties officeooo:rsid="03e2e58e"/>
    </style:style>
    <style:style style:name="T846" style:family="text">
      <style:text-properties officeooo:rsid="03e3f6be"/>
    </style:style>
    <style:style style:name="T847" style:family="text">
      <style:text-properties officeooo:rsid="03e934ac"/>
    </style:style>
    <style:style style:name="T848"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49" style:family="text">
      <style:text-properties officeooo:rsid="03cee4f3"/>
    </style:style>
    <style:style style:name="T850" style:family="text">
      <style:text-properties officeooo:rsid="03d3116b"/>
    </style:style>
    <style:style style:name="T85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5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5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5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5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5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5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58"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59"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60" style:family="text">
      <style:text-properties fo:color="#000080" loext:opacity="100%" fo:font-family="'Menaion Medieval'" style:font-pitch="variable" style:text-underline-style="none" officeooo:rsid="03c4bf1e"/>
    </style:style>
    <style:style style:name="T861" style:family="text">
      <style:text-properties fo:color="#000080" loext:opacity="100%" fo:font-family="'Menaion Medieval'" style:font-pitch="variable" style:text-underline-style="solid" style:text-underline-width="auto" style:text-underline-color="font-color" officeooo:rsid="03c4bf1e"/>
    </style:style>
    <style:style style:name="T862" style:family="text">
      <style:text-properties officeooo:rsid="03ef6c9b"/>
    </style:style>
    <style:style style:name="T863" style:family="text">
      <style:text-properties officeooo:rsid="03f4a282"/>
    </style:style>
    <style:style style:name="T864" style:family="text">
      <style:text-properties officeooo:rsid="040ab963"/>
    </style:style>
    <style:style style:name="T865" style:family="text">
      <style:text-properties style:font-name="Bukyvede" officeooo:rsid="03ef6c9b"/>
    </style:style>
    <style:style style:name="T866" style:family="text">
      <style:text-properties style:font-name="Liberation Serif1" officeooo:rsid="03ef6c9b"/>
    </style:style>
    <style:style style:name="T867" style:family="text">
      <style:text-properties fo:font-family="'Liberation Serif'" style:font-family-generic="roman" officeooo:rsid="03ef6c9b"/>
    </style:style>
    <style:style style:name="T868" style:family="text">
      <style:text-properties fo:color="#000080" loext:opacity="100%" style:font-name="Bukyvede" fo:font-size="10pt" style:text-underline-style="none" officeooo:rsid="03c4bf1e" style:font-size-asian="10pt" style:font-size-complex="10pt"/>
    </style:style>
    <style:style style:name="T869"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870" style:family="text">
      <style:text-properties fo:font-family="'Liberation Serif'" style:font-family-generic="roman" officeooo:rsid="03f56600"/>
    </style:style>
    <style:style style:name="T871" style:family="text">
      <style:text-properties style:font-name="Liberation Serif1" officeooo:rsid="03ff965f"/>
    </style:style>
    <style:style style:name="T872" style:family="text">
      <style:text-properties style:font-name="Liberation Serif1" officeooo:rsid="03ffb285"/>
    </style:style>
    <style:style style:name="T873" style:family="text">
      <style:text-properties style:font-name="Liberation Serif1" officeooo:rsid="03f69ae8"/>
    </style:style>
    <style:style style:name="T874" style:family="text">
      <style:text-properties style:font-name="Liberation Serif1" officeooo:rsid="03fb493a"/>
    </style:style>
    <style:style style:name="T875" style:family="text">
      <style:text-properties style:font-name="Liberation Serif1" officeooo:rsid="03fdd2ea"/>
    </style:style>
    <style:style style:name="T876" style:family="text">
      <style:text-properties style:font-name="Liberation Serif1" officeooo:rsid="03fbcfaf"/>
    </style:style>
    <style:style style:name="T877" style:family="text">
      <style:text-properties style:font-name="Liberation Serif1" officeooo:rsid="040be17f"/>
    </style:style>
    <style:style style:name="T878" style:family="text">
      <style:text-properties style:font-name="Bukyvede" officeooo:rsid="03fb493a"/>
    </style:style>
    <style:style style:name="T879" style:family="text">
      <style:text-properties style:font-name="Liberation Serif1" officeooo:rsid="03ffee65"/>
    </style:style>
    <style:style style:name="T880" style:family="text">
      <style:text-properties style:font-name="Liberation Serif1" officeooo:rsid="04346fc3"/>
    </style:style>
    <style:style style:name="T881" style:family="text">
      <style:text-properties style:font-name="Liberation Serif1" officeooo:rsid="03ffce21"/>
    </style:style>
    <style:style style:name="T882" style:family="text">
      <style:text-properties style:font-name="Liberation Serif1" officeooo:rsid="04040b35"/>
    </style:style>
    <style:style style:name="T883" style:family="text">
      <style:text-properties style:font-name="Liberation Serif1" fo:font-style="italic" officeooo:rsid="03ffce21" style:font-style-asian="italic" style:font-style-complex="italic"/>
    </style:style>
    <style:style style:name="T884" style:family="text">
      <style:text-properties style:font-name="Liberation Serif1" fo:font-style="italic" officeooo:rsid="03ffee65" style:font-style-asian="italic" style:font-style-complex="italic"/>
    </style:style>
    <style:style style:name="T885" style:family="text">
      <style:text-properties style:font-name="Liberation Serif1" fo:font-style="normal" officeooo:rsid="03ffee65" style:font-style-asian="normal" style:font-style-complex="normal"/>
    </style:style>
    <style:style style:name="T886" style:family="text">
      <style:text-properties style:font-name="Liberation Serif1" fo:font-style="normal" officeooo:rsid="0401bcb7" style:font-style-asian="normal" style:font-style-complex="normal"/>
    </style:style>
    <style:style style:name="T887" style:family="text">
      <style:text-properties style:font-name="Liberation Serif1" fo:font-style="normal" officeooo:rsid="03ffce21" style:font-style-asian="normal" style:font-style-complex="normal"/>
    </style:style>
    <style:style style:name="T888" style:family="text">
      <style:text-properties style:font-name="Liberation Serif1" fo:font-style="normal" officeooo:rsid="043cb587" style:font-style-asian="normal" style:font-style-complex="normal"/>
    </style:style>
    <style:style style:name="T889" style:family="text">
      <style:text-properties style:font-name="Liberation Serif1" fo:font-style="normal" officeooo:rsid="04029828" style:font-style-asian="normal" style:font-style-complex="normal"/>
    </style:style>
    <style:style style:name="T890" style:family="text">
      <style:text-properties style:font-name="Liberation Serif1" fo:font-style="normal" officeooo:rsid="040becf5" style:font-style-asian="normal" style:font-style-complex="normal"/>
    </style:style>
    <style:style style:name="T891" style:family="text">
      <style:text-properties style:font-name="Liberation Serif1" fo:font-style="normal" officeooo:rsid="04346fc3" style:font-style-asian="normal" style:font-style-complex="normal"/>
    </style:style>
    <style:style style:name="T892" style:family="text">
      <style:text-properties style:font-name="Liberation Serif1" fo:font-style="italic" officeooo:rsid="04346fc3" style:font-style-asian="italic" style:font-style-complex="italic"/>
    </style:style>
    <style:style style:name="T893"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94" style:family="text">
      <style:text-properties style:font-name="Liberation Serif1" fo:font-style="normal" officeooo:rsid="04364de3" style:font-style-asian="normal" style:font-style-complex="normal"/>
    </style:style>
    <style:style style:name="T895" style:family="text">
      <style:text-properties style:font-name="Liberation Serif1" fo:font-style="normal" officeooo:rsid="043a5270" style:font-style-asian="normal" style:font-style-complex="normal"/>
    </style:style>
    <style:style style:name="T896" style:family="text">
      <style:text-properties style:font-name="Liberation Serif1" fo:font-style="italic" officeooo:rsid="04364de3" style:font-style-asian="italic" style:font-style-complex="italic"/>
    </style:style>
    <style:style style:name="T897"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898" style:family="text">
      <style:text-properties style:font-name="Liberation Serif1" fo:font-style="normal" style:text-underline-style="none" officeooo:rsid="04364de3" style:font-style-asian="normal" style:font-style-complex="normal"/>
    </style:style>
    <style:style style:name="T89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0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0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0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0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04"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0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06"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0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0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0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1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1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12"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13"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14" style:family="text">
      <style:text-properties style:text-underline-style="none" officeooo:rsid="038ec1e5"/>
    </style:style>
    <style:style style:name="T915" style:family="text">
      <style:text-properties style:text-underline-style="none" officeooo:rsid="039742cc"/>
    </style:style>
    <style:style style:name="T916" style:family="text">
      <style:text-properties officeooo:rsid="042ab08c"/>
    </style:style>
    <style:style style:name="T917" style:family="text">
      <style:text-properties officeooo:rsid="043771ad"/>
    </style:style>
    <style:style style:name="T918" style:family="text">
      <style:text-properties officeooo:rsid="04684486"/>
    </style:style>
    <style:style style:name="T919" style:family="text">
      <style:text-properties officeooo:rsid="046cc2d6"/>
    </style:style>
    <style:style style:name="T920" style:family="text">
      <style:text-properties officeooo:rsid="0469eb70"/>
    </style:style>
    <style:style style:name="T921" style:family="text">
      <style:text-properties officeooo:rsid="04782aa0"/>
    </style:style>
    <style:style style:name="T922" style:family="text">
      <style:text-properties officeooo:rsid="046eb1a2"/>
    </style:style>
    <style:style style:name="T923" style:family="text">
      <style:text-properties officeooo:rsid="046dea66"/>
    </style:style>
    <style:style style:name="T924" style:family="text">
      <style:text-properties fo:font-style="italic" officeooo:rsid="046dea66" style:font-style-asian="italic" style:font-style-complex="italic"/>
    </style:style>
    <style:style style:name="T925" style:family="text">
      <style:text-properties officeooo:rsid="046ecdac"/>
    </style:style>
    <style:style style:name="T926" style:family="text">
      <style:text-properties officeooo:rsid="0479f06b"/>
    </style:style>
    <style:style style:name="T927" style:family="text">
      <style:text-properties officeooo:rsid="047d24b9"/>
    </style:style>
    <style:style style:name="T928" style:family="text">
      <style:text-properties officeooo:rsid="0475f279"/>
    </style:style>
    <style:style style:name="T929" style:family="text">
      <style:text-properties officeooo:rsid="0472b101"/>
    </style:style>
    <style:style style:name="T930" style:family="text">
      <style:text-properties officeooo:rsid="047b4b04"/>
    </style:style>
    <style:style style:name="T931" style:family="text">
      <style:text-properties officeooo:rsid="047509de"/>
    </style:style>
    <style:style style:name="T932" style:family="text">
      <style:text-properties officeooo:rsid="07630b5b"/>
    </style:style>
    <style:style style:name="T933" style:family="text">
      <style:text-properties fo:color="#000000" loext:opacity="100%" style:text-underline-style="none" fo:font-weight="normal" officeooo:rsid="0052d06c" style:font-weight-asian="normal" style:font-weight-complex="normal"/>
    </style:style>
    <style:style style:name="T934" style:family="text">
      <style:text-properties fo:color="#000000" loext:opacity="100%" style:text-underline-style="none" fo:font-weight="normal" officeooo:rsid="005f2654" style:font-weight-asian="normal" style:font-weight-complex="normal"/>
    </style:style>
    <style:style style:name="T935" style:family="text">
      <style:text-properties fo:color="#000000" loext:opacity="100%" style:text-underline-style="none" fo:font-weight="normal" officeooo:rsid="048658fc" style:font-weight-asian="normal" style:font-weight-complex="normal"/>
    </style:style>
    <style:style style:name="T936" style:family="text">
      <style:text-properties fo:color="#000000" loext:opacity="100%" style:text-underline-style="none" fo:font-weight="normal" officeooo:rsid="04882260" style:font-weight-asian="normal" style:font-weight-complex="normal"/>
    </style:style>
    <style:style style:name="T937"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38" style:family="text">
      <style:text-properties officeooo:rsid="04248ed8"/>
    </style:style>
    <style:style style:name="T939" style:family="text">
      <style:text-properties officeooo:rsid="04293330"/>
    </style:style>
    <style:style style:name="T940" style:family="text">
      <style:text-properties officeooo:rsid="05176918"/>
    </style:style>
    <style:style style:name="T941" style:family="text">
      <style:text-properties officeooo:rsid="05339354"/>
    </style:style>
    <style:style style:name="T942" style:family="text">
      <style:text-properties style:font-name="Bukyvede" officeooo:rsid="05339354"/>
    </style:style>
    <style:style style:name="T943" style:family="text">
      <style:text-properties fo:color="#000000" loext:opacity="100%" style:text-underline-style="none" fo:font-weight="normal" officeooo:rsid="011eef0d" style:font-weight-asian="normal" style:font-weight-complex="normal"/>
    </style:style>
    <style:style style:name="T944" style:family="text">
      <style:text-properties fo:color="#000000" loext:opacity="100%" style:text-underline-style="none" fo:font-weight="normal" officeooo:rsid="014ec294" style:font-weight-asian="normal" style:font-weight-complex="normal"/>
    </style:style>
    <style:style style:name="T945"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46" style:family="text">
      <style:text-properties fo:color="#000080" loext:opacity="100%" fo:font-family="'Menaion Medieval'" style:font-pitch="variable" fo:font-size="12pt" style:text-underline-style="none" officeooo:rsid="03c4bf1e" style:font-size-asian="12pt" style:font-size-complex="12pt"/>
    </style:style>
    <style:style style:name="T947"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48" style:family="text">
      <style:text-properties fo:color="#000000" loext:opacity="100%" style:font-name="Liberation Serif1" fo:font-size="12pt" style:text-underline-style="none" officeooo:rsid="03c4bf1e" style:font-size-asian="12pt" style:font-size-complex="12pt"/>
    </style:style>
    <style:style style:name="T949"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50"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51" style:family="text">
      <style:text-properties fo:color="#000080" loext:opacity="100%" style:font-name="Bukyvede" fo:font-size="12pt" style:text-underline-style="none" officeooo:rsid="03c4bf1e" style:font-size-asian="12pt" style:font-size-complex="12pt"/>
    </style:style>
    <style:style style:name="T952"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53"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54"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55"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56"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57"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58"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59"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60"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61"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62"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63" style:family="text">
      <style:text-properties officeooo:rsid="0510fe81"/>
    </style:style>
    <style:style style:name="T964" style:family="text">
      <style:text-properties fo:font-style="italic" officeooo:rsid="050d2c2f" style:font-style-asian="italic" style:font-style-complex="italic"/>
    </style:style>
    <style:style style:name="T965" style:family="text">
      <style:text-properties officeooo:rsid="050d2c2f"/>
    </style:style>
    <style:style style:name="T966" style:family="text">
      <style:text-properties officeooo:rsid="050bbb74"/>
    </style:style>
    <style:style style:name="T967" style:family="text">
      <style:text-properties officeooo:rsid="050acbce"/>
    </style:style>
    <style:style style:name="T968" style:family="text">
      <style:text-properties officeooo:rsid="0508e9f8"/>
    </style:style>
    <style:style style:name="T969" style:family="text">
      <style:text-properties fo:font-style="italic" officeooo:rsid="042a1f6f" style:font-style-asian="italic" style:font-style-complex="italic"/>
    </style:style>
    <style:style style:name="T970" style:family="text">
      <style:text-properties officeooo:rsid="050e622c"/>
    </style:style>
    <style:style style:name="T971"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72"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73"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74" style:family="text">
      <style:text-properties fo:color="#000000" loext:opacity="100%"/>
    </style:style>
    <style:style style:name="T975" style:family="text">
      <style:text-properties fo:color="#000000" loext:opacity="100%" fo:font-style="italic" style:font-style-asian="italic" style:font-style-complex="italic"/>
    </style:style>
    <style:style style:name="T976" style:family="text">
      <style:text-properties fo:color="#000000" loext:opacity="100%" officeooo:rsid="0503d0aa"/>
    </style:style>
    <style:style style:name="T977" style:family="text">
      <style:text-properties fo:color="#000000" loext:opacity="100%" officeooo:rsid="0505a832"/>
    </style:style>
    <style:style style:name="T978" style:family="text">
      <style:text-properties fo:color="#000000" loext:opacity="100%" fo:font-style="italic" officeooo:rsid="0505a832" style:font-style-asian="italic" style:font-style-complex="italic"/>
    </style:style>
    <style:style style:name="T979" style:family="text">
      <style:text-properties fo:color="#000000" loext:opacity="100%" officeooo:rsid="0512e0fd"/>
    </style:style>
    <style:style style:name="T980" style:family="text">
      <style:text-properties fo:color="#000000" loext:opacity="100%" officeooo:rsid="05132e2d"/>
    </style:style>
    <style:style style:name="T981" style:family="text">
      <style:text-properties officeooo:rsid="04431b69"/>
    </style:style>
    <style:style style:name="T982" style:family="text">
      <style:text-properties officeooo:rsid="04457545"/>
    </style:style>
    <style:style style:name="T983" style:family="text">
      <style:text-properties officeooo:rsid="04450e37"/>
    </style:style>
    <style:style style:name="T984" style:family="text">
      <style:text-properties fo:color="#000000" loext:opacity="100%" officeooo:rsid="0514e600"/>
    </style:style>
    <style:style style:name="T985"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6"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7" style:family="text">
      <style:text-properties officeooo:rsid="0514e600"/>
    </style:style>
    <style:style style:name="T988" style:family="text">
      <style:text-properties style:font-name="Bukyvede" officeooo:rsid="0514e600"/>
    </style:style>
    <style:style style:name="T989" style:family="text">
      <style:text-properties style:font-name="Liberation Serif1" officeooo:rsid="0514e600"/>
    </style:style>
    <style:style style:name="T990" style:family="text">
      <style:text-properties style:font-name="Liberation Serif1" officeooo:rsid="05176918"/>
    </style:style>
    <style:style style:name="T991" style:family="text">
      <style:text-properties style:font-name="Liberation Serif1" officeooo:rsid="052b4aa9"/>
    </style:style>
    <style:style style:name="T992" style:family="text">
      <style:text-properties style:font-name="Bukyvede" officeooo:rsid="05176918"/>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4"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5"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6"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7"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8"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9"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00"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01" style:family="text">
      <style:text-properties officeooo:rsid="04a4cc71"/>
    </style:style>
    <style:style style:name="T1002" style:family="text">
      <style:text-properties officeooo:rsid="02899324"/>
    </style:style>
    <style:style style:name="T1003" style:family="text">
      <style:text-properties style:text-underline-style="none" fo:font-weight="normal" officeooo:rsid="048dc856" style:font-weight-asian="normal" style:font-weight-complex="normal"/>
    </style:style>
    <style:style style:name="T1004" style:family="text">
      <style:text-properties style:text-underline-style="none" fo:font-weight="normal" officeooo:rsid="048f2c29" style:font-weight-asian="normal" style:font-weight-complex="normal"/>
    </style:style>
    <style:style style:name="T1005" style:family="text">
      <style:text-properties fo:font-style="italic" style:text-underline-style="none" fo:font-weight="normal" officeooo:rsid="048f2c29" style:font-style-asian="italic" style:font-weight-asian="normal" style:font-style-complex="italic" style:font-weight-complex="normal"/>
    </style:style>
    <style:style style:name="T1006" style:family="text">
      <style:text-properties fo:font-style="normal" style:text-underline-style="none" fo:font-weight="normal" officeooo:rsid="048f2c29" style:font-style-asian="normal" style:font-weight-asian="normal" style:font-style-complex="normal" style:font-weight-complex="normal"/>
    </style:style>
    <style:style style:name="T1007" style:family="text">
      <style:text-properties fo:font-style="normal" style:text-underline-style="none" fo:font-weight="normal" officeooo:rsid="048ffce0" style:font-style-asian="normal" style:font-weight-asian="normal" style:font-style-complex="normal" style:font-weight-complex="normal"/>
    </style:style>
    <style:style style:name="T1008"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09"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10" style:family="text">
      <style:text-properties style:font-name="Bukyvede" fo:font-style="normal" officeooo:rsid="0491d6cf" style:font-style-asian="normal" style:font-style-complex="normal"/>
    </style:style>
    <style:style style:name="T1011" style:family="text">
      <style:text-properties officeooo:rsid="049985d6"/>
    </style:style>
    <style:style style:name="T1012" style:family="text">
      <style:text-properties officeooo:rsid="049682a8"/>
    </style:style>
    <style:style style:name="T1013" style:family="text">
      <style:text-properties officeooo:rsid="04be976f"/>
    </style:style>
    <style:style style:name="T1014" style:family="text">
      <style:text-properties fo:font-style="italic" officeooo:rsid="049682a8" style:font-style-asian="italic" style:font-style-complex="italic"/>
    </style:style>
    <style:style style:name="T1015" style:family="text">
      <style:text-properties officeooo:rsid="04a42d2a"/>
    </style:style>
    <style:style style:name="T1016" style:family="text">
      <style:text-properties fo:font-style="italic" officeooo:rsid="04a42d2a" style:font-style-asian="italic" style:font-style-complex="italic"/>
    </style:style>
    <style:style style:name="T1017" style:family="text">
      <style:text-properties officeooo:rsid="060912d8"/>
    </style:style>
    <style:style style:name="T1018" style:family="text">
      <style:text-properties fo:color="#ff0000" loext:opacity="100%" officeooo:rsid="04a4cc71"/>
    </style:style>
    <style:style style:name="T1019" style:family="text">
      <style:text-properties fo:color="#000000" loext:opacity="100%" officeooo:rsid="04a4cc71"/>
    </style:style>
    <style:style style:name="T1020" style:family="text">
      <style:text-properties officeooo:rsid="049f731a"/>
    </style:style>
    <style:style style:name="T1021" style:family="text">
      <style:text-properties officeooo:rsid="076241ae"/>
    </style:style>
    <style:style style:name="T1022" style:family="text">
      <style:text-properties officeooo:rsid="049aefec"/>
    </style:style>
    <style:style style:name="T1023" style:family="text">
      <style:text-properties officeooo:rsid="049ba71d"/>
    </style:style>
    <style:style style:name="T1024" style:family="text">
      <style:text-properties officeooo:rsid="04a14f8a"/>
    </style:style>
    <style:style style:name="T1025" style:family="text">
      <style:text-properties officeooo:rsid="04a239c2"/>
    </style:style>
    <style:style style:name="T1026" style:family="text">
      <style:text-properties fo:color="#000000" loext:opacity="100%" officeooo:rsid="05710185"/>
    </style:style>
    <style:style style:name="T1027" style:family="text">
      <style:text-properties officeooo:rsid="06ab31a2"/>
    </style:style>
    <style:style style:name="T1028" style:family="text">
      <style:text-properties officeooo:rsid="06ac02e0"/>
    </style:style>
    <style:style style:name="T1029" style:family="text">
      <style:text-properties officeooo:rsid="06aa4bb1"/>
    </style:style>
    <style:style style:name="T1030" style:family="text">
      <style:text-properties officeooo:rsid="04a7aa95"/>
    </style:style>
    <style:style style:name="T1031" style:family="text">
      <style:text-properties fo:font-style="italic" officeooo:rsid="04a14f8a" style:font-style-asian="italic" style:font-style-complex="italic"/>
    </style:style>
    <style:style style:name="T1032" style:family="text">
      <style:text-properties officeooo:rsid="04bffe48"/>
    </style:style>
    <style:style style:name="T1033"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34"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35"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36"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37"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38"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39"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40"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41"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42" style:family="text">
      <style:text-properties officeooo:rsid="04b5e4b6"/>
    </style:style>
    <style:style style:name="T1043" style:family="text">
      <style:text-properties officeooo:rsid="04bdbf4d"/>
    </style:style>
    <style:style style:name="T1044" style:family="text">
      <style:text-properties officeooo:rsid="04b3f1c1"/>
    </style:style>
    <style:style style:name="T1045" style:family="text">
      <style:text-properties fo:font-style="italic" fo:font-weight="bold" officeooo:rsid="04b5e4b6" style:font-style-asian="italic" style:font-weight-asian="bold" style:font-style-complex="italic" style:font-weight-complex="bold"/>
    </style:style>
    <style:style style:name="T1046" style:family="text">
      <style:text-properties fo:font-style="italic" officeooo:rsid="04b5e4b6" style:font-style-asian="italic" style:font-style-complex="italic"/>
    </style:style>
    <style:style style:name="T1047" style:family="text">
      <style:text-properties officeooo:rsid="04b70241"/>
    </style:style>
    <style:style style:name="T1048" style:family="text">
      <style:text-properties fo:font-style="italic" officeooo:rsid="04b70241" style:font-style-asian="italic" style:font-style-complex="italic"/>
    </style:style>
    <style:style style:name="T1049" style:family="text">
      <style:text-properties officeooo:rsid="04b81489"/>
    </style:style>
    <style:style style:name="T1050" style:family="text">
      <style:text-properties fo:font-style="italic" officeooo:rsid="04b81489" style:font-style-asian="italic" style:font-style-complex="italic"/>
    </style:style>
    <style:style style:name="T1051" style:family="text">
      <style:text-properties fo:color="#000000" loext:opacity="100%" style:font-name="Bukyvede" officeooo:rsid="0491d6cf"/>
    </style:style>
    <style:style style:name="T1052" style:family="text">
      <style:text-properties fo:color="#000000" loext:opacity="100%" officeooo:rsid="0491d6cf"/>
    </style:style>
    <style:style style:name="T1053" style:family="text">
      <style:text-properties fo:color="#000000" loext:opacity="100%" officeooo:rsid="04b81489"/>
    </style:style>
    <style:style style:name="T1054" style:family="text">
      <style:text-properties fo:color="#000000" loext:opacity="100%" officeooo:rsid="04bb0c62"/>
    </style:style>
    <style:style style:name="T1055" style:family="text">
      <style:text-properties fo:color="#000000" loext:opacity="100%" fo:font-style="italic" officeooo:rsid="04bb0c62" style:font-style-asian="italic" style:font-style-complex="italic"/>
    </style:style>
    <style:style style:name="T1056" style:family="text">
      <style:text-properties fo:color="#000000" loext:opacity="100%" officeooo:rsid="04f01e88"/>
    </style:style>
    <style:style style:name="T1057" style:family="text">
      <style:text-properties fo:color="#000000" loext:opacity="100%" fo:font-style="italic" officeooo:rsid="04f01e88" style:font-style-asian="italic" style:font-style-complex="italic"/>
    </style:style>
    <style:style style:name="T1058" style:family="text">
      <style:text-properties fo:color="#000000" loext:opacity="100%" officeooo:rsid="05453267"/>
    </style:style>
    <style:style style:name="T1059" style:family="text">
      <style:text-properties fo:color="#000000" loext:opacity="100%" officeooo:rsid="05479e07"/>
    </style:style>
    <style:style style:name="T1060" style:family="text">
      <style:text-properties fo:color="#000000" loext:opacity="100%" officeooo:rsid="054ef05b"/>
    </style:style>
    <style:style style:name="T1061" style:family="text">
      <style:text-properties fo:color="#000000" loext:opacity="100%" officeooo:rsid="05468ccb"/>
    </style:style>
    <style:style style:name="T1062" style:family="text">
      <style:text-properties fo:color="#000000" loext:opacity="100%" fo:font-style="italic" officeooo:rsid="05468ccb" style:font-style-asian="italic" style:font-style-complex="italic"/>
    </style:style>
    <style:style style:name="T1063" style:family="text">
      <style:text-properties fo:color="#000000" loext:opacity="100%" style:font-name="Bukyvede" officeooo:rsid="05468ccb"/>
    </style:style>
    <style:style style:name="T1064" style:family="text">
      <style:text-properties fo:color="#000000" loext:opacity="100%" officeooo:rsid="0549c0ee"/>
    </style:style>
    <style:style style:name="T1065"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066"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067"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068"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069"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070"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071"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072"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073"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074"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075"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076"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077"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078"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079"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080"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081"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082"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083"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084"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085"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086"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087"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088"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089"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090"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091" style:family="text">
      <style:text-properties officeooo:rsid="056c390a"/>
    </style:style>
    <style:style style:name="T1092" style:family="text">
      <style:text-properties officeooo:rsid="05c7bbfa"/>
    </style:style>
    <style:style style:name="T1093" style:family="text">
      <style:text-properties officeooo:rsid="056f0fee"/>
    </style:style>
    <style:style style:name="T1094" style:family="text">
      <style:text-properties officeooo:rsid="05710185"/>
    </style:style>
    <style:style style:name="T1095" style:family="text">
      <style:text-properties officeooo:rsid="0609e222"/>
    </style:style>
    <style:style style:name="T1096" style:family="text">
      <style:text-properties officeooo:rsid="058037a8"/>
    </style:style>
    <style:style style:name="T1097" style:family="text">
      <style:text-properties officeooo:rsid="06a8c455"/>
    </style:style>
    <style:style style:name="T1098" style:family="text">
      <style:text-properties officeooo:rsid="05724daa"/>
    </style:style>
    <style:style style:name="T1099" style:family="text">
      <style:text-properties officeooo:rsid="05c8ff69"/>
    </style:style>
    <style:style style:name="T1100" style:family="text">
      <style:text-properties officeooo:rsid="0572397a"/>
    </style:style>
    <style:style style:name="T1101" style:family="text">
      <style:text-properties officeooo:rsid="05a1c49d"/>
    </style:style>
    <style:style style:name="T1102" style:family="text">
      <style:text-properties officeooo:rsid="05779c1b"/>
    </style:style>
    <style:style style:name="T1103" style:family="text">
      <style:text-properties officeooo:rsid="0575b81c"/>
    </style:style>
    <style:style style:name="T1104" style:family="text">
      <style:text-properties fo:font-style="normal" officeooo:rsid="0575b81c" style:font-style-asian="normal" style:font-style-complex="normal"/>
    </style:style>
    <style:style style:name="T1105" style:family="text">
      <style:text-properties fo:font-style="normal" officeooo:rsid="05779c1b" style:font-style-asian="normal" style:font-style-complex="normal"/>
    </style:style>
    <style:style style:name="T1106" style:family="text">
      <style:text-properties fo:font-style="normal" officeooo:rsid="0577d3db" style:font-style-asian="normal" style:font-style-complex="normal"/>
    </style:style>
    <style:style style:name="T1107" style:family="text">
      <style:text-properties fo:font-style="normal" officeooo:rsid="057bf063" style:font-style-asian="normal" style:font-style-complex="normal"/>
    </style:style>
    <style:style style:name="T1108" style:family="text">
      <style:text-properties fo:font-style="normal" officeooo:rsid="05c4f9f2" style:font-style-asian="normal" style:font-style-complex="normal"/>
    </style:style>
    <style:style style:name="T1109" style:family="text">
      <style:text-properties officeooo:rsid="0584d7fd"/>
    </style:style>
    <style:style style:name="T1110" style:family="text">
      <style:text-properties officeooo:rsid="058c96ce"/>
    </style:style>
    <style:style style:name="T1111"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15"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18"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19"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21"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22"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23" style:family="text">
      <style:text-properties officeooo:rsid="0583ee73"/>
    </style:style>
    <style:style style:name="T1124" style:family="text">
      <style:text-properties officeooo:rsid="05973661"/>
    </style:style>
    <style:style style:name="T1125" style:family="text">
      <style:text-properties officeooo:rsid="059770ee"/>
    </style:style>
    <style:style style:name="T1126" style:family="text">
      <style:text-properties officeooo:rsid="063a0610"/>
    </style:style>
    <style:style style:name="T1127" style:family="text">
      <style:text-properties officeooo:rsid="05caa0ff"/>
    </style:style>
    <style:style style:name="T1128" style:family="text">
      <style:text-properties fo:font-style="italic" officeooo:rsid="05caa0ff" style:font-style-asian="italic" style:font-style-complex="italic"/>
    </style:style>
    <style:style style:name="T1129" style:family="text">
      <style:text-properties officeooo:rsid="05caa1a8"/>
    </style:style>
    <style:style style:name="T1130" style:family="text">
      <style:text-properties officeooo:rsid="05cbb05a"/>
    </style:style>
    <style:style style:name="T1131" style:family="text">
      <style:text-properties officeooo:rsid="05cc60d5"/>
    </style:style>
    <style:style style:name="T1132" style:family="text">
      <style:text-properties officeooo:rsid="0639c4fa"/>
    </style:style>
    <style:style style:name="T1133" style:family="text">
      <style:text-properties officeooo:rsid="05d0ce00"/>
    </style:style>
    <style:style style:name="T1134" style:family="text">
      <style:text-properties officeooo:rsid="059b388a"/>
    </style:style>
    <style:style style:name="T1135" style:family="text">
      <style:text-properties fo:font-style="italic" officeooo:rsid="059b388a" style:font-style-asian="italic" style:font-style-complex="italic"/>
    </style:style>
    <style:style style:name="T1136" style:family="text">
      <style:text-properties officeooo:rsid="059c52e9"/>
    </style:style>
    <style:style style:name="T1137" style:family="text">
      <style:text-properties officeooo:rsid="05f86d8e"/>
    </style:style>
    <style:style style:name="T1138" style:family="text">
      <style:text-properties officeooo:rsid="05f8aa77"/>
    </style:style>
    <style:style style:name="T1139" style:family="text">
      <style:text-properties officeooo:rsid="05fa4d2a"/>
    </style:style>
    <style:style style:name="T1140" style:family="text">
      <style:text-properties officeooo:rsid="06add75b"/>
    </style:style>
    <style:style style:name="T1141" style:family="text">
      <style:text-properties fo:color="#000000" loext:opacity="100%" officeooo:rsid="059c52e9"/>
    </style:style>
    <style:style style:name="T1142" style:family="text">
      <style:text-properties fo:color="#000000" loext:opacity="100%" officeooo:rsid="05fa4d2a"/>
    </style:style>
    <style:style style:name="T1143" style:family="text">
      <style:text-properties fo:color="#000000" loext:opacity="100%" officeooo:rsid="05fd7c3b"/>
    </style:style>
    <style:style style:name="T1144" style:family="text">
      <style:text-properties fo:color="#000000" loext:opacity="100%" officeooo:rsid="05fe3cbe"/>
    </style:style>
    <style:style style:name="T1145" style:family="text">
      <style:text-properties fo:color="#000000" loext:opacity="100%" style:text-underline-style="solid" style:text-underline-width="auto" style:text-underline-color="font-color" officeooo:rsid="05fd7c3b"/>
    </style:style>
    <style:style style:name="T1146" style:family="text">
      <style:text-properties fo:color="#000000" loext:opacity="100%" officeooo:rsid="05feec4b"/>
    </style:style>
    <style:style style:name="T1147" style:family="text">
      <style:text-properties fo:color="#000000" loext:opacity="100%" officeooo:rsid="0600a15f"/>
    </style:style>
    <style:style style:name="T1148" style:family="text">
      <style:text-properties fo:color="#000000" loext:opacity="100%" officeooo:rsid="0602110b"/>
    </style:style>
    <style:style style:name="T1149" style:family="text">
      <style:text-properties fo:color="#000000" loext:opacity="100%" officeooo:rsid="060317c6"/>
    </style:style>
    <style:style style:name="T1150" style:family="text">
      <style:text-properties officeooo:rsid="05ab21bf"/>
    </style:style>
    <style:style style:name="T1151" style:family="text">
      <style:text-properties officeooo:rsid="05aa3b57"/>
    </style:style>
    <style:style style:name="T1152" style:family="text">
      <style:text-properties officeooo:rsid="05a5f4d6"/>
    </style:style>
    <style:style style:name="T1153" style:family="text">
      <style:text-properties style:font-name="Bukyvede" fo:font-style="normal" style:font-style-asian="normal" style:font-style-complex="normal"/>
    </style:style>
    <style:style style:name="T1154" style:family="text">
      <style:text-properties officeooo:rsid="06b23a2d"/>
    </style:style>
    <style:style style:name="T1155" style:family="text">
      <style:text-properties officeooo:rsid="05aba5e0"/>
    </style:style>
    <style:style style:name="T1156" style:family="text">
      <style:text-properties officeooo:rsid="05abb479"/>
    </style:style>
    <style:style style:name="T1157" style:family="text">
      <style:text-properties officeooo:rsid="04c76438"/>
    </style:style>
    <style:style style:name="T1158" style:family="text">
      <style:text-properties officeooo:rsid="04c843f3"/>
    </style:style>
    <style:style style:name="T1159" style:family="text">
      <style:text-properties officeooo:rsid="04e97c94"/>
    </style:style>
    <style:style style:name="T1160" style:family="text">
      <style:text-properties officeooo:rsid="04c306c7"/>
    </style:style>
    <style:style style:name="T1161" style:family="text">
      <style:text-properties officeooo:rsid="04c4b6f0"/>
    </style:style>
    <style:style style:name="T1162" style:family="text">
      <style:text-properties officeooo:rsid="04c5399f"/>
    </style:style>
    <style:style style:name="T1163" style:family="text">
      <style:text-properties officeooo:rsid="04cbbf12"/>
    </style:style>
    <style:style style:name="T1164" style:family="text">
      <style:text-properties officeooo:rsid="04caa758"/>
    </style:style>
    <style:style style:name="T1165" style:family="text">
      <style:text-properties officeooo:rsid="04c5cec7"/>
    </style:style>
    <style:style style:name="T1166" style:family="text">
      <style:text-properties officeooo:rsid="04ccbb10"/>
    </style:style>
    <style:style style:name="T1167"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68"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69"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70" style:family="text">
      <style:text-properties officeooo:rsid="04ce52a5"/>
    </style:style>
    <style:style style:name="T1171" style:family="text">
      <style:text-properties officeooo:rsid="04cf86df"/>
    </style:style>
    <style:style style:name="T1172" style:family="text">
      <style:text-properties style:text-position="super 58%" officeooo:rsid="04ce52a5"/>
    </style:style>
    <style:style style:name="T1173"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174" style:family="text">
      <style:text-properties officeooo:rsid="04f07e93"/>
    </style:style>
    <style:style style:name="T1175" style:family="text">
      <style:text-properties style:text-position="super 58%" officeooo:rsid="04cf86df"/>
    </style:style>
    <style:style style:name="T1176" style:family="text">
      <style:text-properties officeooo:rsid="04d00bd9"/>
    </style:style>
    <style:style style:name="T1177" style:family="text">
      <style:text-properties fo:font-style="italic" officeooo:rsid="04d00bd9" style:font-style-asian="italic" style:font-style-complex="italic"/>
    </style:style>
    <style:style style:name="T1178" style:family="text">
      <style:text-properties fo:font-style="normal" officeooo:rsid="04d00bd9" style:font-style-asian="normal" style:font-style-complex="normal"/>
    </style:style>
    <style:style style:name="T1179" style:family="text">
      <style:text-properties style:text-position="super 58%" fo:font-style="normal" officeooo:rsid="04d00bd9" style:font-style-asian="normal" style:font-style-complex="normal"/>
    </style:style>
    <style:style style:name="T1180" style:family="text">
      <style:text-properties style:font-name="Bukyvede" fo:font-style="normal" style:text-underline-style="none" officeooo:rsid="04d00bd9" style:font-style-asian="normal" style:font-style-complex="normal"/>
    </style:style>
    <style:style style:name="T1181" style:family="text">
      <style:text-properties fo:font-style="normal" officeooo:rsid="04d16f73" style:font-style-asian="normal" style:font-style-complex="normal"/>
    </style:style>
    <style:style style:name="T1182" style:family="text">
      <style:text-properties fo:font-style="normal" officeooo:rsid="04d25a6c" style:font-style-asian="normal" style:font-style-complex="normal"/>
    </style:style>
    <style:style style:name="T1183"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84"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85"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86"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87"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88"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89"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90"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91"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92"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93"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94"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95"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96"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97"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198"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99"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00"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01"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02"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03"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04"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05"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06"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07"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08"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09"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10"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11"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12" style:family="text">
      <style:text-properties officeooo:rsid="05b1ab4b"/>
    </style:style>
    <style:style style:name="T1213" style:family="text">
      <style:text-properties officeooo:rsid="05d6f67e"/>
    </style:style>
    <style:style style:name="T1214" style:family="text">
      <style:text-properties fo:font-weight="bold" officeooo:rsid="05b1ab4b" style:font-weight-asian="bold" style:font-weight-complex="bold"/>
    </style:style>
    <style:style style:name="T1215" style:family="text">
      <style:text-properties officeooo:rsid="05b25971"/>
    </style:style>
    <style:style style:name="T1216" style:family="text">
      <style:text-properties officeooo:rsid="05b604e3"/>
    </style:style>
    <style:style style:name="T1217" style:family="text">
      <style:text-properties officeooo:rsid="05b2ebab"/>
    </style:style>
    <style:style style:name="T1218" style:family="text">
      <style:text-properties officeooo:rsid="05b6d355"/>
    </style:style>
    <style:style style:name="T1219" style:family="text">
      <style:text-properties officeooo:rsid="05b2f348"/>
    </style:style>
    <style:style style:name="T1220" style:family="text">
      <style:text-properties officeooo:rsid="0606fe0e"/>
    </style:style>
    <style:style style:name="T1221" style:family="text">
      <style:text-properties officeooo:rsid="05b362a5"/>
    </style:style>
    <style:style style:name="T1222" style:family="text">
      <style:text-properties officeooo:rsid="068fb096"/>
    </style:style>
    <style:style style:name="T1223" style:family="text">
      <style:text-properties officeooo:rsid="06079cd5"/>
    </style:style>
    <style:style style:name="T1224" style:family="text">
      <style:text-properties style:font-name="Bukyvede" style:text-underline-style="none" officeooo:rsid="05b362a5"/>
    </style:style>
    <style:style style:name="T1225" style:family="text">
      <style:text-properties officeooo:rsid="05c1fde4"/>
    </style:style>
    <style:style style:name="T1226" style:family="text">
      <style:text-properties officeooo:rsid="05b9ebca"/>
    </style:style>
    <style:style style:name="T1227"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28"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29"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30"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31"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32"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33"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34"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35"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36"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37"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38"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39"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40"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41"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42"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43"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44"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45"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46"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47"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48"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49"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50"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51"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52"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53"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254" style:family="text">
      <style:text-properties officeooo:rsid="060870f1"/>
    </style:style>
    <style:style style:name="T1255" style:family="text">
      <style:text-properties officeooo:rsid="05e53750"/>
    </style:style>
    <style:style style:name="T1256" style:family="text">
      <style:text-properties style:font-name="Bukyvede" style:text-underline-style="none" officeooo:rsid="05e53750"/>
    </style:style>
    <style:style style:name="T1257" style:family="text">
      <style:text-properties style:font-name="Bukyvede" officeooo:rsid="05e53750"/>
    </style:style>
    <style:style style:name="T1258" style:family="text">
      <style:text-properties style:font-name="Liberation Serif1" officeooo:rsid="05e53750"/>
    </style:style>
    <style:style style:name="T1259"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260"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61"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62"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63"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64"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65"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66"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67" style:family="text">
      <style:text-properties officeooo:rsid="05f2ae06"/>
    </style:style>
    <style:style style:name="T1268" style:family="text">
      <style:text-properties officeooo:rsid="05f69f9a"/>
    </style:style>
    <style:style style:name="T1269"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70" style:family="text">
      <style:text-properties officeooo:rsid="0648645b"/>
    </style:style>
    <style:style style:name="T1271" style:family="text">
      <style:text-properties officeooo:rsid="0644b06a"/>
    </style:style>
    <style:style style:name="T1272" style:family="text">
      <style:text-properties style:text-underline-style="none" fo:font-weight="normal" officeooo:rsid="06420f21" style:font-weight-asian="normal" style:font-weight-complex="normal"/>
    </style:style>
    <style:style style:name="T1273" style:family="text">
      <style:text-properties style:text-underline-style="none" fo:font-weight="normal" officeooo:rsid="0642ff82" style:font-weight-asian="normal" style:font-weight-complex="normal"/>
    </style:style>
    <style:style style:name="T1274" style:family="text">
      <style:text-properties style:text-underline-style="none" fo:font-weight="normal" officeooo:rsid="0644b06a" style:font-weight-asian="normal" style:font-weight-complex="normal"/>
    </style:style>
    <style:style style:name="T1275" style:family="text">
      <style:text-properties style:text-underline-style="none" fo:font-weight="normal" officeooo:rsid="064dfdad" style:font-weight-asian="normal" style:font-weight-complex="normal"/>
    </style:style>
    <style:style style:name="T1276" style:family="text">
      <style:text-properties style:text-underline-style="none" fo:font-weight="normal" officeooo:rsid="06500a48" style:font-weight-asian="normal" style:font-weight-complex="normal"/>
    </style:style>
    <style:style style:name="T1277" style:family="text">
      <style:text-properties style:text-underline-style="none" fo:font-weight="normal" officeooo:rsid="064c725a" style:font-weight-asian="normal" style:font-weight-complex="normal"/>
    </style:style>
    <style:style style:name="T1278" style:family="text">
      <style:text-properties style:text-underline-style="none" fo:font-weight="normal" officeooo:rsid="064fdbec" style:font-weight-asian="normal" style:font-weight-complex="normal"/>
    </style:style>
    <style:style style:name="T1279" style:family="text">
      <style:text-properties style:text-underline-style="none" fo:font-weight="normal" officeooo:rsid="06e8974c" style:font-weight-asian="normal" style:font-weight-complex="normal"/>
    </style:style>
    <style:style style:name="T1280" style:family="text">
      <style:text-properties style:font-name="Bukyvede" style:text-underline-style="none" fo:font-weight="normal" officeooo:rsid="0645b18b" style:font-weight-asian="normal" style:font-weight-complex="normal"/>
    </style:style>
    <style:style style:name="T1281" style:family="text">
      <style:text-properties style:text-underline-style="none" fo:font-weight="normal" officeooo:rsid="068c7b6a" style:font-weight-asian="normal" style:font-weight-complex="normal"/>
    </style:style>
    <style:style style:name="T1282" style:family="text">
      <style:text-properties style:text-underline-style="none" fo:font-weight="normal" officeooo:rsid="0650f8dc" style:font-weight-asian="normal" style:font-weight-complex="normal"/>
    </style:style>
    <style:style style:name="T1283" style:family="text">
      <style:text-properties fo:font-style="italic" style:text-underline-style="none" fo:font-weight="normal" officeooo:rsid="0650f8dc" style:font-style-asian="italic" style:font-weight-asian="normal" style:font-style-complex="italic" style:font-weight-complex="normal"/>
    </style:style>
    <style:style style:name="T1284" style:family="text">
      <style:text-properties fo:font-style="normal" style:text-underline-style="none" fo:font-weight="normal" officeooo:rsid="0650f8dc" style:font-style-asian="normal" style:font-weight-asian="normal" style:font-style-complex="normal" style:font-weight-complex="normal"/>
    </style:style>
    <style:style style:name="T1285" style:family="text">
      <style:text-properties style:text-underline-style="none" fo:font-weight="normal" officeooo:rsid="066fc240" style:font-weight-asian="normal" style:font-weight-complex="normal"/>
    </style:style>
    <style:style style:name="T1286" style:family="text">
      <style:text-properties style:text-underline-style="none" fo:font-weight="normal" style:font-weight-asian="normal" style:font-weight-complex="normal"/>
    </style:style>
    <style:style style:name="T1287" style:family="text">
      <style:text-properties style:text-underline-style="none" fo:font-weight="normal" officeooo:rsid="06566d22" style:font-weight-asian="normal" style:font-weight-complex="normal"/>
    </style:style>
    <style:style style:name="T1288" style:family="text">
      <style:text-properties style:text-underline-style="solid" style:text-underline-width="auto" style:text-underline-color="font-color" fo:font-weight="normal" style:font-weight-asian="normal" style:font-weight-complex="normal"/>
    </style:style>
    <style:style style:name="T1289" style:family="text">
      <style:text-properties style:text-underline-style="none" fo:font-weight="normal" officeooo:rsid="06547333" style:font-weight-asian="normal" style:font-weight-complex="normal"/>
    </style:style>
    <style:style style:name="T1290" style:family="text">
      <style:text-properties style:text-underline-style="none" fo:font-weight="normal" officeooo:rsid="065968d3" style:font-weight-asian="normal" style:font-weight-complex="normal"/>
    </style:style>
    <style:style style:name="T1291" style:family="text">
      <style:text-properties style:text-underline-style="none" fo:font-weight="normal" officeooo:rsid="0655c6d9" style:font-weight-asian="normal" style:font-weight-complex="normal"/>
    </style:style>
    <style:style style:name="T1292" style:family="text">
      <style:text-properties fo:font-style="italic" style:text-underline-style="none" fo:font-weight="normal" officeooo:rsid="06547333" style:font-style-asian="italic" style:font-weight-asian="normal" style:font-style-complex="italic" style:font-weight-complex="normal"/>
    </style:style>
    <style:style style:name="T1293"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294"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295"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96" style:family="text">
      <style:text-properties fo:font-family="'Liberation Serif'" style:font-family-generic="roman" style:text-underline-style="none" fo:font-weight="normal" officeooo:rsid="0655bd9f" style:font-weight-asian="normal" style:font-weight-complex="normal"/>
    </style:style>
    <style:style style:name="T1297"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98"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99"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00"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01"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02"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03"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04"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05"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06"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07"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08"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09" style:family="text">
      <style:text-properties style:text-underline-style="none" fo:font-weight="normal" officeooo:rsid="06537e3a" style:font-weight-asian="normal" style:font-weight-complex="normal"/>
    </style:style>
    <style:style style:name="T1310" style:family="text">
      <style:text-properties fo:font-style="italic" style:text-underline-style="none" fo:font-weight="normal" officeooo:rsid="06537e3a" style:font-style-asian="italic" style:font-weight-asian="normal" style:font-style-complex="italic" style:font-weight-complex="normal"/>
    </style:style>
    <style:style style:name="T1311" style:family="text">
      <style:text-properties fo:font-style="normal" style:text-underline-style="none" fo:font-weight="normal" officeooo:rsid="06537e3a" style:font-style-asian="normal" style:font-weight-asian="normal" style:font-style-complex="normal" style:font-weight-complex="normal"/>
    </style:style>
    <style:style style:name="T1312" style:family="text">
      <style:text-properties fo:font-style="italic" style:text-underline-style="none" fo:font-weight="normal" officeooo:rsid="064fdbec" style:font-style-asian="italic" style:font-weight-asian="normal" style:font-style-complex="italic" style:font-weight-complex="normal"/>
    </style:style>
    <style:style style:name="T1313" style:family="text">
      <style:text-properties fo:font-style="normal" style:text-underline-style="none" fo:font-weight="normal" officeooo:rsid="064fdbec" style:font-style-asian="normal" style:font-weight-asian="normal" style:font-style-complex="normal" style:font-weight-complex="normal"/>
    </style:style>
    <style:style style:name="T1314" style:family="text">
      <style:text-properties fo:font-style="normal" style:text-underline-style="none" fo:font-weight="normal" officeooo:rsid="065dca02" style:font-style-asian="normal" style:font-weight-asian="normal" style:font-style-complex="normal" style:font-weight-complex="normal"/>
    </style:style>
    <style:style style:name="T1315" style:family="text">
      <style:text-properties fo:font-style="normal" style:text-underline-style="none" fo:font-weight="normal" officeooo:rsid="065f703d" style:font-style-asian="normal" style:font-weight-asian="normal" style:font-style-complex="normal" style:font-weight-complex="normal"/>
    </style:style>
    <style:style style:name="T1316" style:family="text">
      <style:text-properties fo:font-style="normal" style:text-underline-style="none" fo:font-weight="normal" officeooo:rsid="068d3864" style:font-style-asian="normal" style:font-weight-asian="normal" style:font-style-complex="normal" style:font-weight-complex="normal"/>
    </style:style>
    <style:style style:name="T1317" style:family="text">
      <style:text-properties officeooo:rsid="0662ecdd"/>
    </style:style>
    <style:style style:name="T1318" style:family="text">
      <style:text-properties fo:font-family="'Menaion Medieval'" style:font-pitch="variable" style:text-underline-style="none" officeooo:rsid="0662ecdd"/>
    </style:style>
    <style:style style:name="T1319" style:family="text">
      <style:text-properties officeooo:rsid="0664f4c3"/>
    </style:style>
    <style:style style:name="T1320" style:family="text">
      <style:text-properties officeooo:rsid="06635c72"/>
    </style:style>
    <style:style style:name="T1321" style:family="text">
      <style:text-properties fo:font-family="'Menaion Medieval'" style:font-pitch="variable" officeooo:rsid="06635c72"/>
    </style:style>
    <style:style style:name="T1322" style:family="text">
      <style:text-properties fo:font-family="'Menaion Medieval'" style:font-pitch="variable" officeooo:rsid="0664f4c3"/>
    </style:style>
    <style:style style:name="T1323" style:family="text">
      <style:text-properties officeooo:rsid="0667993c"/>
    </style:style>
    <style:style style:name="T1324" style:family="text">
      <style:text-properties fo:font-style="normal" style:text-underline-style="none" fo:font-weight="normal" officeooo:rsid="0660c22b" style:font-style-asian="normal" style:font-weight-asian="normal" style:font-style-complex="normal" style:font-weight-complex="normal"/>
    </style:style>
    <style:style style:name="T1325" style:family="text">
      <style:text-properties fo:font-style="normal" style:text-underline-style="none" fo:font-weight="normal" officeooo:rsid="0645b18b" style:font-style-asian="normal" style:font-weight-asian="normal" style:font-style-complex="normal" style:font-weight-complex="normal"/>
    </style:style>
    <style:style style:name="T1326" style:family="text">
      <style:text-properties style:text-underline-style="none" fo:font-weight="normal" officeooo:rsid="064add14" style:font-weight-asian="normal" style:font-weight-complex="normal"/>
    </style:style>
    <style:style style:name="T1327" style:family="text">
      <style:text-properties style:text-underline-style="none" fo:font-weight="normal" officeooo:rsid="06b8b7c1" style:font-weight-asian="normal" style:font-weight-complex="normal"/>
    </style:style>
    <style:style style:name="T1328" style:family="text">
      <style:text-properties style:text-underline-style="none" fo:font-weight="normal" officeooo:rsid="06739196" style:font-weight-asian="normal" style:font-weight-complex="normal"/>
    </style:style>
    <style:style style:name="T1329" style:family="text">
      <style:text-properties style:text-underline-style="none" fo:font-weight="normal" officeooo:rsid="06751fb3" style:font-weight-asian="normal" style:font-weight-complex="normal"/>
    </style:style>
    <style:style style:name="T1330" style:family="text">
      <style:text-properties style:font-name="Bukyvede" style:text-underline-style="none" fo:font-weight="normal" officeooo:rsid="06739196" style:font-weight-asian="normal" style:font-weight-complex="normal"/>
    </style:style>
    <style:style style:name="T1331"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32"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33"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34" style:family="text">
      <style:text-properties style:font-name="Liberation Serif1" style:text-underline-style="none" fo:font-weight="normal" officeooo:rsid="06739196" style:font-weight-asian="normal" style:font-weight-complex="normal"/>
    </style:style>
    <style:style style:name="T1335" style:family="text">
      <style:text-properties style:font-name="Liberation Serif1" style:text-underline-style="none" fo:font-weight="normal" officeooo:rsid="06b6bc8f" style:font-weight-asian="normal" style:font-weight-complex="normal"/>
    </style:style>
    <style:style style:name="T1336" style:family="text">
      <style:text-properties style:font-name="Liberation Serif1" style:text-underline-style="none" fo:font-weight="normal" officeooo:rsid="06740a5a" style:font-weight-asian="normal" style:font-weight-complex="normal"/>
    </style:style>
    <style:style style:name="T1337" style:family="text">
      <style:text-properties style:font-name="Bukyvede" style:text-underline-style="none" fo:font-weight="normal" officeooo:rsid="06740a5a" style:font-weight-asian="normal" style:font-weight-complex="normal"/>
    </style:style>
    <style:style style:name="T1338" style:family="text">
      <style:text-properties officeooo:rsid="067d1251"/>
    </style:style>
    <style:style style:name="T1339" style:family="text">
      <style:text-properties officeooo:rsid="067a6ea6"/>
    </style:style>
    <style:style style:name="T1340" style:family="text">
      <style:text-properties officeooo:rsid="067de501"/>
    </style:style>
    <style:style style:name="T1341" style:family="text">
      <style:text-properties officeooo:rsid="067d9fad"/>
    </style:style>
    <style:style style:name="T1342" style:family="text">
      <style:text-properties officeooo:rsid="067bbc90"/>
    </style:style>
    <style:style style:name="T1343" style:family="text">
      <style:text-properties officeooo:rsid="0685a096"/>
    </style:style>
    <style:style style:name="T1344" style:family="text">
      <style:text-properties officeooo:rsid="06f6507b"/>
    </style:style>
    <style:style style:name="T1345" style:family="text">
      <style:text-properties fo:font-style="italic" officeooo:rsid="06bf3506" style:font-style-asian="italic" style:font-style-complex="italic"/>
    </style:style>
    <style:style style:name="T1346" style:family="text">
      <style:text-properties officeooo:rsid="06bf3506"/>
    </style:style>
    <style:style style:name="T1347" style:family="text">
      <style:text-properties officeooo:rsid="07613d41"/>
    </style:style>
    <style:style style:name="T1348" style:family="text">
      <style:text-properties officeooo:rsid="07004e12"/>
    </style:style>
    <style:style style:name="T1349" style:family="text">
      <style:text-properties officeooo:rsid="07013b5c"/>
    </style:style>
    <style:style style:name="T1350" style:family="text">
      <style:text-properties style:text-underline-style="none" officeooo:rsid="06c0ba31" style:font-style-asian="normal" style:font-weight-asian="normal" style:font-style-complex="normal" style:font-weight-complex="normal"/>
    </style:style>
    <style:style style:name="T1351" style:family="text">
      <style:text-properties fo:font-style="italic" style:text-underline-style="none" officeooo:rsid="06c0ba31" style:font-style-asian="italic" style:font-weight-asian="normal" style:font-style-complex="italic" style:font-weight-complex="normal"/>
    </style:style>
    <style:style style:name="T1352" style:family="text">
      <style:text-properties officeooo:rsid="06c0ba31"/>
    </style:style>
    <style:style style:name="T1353" style:family="text">
      <style:text-properties fo:font-style="normal" officeooo:rsid="06c5b8ad" style:font-style-asian="normal" style:font-style-complex="normal"/>
    </style:style>
    <style:style style:name="T1354" style:family="text">
      <style:text-properties officeooo:rsid="06c5b8ad"/>
    </style:style>
    <style:style style:name="T1355" style:family="text">
      <style:text-properties officeooo:rsid="06c55e4f"/>
    </style:style>
    <style:style style:name="T1356" style:family="text">
      <style:text-properties fo:font-style="italic" officeooo:rsid="06c08b39" style:font-style-asian="italic" style:font-style-complex="italic"/>
    </style:style>
    <style:style style:name="T1357" style:family="text">
      <style:text-properties fo:font-style="normal" style:text-underline-style="none" fo:font-weight="normal" officeooo:rsid="06d399e2" style:font-style-asian="normal" style:font-weight-asian="normal" style:font-style-complex="normal" style:font-weight-complex="normal"/>
    </style:style>
    <style:style style:name="T1358" style:family="text">
      <style:text-properties officeooo:rsid="06d399e2"/>
    </style:style>
    <style:style style:name="T1359" style:family="text">
      <style:text-properties fo:font-style="normal" style:text-underline-style="none" fo:font-weight="normal" officeooo:rsid="06bf3506" style:font-style-asian="normal" style:font-weight-asian="normal" style:font-style-complex="normal" style:font-weight-complex="normal"/>
    </style:style>
    <style:style style:name="T1360" style:family="text">
      <style:text-properties officeooo:rsid="06dbdfa2"/>
    </style:style>
    <style:style style:name="T1361" style:family="text">
      <style:text-properties officeooo:rsid="06d70e0d"/>
    </style:style>
    <style:style style:name="T1362" style:family="text">
      <style:text-properties fo:font-style="italic" officeooo:rsid="06d70e0d" style:font-style-asian="italic" style:font-style-complex="italic"/>
    </style:style>
    <style:style style:name="T1363" style:family="text">
      <style:text-properties fo:font-style="normal" officeooo:rsid="06d70e0d" style:font-style-asian="normal" style:font-style-complex="normal"/>
    </style:style>
    <style:style style:name="T1364" style:family="text">
      <style:text-properties fo:font-style="italic" officeooo:rsid="06da7990" style:font-style-asian="italic" style:font-style-complex="italic"/>
    </style:style>
    <style:style style:name="T1365" style:family="text">
      <style:text-properties officeooo:rsid="06c3b81c"/>
    </style:style>
    <style:style style:name="T1366" style:family="text">
      <style:text-properties fo:font-style="italic" officeooo:rsid="06c3b81c" style:font-style-asian="italic" style:font-style-complex="italic"/>
    </style:style>
    <style:style style:name="T1367"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5">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8">hology-tagging</text:span><text:span text:style-name="T14"> that, with a few exceptions (e.g. comparatives), </text:span><text:span text:style-name="T11">the </text:span><text:span text:style-name="T19">morphological shape of the </text:span><text:span text:style-name="T11">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text:span text:style-name="T25">.2</text:span>.</text:p></text:note-body></text:note></text:span><text:span text:style-name="T22">.</text:span><text:span text:style-name="T26"> S</text:span><text:span text:style-name="T23">uch LCS reconstructions are an extremely useful form of 'phonological annotation', since theoretically all the information required to give rise to an attested form </text:span><text:span text:style-name="T27">must</text:span><text:span text:style-name="T23"> be present in a</text:span><text:span text:style-name="T27">ny correct</text:span><text:span text:style-name="T23"> reconstruct</text:span><text:span text:style-name="T27">ed proto-form</text:span><text:span text:style-name="T23">, and the complete regularity of the idealised LCS forms makes texts predictably searchable regardless of orthographic variability, abbreviations, or other irregularities in the surface-texts.</text:span><text:span text:style-name="T28"> When applied to whole texts, </text:span><text:span text:style-name="T29">they make the exhaustive investigation of almost any phonological or orthographic question trivially easy compared to manually reading and extracting relevant forms, or using TOROT</text:span><text:span text:style-name="T30">'</text:span><text:span text:style-name="T29">s existing lemmatisation and morphology-tagging to try to gather morphological categories which might contain the sound-groups one is interested in</text:span><text:span text:style-name="T31">.</text:span></text:p>
      <text:p text:style-name="P7"/>
      <text:p text:style-name="P8">In the next section<text:span text:style-name="T32"> I will describe</text:span> my computerised LCS inflectional-morphology <text:span text:style-name="T32">in more detail, </text:span><text:span text:style-name="T33">show</text:span><text:span text:style-name="T32"> </text:span>how it can be used to "autoreconstruct" <text:span text:style-name="T34">different </text:span>OCS texts<text:span text:style-name="T35">, </text:span><text:span text:style-name="T32">and </text:span><text:span text:style-name="T33">explain how </text:span><text:span text:style-name="T36">difficulties caused by things</text:span><text:span text:style-name="T37"> like</text:span><text:span text:style-name="T33"> morphological </text:span><text:span text:style-name="T36">innovations, badly-integrated foreign loanwords, </text:span><text:span text:style-name="T38">or insufficiently-precise tagging-data</text:span><text:span text:style-name="T33"> </text:span><text:span text:style-name="T37">can be overcome</text:span><text:span text:style-name="T36">.</text:span></text:p>
      <text:p text:style-name="P8"/>
      <text:p text:style-name="P9"><text:span text:style-name="T36">Since morphology-tagging and lemmatisation are a prerequisite for my method of automatic reconstruction, </text:span>Section 2 will survey r<text:bookmark-start text:name="__DdeLink__186_1882800985"/>ecent work on automat<text:bookmark-end text:name="__DdeLink__186_1882800985"/><text:span text:style-name="T36">ing these tasks</text:span> for early Slavonic texts<text:span text:style-name="T39">.</text:span><text:span text:style-name="T33"> </text:span><text:span text:style-name="T39">T</text:span><text:span text:style-name="T33">hanks to </text:span><text:span text:style-name="T40">modern deep-learning techniques and </text:span><text:span text:style-name="T33">the </text:span><text:span text:style-name="T36">large and growing amount of manually-produced training-data</text:span><text:span text:style-name="T41"> in Eckhoff's corpus</text:span><text:span text:style-name="T36">, </text:span><text:span text:style-name="T39">accuracies of 90%+ can easily be reached (depending on the target-text), and I will see how far up this can be pushed by</text:span><text:span text:style-name="T42"> better neural-network design and</text:span><text:span text:style-name="T39"> more careful and informed pre-processing of </text:span><text:span text:style-name="T40">training and target-data</text:span><text:span text:style-name="T42">.</text:span></text:p>
      <text:p text:style-name="P10"/>
      <text:p text:style-name="P10"><text:span text:style-name="T43">A</text:span><text:span text:style-name="T44">s a </text:span><text:span text:style-name="T45">test-case</text:span><text:span text:style-name="T43"> of "wholly automatic" phonological annotation, Section 3 will</text:span><text:span text:style-name="T44"> apply such methods to the Codex Assemanianus, an OCS lectionary containing most of the gospels</text:span> <text:span text:style-name="T43">which has been digitised in an ASCII-encoded format by Jouko Lindstedt but is not included in Eckhoff's corpus. </text:span><text:span text:style-name="T46">Accuracy will be evaluated by comparing</text:span><text:span text:style-name="T47"> both the </text:span><text:span text:style-name="T46">automatic tagging and lemmatisation</text:span><text:span text:style-name="T47">, and the resulting LCS reconstructions,</text:span><text:span text:style-name="T46"> to 10 randomly-selected manually-annotated shorter sections.</text:span></text:p>
      <text:p text:style-name="P10"><text:soft-page-break/></text:p>
      <text:p text:style-name="P11">Section 4 will<text:span text:style-name="T48"> then</text:span> <text:span text:style-name="T49">use the wholly-automatically-reconstructed Assemanianus as </text:span><text:span text:style-name="T50">the basis for a short investigation into </text:span><text:span text:style-name="T51">aspects of its</text:span><text:span text:style-name="T50"> phonological and orthographic system, which will be compared against existing treatments of this text in the literature</text:span><text:span text:style-name="T51">, </text:span><text:span text:style-name="T52">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3">The premise of my chosen form of "phonological annotation"</text:span><text:span text:style-name="T54"> is that the earliest Slavic </text:span><text:span text:style-name="T55">texts reflect language</text:span><text:span text:style-name="T56">s</text:span><text:span text:style-name="T55"> </text:span><text:span text:style-name="T57">which </text:span><text:span text:style-name="T56">are</text:span><text:span text:style-name="T57"> </text:span><text:span text:style-name="T58">structurally</text:span><text:span text:style-name="T57"> close enough to the broadly-agreed-upon system of Late Common Slavonic</text:span><text:span text:style-name="T59"> that the </text:span><text:span text:style-name="T60">forms underlying the </text:span><text:span text:style-name="T59">manuscript-spellings are more or less trivially derivable (by the application of sound-change rules) from their theoretical LCS ancestors.</text:span></text:p>
      <text:p text:style-name="P15"><text:span text:style-name="T61">By 'structurally' I </text:span><text:span text:style-name="T62">am referring to structure at the phonological level</text:span><text:span text:style-name="T63">; structural changes at higher levels of analysis (</text:span><text:span text:style-name="T64">i.e. </text:span><text:span text:style-name="T63">inflectional morphology</text:span><text:span text:style-name="T64">,</text:span><text:span text:style-name="T63"> derivational morphology)</text:span><text:span text:style-name="T65"> are of no concern unless they are </text:span><text:span text:style-name="T66">made possible only by </text:span><text:span text:style-name="T67">intervening </text:span><text:span text:style-name="T66">phonological changes</text:span><text:span text:style-name="T68">.</text:span></text:p>
      <text:p text:style-name="P16"><text:span text:style-name="T69">My contention is that before about 1100 not enough of these structural changes are in evidence in any Slavic text, and thus </text:span><text:span text:style-name="T70">texts</text:span><text:span text:style-name="T69"> can be relatively straightforwardly indexed using a well-chosen LCS system. </text:span>Before giving example<text:span text:style-name="T69">s</text:span> of structural change<text:span text:style-name="T71">s</text:span><text:span text:style-name="T69"> that are problematic for such an indexing-system</text:span>, it's necessary to <text:span text:style-name="T69">first </text:span>lay out my LCS system in full<text:span text:style-name="T69">:</text:span></text:p>
      <text:p text:style-name="P17"/>
      <text:p text:style-name="P18">1.1 Late Common Slavonic as a "phonological index"</text:p>
      <text:p text:style-name="P19"><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a xlink:type="simple" xlink:href="https://ocstexts.co.uk/texts?98035" text:style-name="Internet_20_link" text:visited-style-name="Visited_20_Internet_20_Link"><text:span text:style-name="T83">доу</text:span><text:span text:style-name="T84">с</text:span><text:span text:style-name="T83">ѣхъ</text:span></text:a><text:span text:style-name="T83">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a xlink:type="simple" xlink:href="https://ocstexts.co.uk/texts?165759" text:style-name="Internet_20_link" text:visited-style-name="Visited_20_Internet_20_Link"><text:span text:style-name="T92">вь҆</text:span><text:span text:style-name="T93">с</text:span><text:span text:style-name="T92">акъ</text:span></text:a><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 </text:span><text:span text:style-name="T77">in </text:span><text:span text:style-name="T100">northern</text:span><text:span text:style-name="T77"> East Slavic</text:span><text:span text:style-name="T73"><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1">свинеце</text:span></text:a> &lt;*svinьkь and <text:a xlink:type="simple" xlink:href="http://ocstexts.co.uk:7300/texts?29725" text:style-name="Internet_20_link" text:visited-style-name="Visited_20_Internet_20_Link"><text:span text:style-name="T101">полотенеца</text:span></text:a> &lt;*poltьnьka), and those of *g are not unknown: Zaliznjak (2004: 47) admits that palatalised forms of the Germanic loan <text:span text:style-name="T102">кънѧ</text:span><text:span text:style-name="T103">з</text:span>‑ &lt;*kъnęg‑ are the rule, but considers this to be a "supradialectal" word originating outside of the Novgorodian dialect-area; <text:span text:style-name="T104">Галинская</text:span> (2014: 10) is less convinced and adduces the form <text:span text:style-name="T102">оусьрѧзи </text:span><text:span text:style-name="T105">(</text:span><text:span text:style-name="T106">cf. Russian </text:span><text:span text:style-name="T107">серьга</text:span><text:span text:style-name="T108">, </text:span><text:span text:style-name="T109">commonly</text:span><text:span text:style-name="T105"> assumed to be an Oghur, i.e. Bulgar, Turkic loan, cognate with e.g. Kazakh </text:span><text:span text:style-name="T110">сырға</text:span><text:span text:style-name="T105">)</text:span> 'earrings' from letter №429 as a word of "вполне бытового характера" which <text:span text:style-name="T111">thus supposedly </text:span>shows <text:span text:style-name="T112">a native</text:span> Novgorodian <text:span text:style-name="T112">reflex of </text:span>PV3 of *g. </text:p><text:p text:style-name="P21">More importantly, as <text:span text:style-name="T104">Галинская</text:span> (op. cit.) points out, in all of the well-known Novgorodian forms of the pronoun *vьxъ 'all' which supposedly show a lack of PV3 by retaining both /x/ and back/hard desinences (e.g. fem. gen. sg. <text:span text:style-name="T102">въхоѣ</text:span> &lt;*vьxoj<text:span text:style-name="T113">ę̌</text:span> from letter №850), and which come from letters which otherwise correctly convey the jers (by writing &lt;<text:span text:style-name="T102">ь,е</text:span>&gt; for *ь and &lt;<text:span text:style-name="T102">о,ъ</text:span>&gt; for *ъ), the weak-jer is always written with &lt;<text:span text:style-name="T102">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4">Галинская</text:span> (2014: 14), though cf. Zaliznjak's (2004: 54) less convincing explanation of the /ъ/ in these words as an assimilation of original /ь/ to the back-vowels of the following syllable).</text:p></text:note-body></text:note></text:span><text:span text:style-name="T77"> (Old Novgorodian</text:span><text:span text:style-name="T73">, see Zaliznjak 2004: 42-45</text:span><text:span text:style-name="T91"> for the evidence</text:span><text:span text:style-name="T114">)</text:span><text:span text:style-name="T115">, </text:span><text:span text:style-name="T116">and </text:span><text:span text:style-name="T115">the blocking of PV2 by an intervening *v in West Slavic (Pol. </text:span><text:span text:style-name="T117">gwiazda</text:span><text:span text:style-name="T115">, Cz. </text:span><text:span text:style-name="T117">květ</text:span><text:span text:style-name="T118"> &lt;*gvězda, *květъ</text:span><text:span text:style-name="T115">, etc.)</text:span><text:span text:style-name="T119">.</text:span><text:span text:style-name="T120">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text:soft-page-break/></text:p>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1">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2"> <text:s text:c="7"/>ę</text:span></text:p></table:table-cell><table:table-cell table:style-name="Figure1.A2" office:value-type="string"><text:p text:style-name="P34"/></table:table-cell><table:table-cell table:style-name="Figure1.D2" office:value-type="string"><text:p text:style-name="P39"><text:span text:style-name="T122">ǫ</text:span><text:span text:style-name="T123">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4">In addition</text:span><text:span text:style-name="T125">,</text:span><text:span text:style-name="T124"> the following symbols are used </text:span><text:span text:style-name="T126">for</text:span><text:span text:style-name="T124"> phonemes of wholly foreign origin in order to </text:span><text:span text:style-name="T126">represent</text:span><text:span text:style-name="T124"> badly-integrated foreign borrowings, whose level of integration into the native system </text:span><text:span text:style-name="T127">we deliberately do not take a position on</text:span><text:span text:style-name="T124">: /ḱ ǵ x́ f ü/</text:span><text:span text:style-name="T128">, e.g. in respectively </text:span><text:span text:style-name="T129">к҄итъ</text:span><text:span text:style-name="T130"> </text:span><text:span text:style-name="T131">&lt;*</text:span><text:span text:style-name="T132">ḱ</text:span><text:span text:style-name="T133">itъ</text:span><text:span text:style-name="T134">,</text:span><text:span text:style-name="T135"> </text:span><text:span text:style-name="T129">ꙇꙉемонъ</text:span><text:span text:style-name="T130"> </text:span><text:span text:style-name="T133">&lt;*iǵemonъ</text:span><text:span text:style-name="T134">,</text:span><text:span text:style-name="T130"> </text:span><text:span text:style-name="T129">хитонъ</text:span><text:span text:style-name="T130"> </text:span><text:span text:style-name="T133">&lt;*x́itonъ</text:span><text:span text:style-name="T134">,</text:span><text:span text:style-name="T136"> </text:span><text:span text:style-name="T137">иосифъ</text:span><text:span text:style-name="T138"> </text:span><text:span text:style-name="T133">&lt;*ijosifъ</text:span><text:span text:style-name="T133"><text:note text:id="ftn3" text:note-class="footnote"><text:note-citation>3</text:note-citation><text:note-body><text:p text:style-name="P49">Of course the sequence /jo/ violates LCS phonotactics as well.</text:p></text:note-body></text:note></text:span><text:span text:style-name="T134">,</text:span><text:span text:style-name="T138"> </text:span><text:span text:style-name="T131">and</text:span><text:span text:style-name="T138"> мѵро </text:span><text:span text:style-name="T133">&lt;*müro</text:span><text:span text:style-name="T139">. </text:span><text:span text:style-name="T124"><text:s/>Almost none of the words containing these symbols would actually have existed in the language during Common Slavonic times, but they need to be included in the indexing-system because they often contain native Slavic elements (</text:span><text:span text:style-name="T128">f.ex.</text:span><text:span text:style-name="T124"> inflectional endings). Normally they represent specific sounds in the source-language (usually Greek), </text:span><text:span text:style-name="T127">so </text:span><text:span text:style-name="T140">including them is </text:span><text:span text:style-name="T124">useful </text:span><text:span text:style-name="T140">for investigating the </text:span><text:span text:style-name="T124">process of </text:span><text:span text:style-name="T140">these sounds'</text:span><text:span text:style-name="T124"> integration into the native systems. </text:span><text:span text:style-name="T128">For instance,</text:span><text:span text:style-name="T124"> the </text:span><text:span text:style-name="T141">extent to w</text:span><text:span text:style-name="T142">h</text:span><text:span text:style-name="T141">ich</text:span><text:span text:style-name="T124"> Greek /ü/ </text:span><text:span text:style-name="T141">is integrated into</text:span><text:span text:style-name="T124"> </text:span><text:span text:style-name="T143">either </text:span><text:span text:style-name="T124">native /i/ or /u/</text:span><text:span text:style-name="T128"> can be seen in variations in the OCS </text:span><text:span text:style-name="T140">spellings of the </text:span><text:span text:style-name="T128">word for 'Egypt' </text:span><text:span text:style-name="T144">(*eǵüpьtъ)</text:span><text:span text:style-name="T128">: </text:span><text:a xlink:type="simple" xlink:href="https://ocstexts.co.uk/texts?910" text:style-name="Internet_20_link" text:visited-style-name="Visited_20_Internet_20_Link"><text:span text:style-name="T145">ⰵ</text:span><text:span text:style-name="T146">ⰼⱓ</text:span><text:span text:style-name="T145">ⱂⱅⰰ</text:span></text:a><text:span text:style-name="T124"> vs </text:span><text:a xlink:type="simple" xlink:href="https://ocstexts.co.uk/texts?84908" text:style-name="Internet_20_link" text:visited-style-name="Visited_20_Internet_20_Link"><text:span text:style-name="T145">ⰵ</text:span><text:span text:style-name="T146">ⰳⰹ</text:span><text:span text:style-name="T145">ⱂⱅⰰ</text:span></text:a><text:span text:style-name="T124"> vs </text:span><text:a xlink:type="simple" xlink:href="https://ocstexts.co.uk/texts?82703" text:style-name="Internet_20_link" text:visited-style-name="Visited_20_Internet_20_Link"><text:span text:style-name="T145">ⰵ</text:span><text:span text:style-name="T146">ⰳⱛ</text:span><text:span text:style-name="T145">ⱂⱅⱏ</text:span></text:a><text:span text:style-name="T124"> vs </text:span><text:a xlink:type="simple" xlink:href="https://ocstexts.co.uk/texts?149967" text:style-name="Internet_20_link" text:visited-style-name="Visited_20_Internet_20_Link"><text:span text:style-name="T147">е҅</text:span><text:span text:style-name="T148">гоу</text:span><text:span text:style-name="T147">птъ</text:span></text:a><text:span text:style-name="T124"> vs</text:span><text:span text:style-name="T149"> </text:span><text:a xlink:type="simple" xlink:href="https://ocstexts.co.uk/texts?256857" text:style-name="Internet_20_link" text:visited-style-name="Visited_20_Internet_20_Link"><text:span text:style-name="T150">ⰵ</text:span><text:span text:style-name="T151">̅</text:span><text:span text:style-name="T152">ⰼ</text:span><text:span text:style-name="T153">ⱛ</text:span><text:span text:style-name="T154">ⱂⱅ</text:span><text:span text:style-name="T155">̅</text:span><text:span text:style-name="T154">ⰰ</text:span></text:a><text:span text:style-name="T156"><text:note text:id="ftn4" text:note-class="footnote"><text:note-citation>4</text:note-citation><text:note-body><text:p text:style-name="P50">Forms are given as they appear in the manuscripts; <text:span text:style-name="T157">modern fonts </text:span><text:span text:style-name="T158">and Unicode symbols </text:span><text:span text:style-name="T157">mean that the misleading and unhelpful practice of transcribing Glagolitic into Cyrillic </text:span><text:span text:style-name="T159">is no longer </text:span><text:span text:style-name="T160">defensible</text:span>. <text:span text:style-name="T161">Where </text:span><text:span text:style-name="T162">specific </text:span><text:span text:style-name="T161">forms from Eckhoff's corpus-texts are cited, they are hyperlinked to that place on the </text:span><text:a xlink:type="simple" xlink:href="https://ocstexts.co.uk/" text:style-name="Internet_20_link" text:visited-style-name="Visited_20_Internet_20_Link"><text:span text:style-name="T161">ocstexts.co.uk</text:span></text:a><text:span text:style-name="T161"> website, which is a work-in-progress web-interface for viewing and searching the </text:span><text:span text:style-name="T163">annotated </text:span><text:span text:style-name="T161">texts</text:span><text:span text:style-name="T164">. Care should be taken with Eckhoff’s digitisation</text:span><text:span text:style-name="T165">s</text:span><text:span text:style-name="T164">, particularly in texts like Psal</text:span><text:span text:style-name="T166">terium Sinaiticum</text:span><text:span text:style-name="T164"> where </text:span><text:span text:style-name="T165">certain</text:span><text:span text:style-name="T164"> ruesome decisions </text:span><text:span text:style-name="T167">from</text:span><text:span text:style-name="T164"> the editors Severjanov</text:span><text:span text:style-name="T168"> (1922)</text:span><text:span text:style-name="T164"> and Mareš</text:span><text:span text:style-name="T168"> (1997)</text:span><text:span text:style-name="T164"> have been compounded by further information-destroying simplifications</text:span><text:span text:style-name="T169"> (</text:span><text:span text:style-name="T170">for instance,</text:span><text:span text:style-name="T169"> Severjanov transcribes &lt;</text:span><text:span text:style-name="T171">ⰼ</text:span><text:span text:style-name="T169">&gt; with &lt;</text:span><text:span text:style-name="T171">г̂</text:span><text:span text:style-name="T169">&gt;, but Eckhoff then replaces </text:span><text:span text:style-name="T172">Severjanov's</text:span><text:span text:style-name="T169"> roundy diacritic with a titlo, leading to nonsense transcriptions like Psalm 8 &lt;</text:span><text:a xlink:type="simple" xlink:href="https://ocstexts.co.uk/texts?61932" text:style-name="Internet_20_link" text:visited-style-name="Visited_20_Internet_20_Link"><text:span text:style-name="T173">ан҃г҃лъ</text:span></text:a><text:span text:style-name="T169">&gt; for ms. &lt;</text:span><text:span text:style-name="T171">ⰰⱀ҃ⰼⰾⱏ</text:span><text:span text:style-name="T169">&gt;</text:span><text:span text:style-name="T170">)</text:span><text:span text:style-name="T164">. </text:span><text:span text:style-name="T174">C</text:span><text:span text:style-name="T175">lean</text:span><text:span text:style-name="T174">ed</text:span><text:span text:style-name="T175"> up</text:span><text:span text:style-name="T176"> digitisations, </text:span><text:span text:style-name="T175">using</text:span><text:span text:style-name="T176"> the Glagolitic originals as the base-text, and</text:span><text:span text:style-name="T175"> a</text:span><text:span text:style-name="T176"> mechanism for displaying manuscript-images</text:span><text:span text:style-name="T174">, are planned for the near future</text:span><text:span text:style-name="T177">.</text:span></text:p></text:note-body></text:note></text:span><text:span text:style-name="T128">, etc.</text:span><text:span text:style-name="T140">. One might also ask whether a separate &lt;</text:span><text:span text:style-name="T178">ⰼ</text:span><text:span text:style-name="T179">&gt;</text:span><text:span text:style-name="T180"> letter for /</text:span><text:span text:style-name="T156">ǵ</text:span><text:span text:style-name="T180">/ (and the writing of</text:span><text:span text:style-name="T181"> &lt;</text:span><text:span text:style-name="T182">к҄</text:span><text:span text:style-name="T180"> </text:span><text:span text:style-name="T181">&gt;/</text:span><text:span text:style-name="T180">&lt;</text:span><text:span text:style-name="T178">ⰽ҄</text:span><text:span text:style-name="T183"> </text:span><text:span text:style-name="T180">&gt; with the palatalisation-diacritic) could be linked to the inadmissibility</text:span><text:span text:style-name="T184"> </text:span><text:span text:style-name="T180">in the native systems of soft [k</text:span><text:span text:style-name="T185">j</text:span><text:span text:style-name="T180">, g</text:span><text:span text:style-name="T185">j</text:span><text:span text:style-name="T186">] sounds, and </text:span><text:span text:style-name="T187">whether </text:span><text:span text:style-name="T186">their replacement with regular </text:span><text:span text:style-name="T188">&lt;</text:span><text:span text:style-name="T189">ⰳ</text:span><text:span text:style-name="T188">,</text:span><text:span text:style-name="T189">ⰽ</text:span><text:span text:style-name="T188">&gt; or </text:span><text:span text:style-name="T186">&lt;</text:span><text:span text:style-name="T190">г</text:span><text:span text:style-name="T186">, </text:span><text:span text:style-name="T190">к</text:span><text:span text:style-name="T186">&gt;</text:span><text:span text:style-name="T191"> </text:span><text:span text:style-name="T187">was </text:span><text:span text:style-name="T191">more likely in systems with some level of native </text:span><text:span text:style-name="T186">[k</text:span><text:span text:style-name="T185">j</text:span><text:span text:style-name="T186">, g</text:span><text:span text:style-name="T185">j</text:span><text:span text:style-name="T186">]</text:span><text:span text:style-name="T191"> (for instance, in Rus' after the so-called Fourth Velar Palatalisation </text:span><text:span text:style-name="T192">*ky,*gy,*xy &gt; [</text:span><text:span text:style-name="T186">k</text:span><text:span text:style-name="T185">j</text:span><text:span text:style-name="T193">i,</text:span><text:span text:style-name="T192"> </text:span><text:span text:style-name="T186">g</text:span><text:span text:style-name="T185">j</text:span><text:span text:style-name="T193">i,</text:span><text:span text:style-name="T192"> x</text:span><text:span text:style-name="T185">j</text:span><text:span text:style-name="T192">i]</text:span><text:span text:style-name="T191">, or in Novgorod due to the retention of native velars before front-vowels because of the non-action of PV2, etc.). </text:span><text:span text:style-name="T194">I</text:span><text:span text:style-name="T195">n any case, </text:span><text:span text:style-name="T191">such questions are far easier to investigate if all relevant forms can be reliably retrieved by giving them even a consciously artificial LCS representation. </text:span></text:p>
      <text:p text:style-name="P51"/>
      <text:p text:style-name="P52">Vowels</text:p>
      <text:p text:style-name="P53"><text:span text:style-name="T196">I have </text:span><text:span text:style-name="T197">deliberately not </text:span><text:span text:style-name="T196">include</text:span><text:span text:style-name="T197">d</text:span><text:span text:style-name="T196"> accentual information in my reconstruction of vowels, even though such information is in fact required to explain</text:span><text:span text:style-name="T198"> certain differing manuscript-reflexes,</text:span><text:span text:style-name="T199"> e.g. Russkaja Pravda fem. acc. sg. </text:span><text:a xlink:type="simple" xlink:href="http://ocstexts.co.uk:7300/texts?168674" text:style-name="Internet_20_link" text:visited-style-name="Visited_20_Internet_20_Link"><text:span text:style-name="T200">робу</text:span></text:a><text:span text:style-name="T199"> &lt; *</text:span><text:span text:style-name="T201">orb-ǫ vs Uspenskij Sbornik nt. acc. sg. </text:span><text:a xlink:type="simple" xlink:href="http://ocstexts.co.uk:7300/texts?239213" text:style-name="Internet_20_link" text:visited-style-name="Visited_20_Internet_20_Link"><text:span text:style-name="T202">рало</text:span></text:a><text:span text:style-name="T201"> &lt; *ordl-o, </text:span><text:span text:style-name="T197">because f</text:span><text:span text:style-name="T203">or </text:span><text:soft-page-break/><text:span text:style-name="T203">too large a proportion of the vocabulary this information is not </text:span><text:span text:style-name="T204">sufficiently </text:span><text:span text:style-name="T203">securely </text:span><text:span text:style-name="T205">and</text:span><text:span text:style-name="T203"> uncontroversially reconstructed, and anyway the (often post-LCS) derivational processes which</text:span><text:span text:style-name="T206"> are responsible for most of the actual words in </text:span><text:span text:style-name="T71">the attested texts (and the inevitable </text:span><text:span text:style-name="T207">accentual </text:span><text:span text:style-name="T71">levelling processes likely to have occurred in the course of these derivations)</text:span><text:span text:style-name="T206"> complicate things even further</text:span><text:span text:style-name="T207">.</text:span></text:p>
      <text:p text:style-name="P53"/>
      <text:p text:style-name="P54"><text:span text:style-name="T208">The two extra nasal-vowels /</text:span><text:span text:style-name="T209">y̨</text:span><text:span text:style-name="T210">/ and /</text:span><text:span text:style-name="T211">ę̌</text:span><text:span text:style-name="T210">/ are required to account for the split between North (East and West) and South Slavic forms of certain inflectional-endings: </text:span></text:p>
      <text:p text:style-name="P54"><text:span text:style-name="T210">*</text:span><text:span text:style-name="T209">y̨</text:span><text:span text:style-name="T212"> </text:span><text:span text:style-name="T213">is used </text:span><text:span text:style-name="T212">for the nom. sg. masc./nt. pres. act. participle of certain verb-classes whose present-stem ends on a hard-consonant, </text:span><text:span text:style-name="T214">which in South Slavic remains high and backed, </text:span><text:span text:style-name="T212">e.g. Supr. </text:span><text:a xlink:type="simple" xlink:href="https://ocstexts.co.uk/texts?129023" text:style-name="Internet_20_link" text:visited-style-name="Visited_20_Internet_20_Link"><text:span text:style-name="T215">ꙁов</text:span><text:span text:style-name="T216">ꙑ</text:span></text:a><text:span text:style-name="T217"> </text:span><text:span text:style-name="T212">&lt;*zov</text:span><text:span text:style-name="T218">y̨</text:span><text:span text:style-name="T219">, </text:span><text:span text:style-name="T220">Psalterium Sinaiticum</text:span><text:span text:style-name="T221"> <text:s/></text:span><text:a xlink:type="simple" xlink:href="https://ocstexts.co.uk/texts?88052" text:style-name="Internet_20_link" text:visited-style-name="Visited_20_Internet_20_Link"><text:span text:style-name="T222">ⱄⱅⱃⱑⰳ</text:span><text:span text:style-name="T223">ⱘ</text:span><text:span text:style-name="T222">ⰺ</text:span></text:a><text:span text:style-name="T224"> </text:span><text:span text:style-name="T220">&lt;*sterg</text:span><text:span text:style-name="T218">y̨</text:span><text:span text:style-name="T220">‑jь, Codex Marianus</text:span><text:span text:style-name="T224"> </text:span><text:a xlink:type="simple" xlink:href="https://ocstexts.co.uk/texts?51369" text:style-name="Internet_20_link" text:visited-style-name="Visited_20_Internet_20_Link"><text:span text:style-name="T222">ⱑⰴ</text:span><text:span text:style-name="T223">ⱕ</text:span><text:span text:style-name="T225">ⰻ</text:span></text:a><text:span text:style-name="T226"> </text:span><text:span text:style-name="T220">&lt;*</text:span><text:span text:style-name="T226">jǢd</text:span><text:span text:style-name="T218">y̨</text:span><text:span text:style-name="T220">‑jь</text:span><text:span text:style-name="T226"> (these forms </text:span><text:span text:style-name="T227">lead Kortlandt (1979:260) to posit that</text:span><text:span text:style-name="T226"> </text:span><text:span text:style-name="T228">some dialects of </text:span><text:span text:style-name="T226">early OCS retained </text:span><text:span text:style-name="T229">some kind of</text:span><text:span text:style-name="T226"> nasal character </text:span><text:span text:style-name="T229">in</text:span><text:span text:style-name="T226"> this vowel and may even have developed the special "hooked" nasal letter &lt;</text:span><text:span text:style-name="T230">ⱕ</text:span><text:span text:style-name="T226">&gt; for it), but</text:span><text:span text:style-name="T231"> which</text:span><text:span text:style-name="T226"> in </text:span><text:span text:style-name="T232">most of </text:span><text:span text:style-name="T226">North Slavic </text:span><text:span text:style-name="T233">lowered to</text:span><text:span text:style-name="T226"> /a/</text:span><text:span text:style-name="T234">: </text:span><text:span text:style-name="T226">Old Polish (</text:span>Kazania Świ<text:span text:style-name="T235">ę</text:span>tokrzyskie<text:span text:style-name="T226">) </text:span><text:span text:style-name="T236">has both </text:span><text:span text:style-name="T237">rec</text:span><text:span text:style-name="T238">a</text:span><text:span text:style-name="T226"> </text:span><text:span text:style-name="T236">and </text:span><text:span text:style-name="T239">rec</text:span><text:span text:style-name="T240">ꟁ</text:span><text:span text:style-name="T239"> </text:span><text:span text:style-name="T241">(with the special Old Polish letter for the merged reflex of *ę and *ǫ) </text:span><text:span text:style-name="T242">&lt;*rek</text:span><text:span text:style-name="T218">y̨</text:span><text:span text:style-name="T226">, </text:span><text:span text:style-name="T227">and</text:span><text:span text:style-name="T236"> </text:span><text:span text:style-name="T227">in other texts </text:span><text:span text:style-name="T236">also</text:span><text:span text:style-name="T239"> bior</text:span><text:span text:style-name="T240">ꟁ</text:span><text:span text:style-name="T241"> &lt;*ber</text:span><text:span text:style-name="T243">y̨;</text:span><text:span text:style-name="T244"> </text:span><text:span text:style-name="T245">Russkaja Pravda </text:span><text:a xlink:type="simple" xlink:href="http://ocstexts.co.uk:7300/texts?167754" text:style-name="Internet_20_link" text:visited-style-name="Visited_20_Internet_20_Link"><text:span text:style-name="T246">рек</text:span><text:span text:style-name="T247">а</text:span></text:a><text:span text:style-name="T245">, </text:span><text:span text:style-name="T248">Uspenskij Sbornik </text:span><text:a xlink:type="simple" xlink:href="http://ocstexts.co.uk:7300/texts?237710" text:style-name="Internet_20_link" text:visited-style-name="Visited_20_Internet_20_Link"><text:span text:style-name="T249">доид</text:span><text:span text:style-name="T250">а</text:span></text:a><text:span text:style-name="T248"> &lt;*dojьd</text:span><text:span text:style-name="T243">y̨,</text:span><text:span text:style-name="T247"> </text:span><text:span text:style-name="T226">Ru.Ch.Sl. (Vita Methodii) </text:span><text:a xlink:type="simple" xlink:href="https://ocstexts.co.uk/texts?200672" text:style-name="Internet_20_link" text:visited-style-name="Visited_20_Internet_20_Link"><text:span text:style-name="T225">вьсемог</text:span><text:span text:style-name="T251">а</text:span><text:span text:style-name="T225">и</text:span></text:a><text:span text:style-name="T226"> &lt;*vьxemog</text:span><text:span text:style-name="T218">y̨</text:span><text:span text:style-name="T220">‑jь</text:span><text:span text:style-name="T234">. </text:span><text:span text:style-name="T252">Kortlandt’s </text:span><text:span text:style-name="T253">positing of a </text:span><text:span text:style-name="T254">CS</text:span><text:span text:style-name="T253"> *</text:span><text:span text:style-name="T243">y̨ </text:span><text:span text:style-name="T255">(which he writes as *aN)</text:span><text:span text:style-name="T252"> is far from universal</text:span><text:span text:style-name="T253">ly accepted, </text:span><text:span text:style-name="T256">and </text:span><text:span text:style-name="T253">others </text:span><text:span text:style-name="T256">consider these forms the result of various dialect-specific analogical process</text:span><text:span text:style-name="T252">; see references and discussion in Olander (2015: 88-92)</text:span><text:span text:style-name="T234">. </text:span><text:span text:style-name="T257">Whatever the truth of the matter, our *</text:span><text:span text:style-name="T218">y̨ </text:span><text:span text:style-name="T258">is a convenient placeholder which allows all the relevant evidence to be retrieved.</text:span></text:p>
      <text:p text:style-name="P55"><text:span text:style-name="T259">*</text:span><text:span text:style-name="T211">ę̌</text:span><text:span text:style-name="T260"> is responsible for the NSl. /ě/ vs SSl. /ę/ shapes of jo-stem masc. acc. pl. and the ja-stem nom./acc. pl. and gen. sg. endings</text:span><text:span text:style-name="T261">, which are reflected in respectively the post- and pre-revolutionary spellings of the Russian nom./acc. pl. long-adjective endings -</text:span><text:span text:style-name="T262">ые</text:span><text:span text:style-name="T261"> &lt; *yj</text:span><text:span text:style-name="T260">ě</text:span><text:span text:style-name="T261"> &lt; *yj</text:span><text:span text:style-name="T211">ę̌</text:span><text:span text:style-name="T260"> </text:span><text:span text:style-name="T261"><text:s/>vs -</text:span><text:span text:style-name="T262">ыя</text:span><text:span text:style-name="T261"> &lt; *yja &lt; *yj</text:span><text:span text:style-name="T260">ę</text:span><text:span text:style-name="T261"> &lt; *yj</text:span><text:span text:style-name="T211">ę̌</text:span><text:span text:style-name="T263">.</text:span><text:span text:style-name="T263"><text:note text:id="ftn5" text:note-class="footnote"><text:note-citation>5</text:note-citation><text:note-body><text:p text:style-name="P56">Other <text:span text:style-name="T264">troublesome</text:span> pre-LCS morphological isoglosses reflected in the texts include the <text:span text:style-name="T265">masc./nt. instr. sg.</text:span> *o‑ and *jo‑stem <text:span text:style-name="T265">endings *‑ъmь/</text:span><text:span text:style-name="T266">*‑ьmь</text:span><text:span text:style-name="T265"> (N.Sl., </text:span><text:span text:style-name="T267">e.g. KF </text:span><text:a xlink:type="simple" xlink:href="https://ocstexts.co.uk/texts?2190" text:style-name="Internet_20_link" text:visited-style-name="Visited_20_Internet_20_Link"><text:span text:style-name="T268">ⱁⰱⱃⰰⰸ</text:span><text:span text:style-name="T269">ⱏⰿⱐ</text:span></text:a><text:span text:style-name="T267">, Uspensk. Sbor. </text:span><text:a xlink:type="simple" xlink:href="http://ocstexts.co.uk:7300/texts?246146" text:style-name="Internet_20_link" text:visited-style-name="Visited_20_Internet_20_Link"><text:span text:style-name="T270">кнѧз</text:span><text:span text:style-name="T271">ьмь</text:span></text:a><text:span text:style-name="T265">) and *‑omь/</text:span><text:span text:style-name="T266">*‑emь</text:span> <text:span text:style-name="T265">(S.Sl., </text:span><text:span text:style-name="T267">e.g. Supr. </text:span><text:a xlink:type="simple" xlink:href="https://ocstexts.co.uk/texts?123324" text:style-name="Internet_20_link" text:visited-style-name="Visited_20_Internet_20_Link"><text:span text:style-name="T268">о҅браꙁ</text:span><text:span text:style-name="T269">омъ</text:span></text:a><text:span text:style-name="T267">, </text:span><text:a xlink:type="simple" xlink:href="https://ocstexts.co.uk/texts?124778" text:style-name="Internet_20_link" text:visited-style-name="Visited_20_Internet_20_Link"><text:span text:style-name="T268">кнꙙꙁ</text:span><text:span text:style-name="T269">емь</text:span></text:a><text:span text:style-name="T265">), </text:span><text:span text:style-name="T272">which </text:span><text:span text:style-name="T273">are most commonly (e.g. Olander 2015: 168) thought to be analogical replacements of </text:span><text:span text:style-name="T274">the original instr. sg. ending</text:span><text:span text:style-name="T273"> ECS *‑</text:span><text:span text:style-name="T275">ā which is preserved in the adverb *vьčera ‘yesterday’; and the *‑tь (N.Sl.) vs *‑tъ (S.Sl.) verbal endings of 3</text:span><text:span text:style-name="T276">rd</text:span><text:span text:style-name="T277"> sg. and pl. present </text:span><text:span text:style-name="T278">(plus its extension to 2</text:span><text:span text:style-name="T279">nd</text:span><text:span text:style-name="T278"> and 3</text:span><text:span text:style-name="T279">rd</text:span><text:span text:style-name="T278"> sg. aorists like OCS </text:span><text:span text:style-name="T280">начѧ</text:span><text:span text:style-name="T281">тъ</text:span><text:span text:style-name="T282">, OR (</text:span><text:span text:style-name="T283">Uspensk. Sbor.</text:span><text:span text:style-name="T282">) <text:s/></text:span><text:a xlink:type="simple" xlink:href="http://ocstexts.co.uk:7300/texts?230341" text:style-name="Internet_20_link" text:visited-style-name="Visited_20_Internet_20_Link"><text:span text:style-name="T284">бꙑс</text:span><text:span text:style-name="T285">ть</text:span></text:a><text:span text:style-name="T282">, </text:span><text:a xlink:type="simple" xlink:href="http://ocstexts.co.uk:7300/texts?230651" text:style-name="Internet_20_link" text:visited-style-name="Visited_20_Internet_20_Link"><text:span text:style-name="T284">нача</text:span><text:span text:style-name="T285">ть</text:span></text:a><text:span text:style-name="T286">). </text:span><text:span text:style-name="T287">Here I have no choice but to index them with dummy-symbols in the database: *‑Omь/</text:span><text:span text:style-name="T288">*‑Emь</text:span><text:span text:style-name="T287"> for the instr. sg. ending and *‑tQ for the </text:span><text:span text:style-name="T289">verb-endings</text:span><text:span text:style-name="T287">.</text:span><text:span text:style-name="T286"> </text:span></text:p></text:note-body></text:note></text:span></text:p>
      <text:p text:style-name="P57"/>
      <text:p text:style-name="P58"><text:span text:style-name="T290">The need for the</text:span><text:span text:style-name="T291"> retention of the</text:span><text:span text:style-name="T290"> /Ǣ/ archiphoneme</text:span><text:span text:style-name="T292">, </text:span><text:span text:style-name="T291">which represent</text:span><text:span text:style-name="T293">s</text:span><text:span text:style-name="T291"> merged Early Common Slavonic *ē *ā</text:span><text:span text:style-name="T290"> </text:span><text:span text:style-name="T291">in the position after palatal consonants, up to this point</text:span><text:span text:style-name="T293"> of LCS</text:span><text:span text:style-name="T291">, </text:span><text:span text:style-name="T290">is explored in detail in Winslow (2022)</text:span><text:span text:style-name="T291">, but t</text:span><text:span text:style-name="T293">he same</text:span><text:span text:style-name="T291"> archiphoneme (</text:span><text:span text:style-name="T293">along with</text:span><text:span text:style-name="T291"> its short counterpart /</text:span>Æ<text:span text:style-name="T294">/)</text:span><text:span text:style-name="T295"> was explicitly posited by Kortlandt</text:span><text:span text:style-name="T293"> as far back as 1979 (p.266)</text:span><text:span text:style-name="T296"> as part of his ECS system</text:span><text:span text:style-name="T295">. </text:span><text:span text:style-name="T297">In short, </text:span><text:span text:style-name="T298">a combination of: </text:span></text:p>
      <text:p text:style-name="P59"><text:span text:style-name="T298"><text:tab/>1.) </text:span><text:span text:style-name="T297">the lack of any device in the Glagolitic alphabet to render /ja ńa ŕa ĺa/ sequences (for which Glagolitic texts must use the jat' &lt;</text:span><text:span text:style-name="T299">ⱑ</text:span><text:span text:style-name="T297">&gt; letter whose base-value is /ě/)</text:span><text:span text:style-name="T298">; </text:span></text:p>
      <text:p text:style-name="P60"><text:span text:style-name="T298"><text:tab/>2.)</text:span><text:span text:style-name="T300"> overwhelming</text:span><text:span text:style-name="T298"> spellings of palatal-letter (&lt;</text:span><text:span text:style-name="T301">ⱍⱎⰶⱌ</text:span><text:span text:style-name="T298">&gt;) + jat' in the Kiev Folia (</text:span><text:span text:style-name="T300">the oldest and therefore least distant </text:span><text:span text:style-name="T302">ms. </text:span><text:span text:style-name="T300">from the </text:span><text:span text:style-name="T303">'</text:span><text:span text:style-name="T300">original</text:span><text:span text:style-name="T303">'</text:span><text:span text:style-name="T300"> </text:span><text:span text:style-name="T303">OCS,</text:span><text:span text:style-name="T300"> as first codified by Cyrill and Methodius</text:span><text:span text:style-name="T304"> and</text:span><text:span text:style-name="T298"> </text:span><text:span text:style-name="T300">for which the Glagolitic alphabet was devised</text:span><text:span text:style-name="T298">)</text:span><text:span text:style-name="T300"> </text:span><text:span text:style-name="T298">for the reflexes of LCS *č/š/ž/ћ + *Ǣ </text:span><text:span text:style-name="T300">(</text:span><text:span text:style-name="T305">e.g. </text:span><text:a xlink:type="simple" xlink:href="https://ocstexts.co.uk/texts?1980" text:style-name="Internet_20_link" text:visited-style-name="Visited_20_Internet_20_Link"><text:span text:style-name="T306">ⱁⰱⱑⱌⱑⰾⱏ</text:span></text:a><text:span text:style-name="T305"> &lt;*ob‑věћǢlъ</text:span><text:span text:style-name="T300">, </text:span><text:a xlink:type="simple" xlink:href="https://ocstexts.co.uk/texts?1984" text:style-name="Internet_20_link" text:visited-style-name="Visited_20_Internet_20_Link"><text:span text:style-name="T306">ⰴⱆⱎⱑⰿ</text:span></text:a><text:span text:style-name="T307">ⰹ</text:span><text:span text:style-name="T305"> &lt;*dušǢmi),</text:span><text:span text:style-name="T300"> </text:span><text:span text:style-name="T298">as well as occasional traces of such spellings in later Glagolitic OCS (e.g. Psal. </text:span><text:a xlink:type="simple" xlink:href="https://ocstexts.co.uk/texts?63012" text:style-name="Internet_20_link" text:visited-style-name="Visited_20_Internet_20_Link"><text:span text:style-name="T308">ⱍⱑⱎⱗ</text:span></text:a><text:span text:style-name="T301"> </text:span><text:span text:style-name="T298">&lt;*čǢš</text:span><text:span text:style-name="T309">ę̌</text:span><text:span text:style-name="T298">); and</text:span></text:p>
      <text:p text:style-name="P60"><text:span text:style-name="T310"><text:tab/></text:span><text:span text:style-name="T298">3.) the evidence of certain modern Bulgarian dialects, which have reflexes of LCS *ě in words like </text:span><text:span text:style-name="T311">ж'еба &lt;</text:span><text:span text:style-name="T312">*žǢba 'toad' </text:span><text:span text:style-name="T313">(Stojkov 1954: 74–78)</text:span><text:span text:style-name="T314">,</text:span></text:p>
      <text:p text:style-name="P61"/>
      <text:p text:style-name="P62"><text:span text:style-name="T315">all together point very strongly towards there having occurred a split on the Southeastern periphery of Slavic between LCS dialects which have /ě/ &lt; *Ǣ and the majority of the rest which got /a/, and that original OCS </text:span><text:span text:style-name="T316">('Urkirchenslavisch') </text:span><text:span text:style-name="T315">was a</text:span><text:span text:style-name="T317">n</text:span><text:span text:style-name="T315"> *Ǣ &gt; /ě/ dialect.</text:span><text:span text:style-name="T318"> I posit that *Ǣ remained until the opposition /a/:/ě/ after palatal consonants was reintroduced when PV2 and PV3 brought new soft-consonants /c ś </text:span>dź<text:span text:style-name="T319">/ into the system, which could be followed by both /a/ and /ě/: </text:span><text:span text:style-name="T320">fem. nom. sg. </text:span><text:span text:style-name="T319">/stь</text:span><text:span text:style-name="T321">dźa</text:span><text:span text:style-name="T319">/ &lt; *stьga (PV3) vs </text:span><text:span text:style-name="T320">fem. loc. sg.</text:span><text:span text:style-name="T319"> /no</text:span><text:span text:style-name="T321">dźě</text:span><text:span text:style-name="T322">/ &lt;*nogě (PV</text:span><text:span text:style-name="T323">2</text:span><text:span text:style-name="T322">) (Winslow 2022: 304-305). </text:span><text:span text:style-name="T324">Thus </text:span><text:soft-page-break/><text:span text:style-name="T324">since</text:span><text:span text:style-name="T322"> my LCS system </text:span><text:span text:style-name="T324">is based on</text:span><text:span text:style-name="T322"> a point just </text:span><text:span text:style-name="T325">before</text:span><text:span text:style-name="T322"> PV2 and PV3, </text:span><text:span text:style-name="T324">I must also retain the *Ǣ archiphoneme.</text:span><text:span text:style-name="T324"><text:note text:id="ftn6" text:note-class="footnote"><text:note-citation>6</text:note-citation><text:note-body><text:p text:style-name="P63">It's possible to argue that <text:span text:style-name="T326">the </text:span>short *Æ <text:span text:style-name="T326">counterpart to *</text:span><text:span text:style-name="T327">Ǣ</text:span><text:span text:style-name="T326"> </text:span>persisted in E<text:span text:style-name="T328">ast </text:span>Sl<text:span text:style-name="T328">avic</text:span> until after the Fall of the Jers, and that the <text:span text:style-name="T328">ESl. </text:span>so-called e &gt; o shift before hard-consonants / back-vowelled syllables is actually just the resolution of this archiphoneme as /o/ (where <text:span text:style-name="T329">palatalisation </text:span>of the preceding consonant remained, <text:span text:style-name="T330">in </text:span><text:span text:style-name="T331">e.g. </text:span>Ukr. <text:span text:style-name="T332">бджола</text:span> &lt;*<text:span text:style-name="T333">bь</text:span>čÆla, or was newly phonemicised, <text:span text:style-name="T330">in </text:span><text:span text:style-name="T331">e.g. </text:span>Ru. <text:span text:style-name="T332">вёсла</text:span> &lt;*v'Æsla &lt;*vesla), and that there was never a stage whe<text:span text:style-name="T334">n</text:span> these words had /e/ (based among other things on &lt;о&gt; spellings regardless of stress after palatal-letters in very early texts, and even after the letters for secondarily-soft LCS plain consonants in the Birchbark <text:span text:style-name="T335">documents</text:span> (Le Feuvre 1993, Nakonečnyj 1962), but there isn't space to elaborate on the issue here (see Winslow 2022: 304 fn.16). <text:span text:style-name="T336">U</text:span>nlike <text:span text:style-name="T336">the situation with long</text:span> <text:span text:style-name="T337">*</text:span><text:span text:style-name="T338">Ǣ</text:span>,<text:span text:style-name="T336"> </text:span>OCS shows no sign of anything but an /e/ reflex<text:span text:style-name="T336"> of short *Æ</text:span> (and indeed the fact that the East Slavs inherited their writing system ultimately from <text:span text:style-name="T331">the Urkirchenslavisch system</text:span> designed for such a dialect, rather than one which had a clear way of writing <text:span text:style-name="T339">/</text:span>soft consonant<text:span text:style-name="T339">/</text:span> + <text:span text:style-name="T340">/</text:span>o<text:span text:style-name="T340">/</text:span>, is likely the reason that /o/ reflexes are <text:span text:style-name="T341">so </text:span>rarely detectable in the early texts, since &lt;e&gt; had to be used for both /e/ and /’o/, cf. the spelling <text:span text:style-name="T342">є̑</text:span><text:span text:style-name="T343">вшанъ</text:span> of the Kipchak word /jovşan/ ‘wormwood’ in the Hypatian Codex, whose modern cognates <text:span text:style-name="T344">(</text:span>Turkmen <text:span text:style-name="T332">ýow</text:span><text:span text:style-name="T345">ş</text:span><text:span text:style-name="T332">an</text:span><text:span text:style-name="T344"> /jowşan/</text:span>, Kazakh <text:span text:style-name="T332">жусан</text:span> /žuwsan/<text:span text:style-name="T346">, Azeri </text:span><text:span text:style-name="T347">yov</text:span><text:span text:style-name="T345">ş</text:span><text:span text:style-name="T347">an</text:span><text:span text:style-name="T344">)</text:span> unambiguously point to a Kipchak <text:span text:style-name="T348">/o</text:span><text:span text:style-name="T349">/</text:span>), and the history of the East Slavic /o/ reflexes remains the subject of much disagreement, so it's simpler for everyone <text:span text:style-name="T350">if I</text:span> continue the traditional practice of writing LCS *e<text:span text:style-name="T351"> after palatals</text:span>, even if that strictly speaking is inconsistent with my use of *<text:span text:style-name="T338">Ǣ</text:span><text:span text:style-name="T336">.</text:span></text:p></text:note-body></text:note></text:span><text:span text:style-name="T322"> </text:span></text:p>
      <text:p text:style-name="P64"/>
      <text:p text:style-name="P65"><text:span text:style-name="T352">T</text:span><text:span text:style-name="T353">he syllabic liquids </text:span><text:span text:style-name="T354">/ŕ̥ ĺ̥ r̥ l̥/</text:span><text:span text:style-name="T353"> </text:span><text:span text:style-name="T352">are included </text:span><text:span text:style-name="T353">as unitary vocalic phonemes,</text:span><text:span text:style-name="T355"> following Schenker (1995: 94),</text:span><text:span text:style-name="T353"> rather than as combinations of /ь ъ/ + /ŕ ĺ r</text:span><text:span text:style-name="T352"> </text:span><text:span text:style-name="T353">l/, because these groups descend from PIE syllabic liquids and many descendant </text:span><text:span text:style-name="T355">South </text:span><text:span text:style-name="T353">Slavic dialects which retain syllabic liquids in this position</text:span><text:span text:style-name="T356"> (</text:span><text:span text:style-name="T355">including </text:span><text:span text:style-name="T357">most of</text:span><text:span text:style-name="T356"> those underlying canonical OCS)</text:span><text:span text:style-name="T353"> do not show any evidence of an intervening oral-vowel + liquid stage (such a view is shared by Bethin </text:span><text:span text:style-name="T358">(</text:span><text:span text:style-name="T353">199</text:span><text:span text:style-name="T359">8</text:span><text:span text:style-name="T353">: 71-72</text:span><text:span text:style-name="T358">)</text:span><text:span text:style-name="T353">; cf. also Bulgarian dialectal evidence in Stojkov </text:span><text:span text:style-name="T358">(</text:span><text:span text:style-name="T353">1954: 130-131</text:span><text:span text:style-name="T358">)</text:span><text:span text:style-name="T353">, where hard consonants precede reflexes of the LCS /ĺ</text:span><text:span text:style-name="T360">̥</text:span><text:span text:style-name="T353"> ŕ</text:span><text:span text:style-name="T360">̥</text:span><text:span text:style-name="T353">/ even in dialects with secondarily-palatalised consonants before fallen weak LCS /ь/).</text:span></text:p>
      <text:p text:style-name="P66">The need for both front and back *ŕ̥ *r̥ is unambiguously shown by the East Slavic reflexes /er/ and /or/ (<text:span text:style-name="T361">Ru. </text:span><text:span text:style-name="T332">смерть</text:span>, <text:span text:style-name="T332">морковь</text:span>), but *ĺ̥ vs *l̥ is more complicated: PIE<text:span text:style-name="T362"> *pl̥nos,</text:span> *<text:span text:style-name="T362">wl̥k</text:span><text:span text:style-name="T363">w</text:span><text:span text:style-name="T364">os &gt;</text:span> Lithuanian<text:span text:style-name="T332"> pilnas</text:span><text:span text:style-name="T365"> 'full',</text:span><text:span text:style-name="T332"> wilkas</text:span><text:span text:style-name="T365"> 'wolf'</text:span><text:span text:style-name="T332"> </text:span><text:span text:style-name="T365">(LCS *pĺ̥nъ</text:span><text:span text:style-name="T366">, *vĺ̥kъ</text:span><text:span text:style-name="T365">) vs</text:span><text:span text:style-name="T367"> Lith.</text:span><text:span text:style-name="T332"> stulpas</text:span><text:span text:style-name="T365"> (LCS *stl̥pъ 'pillar') suggests that Balto-Slavic had differentiated front/back variants of the PIE syllabic </text:span><text:span text:style-name="T368">*l̥</text:span><text:span text:style-name="T366"> (Bethin 1998: 69)</text:span><text:span text:style-name="T369">, </text:span><text:span text:style-name="T366">but the ancestor to East Slavic backed all vowels preceding tautosyllabic /l/ (Ru. </text:span><text:span text:style-name="T369">молоко</text:span><text:span text:style-name="T366"> &lt; Proto-ESl. *molko <text:s/>&lt; LCS *melko &gt; OCS </text:span><text:span text:style-name="T370">млѣко</text:span><text:span text:style-name="T366">), and thus only has /</text:span><text:span text:style-name="T371">ol</text:span><text:span text:style-name="T366">/ reflexes here: Ru. </text:span><text:span text:style-name="T369">волк</text:span><text:span text:style-name="T366">, </text:span><text:span text:style-name="T369">столб</text:span><text:span text:style-name="T372">,</text:span><text:span text:style-name="T366"> </text:span><text:span text:style-name="T369">полный</text:span><text:span text:style-name="T366">. It's true that Polish has </text:span><text:span text:style-name="T369">wilk </text:span><text:span text:style-name="T366">and </text:span><text:span text:style-name="T369">milcze</text:span><text:span text:style-name="T373">ć</text:span><text:span text:style-name="T366"> (&lt;*mĺ̥čǢti), but the Polish reflexes are complicated and likely have more to do with the surrounding consonants: </text:span><text:span text:style-name="T365">*pĺ̥nъ</text:span><text:span text:style-name="T366"> </text:span><text:span text:style-name="T374">by contrast </text:span><text:span text:style-name="T366">gives </text:span><text:span text:style-name="T369">pe</text:span><text:span text:style-name="T373">ł</text:span><text:span text:style-name="T369">ny </text:span><text:span text:style-name="T366">with hardened /l/ and the Polish non-palatalising</text:span><text:span text:style-name="T375">-</text:span><text:span text:style-name="T366">/e/ reflex of *ъ</text:span><text:span text:style-name="T374">, and the differing reflexes in</text:span><text:span text:style-name="T376"> wi</text:span><text:span text:style-name="T377">erz</text:span><text:span text:style-name="T376">ch</text:span><text:span text:style-name="T374"> &lt;*vŕ̥xъ, <text:s/></text:span><text:span text:style-name="T378">ś</text:span><text:span text:style-name="T376">mi</text:span><text:span text:style-name="T377">er</text:span><text:span text:style-name="T373">ć</text:span><text:span text:style-name="T379"> &lt;*sъmŕ̥tь and </text:span><text:span text:style-name="T378">m</text:span><text:span text:style-name="T380">ar</text:span><text:span text:style-name="T378">twy</text:span><text:span text:style-name="T379"> &lt;*mŕ̥tvъ</text:span><text:span text:style-name="T381">jь</text:span><text:span text:style-name="T379"> rule out any explanation based on </text:span><text:span text:style-name="T382">the </text:span><text:span text:style-name="T379">nature of the LCS syllabic-liquid alone </text:span><text:span text:style-name="T374">(for </text:span><text:span text:style-name="T383">more </text:span><text:span text:style-name="T374">discussion see Bethin op. cit.: 73-75). </text:span></text:p>
      <text:p text:style-name="P67"><text:span text:style-name="T384">While m</text:span><text:span text:style-name="T385">ost OCS shows no sign at all of a front-back distinction</text:span><text:span text:style-name="T386"> in the syllabic-liquids</text:span><text:span text:style-name="T384"> and writes</text:span><text:span text:style-name="T385"> the reflexes of these groups </text:span><text:span text:style-name="T386">overwhelmingly</text:span><text:span text:style-name="T384"> with</text:span><text:span text:style-name="T385"> &lt;</text:span><text:span text:style-name="T387">ръ</text:span><text:span text:style-name="T385">&gt;</text:span><text:span text:style-name="T384"> and</text:span><text:span text:style-name="T385"> &lt;</text:span><text:span text:style-name="T387">лъ</text:span><text:span text:style-name="T385">&gt;,</text:span><text:span text:style-name="T386"> the Kiev Folia, which is the only OCS text that reflects a pre-Jer Shift stage and is very nearly flawless in its etymologically correct rendering of the jers, </text:span><text:span text:style-name="T388">also </text:span><text:span text:style-name="T386">spells *ŕ̥ *r̥ and *ĺ̥ <text:s/></text:span><text:span text:style-name="T388">as one would expect: </text:span><text:a xlink:type="simple" xlink:href="https://ocstexts.co.uk/texts?1659" text:style-name="Internet_20_link" text:visited-style-name="Visited_20_Internet_20_Link"><text:span text:style-name="T389">ⱄⰽⰲ</text:span><text:span text:style-name="T390">ⱃⱐ</text:span><text:span text:style-name="T389">ⱀ</text:span><text:span text:style-name="T391">‑</text:span></text:a><text:span text:style-name="T388"> </text:span><text:a xlink:type="simple" xlink:href="https://ocstexts.co.uk/texts?2184" text:style-name="Internet_20_link" text:visited-style-name="Visited_20_Internet_20_Link"><text:span text:style-name="T389">ⱅⰲ</text:span><text:span text:style-name="T390">ⱃⱐ</text:span><text:span text:style-name="T389">ⰴ</text:span><text:span text:style-name="T391">‑</text:span></text:a><text:span text:style-name="T392"> </text:span><text:a xlink:type="simple" xlink:href="https://ocstexts.co.uk/texts?2279" text:style-name="Internet_20_link" text:visited-style-name="Visited_20_Internet_20_Link"><text:span text:style-name="T389">ⱄ</text:span><text:span text:style-name="T390">ⱃⱐ</text:span><text:span text:style-name="T389">ⰴⱐⱌ</text:span><text:span text:style-name="T391">‑</text:span></text:a><text:span text:style-name="T392"> </text:span><text:a xlink:type="simple" xlink:href="https://ocstexts.co.uk/texts?1956" text:style-name="Internet_20_link" text:visited-style-name="Visited_20_Internet_20_Link"><text:span text:style-name="T389">ⰴ</text:span><text:span text:style-name="T390">ⱃⱐ</text:span><text:span text:style-name="T389">ⰶ</text:span><text:span text:style-name="T391">‑</text:span></text:a><text:span text:style-name="T392"> </text:span><text:span text:style-name="T388">&lt;*ŕ̥, </text:span><text:a xlink:type="simple" xlink:href="https://ocstexts.co.uk/texts?2039" text:style-name="Internet_20_link" text:visited-style-name="Visited_20_Internet_20_Link"><text:span text:style-name="T389">ⱄⰽ</text:span><text:span text:style-name="T390">ⱃⱏ</text:span><text:span text:style-name="T389">ⰱⱐⱀⰹ</text:span></text:a><text:span text:style-name="T388"> &lt;*r̥, and </text:span><text:a xlink:type="simple" xlink:href="https://ocstexts.co.uk/texts?1703" text:style-name="Internet_20_link" text:visited-style-name="Visited_20_Internet_20_Link"><text:span text:style-name="T389">ⱀⰰⱂ</text:span><text:span text:style-name="T390">ⰾⱐ</text:span><text:span text:style-name="T389">ⱀⰵⱀⰺ</text:span></text:a><text:span text:style-name="T388"> &lt;*ĺ̥ </text:span><text:span text:style-name="T393">(Winslow 2022: 313)</text:span><text:span text:style-name="T394">,</text:span><text:span text:style-name="T393"> </text:span><text:span text:style-name="T388">and even Zographensis spells all 5 occurences of *vĺ̥k‑ 'wolf' with </text:span><text:span text:style-name="T392">ⰲ</text:span><text:span text:style-name="T395">ⰾⱐ</text:span><text:span text:style-name="T396">ⰽ</text:span><text:span text:style-name="T388">‑/</text:span><text:span text:style-name="T392">ⰲ</text:span><text:span text:style-name="T395">ⰾⱐ</text:span><text:span text:style-name="T392">ⱌ</text:span><text:span text:style-name="T388">‑ and all 15 instances of its *‑mĺ̥č‑ root with ‑</text:span><text:span text:style-name="T392">ⰿ</text:span><text:span text:style-name="T395">ⰾⱐ</text:span><text:span text:style-name="T392">ⱍ</text:span><text:span text:style-name="T388">‑</text:span><text:span text:style-name="T384"> (e.g. </text:span><text:a xlink:type="simple" xlink:href="https://ocstexts.co.uk/texts?242470" text:style-name="Internet_20_link" text:visited-style-name="Visited_20_Internet_20_Link"><text:span text:style-name="T397">ⱆⰿ</text:span><text:span text:style-name="T398">ⰾⱐ</text:span><text:span text:style-name="T397">ⱍⰰⱎⱔ</text:span></text:a><text:span text:style-name="T384">)</text:span><text:span text:style-name="T399">.</text:span><text:span text:style-name="T393"> </text:span><text:span text:style-name="T384">Therefore, taken as a whole the Slavic evidence </text:span><text:span text:style-name="T400">pretty securely points to front and back variants of both syllabic liquids,</text:span><text:span text:style-name="T384"> and for searching purposes it's far preferable to denote them with separate symbols</text:span><text:span text:style-name="T384"><text:note text:id="ftn7" text:note-class="footnote"><text:note-citation>7</text:note-citation><text:note-body><text:p text:style-name="P68">In the database I will have to use the single Unicode characters <text:span text:style-name="T401">&lt;</text:span>ṛ ṝ ḷ ḹ<text:span text:style-name="T401">&gt;</text:span>, rather than what's shown in my table, since the latter cannot actually be rendered without <text:span text:style-name="T402">using the letters for /r ŕ l ĺ/ plus the 'combining ring below' U+0325 symbol, which means searches for the consonant</text:span><text:span text:style-name="T403">al</text:span><text:span text:style-name="T402"> liquids on their own will also return results containing syllabic liquids.</text:span><text:span text:style-name="T401"> The same </text:span><text:span text:style-name="T404">problem affect</text:span><text:span text:style-name="T405">s</text:span><text:span text:style-name="T401"> /</text:span><text:span text:style-name="T406">ę̌</text:span><text:span text:style-name="T407"> </text:span><text:span text:style-name="T218">y̨</text:span><text:span text:style-name="T408">/, which I will have to replace with &lt;ḝ ỹ&gt;.</text:span></text:p></text:note-body></text:note></text:span><text:span text:style-name="T384"> rather than as the sequences /ьr ъr ьl ъl/</text:span><text:span text:style-name="T384"><text:note text:id="ftn8" text:note-class="footnote"><text:note-citation>8</text:note-citation><text:note-body><text:p text:style-name="P69">To my mind the only evidence in support of a genuine jer + liquid stage comes from the paradigms of verbs like OCS <text:span text:style-name="T343">сътрьти</text:span> &lt; *sъtŕ̥ti, where the syllabic /ŕ̥/ in the <text:span text:style-name="T409">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10">сътьретъ</text:span></text:a>) or (one possibility of the) 3<text:span text:style-name="T411">rd</text:span> sg. aorist <text:span text:style-name="T412">*sъtьre (Supr. </text:span><text:a xlink:type="simple" xlink:href="https://ocstexts.co.uk/texts?140835" text:style-name="Internet_20_link" text:visited-style-name="Visited_20_Internet_20_Link"><text:span text:style-name="T413">съть҆ре</text:span></text:a><text:span text:style-name="T412">)</text:span> <text:span text:style-name="T414">must have /ьre/, while the 3</text:span><text:span text:style-name="T415">rd</text:span><text:span text:style-name="T414"> pl. aorist *sъtŕ̥šę (Supr. </text:span><text:a xlink:type="simple" xlink:href="https://ocstexts.co.uk/texts?120169" text:style-name="Internet_20_link" text:visited-style-name="Visited_20_Internet_20_Link"><text:span text:style-name="T416">сътръшꙙ</text:span></text:a><text:span text:style-name="T414">) and the other possibility for the 3</text:span><text:span text:style-name="T415">rd</text:span><text:span text:style-name="T414"> sg. aorist *sъtŕ̥ (Psal. </text:span><text:a xlink:type="simple" xlink:href="https://ocstexts.co.uk/texts?82642" text:style-name="Internet_20_link" text:visited-style-name="Visited_20_Internet_20_Link"><text:span text:style-name="T417">ⱄⱏⱅⱃⱐ</text:span></text:a><text:span text:style-name="T418">,</text:span><text:span text:style-name="T414"> or with a different prefix Mar. </text:span><text:a xlink:type="simple" xlink:href="https://ocstexts.co.uk/texts?55540" text:style-name="Internet_20_link" text:visited-style-name="Visited_20_Internet_20_Link"><text:span text:style-name="T417">ⱁⱅⱃⱏ</text:span></text:a><text:span text:style-name="T419"> </text:span><text:span text:style-name="T418">&lt;</text:span><text:span text:style-name="T420">*otŕ̥ </text:span><text:span text:style-name="T421">)</text:span><text:span text:style-name="T414">, being word-final or pre-consonantal, must be syllabic /ŕ̥/. The same </text:span><text:span text:style-name="T422">alter</text:span><text:span text:style-name="T423">n</text:span><text:span text:style-name="T422">ation occurs in the</text:span><text:span text:style-name="T414"> zero-grade forms of verbs like *umerti, </text:span><text:span text:style-name="T422">as is clear from the </text:span><text:span text:style-name="T414">Polish reflexes </text:span><text:span text:style-name="T424">umarł</text:span><text:span text:style-name="T414"> &lt;*umŕ̥lъ vs </text:span><text:span text:style-name="T424">umrę</text:span><text:span text:style-name="T414"> &lt;*umьrǫ. </text:span><text:span text:style-name="T425">The argument could be that at some stage, before the LCS tendency towards Open Syllables became dominant, the </text:span><text:span text:style-name="T426">stem</text:span><text:span text:style-name="T427">s</text:span><text:span text:style-name="T425"> in these paradigms w</text:span><text:span text:style-name="T427">ere</text:span><text:span text:style-name="T425"> surely unitary /t</text:span><text:span text:style-name="T428">ĭ</text:span><text:span text:style-name="T429">r/, /m</text:span><text:span text:style-name="T428">ĭ</text:span><text:span text:style-name="T429">r/, i.e. 3sg. aor. /s</text:span><text:span text:style-name="T430">ŭ</text:span><text:span text:style-name="T428">.</text:span><text:span text:style-name="T429">t</text:span><text:span text:style-name="T428">ĭ.</text:span><text:span text:style-name="T429">r</text:span><text:span text:style-name="T430">e</text:span><text:span text:style-name="T429">/ vs 3</text:span><text:span text:style-name="T431">rd</text:span><text:span text:style-name="T429">. pl. aor</text:span><text:span text:style-name="T432">.</text:span><text:span text:style-name="T433"> /</text:span><text:span text:style-name="T434">s</text:span><text:span text:style-name="T435">ŭ</text:span><text:span text:style-name="T436">.tĭ</text:span><text:span text:style-name="T434">r.šę/, </text:span><text:span text:style-name="T437">and that</text:span><text:span text:style-name="T434"> the latter’s closed /tĭr/ syllable was on</text:span><text:span text:style-name="T437">ly </text:span><text:span text:style-name="T434">forced to open itself up by changing to /tŕ̥/ </text:span><text:span text:style-name="T438">because of </text:span><text:span text:style-name="T439">the Law of Open Syllables</text:span><text:span text:style-name="T434">. </text:span><text:span text:style-name="T440">Thus at least one source of the syllabic-liquids could be shown to have developed from a vowel + liquid stage, but that stil</text:span><text:span text:style-name="T441">l </text:span><text:span text:style-name="T440">doesn’t prove that they all did, or that the change of /</text:span><text:span text:style-name="T434">ĭr/ </text:span><text:span text:style-name="T440">to /ŕ̥/ in these verb-forms was not merely a move to an already-existing syllabic-liquid phoneme.</text:span></text:p></text:note-body></text:note></text:span><text:span text:style-name="T384">. </text:span></text:p>
      <text:p text:style-name="P70"><text:soft-page-break/></text:p>
      <text:p text:style-name="P71">Consonants</text:p>
      <text:p text:style-name="P72"/>
      <text:p text:style-name="P73">Dejotation</text:p>
      <text:p text:style-name="P74">Reflexes of the so-called jot-palatalisation are <text:span text:style-name="T442">all </text:span>written <text:span text:style-name="T442">either </text:span>as unitary palatal phonemes, <text:span text:style-name="T442">or in the case of jot-palatalised labials as </text:span><text:span text:style-name="T443">/</text:span><text:span text:style-name="T442">vĺ </text:span><text:span text:style-name="T443">mĺ bĺ pĺ/</text:span><text:span text:style-name="T442">,</text:span> rather than as sequences of consonant + /j/, hence /ń ĺ ŕ/ for *nj *lj *rj. <text:span text:style-name="T443">The</text:span><text:span text:style-name="T444"> ‘dejotated’ </text:span><text:span text:style-name="T443">reflexes of *tj </text:span><text:span text:style-name="T445">(and </text:span><text:span text:style-name="T443">*kt+front-vowel</text:span><text:span text:style-name="T445">)</text:span><text:span text:style-name="T443"> </text:span><text:span text:style-name="T446">and </text:span><text:span text:style-name="T443">*dj are denoted using the modern Serbian Cyrillic letters /</text:span><text:span text:style-name="T446">ћ</text:span><text:span text:style-name="T443">/ and /</text:span><text:span text:style-name="T446">ђ</text:span><text:span text:style-name="T443">/ </text:span><text:span text:style-name="T447">respectively</text:span><text:span text:style-name="T443">, because </text:span><text:span text:style-name="T448">the </text:span><text:span text:style-name="T449">commonly used </text:span><text:span text:style-name="T448">alternatives, </text:span><text:span text:style-name="T449">i.e. /</text:span><text:span text:style-name="T450">ť ď</text:span><text:span text:style-name="T448">/ </text:span><text:span text:style-name="T451">(as used in e.g. Olander 2015) </text:span><text:span text:style-name="T449">or /ḱ ǵ/ </text:span><text:span text:style-name="T451">(as used by me in Winslow 2022)</text:span><text:span text:style-name="T449">, or variations thereof, are </text:span><text:span text:style-name="T448">visually too close to</text:span><text:span text:style-name="T452"> symbols used </text:span><text:span text:style-name="T453">elsewhere in the system. /ḱ, ǵ/</text:span><text:span text:style-name="T454"> </text:span><text:span text:style-name="T453">are </text:span><text:span text:style-name="T449">anyway </text:span><text:span text:style-name="T453">already used in my system for foreign /k, g/ before front-vowels</text:span><text:span text:style-name="T454">, and </text:span><text:span text:style-name="T449">/</text:span><text:span text:style-name="T450">ť ď</text:span><text:span text:style-name="T448">/</text:span><text:span text:style-name="T454"> </text:span><text:span text:style-name="T455">look</text:span><text:span text:style-name="T454"> too similar to the common denotations of secondarily-palatalised</text:span><text:span text:style-name="T455"> post-Jer Shift</text:span><text:span text:style-name="T454"> /t' d'/,</text:span><text:span text:style-name="T455"> as used</text:span><text:span text:style-name="T454"> in discussions of systems like Russian or Eastern Bulgarian where th</text:span><text:span text:style-name="T455">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43">ⰼ ⱋ</text:span>&gt; for both sets (i.e. alongside attested <text:span text:style-name="T343">ⰻⰼⰵⰿⱁⱀⱏ</text:span> &lt; ἡγεμών would have been **<text:span text:style-name="T343">ⱁⱄⱘⰼⰵⱀⰻ</text:span> &lt;*osǫђeni, and alongside attested <text:span text:style-name="T343">ⰴⱐⱋⰵⱃⱐ</text:span> &lt;*dъћerь would have been **<text:span text:style-name="T343">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32">ќемер</text:span> &lt; Tk. <text:span text:style-name="T332">kemer</text:span> ‘belt’, <text:span text:style-name="T332">ќе</text:span> &lt; *[xъ]ћe[tъ]; <text:span text:style-name="T332">ѓон</text:span> &lt; Tk. <text:span text:style-name="T332">gön</text:span> ‘leather’, <text:span text:style-name="T332">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56">and so</text:span> must've fallen together in the CS period<text:span text:style-name="T457">,</text:span> because they often alternate with their respective un-palatalised counterparts morphologically and derivationally, e.g. oči<text:span text:style-name="T458">st</text:span>iti:oči<text:span text:style-name="T458">šћ</text:span>enьje vs. jь<text:span text:style-name="T458">sk</text:span>ati:jь<text:span text:style-name="T458">šč</text:span>ǫ, jǢ<text:span text:style-name="T458">zd</text:span>iti:jǢ<text:span text:style-name="T458">žђ</text:span>ǫ vs jь<text:span text:style-name="T458">zg</text:span>ъnati:jь<text:span text:style-name="T458">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59"> </text:span>ђ<text:span text:style-name="T459"> </text:span>ń<text:span text:style-name="T459"> </text:span>ĺ<text:span text:style-name="T459"> </text:span>ŕ/ but not the PV2/3 reflexes /c ś dź/, is ahistorical. However<text:span text:style-name="T460">,</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61">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62">Czech</text:span>-like palatal <text:span text:style-name="T463">[c, ɟ]</text:span> reflexes of *tj and *dj, and also no <text:span text:style-name="T464">new </text:span>sequences of [tj, dj], could not convicingly be argued to have undergone dejotation at the phonemic level, as these new units would just be phonetic realisations of /tj, dj/. Analysed like that, the symbols /ћ<text:span text:style-name="T459"> </text:span>ђ<text:span text:style-name="T459"> </text:span>ń<text:span text:style-name="T459"> </text:span>ĺ<text:span text:style-name="T459"> </text:span>ŕ/ in my system strictly speaking would really just be cover-symbols for the pre-jotation sequences, but such notation is preferable <text:soft-page-break/>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65">j/</text:span></text:p>
      <text:p text:style-name="P78"/>
      <text:p text:style-name="P79">Word-initial *jǢ‑/*a‑</text:p>
      <text:p text:style-name="P80">The tendency for ECS *ā- to have taken prothetic /j/ by LCS <text:span text:style-name="T466">times</text:span> (in accordance with the drive towards op<text:span text:style-name="T467">e</text:span>n syllables) can <text:span text:style-name="T467">make it difficult to distinguish th</text:span><text:span text:style-name="T468">is</text:span><text:span text:style-name="T467"> group </text:span><text:span text:style-name="T469">from *jǢ‑ </text:span>in the absence of wider Indo-European evidence. <text:span text:style-name="T467">N</text:span>ormally I’<text:span text:style-name="T467">ve</text:span> <text:span text:style-name="T470">follow</text:span><text:span text:style-name="T467">ed</text:span><text:span text:style-name="T470"> Derksen (200</text:span><text:span text:style-name="T471">8</text:span><text:span text:style-name="T470">), or the ESSJ</text:span><text:span text:style-name="T472">a</text:span><text:span text:style-name="T470"> </text:span><text:span text:style-name="T471">(</text:span><text:span text:style-name="T473">Этимологический словарь славянских языков</text:span><text:span text:style-name="T474">, Trubačev 1974-</text:span><text:span text:style-name="T471">)</text:span><text:span text:style-name="T470">, but for certain lexemes, e.g. *ama ‘pit’, which in OCS is spelt overwhelmingly with </text:span><text:span text:style-name="T475">ⱑⰿ</text:span><text:span text:style-name="T476">‑</text:span><text:span text:style-name="T470"> </text:span><text:span text:style-name="T467">or </text:span><text:span text:style-name="T475">ꙗм</text:span><text:span text:style-name="T470">‑, </text:span><text:span text:style-name="T467">the single Greek cognate </text:span><text:span text:style-name="T477">ἄμη </text:span><text:span text:style-name="T467">adduced by ESSJa I p.70 in favour of jot-less *am- i</text:span><text:span text:style-name="T478">s not enough to categorically exclude the alternative *jǢma.</text:span><text:span text:style-name="T479"> In particular the 1sg. nom. pronoun *azъ/</text:span><text:span text:style-name="T480">*</text:span><text:span text:style-name="T479">jǢzъ is</text:span><text:span text:style-name="T481"> especially</text:span><text:span text:style-name="T479"> problematic</text:span><text:span text:style-name="T482">: </text:span><text:span text:style-name="T483">I follow </text:span><text:span text:style-name="T482">ESSJ</text:span><text:span text:style-name="T484">a</text:span><text:span text:style-name="T482"> I p.100</text:span><text:span text:style-name="T485"> which ultimately plumps for</text:span><text:span text:style-name="T482"> *azъ, </text:span><text:span text:style-name="T485">but </text:span><text:span text:style-name="T482">Derksen doesn't </text:span><text:span text:style-name="T486">discuss</text:span><text:span text:style-name="T482"> it at all. </text:span><text:span text:style-name="T487">(</text:span><text:span text:style-name="T486">A lengthy discussion of the evidence can be found in </text:span><text:span text:style-name="T488">T</text:span><text:span text:style-name="T482">eneva</text:span><text:span text:style-name="T489">'s</text:span><text:span text:style-name="T482"> (2012)</text:span><text:span text:style-name="T490"> article on the subject.</text:span><text:span text:style-name="T487">)</text:span></text:p>
      <text:p text:style-name="P81">Forms with insecure etymologies can’t under any methodology be u<text:span text:style-name="T491">se</text:span><text:span text:style-name="T487">d as good evidence in phonological investigations, so in difficult cases like the above I simply mark the lemma </text:span><text:span text:style-name="T492">in the database </text:span><text:span text:style-name="T493">and provide some short discussion,</text:span><text:span text:style-name="T492"> </text:span><text:span text:style-name="T494">so that </text:span><text:span text:style-name="T495">eventually the web-interface can flag such forms in some way </text:span><text:span text:style-name="T496">and</text:span><text:span text:style-name="T495"> </text:span><text:span text:style-name="T496">inform</text:span><text:span text:style-name="T495"> users </text:span><text:span text:style-name="T493">of </text:span><text:span text:style-name="T496">the specific difficulties.</text:span></text:p>
      <text:p text:style-name="P82"><text:s/></text:p>
      <text:p text:style-name="P83">Like Derksen, I assume that roots going back to PIE jot-less long *ē <text:span text:style-name="T497">or dipthongal *oi-,</text:span> <text:span text:style-name="T498">e.g.</text:span> the root for ‘to eat’, PIE *h₁ēd‑, <text:span text:style-name="T499">all took prothetic *j and merged with *jǢ‑ from other sources, unlike Durnovo (1929: 54), who seems to think that </text:span><text:span text:style-name="T497">such a development was limited to Bulgarian and Macedonian dialects, including those underlying OCS (where in the Cyrillic mss. we get regular </text:span><text:span text:style-name="T500">ꙗсти</text:span><text:span text:style-name="T497"> etc.). Isolated nominal forms like Ru. </text:span><text:span text:style-name="T501">язва</text:span><text:span text:style-name="T497"> (which Derksen </text:span><text:span text:style-name="T502">(2008: 155)</text:span><text:span text:style-name="T497"> derives from a Balto-Slavic *oi‑ based on Lith. </text:span><text:span text:style-name="T501">aiža</text:span><text:span text:style-name="T497"> and Old Prussian </text:span><text:span text:style-name="T501">eyswo</text:span><text:span text:style-name="T497">) suggest that *ě reflexes in the modern forms of verbs like Ru. </text:span><text:span text:style-name="T501">ехать</text:span><text:span text:style-name="T497">, Pol. </text:span><text:span text:style-name="T501">jeść</text:span><text:span text:style-name="T497"> </text:span><text:span text:style-name="T503">are later</text:span><text:span text:style-name="T504"> generalis</text:span><text:span text:style-name="T503">ations</text:span><text:span text:style-name="T504"> from prefixed forms like OR </text:span><text:span text:style-name="T505">сънѣсти</text:span><text:span text:style-name="T506">, </text:span><text:span text:style-name="T507">where no jot-prothesis could take place </text:span><text:span text:style-name="T508">(cf. Schenker 1995: 88, Winslow 2022: 302 fn.14).</text:span></text:p>
      <text:p text:style-name="P84"/>
      <text:p text:style-name="P85">Jers before *j</text:p>
      <text:p text:style-name="P86"><text:span text:style-name="T509">As </text:span><text:span text:style-name="T510">explored more fully</text:span><text:span text:style-name="T509"> in Winslow (2022: 313-315),</text:span><text:span text:style-name="T511"> </text:span><text:span text:style-name="T512">OCS spellings seem to suggest that free-variation between </text:span><text:span text:style-name="T513">&lt;</text:span><text:span text:style-name="T514">ь,ъ</text:span><text:span text:style-name="T513">&gt; </text:span><text:span text:style-name="T512">and</text:span><text:span text:style-name="T513"> &lt;</text:span><text:span text:style-name="T514">и,ъі</text:span><text:span text:style-name="T513">&gt; </text:span><text:span text:style-name="T512">was a feature of the pre-Jer Shift Urkirchenslavisch orthographic system for conveying the</text:span><text:span text:style-name="T510"> </text:span><text:span text:style-name="T512">reflexes of the </text:span><text:span text:style-name="T511">sound-groups *ьj and *ъj </text:span><text:span text:style-name="T512">(</text:span><text:span text:style-name="T511">so-called ‘tense jers’</text:span><text:span text:style-name="T512">), </text:span><text:span text:style-name="T513">regardless of </text:span><text:span text:style-name="T512">whether they were in </text:span><text:span text:style-name="T513">strong </text:span><text:span text:style-name="T512">or </text:span><text:span text:style-name="T513">weak position. </text:span><text:span text:style-name="T512">T</text:span><text:span text:style-name="T515">he </text:span><text:span text:style-name="T516">e</text:span><text:span text:style-name="T515">xamples given were</text:span><text:span text:style-name="T516">: Zogr. </text:span><text:a xlink:type="simple" xlink:href="https://ocstexts.co.uk/texts?233811" text:style-name="Internet_20_link" text:visited-style-name="Visited_20_Internet_20_Link"><text:span text:style-name="T517">ⰸⱀⰰⰿⰵⱀ</text:span><text:span text:style-name="T518">ⱐ</text:span><text:span text:style-name="T517">ⱑ</text:span></text:a><text:span text:style-name="T519"> </text:span><text:span text:style-name="T512">vs</text:span><text:span text:style-name="T520"> </text:span><text:a xlink:type="simple" xlink:href="https://ocstexts.co.uk/texts?211546" text:style-name="Internet_20_link" text:visited-style-name="Visited_20_Internet_20_Link"><text:span text:style-name="T519">ⰸⱀⰰⰿⰵⱀ</text:span><text:span text:style-name="T521">ⰻ</text:span><text:span text:style-name="T519">ⱑ</text:span></text:a><text:span text:style-name="T516"> &lt;</text:span><text:span text:style-name="T512">*znamenьjǢ,</text:span><text:span text:style-name="T511"> </text:span><text:a xlink:type="simple" xlink:href="https://ocstexts.co.uk/texts?213693" text:style-name="Internet_20_link" text:visited-style-name="Visited_20_Internet_20_Link"><text:span text:style-name="T519">ⱆⰴⰰⱃ</text:span><text:span text:style-name="T521">ⱐ</text:span><text:span text:style-name="T519">ⰺ</text:span></text:a><text:span text:style-name="T519"> </text:span><text:span text:style-name="T511">&lt;*udaŕь-jь</text:span><text:span text:style-name="T519"> </text:span><text:span text:style-name="T512">vs</text:span><text:span text:style-name="T519"> </text:span><text:a xlink:type="simple" xlink:href="https://ocstexts.co.uk/texts?212939" text:style-name="Internet_20_link" text:visited-style-name="Visited_20_Internet_20_Link"><text:span text:style-name="T522">ⱁⰿⱁⱍ</text:span><text:span text:style-name="T523">ⰻ</text:span><text:span text:style-name="T522">ⰹ</text:span></text:a><text:span text:style-name="T511"> &lt;*omočь-jь; </text:span><text:span text:style-name="T524">Mar.</text:span><text:span text:style-name="T511"> </text:span><text:a xlink:type="simple" xlink:href="https://ocstexts.co.uk/texts?24329" text:style-name="Internet_20_link" text:visited-style-name="Visited_20_Internet_20_Link"><text:span text:style-name="T517">ⱁⱄⱘⰴⱔⱅ</text:span><text:span text:style-name="T518">ⱏ</text:span></text:a><text:span text:style-name="T517"> ⰹ</text:span><text:span text:style-name="T524"> vs </text:span><text:a xlink:type="simple" xlink:href="https://ocstexts.co.uk/texts?37872" text:style-name="Internet_20_link" text:visited-style-name="Visited_20_Internet_20_Link"><text:span text:style-name="T517">ⱁⱄⱘⰴⱔⱅ</text:span><text:span text:style-name="T518">ⱏⰹ</text:span></text:a><text:span text:style-name="T517"> ⰻ</text:span><text:span text:style-name="T525"> </text:span><text:span text:style-name="T511">&lt;</text:span><text:span text:style-name="T524">*osǫdętъ</text:span><text:span text:style-name="T526"> ‿</text:span><text:span text:style-name="T527">jь; </text:span><text:span text:style-name="T511">KF </text:span><text:a xlink:type="simple" xlink:href="https://ocstexts.co.uk/texts?2042" text:style-name="Internet_20_link" text:visited-style-name="Visited_20_Internet_20_Link"><text:span text:style-name="T519">ⰿⰻⰾⱁⱄⱅ</text:span><text:span text:style-name="T521">ⱐ</text:span><text:span text:style-name="T519">ⱙ</text:span></text:a><text:span text:style-name="T515"> </text:span><text:span text:style-name="T528">vs </text:span><text:a xlink:type="simple" xlink:href="https://ocstexts.co.uk/texts?1818" text:style-name="Internet_20_link" text:visited-style-name="Visited_20_Internet_20_Link"><text:span text:style-name="T519">ⰿⰻⰾⱁⱄⱅ</text:span><text:span text:style-name="T521">ⰻ</text:span><text:span text:style-name="T519">ⱙ</text:span></text:a><text:span text:style-name="T511"> &lt;</text:span><text:span text:style-name="T528">*milostьjǫ,</text:span><text:span text:style-name="T511"> </text:span><text:a xlink:type="simple" xlink:href="https://ocstexts.co.uk/texts?1908" text:style-name="Internet_20_link" text:visited-style-name="Visited_20_Internet_20_Link"><text:span text:style-name="T529">ⰲⱐⱄⰵⰿⱁⰳ</text:span><text:span text:style-name="T530">ⱏ</text:span><text:span text:style-name="T529">ⰹ</text:span></text:a><text:span text:style-name="T525"> </text:span><text:span text:style-name="T528">vs</text:span><text:span text:style-name="T531"> </text:span><text:a xlink:type="simple" xlink:href="https://ocstexts.co.uk/texts?1726" text:style-name="Internet_20_link" text:visited-style-name="Visited_20_Internet_20_Link"><text:span text:style-name="T529">ⰲⱐⱄⰵⰿⱁⰳ</text:span><text:span text:style-name="T530">ⱏⰻ</text:span><text:span text:style-name="T529">ⰹ</text:span></text:a><text:span text:style-name="T529"> </text:span><text:span text:style-name="T511">&lt;*vьx</text:span><text:span text:style-name="T532">o</text:span><text:span text:style-name="T511">mog</text:span><text:span text:style-name="T533">y̨</text:span><text:span text:style-name="T511">-jь). </text:span><text:span text:style-name="T534">Of importance here is the fact that the same orthographic system characterises both pre- </text:span><text:span text:style-name="T535">(</text:span><text:span text:style-name="T536">i.e. </text:span><text:span text:style-name="T535">KF)</text:span><text:span text:style-name="T534"> and post-Jer Shift texts; </text:span><text:span text:style-name="T537">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19">ⱆⰴⰰⱃ</text:span><text:span text:style-name="T521">ⱐ</text:span><text:span text:style-name="T519">ⰺ</text:span></text:a><text:span text:style-name="T519">, </text:span><text:a xlink:type="simple" xlink:href="https://ocstexts.co.uk/texts?240948" text:style-name="Internet_20_link" text:visited-style-name="Visited_20_Internet_20_Link"><text:span text:style-name="T538">ⰱⱁⰾ҄</text:span><text:span text:style-name="T539">ⱐ</text:span><text:span text:style-name="T538">ⰹ</text:span></text:a><text:span text:style-name="T538">, </text:span><text:a xlink:type="simple" xlink:href="https://ocstexts.co.uk/texts?232530" text:style-name="Internet_20_link" text:visited-style-name="Visited_20_Internet_20_Link"><text:span text:style-name="T540">ⰲⱔⱎⱅ</text:span><text:span text:style-name="T541">ⱐ</text:span><text:span text:style-name="T540">ⰹ</text:span></text:a><text:span text:style-name="T538"> </text:span><text:span text:style-name="T542">for what in the live dialect underlying Zogr. must surely have been /udaŕij/, /boĺij/, /vęštij/, </text:span><text:span text:style-name="T543">are not infrequent</text:span><text:span text:style-name="T543"><text:note text:id="ftn10" text:note-class="footnote"><text:note-citation>10</text:note-citation><text:note-body><text:p text:style-name="P87">Marianus and Psalterium Sinaiticum, on the other hand, frequently show a Russian-style /ej/ reflex of strong tense *ьj: Psal. <text:a xlink:type="simple" xlink:href="https://ocstexts.co.uk/texts?62494" text:style-name="Internet_20_link" text:visited-style-name="Visited_20_Internet_20_Link"><text:span text:style-name="T410">ⰲⱃⰰⰱ</text:span><text:span text:style-name="T342">ⰵ</text:span><text:span text:style-name="T410">ⰹ</text:span></text:a> &lt;*vorbьjь, <text:a xlink:type="simple" xlink:href="https://ocstexts.co.uk/texts?65519" text:style-name="Internet_20_link" text:visited-style-name="Visited_20_Internet_20_Link"><text:span text:style-name="T410">ⱂⰾⱏⱅ</text:span><text:span text:style-name="T342">ⰵ</text:span><text:span text:style-name="T410">ⰹ</text:span></text:a> &lt;*plъtьjь, <text:a xlink:type="simple" xlink:href="https://ocstexts.co.uk/texts?91424" text:style-name="Internet_20_link" text:visited-style-name="Visited_20_Internet_20_Link"><text:span text:style-name="T410">ⰿⱐⱀ</text:span><text:span text:style-name="T342">ⰵ</text:span><text:span text:style-name="T410">ⰹ</text:span></text:a> &lt;*mьńьjь; Mar. <text:a xlink:type="simple" xlink:href="https://ocstexts.co.uk/texts?8800" text:style-name="Internet_20_link" text:visited-style-name="Visited_20_Internet_20_Link"><text:span text:style-name="T544">ⰸⰰⱂⱁⰲⱑⰴ</text:span><text:span text:style-name="T545">ⰵ</text:span><text:span text:style-name="T544">ⰻ</text:span></text:a><text:span text:style-name="T546"> &lt;*zapovědьjь, </text:span><text:a xlink:type="simple" xlink:href="https://ocstexts.co.uk/texts?27545" text:style-name="Internet_20_link" text:visited-style-name="Visited_20_Internet_20_Link"><text:span text:style-name="T544">ⱆⰴⰰⱃ</text:span><text:span text:style-name="T545">ⰵ</text:span><text:span text:style-name="T544">ⰻ</text:span></text:a><text:span text:style-name="T546"> &lt;*udaŕь</text:span><text:span text:style-name="T547">-jь, </text:span><text:a xlink:type="simple" xlink:href="https://ocstexts.co.uk/texts?60533" text:style-name="Internet_20_link" text:visited-style-name="Visited_20_Internet_20_Link"><text:span text:style-name="T548">ⰳⰲⱁⰸⰴ</text:span><text:span text:style-name="T549">ⰵ</text:span><text:span text:style-name="T548">ⰻⱀⱏⰹⱗ</text:span></text:a><text:span text:style-name="T547"> &lt;*gvozdьjьny-j</text:span><text:span text:style-name="T550">ę̌</text:span><text:span text:style-name="T551">. </text:span><text:span text:style-name="T552">Psal. </text:span><text:span text:style-name="T553">(Psalm 21) </text:span><text:span text:style-name="T552">even has </text:span><text:span text:style-name="T554">a </text:span><text:span text:style-name="T552">past act. part. Nsg. masc. </text:span><text:span text:style-name="T554">def. </text:span><text:span text:style-name="T552">form </text:span><text:a xlink:type="simple" xlink:href="https://ocstexts.co.uk/texts?64560" text:style-name="Internet_20_link" text:visited-style-name="Visited_20_Internet_20_Link"><text:span text:style-name="T555">ⱄⱅⱃⱏⰳ</text:span><text:span text:style-name="T556">ⱁ</text:span><text:span text:style-name="T555">ⰹ</text:span></text:a><text:span text:style-name="T557"> </text:span><text:span text:style-name="T552">&lt;*jьstr̥gъ‑jь that suggests an /oj/ reflex of *ъjь.</text:span></text:p></text:note-body></text:note></text:span><text:span text:style-name="T543">. </text:span><text:span text:style-name="T558">Th</text:span><text:span text:style-name="T559">e fact that</text:span><text:span text:style-name="T558"> the same alternation occurs in the pre-Jer Shift KF (</text:span><text:span text:style-name="T560">i-stem </text:span><text:span text:style-name="T558">gen. plurals </text:span><text:a xlink:type="simple" xlink:href="https://ocstexts.co.uk/texts?2537" text:style-name="Internet_20_link" text:visited-style-name="Visited_20_Internet_20_Link"><text:span text:style-name="T561">ⰸⰰⱂⱁⰲⱑ</text:span><text:span text:style-name="T562">ⰴ</text:span><text:span text:style-name="T563">ⱐ</text:span><text:span text:style-name="T561">ⰹ</text:span></text:a><text:span text:style-name="T558"> &lt;*zapovědьjь </text:span><text:span text:style-name="T564">vs</text:span><text:span text:style-name="T558"> </text:span><text:a xlink:type="simple" xlink:href="https://ocstexts.co.uk/texts?1745" text:style-name="Internet_20_link" text:visited-style-name="Visited_20_Internet_20_Link"><text:span text:style-name="T561">ⰾⱓⰴ</text:span><text:span text:style-name="T563">ⰻ</text:span><text:span text:style-name="T561">ⰺ</text:span></text:a><text:span text:style-name="T558"> &lt;*ĺudьjь) suggests that it is a common inheritance </text:span><text:span text:style-name="T564">from the Urkirchenslavisch </text:span><text:span text:style-name="T565">spelling </text:span><text:span text:style-name="T564">system, </text:span><text:span text:style-name="T566">and thus that in pre-Jer Shift Slavic </text:span><text:span text:style-name="T513">the difference between /</text:span><text:span text:style-name="T567">ь ъ/ and </text:span><text:span text:style-name="T513">/</text:span><text:span text:style-name="T567">i y/ </text:span><text:span text:style-name="T513">was neutralised before /j/, and we should perhaps posit archiphonemes </text:span><text:span text:style-name="T566">(which I call </text:span><text:span text:style-name="T513">/Î/ and /Ŷ/</text:span><text:span text:style-name="T566">)</text:span><text:span text:style-name="T513"> in this position. Th</text:span><text:span text:style-name="T568">ese archiphonemes </text:span><text:soft-page-break/><text:span text:style-name="T568">are, in slightly different terms, effectively posited by</text:span><text:span text:style-name="T513"> Trubetzkoy </text:span><text:span text:style-name="T569">(19</text:span><text:span text:style-name="T570">54</text:span><text:span text:style-name="T569">: 70)</text:span><text:span text:style-name="T513"> </text:span><text:span text:style-name="T568">in his </text:span><text:span text:style-name="T513">analysis </text:span><text:span text:style-name="T568">of </text:span><text:span text:style-name="T571">the Urkirchenslavisch phoneme-system</text:span><text:span text:style-name="T571"><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32">vowels</text:span><text:span text:style-name="T365">, rather than before /j/.</text:span></text:p></text:note-body></text:note></text:span><text:span text:style-name="T571">.</text:span></text:p>
      <text:p text:style-name="P89">However, for simplicity and accessibility’s sake <text:span text:style-name="T572">it’s better to avoid</text:span><text:span text:style-name="T573"> overburdening </text:span><text:span text:style-name="T572">the indexing-s</text:span><text:span text:style-name="T573">ystem with </text:span><text:span text:style-name="T572">unfamiliar and controversial archiphoneme-symbols, so I keep </text:span><text:span text:style-name="T574">*ьj/*ъj </text:span><text:span text:style-name="T572">as the denotation</text:span><text:span text:style-name="T575">s</text:span><text:span text:style-name="T572"> for these groups.</text:span></text:p>
      <text:p text:style-name="P90"><text:span text:style-name="T576"><text:line-break/></text:span><text:span text:style-name="T577">Difficulties arise </text:span><text:span text:style-name="T578">though</text:span><text:span text:style-name="T579"> when deciding how to </text:span><text:span text:style-name="T580">denote</text:span><text:span text:style-name="T579"> foreign sources of /ij/</text:span><text:span text:style-name="T579"><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43">приѩти</text:span> &lt;*prijęti or long-form adjectives like masc. nom. pl. <text:span text:style-name="T343">дроуѕии</text:span> &lt;*drugi-ji, but within roots it does seem restricted to these <text:span text:style-name="T581">post-LCS</text:span> loanwords.</text:p></text:note-body></text:note></text:span><text:span text:style-name="T579"> </text:span><text:span text:style-name="T582">which may or may not have been integrated i</text:span><text:span text:style-name="T583">nto </text:span><text:span text:style-name="T578">the native system as </text:span><text:span text:style-name="T584">reflexes of</text:span><text:span text:style-name="T578"> </text:span><text:span text:style-name="T513">/Î</text:span><text:span text:style-name="T578">j</text:span><text:span text:style-name="T513">/: </text:span><text:span text:style-name="T585">words like </text:span><text:span text:style-name="T586">мариꙗ</text:span><text:span text:style-name="T585"> &lt; Μαρία, </text:span><text:span text:style-name="T586">стадии</text:span><text:span text:style-name="T585"> &lt; στάδιον, </text:span><text:span text:style-name="T587">which are well-integrated into the morphological system as a fem. ja-stem and masc. jo-stem respectively, </text:span><text:span text:style-name="T584">could either be reconstructed as </text:span><text:span text:style-name="T588">consciously-foreign </text:span><text:span text:style-name="T584">*marijǢ, *stadijь, </text:span><text:span text:style-name="T589">or as </text:span><text:span text:style-name="T590">nativised</text:span><text:span text:style-name="T589"> *marьjǢ, *stadьjь, but there are no occurrences of jer-spellings in </text:span><text:span text:style-name="T591">these words in</text:span><text:span text:style-name="T589"> the </text:span><text:span text:style-name="T592">OCS texts in TOROT</text:span><text:span text:style-name="T589">. </text:span><text:span text:style-name="T593">Other similarly-Greek words like </text:span><text:span text:style-name="T594">диꙗволъ </text:span><text:span text:style-name="T595">(&lt; διάβολος)</text:span><text:span text:style-name="T593">, </text:span><text:span text:style-name="T596">however, do show up in OCS with jer-spellings: Supr. </text:span><text:a xlink:type="simple" xlink:href="https://ocstexts.co.uk/texts?133925" text:style-name="Internet_20_link" text:visited-style-name="Visited_20_Internet_20_Link"><text:span text:style-name="T594">д</text:span><text:span text:style-name="T597">ь</text:span><text:span text:style-name="T594">ꙗ҅вола</text:span></text:a><text:span text:style-name="T589">, </text:span><text:span text:style-name="T596">Zogr. Luke 8 and Psal. Psalm 108 </text:span><text:a xlink:type="simple" xlink:href="https://ocstexts.co.uk/texts?84168" text:style-name="Internet_20_link" text:visited-style-name="Visited_20_Internet_20_Link"><text:span text:style-name="T598">ⰴ</text:span><text:span text:style-name="T599">ⱐ</text:span><text:span text:style-name="T598">ⱑⰲⱁⰾⱏ</text:span></text:a><text:span text:style-name="T596">, </text:span><text:span text:style-name="T600">which (alongside the modern Macedonian </text:span><text:span text:style-name="T601">ѓавол </text:span><text:span text:style-name="T602">with the </text:span><text:span text:style-name="T603">reflex of *ђ produced by the Macedonian </text:span><text:span text:style-name="T602">so-called ‘new jotation’ </text:span><text:span text:style-name="T603">of /d/ after the fallen jer brought it into contact with /j/) </text:span><text:span text:style-name="T604">clearly suggest an early adapt</text:span><text:span text:style-name="T605">at</text:span><text:span text:style-name="T604">ion of this </text:span><text:span text:style-name="T606">foreign </text:span><text:span text:style-name="T604">/ij/-group to native /</text:span><text:span text:style-name="T607">Î</text:span><text:span text:style-name="T604">j/</text:span><text:span text:style-name="T596">. </text:span><text:span text:style-name="T600">Old Russian texts </text:span><text:span text:style-name="T608">even show spellings of </text:span><text:span text:style-name="T609">мариꙗ</text:span><text:span text:style-name="T608"> suggestive of full nativisation: Laurentian Primary Chronicle </text:span><text:a xlink:type="simple" xlink:href="http://ocstexts.co.uk:7300/texts?86875" text:style-name="Internet_20_link" text:visited-style-name="Visited_20_Internet_20_Link"><text:span text:style-name="T610">м҃рья</text:span></text:a><text:span text:style-name="T608">, </text:span><text:a xlink:type="simple" xlink:href="http://ocstexts.co.uk:7300/texts?86884" text:style-name="Internet_20_link" text:visited-style-name="Visited_20_Internet_20_Link"><text:span text:style-name="T610">м҃рьею</text:span></text:a><text:span text:style-name="T608">, </text:span><text:span text:style-name="T611">Zadonshchina </text:span><text:a xlink:type="simple" xlink:href="http://ocstexts.co.uk:7300/texts?258147" text:style-name="Internet_20_link" text:visited-style-name="Visited_20_Internet_20_Link"><text:span text:style-name="T612">маря</text:span></text:a><text:span text:style-name="T611">, </text:span><text:a xlink:type="simple" xlink:href="http://ocstexts.co.uk:7300/texts?258207" text:style-name="Internet_20_link" text:visited-style-name="Visited_20_Internet_20_Link"><text:span text:style-name="T612">марья</text:span></text:a><text:span text:style-name="T611">, </text:span><text:span text:style-name="T613">as well as </text:span><text:span text:style-name="T611">First Novgorod Chronicle gen. sg. </text:span><text:a xlink:type="simple" xlink:href="http://ocstexts.co.uk:7300/texts?130222" text:style-name="Internet_20_link" text:visited-style-name="Visited_20_Internet_20_Link"><text:span text:style-name="T614">васильꙗ</text:span></text:a><text:span text:style-name="T612"> </text:span><text:span text:style-name="T611">(jo-stem </text:span><text:span text:style-name="T612">василии</text:span><text:span text:style-name="T611"> &lt; </text:span><text:span text:style-name="T615">Βασίλειος</text:span><text:span text:style-name="T611">).</text:span></text:p>
      <text:p text:style-name="P91"><text:span text:style-name="T616">Since</text:span><text:span text:style-name="T617"> </text:span><text:span text:style-name="T618">we </text:span><text:span text:style-name="T617">can’t ever be sure of the precise </text:span><text:span text:style-name="T619">timing or </text:span><text:span text:style-name="T617">route </text:span><text:span text:style-name="T619">by which</text:span><text:span text:style-name="T617"> these late borrowings entered </text:span><text:span text:style-name="T616">the various </text:span><text:span text:style-name="T617">Slavic </text:span><text:span text:style-name="T616">dialects, or of the extent of their adoption by Slavs beyond </text:span><text:span text:style-name="T620">a </text:span><text:span text:style-name="T616">tiny and often Greek-knowing scribal-class, the best solution is t</text:span><text:span text:style-name="T621">o set </text:span><text:span text:style-name="T622">all such</text:span><text:span text:style-name="T621"> foreign /ij/ groups apart from the native vocabulary by using an *ij reconstruction, even where we can be pretty sure that </text:span><text:span text:style-name="T623">early</text:span><text:span text:style-name="T621"> nativisation to reflexes of *ьj occurred: *dijǢvolъ, *vasilijь, *marijǢ etc.</text:span></text:p>
      <text:p text:style-name="P92"/>
      <text:p text:style-name="P93">Word-initial *jь‑/*ji‑/*i‑</text:p>
      <text:p text:style-name="P94">With <text:span text:style-name="T624">native Slavic </text:span>word-initial *ji-/*jь-, I follow Derksen's (200<text:span text:style-name="T502">8</text:span>: 16) practice of writing *jь-, even though Derksen himself (2003) has argued for a split between *ji- and *jь- conditioned <text:span text:style-name="T625">partly </text:span>by accentological factors (which, as stated above, I have chosen not to consider). Most of the modern languages reflect these groups as just /i-/, except for Czech and Ukrainian<text:span text:style-name="T626">:</text:span> forms like Cz. <text:span text:style-name="T332">jdou</text:span> and Ukr. (<text:span text:style-name="T627">after</text:span> vowels) <text:span text:style-name="T332">йдyть</text:span> appear to have <text:span text:style-name="T628">dropped</text:span> the weak-jer in *jьd<text:span text:style-name="T626">ǫ</text:span>tь just like any other and retained the /j/, and Ukr. <text:span text:style-name="T332">ськати</text:span> &lt;*jьskati (with the restricted meaning ‘look for nits/fleas in someone's hair’ after the base-meaning ‘seek’ was <text:span text:style-name="T629">taken over by</text:span> the Polonism <text:span text:style-name="T332">шукати</text:span>) shows the expected Ukr. softening of the /s/ after fallen weak-jer in *ьsk groups (cf. <text:span text:style-name="T332">поль</text:span><text:span text:style-name="T630">сь</text:span><text:span text:style-name="T332">кий</text:span>).</text:p>
      <text:p text:style-name="P95"><text:span text:style-name="T631">I make a</text:span><text:span text:style-name="T465">n</text:span> exception for certain forms of the personal-pronoun *jь, however, and write *jimь, *jima, *jixъ *jimъ and *jimi for the masc/nt. instr. sg. and dat.<text:span text:style-name="T485">/i</text:span>nstr. dual<text:span text:style-name="T485">/</text:span>pl., because<text:span text:style-name="T632"> Czech here has</text:span><text:span text:style-name="T633"> jim jich jimi.</text:span></text:p>
      <text:p text:style-name="P96"><text:span text:style-name="T634">In badly-integrated clearly post-LCS foreign words, such as Biblical names like </text:span><text:span text:style-name="T635">иꙗковъ</text:span><text:span text:style-name="T634"> (borrowed via Gk. </text:span><text:span text:style-name="T636">Ἰακώβ</text:span><text:span text:style-name="T634">), or </text:span><text:span text:style-name="T637">ꙇꙉемонъ</text:span><text:span text:style-name="T638"> (&lt; </text:span><text:span text:style-name="T639">ἡγεμών</text:span><text:span text:style-name="T638">), I keep a bare initial *i‑, </text:span><text:span text:style-name="T640">though this is rather an arbitrary choice and done partly as a way of marking such words as no</text:span><text:span text:style-name="T641">n</text:span><text:span text:style-name="T640">-native</text:span><text:span text:style-name="T640"><text:note text:id="ftn13" text:note-class="footnote"><text:note-citation>13</text:note-citation><text:note-body><text:p text:style-name="P97">Spellings like Zogr. Mark 13:<text:span text:style-name="T642">3</text:span><text:span text:style-name="T353"> “</text:span><text:a xlink:type="simple" xlink:href="https://ocstexts.co.uk/texts?222902" text:style-name="Internet_20_link" text:visited-style-name="Visited_20_Internet_20_Link"><text:span text:style-name="T410">ⱂⰵⱅⱃⱏ. ⰺ </text:span><text:span text:style-name="T342">ⱑ</text:span><text:span text:style-name="T410">ⰽⱁⰲⱏ. ⰺ </text:span><text:span text:style-name="T342">ⱁ</text:span><text:span text:style-name="T410">ⰰⱀⱀⱏ.</text:span></text:a><text:span text:style-name="T353">” “Peter and Jacob and John” would suggest that t</text:span>his initial *i‑ can get dropped after an /i/ of a preceding word, <text:span text:style-name="T643">but whether this points to </text:span><text:span text:style-name="T644">a </text:span><text:span text:style-name="T643">dropping of the non-native *i‑, simple deletion of </text:span><text:span text:style-name="T645">a</text:span><text:span text:style-name="T643"> double /i i/ (haplology), or a native-like reflex of a weak-jer</text:span> /*i <text:span text:style-name="T646">*</text:span>jьjǢkovъ/ &gt; /i jakov/, <text:span text:style-name="T643">is not really knowable, so indexing such words with a markedly foreign </text:span><text:span text:style-name="T642">initial </text:span><text:span text:style-name="T643">*ij‑ group is </text:span><text:span text:style-name="T647">again </text:span><text:span text:style-name="T643">the best way of allowing such difficult cases to be investigated. </text:span></text:p></text:note-body></text:note></text:span><text:span text:style-name="T640"> </text:span><text:span text:style-name="T526">(cf. my treatment of foreign initial *e‑ below)</text:span><text:span text:style-name="T640">. </text:span><text:span text:style-name="T648">An exception is made for </text:span><text:span text:style-name="T649">исоусъ</text:span><text:span text:style-name="T648"> &lt; </text:span><text:span text:style-name="T650">Gk. </text:span><text:span text:style-name="T651">Ἰησοῦς</text:span><text:span text:style-name="T650">, </text:span><text:span text:style-name="T652">which I have as *jisusъ, </text:span><text:span text:style-name="T653">because of the greater likelihood that Slavs will have heard of Jesus even before </text:span><text:span text:style-name="T654">the first biblical translations, and because </text:span><text:span text:style-name="T655">spellings like Zogr. </text:span><text:a xlink:type="simple" xlink:href="https://ocstexts.co.uk/texts?212854" text:style-name="Internet_20_link" text:visited-style-name="Visited_20_Internet_20_Link"><text:span text:style-name="T656">ⰽ</text:span><text:span text:style-name="T657">ⱏⰹ</text:span><text:span text:style-name="T658"> ⰻ҃ⱄⱛ</text:span></text:a><text:span text:style-name="T659"> </text:span><text:span text:style-name="T526">suggest th</text:span><text:span text:style-name="T660">at it causes the</text:span><text:span text:style-name="T526"> same /Ŷ/ </text:span><text:soft-page-break/><text:span text:style-name="T526">archiphoneme reflex of *ъ before </text:span><text:span text:style-name="T661">*</text:span><text:span text:style-name="T526">j as you get in </text:span><text:span text:style-name="T660">e.g. </text:span><text:span text:style-name="T661">native </text:span><text:span text:style-name="T526">Mar. </text:span><text:a xlink:type="simple" xlink:href="https://ocstexts.co.uk/texts?25402" text:style-name="Internet_20_link" text:visited-style-name="Visited_20_Internet_20_Link"><text:span text:style-name="T662">ⰲ</text:span><text:span text:style-name="T663">ⱏⰹ</text:span><text:span text:style-name="T662"> ⰻⱄⱅⰻⱀⱘ</text:span></text:a><text:span text:style-name="T664"> </text:span><text:span text:style-name="T526">&lt; *vъ ‿ jьstinǫ </text:span><text:span text:style-name="T661">(see above). </text:span></text:p>
      <text:p text:style-name="P98"><text:span text:style-name="T665">Prefixed forms like *do‑jьti 'to come, arrive' for mor</text:span><text:span text:style-name="T666">p</text:span><text:span text:style-name="T665">hological reasons have to be distinguished from the class 4 verb *dojiti</text:span><text:span text:style-name="T667">/dojiši/dojimъ etc.</text:span><text:span text:style-name="T665"> 'to breastfeed'</text:span><text:span text:style-name="T666"> (and its deriv</text:span><text:span text:style-name="T667">ed noun</text:span><text:span text:style-name="T666"> *doji</text:span><text:span text:style-name="T668">d</text:span><text:span text:style-name="T666">lika)</text:span><text:span text:style-name="T665">, </text:span><text:span text:style-name="T667">a difference which is reflected in the modern Ukrainian </text:span><text:span text:style-name="T669">дійти</text:span><text:span text:style-name="T667"> (&lt;*dojьti with compensatorily-lengthened /o/ &gt; /i/) vs </text:span><text:span text:style-name="T669">доїти</text:span><text:span text:style-name="T670">. </text:span><text:span text:style-name="T671">Thus </text:span><text:span text:style-name="T672">/</text:span><text:span text:style-name="T673">i/ can follow /j/ when </text:span><text:span text:style-name="T671">the former is part</text:span><text:span text:style-name="T673"> of </text:span><text:span text:style-name="T671">a </text:span><text:span text:style-name="T673">morpheme which just happen</text:span><text:span text:style-name="T671">s</text:span><text:span text:style-name="T673"> to be stuck onto a /j/-ending stem: </text:span><text:span text:style-name="T671">I similarly allow words like </text:span><text:span text:style-name="T674">*</text:span><text:span text:style-name="T673">šujika </text:span><text:span text:style-name="T671">(</text:span><text:span text:style-name="T675">шюица</text:span><text:span text:style-name="T671">) and</text:span><text:span text:style-name="T673"> </text:span><text:span text:style-name="T671">*vojinъ ‘warrior’ (</text:span><text:span text:style-name="T675">воинъ,</text:span><text:span text:style-name="T676"> as opposed to *vojьnъ</text:span><text:span text:style-name="T677">, </text:span><text:span text:style-name="T676">the gen. pl. of *vojьna</text:span><text:span text:style-name="T678">)</text:span><text:span text:style-name="T676">, or the loc. sg</text:span><text:span text:style-name="T679">.</text:span><text:span text:style-name="T676">/pl. desinences of any jo-stem noun whose stem ends on /j/, e.g. Psal. </text:span><text:a xlink:type="simple" xlink:href="https://ocstexts.co.uk/texts?66399" text:style-name="Internet_20_link" text:visited-style-name="Visited_20_Internet_20_Link"><text:span text:style-name="T662">ⰶⱃⱑⰱⱐⰹ</text:span></text:a><text:span text:style-name="T676"> &lt;*žerbьji.</text:span></text:p>
      <text:p text:style-name="P99"/>
      <text:p text:style-name="P100">Word-initial *je‑/*e‑</text:p>
      <text:p text:style-name="P98"><text:span text:style-name="T680">No Glagolitic text makes any effort to distinguish /je/ (after vowels or word-initially) from post-consonantal /e/, writing both with &lt;</text:span><text:span text:style-name="T681">ⰵ</text:span><text:span text:style-name="T680">&gt;, unlike the situation with </text:span><text:span text:style-name="T682">the reflexes of</text:span><text:span text:style-name="T680"> </text:span><text:span text:style-name="T682">*</text:span><text:span text:style-name="T680">ję vs </text:span><text:span text:style-name="T682">*</text:span><text:span text:style-name="T680">ę, where in Zogr. and Mar. and partially in Assem. </text:span><text:span text:style-name="T683">(</text:span><text:span text:style-name="T684">Велчева</text:span><text:span text:style-name="T683"> 1981: 168)</text:span><text:span text:style-name="T680"> </text:span><text:span text:style-name="T685">the </text:span><text:span text:style-name="T680">full front-nasal digraph &lt;</text:span><text:span text:style-name="T681">ⱗ</text:span><text:span text:style-name="T680">&gt; is reserved for </text:span><text:span text:style-name="T682">*</text:span><text:span text:style-name="T680">ję, while just the second 'nasalising component' &lt;</text:span><text:span text:style-name="T681">ⱔ</text:span><text:span text:style-name="T680">&gt; is used for post-consontal </text:span><text:span text:style-name="T682">*</text:span><text:span text:style-name="T680">ę, </text:span><text:span text:style-name="T686">e.g. Mar. 3</text:span><text:span text:style-name="T687">rd</text:span><text:span text:style-name="T686"> pl. aorist </text:span><text:a xlink:type="simple" xlink:href="https://ocstexts.co.uk/texts?16039" text:style-name="Internet_20_link" text:visited-style-name="Visited_20_Internet_20_Link"><text:span text:style-name="T688">ⱗ</text:span><text:span text:style-name="T689">ⱄ</text:span><text:span text:style-name="T688">ⱔ</text:span></text:a><text:span text:style-name="T686"> &lt;*</text:span><text:span text:style-name="T690">ję</text:span><text:span text:style-name="T686">s</text:span><text:span text:style-name="T690">ę</text:span><text:span text:style-name="T686">, as opposed to KF </text:span><text:a xlink:type="simple" xlink:href="https://ocstexts.co.uk/texts?1990" text:style-name="Internet_20_link" text:visited-style-name="Visited_20_Internet_20_Link"><text:span text:style-name="T689">ⱂⱃⰹ</text:span><text:span text:style-name="T688">ⱗ</text:span><text:span text:style-name="T689">ⱅⰻ</text:span></text:a><text:span text:style-name="T686"> &lt;</text:span><text:span text:style-name="T691">*pri</text:span><text:span text:style-name="T692">ję</text:span><text:span text:style-name="T691">ti</text:span><text:span text:style-name="T686"> vs </text:span><text:a xlink:type="simple" xlink:href="https://ocstexts.co.uk/texts?2011" text:style-name="Internet_20_link" text:visited-style-name="Visited_20_Internet_20_Link"><text:span text:style-name="T689">ⰲⱏⰸ</text:span><text:span text:style-name="T688">ⱗ</text:span><text:span text:style-name="T689">ⰾⰹ</text:span></text:a><text:span text:style-name="T686"> &lt;</text:span><text:span text:style-name="T691">*vъz</text:span><text:span text:style-name="T692">ę</text:span><text:span text:style-name="T691">li</text:span><text:span text:style-name="T680"><text:note text:id="ftn14" text:note-class="footnote"><text:note-citation>14</text:note-citation><text:note-body><text:p text:style-name="P101"><text:span text:style-name="T693">Psalterium Sinaiticum contains </text:span><text:span text:style-name="T694">at least five</text:span><text:span text:style-name="T693"> occurrences of </text:span><text:span text:style-name="T695">non-digraph</text:span><text:span text:style-name="T693"> &lt;</text:span><text:span text:style-name="T696">ⱔ</text:span><text:span text:style-name="T693">&gt; </text:span><text:span text:style-name="T697">for *ę</text:span><text:span text:style-name="T693">: </text:span><text:span text:style-name="T694">Eckhoff’s digitisation suggests </text:span><text:a xlink:type="simple" xlink:href="https://ocstexts.co.uk/texts?68307" text:style-name="Internet_20_link" text:visited-style-name="Visited_20_Internet_20_Link"><text:span text:style-name="T698">ⰱⱃⱑⰿ</text:span><text:span text:style-name="T699">ⱔ</text:span></text:a><text:span text:style-name="T696">, </text:span><text:a xlink:type="simple" xlink:href="https://ocstexts.co.uk/texts?70900" text:style-name="Internet_20_link" text:visited-style-name="Visited_20_Internet_20_Link"><text:span text:style-name="T698">ⰲⱏⰸⰾⰰⱍ</text:span><text:span text:style-name="T699">ⱔ</text:span></text:a><text:span text:style-name="T696">, </text:span><text:a xlink:type="simple" xlink:href="https://ocstexts.co.uk/texts?76424" text:style-name="Internet_20_link" text:visited-style-name="Visited_20_Internet_20_Link"><text:span text:style-name="T698">ⱄⱅⱐⰷ</text:span><text:span text:style-name="T699">ⱔ</text:span></text:a><text:span text:style-name="T696">, </text:span><text:a xlink:type="simple" xlink:href="https://ocstexts.co.uk/texts?78381" text:style-name="Internet_20_link" text:visited-style-name="Visited_20_Internet_20_Link"><text:span text:style-name="T698">ⱅ</text:span><text:span text:style-name="T699">ⱔ</text:span></text:a><text:span text:style-name="T696">, </text:span><text:a xlink:type="simple" xlink:href="https://ocstexts.co.uk/texts?85073" text:style-name="Internet_20_link" text:visited-style-name="Visited_20_Internet_20_Link"><text:span text:style-name="T698">ⱀ</text:span><text:span text:style-name="T699">ⱔ</text:span></text:a><text:span text:style-name="T696">, </text:span><text:span text:style-name="T700">and</text:span><text:span text:style-name="T696"> </text:span><text:a xlink:type="simple" xlink:href="https://ocstexts.co.uk/texts?91488" text:style-name="Internet_20_link" text:visited-style-name="Visited_20_Internet_20_Link"><text:span text:style-name="T698">ⱂⱃⱁⰽⰾ</text:span><text:span text:style-name="T699">ⱔ</text:span><text:span text:style-name="T698">ⱅⱏ</text:span></text:a><text:span text:style-name="T693">, </text:span><text:span text:style-name="T694">but the last one</text:span><text:span text:style-name="T701"> </text:span><text:span text:style-name="T702">ⱂⱃⱁⰽⰾ</text:span><text:span text:style-name="T703">ⱔ</text:span><text:span text:style-name="T702">ⱅⱏ</text:span><text:span text:style-name="T693"> </text:span><text:span text:style-name="T694">(which is from </text:span><text:span text:style-name="T701">Psalm 151 in the part </text:span><text:span text:style-name="T694">discovered in 1975)</text:span><text:span text:style-name="T701"> </text:span><text:span text:style-name="T694">comes from a mistake in Mareš’s (1997: </text:span><text:span text:style-name="T704">50</text:span><text:span text:style-name="T694">) Cyrillicised edition: the manuscript-photograph in Tarnanidēs (1988: </text:span><text:span text:style-name="T705">260</text:span><text:span text:style-name="T694">) clearly shows </text:span><text:span text:style-name="T702">ⱂⱃⱁⰽⰾ</text:span><text:span text:style-name="T706">ⱗ</text:span><text:span text:style-name="T702">ⱅⱏ</text:span><text:span text:style-name="T707">:</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2"><text:s/></text:p></text:note-body></text:note></text:span><text:span text:style-name="T680">. </text:span></text:p>
      <text:p text:style-name="P103"><text:span text:style-name="T680">Glagolitic evidence alone </text:span><text:span text:style-name="T708">therefore </text:span><text:span text:style-name="T680">would suggest that foreign borrowing</text:span><text:span text:style-name="T708">s</text:span><text:span text:style-name="T680"> with word-initial /e-/ were simply adapted to whatever the reflex of native LCS *je was. Suprasliensis, </text:span><text:span text:style-name="T709">though,</text:span><text:span text:style-name="T680"> </text:span><text:span text:style-name="T710">w</text:span><text:span text:style-name="T711">hich uses the</text:span><text:span text:style-name="T680"> jotated &lt;</text:span><text:span text:style-name="T712">ѥ</text:span><text:span text:style-name="T680">&gt; letter, does </text:span><text:span text:style-name="T709">in fact </text:span><text:span text:style-name="T680">make an extremely consistent </text:span><text:span text:style-name="T713">spelling </text:span><text:span text:style-name="T680">distinction between foreign borrowings and native Slavic words: </text:span><text:span text:style-name="T714">of the </text:span><text:span text:style-name="T715">157 occurrences of the </text:span><text:span text:style-name="T716">1</text:span><text:span text:style-name="T717">3</text:span><text:span text:style-name="T714"> foreign lemmas I have </text:span><text:span text:style-name="T718">so far </text:span><text:span text:style-name="T714">reconstructed with word-initial *e/*je‑ which appear in Supr. (</text:span><text:span text:style-name="T719">episkupъ, evanǵelьje, eǵüpьtъ, elisavetь, elinъ, evanǵelistъ, eǵüpьtьskъ, elinьskъ, episkupьstvo, evrejьskъ, elisejь, emъmausъ, etijopьskъ</text:span><text:span text:style-name="T720">), </text:span><text:span text:style-name="T721">the only spellings with </text:span><text:span text:style-name="T722">&lt;</text:span><text:span text:style-name="T723">ѥ</text:span><text:span text:style-name="T722">&gt; </text:span><text:span text:style-name="T721">are </text:span><text:a xlink:type="simple" xlink:href="https://ocstexts.co.uk/texts?136086" text:style-name="Internet_20_link" text:visited-style-name="Visited_20_Internet_20_Link"><text:span text:style-name="T689">ѥлисеи</text:span></text:a><text:span text:style-name="T724">,</text:span><text:span text:style-name="T721"> </text:span><text:a xlink:type="simple" xlink:href="https://ocstexts.co.uk/texts?126560" text:style-name="Internet_20_link" text:visited-style-name="Visited_20_Internet_20_Link"><text:span text:style-name="T725">ѥ͞ппъ</text:span></text:a><text:span text:style-name="T726">, </text:span><text:a xlink:type="simple" xlink:href="https://ocstexts.co.uk/texts?109366" text:style-name="Internet_20_link" text:visited-style-name="Visited_20_Internet_20_Link"><text:span text:style-name="T725">ѥ҅лини</text:span></text:a><text:span text:style-name="T724">, </text:span><text:span text:style-name="T727">and</text:span><text:span text:style-name="T726"> </text:span><text:a xlink:type="simple" xlink:href="https://ocstexts.co.uk/texts?189199" text:style-name="Internet_20_link" text:visited-style-name="Visited_20_Internet_20_Link"><text:span text:style-name="T725">ѥ҅лина</text:span></text:a><text:span text:style-name="T728">, </text:span><text:span text:style-name="T727">i.e. 4/157 </text:span><text:span text:style-name="T729">or 2.5%</text:span><text:span text:style-name="T727">. </text:span><text:span text:style-name="T730">By contrast, of the 3172 native Slavic words in Suprasliensis which I Autoreconstruct as starting with *je- (not all of whose </text:span><text:span text:style-name="T731">lemmas</text:span><text:span text:style-name="T730"> start with *je-, </text:span><text:span text:style-name="T732">e.g. forms of *</text:span><text:span text:style-name="T733">byti</text:span><text:span text:style-name="T730">), just 8</text:span><text:span text:style-name="T732">8</text:span><text:span text:style-name="T730"> are written with initial &lt;</text:span><text:span text:style-name="T734">е</text:span><text:span text:style-name="T730">&gt;, vs 30</text:span><text:span text:style-name="T732">70</text:span><text:span text:style-name="T730"> with &lt;</text:span><text:span text:style-name="T723">ѥ</text:span><text:span text:style-name="T735">&gt;</text:span><text:span text:style-name="T735"><text:note text:id="ftn15" text:note-class="footnote"><text:note-citation>15</text:note-citation><text:note-body><text:p text:style-name="Footnote"><text:span text:style-name="T736">T</text:span>he leftover 14 are things like 1st. pres. dual. <text:a xlink:type="simple" xlink:href="https://ocstexts.co.uk/texts?169201" text:style-name="Internet_20_link" text:visited-style-name="Visited_20_Internet_20_Link"><text:span text:style-name="T698">и҅мавѣ</text:span></text:a> which <text:span text:style-name="T736">Eckhoff’s corpus wrongly</text:span> lemmatise<text:span text:style-name="T736">s</text:span> as <text:span text:style-name="T737">имати</text:span> instead of <text:span text:style-name="T737">имѣти</text:span>, and <text:span text:style-name="T738">which </text:span>thus get reconstructed as *jemĺevě <text:span text:style-name="T736">instead of *jьmavě. </text:span><text:span text:style-name="T739">At the time of writing only 3227/6862 Suprasliensis lemmas have been reconstructed, but those 3227 cover 89713/99194, or 90.4%, </text:span><text:span text:style-name="T740">of the words.</text:span></text:p></text:note-body></text:note></text:span><text:span text:style-name="T732">. </text:span><text:span text:style-name="T741">Thus 97.2% of native word-initial *je‑ in Suprasliensis is spelt with </text:span><text:span text:style-name="T730">&lt;</text:span><text:span text:style-name="T723">ѥ</text:span><text:span text:style-name="T735">&gt;, </text:span><text:span text:style-name="T741">while 97.5% of the </text:span><text:span text:style-name="T742">occurrences of the</text:span><text:span text:style-name="T741"> </text:span><text:span text:style-name="T743">clearly post-LCS Greek-mediated foreign borrowings</text:span><text:span text:style-name="T741"> </text:span><text:span text:style-name="T742">listed above </text:span><text:span text:style-name="T741">instead use plain </text:span><text:span text:style-name="T730">&lt;</text:span><text:span text:style-name="T734">е</text:span><text:span text:style-name="T730">&gt;, </text:span><text:span text:style-name="T741">suggesting that </text:span><text:span text:style-name="T744">some</text:span><text:span text:style-name="T741"> sort of difference was felt, at least by the scribes </text:span><text:span text:style-name="T743">of Suprasliensis, </text:span><text:span text:style-name="T742">and that we probably shouldn’t</text:span><text:span text:style-name="T741"> </text:span><text:span text:style-name="T742">index these with the same *je‑ as used for native forms. I therefore use non-jotated *e‑ for such foreign borrowings, and the extent to which they take prothetic *j‑ </text:span><text:span text:style-name="T745">and fall together with the native vocabularly </text:span><text:span text:style-name="T742">is left </text:span><text:span text:style-name="T745">as something for investigators to determine </text:span><text:span text:style-name="T746">based on the evidence of each manuscript</text:span><text:span text:style-name="T745">. </text:span></text:p>
      <text:p text:style-name="P104"/>
      <text:p text:style-name="P105">Prefixes</text:p>
      <text:p text:style-name="P106">The last particularity of my LCS <text:span text:style-name="T747">indexing-system</text:span> worth mentioning relates to the handling of consonant-clusters in prefixes: <text:span text:style-name="T748">as exhaustively </text:span><text:span text:style-name="T747">exemplified</text:span><text:span text:style-name="T748"> by</text:span> <text:span text:style-name="T748">Diels (1963: 121-125), </text:span></text:p>
      <text:p text:style-name="P107"><text:span text:style-name="T748">Common Slavic permitted only a restricted set of consonant-combinations in the syllable onset, </text:span><text:span text:style-name="T749">generally either combinations of the continuants</text:span><text:span text:style-name="T750"> *s/*z </text:span><text:span text:style-name="T749">plus</text:span><text:span text:style-name="T750"> </text:span><text:span text:style-name="T751">obstruent or sonorant (</text:span><text:span text:style-name="T752">except *r, see below), or of obstruents plus sonorant (with some curio</text:span><text:span text:style-name="T753">sities</text:span><text:span text:style-name="T752"> such as the seeming </text:span><text:span text:style-name="T754">dialectal diversity in the </text:span><text:span text:style-name="T752">tolerance of *bn </text:span><text:span text:style-name="T754">but not</text:span><text:span text:style-name="T752"> *pn: OCS </text:span><text:span text:style-name="T755">гъі</text:span><text:span text:style-name="T756">бн</text:span><text:span text:style-name="T755">ѫти</text:span><text:span text:style-name="T752"> &lt;</text:span><text:span text:style-name="T753">*gyb-nǫti &gt;</text:span><text:span text:style-name="T754"> Ukr. </text:span><text:span text:style-name="T757">ги</text:span><text:span text:style-name="T758">н</text:span><text:span text:style-name="T757">ути, </text:span><text:span text:style-name="T759">vs </text:span><text:span text:style-name="T754">OCS</text:span><text:span text:style-name="T752"> </text:span><text:span text:style-name="T755">оусънѫти</text:span><text:span text:style-name="T752"> &lt;*usъp-nǫti </text:span><text:span text:style-name="T754">(</text:span><text:span text:style-name="T752">cf. 3sg. aor. </text:span><text:span text:style-name="T755">оусъпе</text:span><text:span text:style-name="T760">), Ru. </text:span><text:span text:style-name="T761">тонуть </text:span><text:span text:style-name="T762">&lt;*top‑</text:span><text:span text:style-name="T763">nǫti</text:span><text:span text:style-name="T764">, </text:span><text:span text:style-name="T765">though </text:span><text:span text:style-name="T766">see </text:span><text:span text:style-name="T765">Meillet (1965: 142)</text:span><text:span text:style-name="T767">).</text:span></text:p>
      <text:p text:style-name="P108">Geminate consonants were banned and either simplified (<text:span text:style-name="T343">и</text:span><text:span text:style-name="T342">с</text:span><text:span text:style-name="T343">ѣшти</text:span> &lt;*jь<text:span text:style-name="T458">s-s</text:span><text:span text:style-name="T768">ě</text:span>kti) or <text:span text:style-name="T769">dissimilated</text:span> (<text:span text:style-name="T343">процви</text:span><text:span text:style-name="T342">ст</text:span><text:span text:style-name="T343">и</text:span> &lt;*prokvi<text:span text:style-name="T458">t-t</text:span>i).</text:p>
      <text:p text:style-name="P109"><text:span text:style-name="T770">The ban on *sr/*zr is dealt with by </text:span><text:span text:style-name="T771">insert</text:span><text:span text:style-name="T770">ion of</text:span><text:span text:style-name="T771"> </text:span><text:span text:style-name="T772">*t </text:span><text:span text:style-name="T773">and </text:span><text:span text:style-name="T772">*d respectively, </text:span><text:span text:style-name="T774">but </text:span><text:span text:style-name="T775">the commonly-cited </text:span><text:span text:style-name="T774">examples of *str &lt;*sr </text:span><text:span text:style-name="T776">(</text:span><text:span text:style-name="T777">сестра</text:span><text:span text:style-name="T776">, </text:span><text:span text:style-name="T777">строуꙗ</text:span><text:span text:style-name="T776">, </text:span><text:span text:style-name="T777">остръ</text:span><text:span text:style-name="T776">)</text:span><text:span text:style-name="T774"> a</text:span><text:span text:style-name="T773">ll concern</text:span><text:span text:style-name="T774"> root-internal </text:span><text:span text:style-name="T773">*sr where insertion of *t is </text:span><text:soft-page-break/><text:span text:style-name="T773">common also to the Germanic and sometimes Baltic cognates. </text:span><text:span text:style-name="T778">T</text:span><text:span text:style-name="T773">he examples give</text:span><text:span text:style-name="T779">n</text:span><text:span text:style-name="T773"> by Meillet (1965: 136) include: (for </text:span><text:span text:style-name="T777">строуꙗ</text:span><text:span text:style-name="T780">) </text:span><text:span text:style-name="T781">Lith. dial. </text:span><text:span text:style-name="T782">srauja</text:span><text:span text:style-name="T783"> next to Latvian </text:span><text:span text:style-name="T782">strauja</text:span><text:span text:style-name="T783">, then Germanic *straum‑ (&gt; Eng. </text:span><text:span text:style-name="T782">stream</text:span><text:span text:style-name="T783">, </text:span><text:span text:style-name="T784">Old Norse</text:span><text:span text:style-name="T783"> </text:span><text:span text:style-name="T782">straum</text:span><text:span text:style-name="T785">r</text:span><text:span text:style-name="T783"> etc.); </text:span><text:span text:style-name="T786">(for </text:span><text:span text:style-name="T787">остръ</text:span><text:span text:style-name="T786">) Lith. </text:span><text:span text:style-name="T788">aštrus, </text:span><text:span text:style-name="T786">Gk. </text:span><text:span text:style-name="T788">ἄκρος</text:span><text:span text:style-name="T789"> </text:span><text:span text:style-name="T786">(here the *s is from PIE *ḱ). </text:span><text:span text:style-name="T790">As Meillet says, “</text:span><text:span text:style-name="T791">ce n'est pas un developpement germano-balto-slave; d'une part, le developpement d'un </text:span><text:span text:style-name="T790">-t-</text:span><text:span text:style-name="T791"> dans le groupe </text:span><text:span text:style-name="T790">sr </text:span><text:span text:style-name="T791">est chose naturelle et se retrouve ailleurs (fr. pop. </text:span><text:span text:style-name="T790">castrole </text:span><text:span text:style-name="T791">de</text:span><text:span text:style-name="T790"> casserole</text:span><text:span text:style-name="T791">) et, d'autre part, le developpement de </text:span><text:span text:style-name="T790">t </text:span><text:span text:style-name="T791">en ces conditions n'est pas general en baltique: </text:span><text:span text:style-name="T790">str </text:span><text:span text:style-name="T791">est regulier en lette, mais </text:span><text:span text:style-name="T790">sr </text:span><text:span text:style-name="T791">subsiste couramment en lituanien.</text:span><text:span text:style-name="T790">”, </text:span><text:span text:style-name="T792">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793">ⱄⱅⱃ</text:span><text:span text:style-name="T794">ⰰⰿⱁⰿⱐ</text:span></text:a><text:span text:style-name="T792"> &lt;*sorm-omь spelling cited by Diels (</text:span><text:span text:style-name="T795">1963:</text:span><text:span text:style-name="T792"> 122); otherwise new /sr/ from metathesised *sErC groups </text:span><text:span text:style-name="T796">is tolerated</text:span><text:span text:style-name="T792"> unchanged.</text:span></text:p>
      <text:p text:style-name="P110"><text:span text:style-name="T797">New occurences of </text:span><text:span text:style-name="T792">*zr, on the other hand, </text:span><text:span text:style-name="T797">are regularly generated </text:span><text:span text:style-name="T798">in the language</text:span><text:span text:style-name="T797"> right up to OCS times, </text:span><text:span text:style-name="T799">not only </text:span><text:span text:style-name="T798">in the derivational-morphology </text:span><text:span text:style-name="T799">because of the verb-prefixes *orz‑, *vъz‑, *jьz‑ (e.g. </text:span><text:span text:style-name="T800">Supr. 3sg. aor. </text:span><text:a xlink:type="simple" xlink:href="https://ocstexts.co.uk/texts?103107" text:style-name="Internet_20_link" text:visited-style-name="Visited_20_Internet_20_Link"><text:span text:style-name="T801">въ</text:span><text:span text:style-name="T802">здр</text:span><text:span text:style-name="T801">оу</text:span></text:a><text:span text:style-name="T800"> ‘</text:span><text:span text:style-name="T803">roared’</text:span><text:span text:style-name="T800">, from *vъz-ruti</text:span><text:span text:style-name="T799">), but</text:span><text:span text:style-name="T797"> </text:span><text:span text:style-name="T804">also </text:span><text:span text:style-name="T797">because of the clitic prepositions *jьz and *bez, </text:span><text:span text:style-name="T805">which form one phonological word with whatever </text:span><text:span text:style-name="T806">follows them</text:span><text:span text:style-name="T805"> </text:span><text:span text:style-name="T807">and thus cause OCS spellings like Mar. Luke 1 </text:span><text:a xlink:type="simple" xlink:href="https://ocstexts.co.uk/texts?29971" text:style-name="Internet_20_link" text:visited-style-name="Visited_20_Internet_20_Link"><text:span text:style-name="T808">ⰻ</text:span><text:span text:style-name="T809">ⰸⰴⱃ</text:span><text:span text:style-name="T808">ⱘⰽⱏ</text:span></text:a><text:span text:style-name="T807"> &lt;*jь.z</text:span><text:span text:style-name="T526"> ‿</text:span><text:span text:style-name="T807">rǫ.kъ. </text:span><text:span text:style-name="T810">Meillet </text:span><text:span text:style-name="T811">(p.136) </text:span><text:span text:style-name="T810">also cites the Old Polish adverb </text:span><text:span text:style-name="T812">zdręki</text:span><text:span text:style-name="T810"> &lt;</text:span><text:span text:style-name="T811">*jьz</text:span><text:span text:style-name="T526"> ‿</text:span><text:span text:style-name="T807">rǫ.k</text:span><text:span text:style-name="T811">y, which proves that the phenomenon is not limited to SSl. or OCS.</text:span><text:span text:style-name="T807"> </text:span><text:span text:style-name="T810">Curiously, though, despite this overwhelming evidence of a synchronic</text:span><text:span text:style-name="T813"> /zr/ &gt; /zdr/ rule </text:span><text:span text:style-name="T814">in OCS, /zr/ from the metathesised *zork‑ root is never spelt &lt;</text:span><text:span text:style-name="T815">здрак</text:span><text:span text:style-name="T814">&gt; and so seems to be tolerated, even though Diels</text:span><text:span text:style-name="T816"> (p.122)</text:span><text:span text:style-name="T814"> cites </text:span><text:span text:style-name="T817">prepositional forms like Supr. </text:span><text:a xlink:type="simple" xlink:href="https://ocstexts.co.uk/texts?148063" text:style-name="Internet_20_link" text:visited-style-name="Visited_20_Internet_20_Link"><text:span text:style-name="T818">бе</text:span><text:span text:style-name="T819">ꙁдр</text:span><text:span text:style-name="T818">аꙁоума</text:span></text:a><text:span text:style-name="T818"> </text:span><text:span text:style-name="T820">&lt;*bez ‿*orzuma</text:span><text:span text:style-name="T817">, </text:span><text:a xlink:type="simple" xlink:href="http://suprasliensis.obdurodon.org/pages/supr198v.html" text:style-name="Internet_20_link" text:visited-style-name="Visited_20_Internet_20_Link"><text:span text:style-name="T818">бе</text:span><text:span text:style-name="T819">здр</text:span><text:span text:style-name="T818">ала</text:span></text:a><text:span text:style-name="T820"><text:note text:id="ftn16" text:note-class="footnote"><text:note-citation>16</text:note-citation><text:note-body><text:p text:style-name="P111">For some baffling reason this <text:span text:style-name="T821">form</text:span> is missing from Eckhoff's text, so I link instead to <text:span text:style-name="T822">the relevant folio of </text:span>David Birnbaum's online edition<text:span text:style-name="T823">.</text:span></text:p></text:note-body></text:note></text:span><text:span text:style-name="T818"> </text:span><text:span text:style-name="T824"><text:s text:c="15"/></text:span><text:span text:style-name="T820">&lt;*bez ‿*ordla,</text:span><text:span text:style-name="T817"> which come from metathesised </text:span><text:span text:style-name="T825">*</text:span><text:span text:style-name="T817">orT‑ groups </text:span><text:span text:style-name="T826">but </text:span><text:span text:style-name="T827">do</text:span><text:span text:style-name="T826"> show inserted /d/. </text:span><text:span text:style-name="T828">Such inconsistency is hard to explain unless the addition of /d/ has been partly morphologised as a variant of specifically the prepositions </text:span><text:span text:style-name="T829">before /r/.</text:span></text:p>
      <text:p text:style-name="P112"><text:span text:style-name="T830">With such a sound-change that appears most often at morpheme or straight-up word-boundaries, there is a strong drive to restore the underlying </text:span><text:span text:style-name="T831">shape of the constituent parts, hence the modern languages have mostly restored /zr/ groups in e.g. Russian </text:span><text:span text:style-name="T832">разрешить</text:span><text:span text:style-name="T833">, and there are traces of this even in Psalterium Sinaiticum: Psalm 48 </text:span><text:a xlink:type="simple" xlink:href="https://ocstexts.co.uk/texts?70702" text:style-name="Internet_20_link" text:visited-style-name="Visited_20_Internet_20_Link"><text:span text:style-name="T834">ⰻ</text:span><text:span text:style-name="T835">ⰸⱃ</text:span><text:span text:style-name="T834">ⱘⰽⱏⰹ</text:span></text:a><text:span text:style-name="T833"> (Diels 1963: 122). </text:span><text:span text:style-name="T836">In</text:span><text:span text:style-name="T833"> Old Rus</text:span><text:span text:style-name="T836">sian, the</text:span><text:span text:style-name="T833"> Uspenskij Sbornik is pretty consistent in keeping prefixed verb-forms like </text:span><text:a xlink:type="simple" xlink:href="http://ocstexts.co.uk:7300/texts?233796" text:style-name="Internet_20_link" text:visited-style-name="Visited_20_Internet_20_Link"><text:span text:style-name="T837">ра</text:span><text:span text:style-name="T838">здр</text:span><text:span text:style-name="T837">ушить</text:span></text:a><text:span text:style-name="T839"> </text:span><text:span text:style-name="T840">&lt;*orzrušitь, but by the time of the Laurentian Codex we get forms like </text:span><text:a xlink:type="simple" xlink:href="http://ocstexts.co.uk:7300/texts?123753" text:style-name="Internet_20_link" text:visited-style-name="Visited_20_Internet_20_Link"><text:span text:style-name="T839">въ</text:span><text:span text:style-name="T841">зр</text:span><text:span text:style-name="T839">адуем</text:span></text:a><text:span text:style-name="T840"> and </text:span><text:a xlink:type="simple" xlink:href="http://ocstexts.co.uk:7300/texts?228232" text:style-name="Internet_20_link" text:visited-style-name="Visited_20_Internet_20_Link"><text:span text:style-name="T839">неи</text:span><text:span text:style-name="T841">зр</text:span><text:span text:style-name="T839">еченное</text:span></text:a><text:span text:style-name="T840">.</text:span></text:p>
      <text:p text:style-name="P113">Therefore even though *sr &gt; *str and *zr &gt; *zdr appear to be simply voiced and unvoiced variants of the same sound change, the practical effects <text:span text:style-name="T842">are very different </text:span><text:span text:style-name="T843">because the former is, from the LCS perspective, totally ‘opaque’, </text:span><text:span text:style-name="T844">since it only </text:span><text:span text:style-name="T845">occur</text:span><text:span text:style-name="T844">s </text:span><text:span text:style-name="T845">in roots and thus </text:span><text:span text:style-name="T844">is </text:span><text:span text:style-name="T846">not analysable by speakers into constituent morphemes </text:span><text:span text:style-name="T847">without the inserted stop, in the way that /bez</text:span><text:span text:style-name="T848"> ‿drǫky/ can be identified with separate /bez/ and /rǫky/. </text:span></text:p>
      <text:p text:style-name="P114">For this reason I don’t include /zdr/ &lt;*zr at prefix or preposition-boundaries in my LCS system, so that investigators can <text:span text:style-name="T849">see for themselves the extent of </text:span>each text’s<text:span text:style-name="T849"> </text:span><text:span text:style-name="T850">adherence to the expected phonological development vs restoration </text:span>of /zr/ under morphological pressure.</text:p>
      <text:p text:style-name="P114"/>
      <text:p text:style-name="P115"><text:span text:style-name="T851">Following the same </text:span><text:span text:style-name="T852">logic</text:span><text:span text:style-name="T851"> I also retain illegal *ss and *sš groups in prefixed-verbs like </text:span><text:span text:style-name="T853">Psal. </text:span><text:a xlink:type="simple" xlink:href="https://ocstexts.co.uk/texts?83045" text:style-name="Internet_20_link" text:visited-style-name="Visited_20_Internet_20_Link"><text:span text:style-name="T834">ⰻ</text:span><text:span text:style-name="T835">ⱄ</text:span><text:span text:style-name="T834">ⱗⱍⰵ</text:span></text:a><text:span text:style-name="T851"> &lt;</text:span><text:span text:style-name="T854">*jьs‑sę</text:span><text:span text:style-name="T853">če, Mar. </text:span><text:a xlink:type="simple" xlink:href="https://ocstexts.co.uk/texts?11416" text:style-name="Internet_20_link" text:visited-style-name="Visited_20_Internet_20_Link"><text:span text:style-name="T834">ⰺ</text:span><text:span text:style-name="T835">ⱎ</text:span><text:span text:style-name="T834">ⰵⰴⱏ</text:span></text:a><text:span text:style-name="T855"> </text:span><text:span text:style-name="T854">&lt;*jьs‑šьdъ, </text:span><text:span text:style-name="T853">Assemanianus </text:span><text:a xlink:type="simple" xlink:href="https://ocstexts.co.uk/texts?264237" text:style-name="Internet_20_link" text:visited-style-name="Visited_20_Internet_20_Link"><text:span text:style-name="T834">ⱃⰰ</text:span><text:span text:style-name="T835">ⱎ</text:span><text:span text:style-name="T834">ⰹⱃⱑⱙⱅ̆</text:span></text:a><text:span text:style-name="T853"> &lt;*ors‑šiŕǢjǫtъ, </text:span><text:span text:style-name="T854">be</text:span><text:span text:style-name="T853">cause th</text:span><text:span text:style-name="T856">at</text:span><text:span text:style-name="T853"> same drive towards restoration of the underlying </text:span><text:span text:style-name="T857">shapes of the prefixes </text:span><text:span text:style-name="T853">*jьs‑/</text:span><text:span text:style-name="T857">*ors‑ etc.</text:span><text:span text:style-name="T853"> can be seen in modern Russian </text:span><text:span text:style-name="T858">и</text:span><text:span text:style-name="T859">сс</text:span><text:span text:style-name="T858">якнуть, ра</text:span><text:span text:style-name="T859">сш</text:span><text:span text:style-name="T858">ирять,</text:span><text:span text:style-name="T853"> and Laurentian Codex </text:span><text:a xlink:type="simple" xlink:href="http://ocstexts.co.uk:7300/texts?210710" text:style-name="Internet_20_link" text:visited-style-name="Visited_20_Internet_20_Link"><text:span text:style-name="T860">ра</text:span><text:span text:style-name="T861">сш</text:span><text:span text:style-name="T860">едше</text:span></text:a><text:span text:style-name="T853">.</text:span><text:span text:style-name="T853"><text:note text:id="ftn17" text:note-class="footnote"><text:note-citation>17</text:note-citation><text:note-body><text:p text:style-name="P116"><text:span text:style-name="T862">Conversely, sequences </text:span><text:span text:style-name="T863">of</text:span><text:span text:style-name="T862"> *sk, *zg </text:span><text:span text:style-name="T863">at </text:span><text:span text:style-name="T862">prefix-boundaries </text:span><text:span text:style-name="T863">which </text:span><text:span text:style-name="T864">show</text:span><text:span text:style-name="T862"> PV1 </text:span><text:span text:style-name="T864">reflexes</text:span><text:span text:style-name="T862">, like Mar., Zogr. </text:span><text:a xlink:type="simple" xlink:href="https://ocstexts.co.uk/texts?236299" text:style-name="Internet_20_link" text:visited-style-name="Visited_20_Internet_20_Link"><text:span text:style-name="T834">ⱃⰰ</text:span><text:span text:style-name="T835">ⱎⱅ</text:span><text:span text:style-name="T834">ⱐⱅⰵⱅⱏ</text:span></text:a><text:span text:style-name="T865"> </text:span><text:span text:style-name="T866">&lt;*orš-čьtetъ (ECS *sk</text:span><text:span text:style-name="T867">ĭt‑ &gt; *ščĭt‑), Psal. </text:span><text:a xlink:type="simple" xlink:href="https://ocstexts.co.uk/texts?73704" text:style-name="Internet_20_link" text:visited-style-name="Visited_20_Internet_20_Link"><text:span text:style-name="T868">ⱃⰰ</text:span><text:span text:style-name="T869">ⰶⰴ</text:span><text:span text:style-name="T868">ⰹⰷⰰⰵⱅⱏ</text:span></text:a><text:span text:style-name="T865"> </text:span><text:span text:style-name="T866">&lt;*orž‑ǯigajetъ (ECS *zg</text:span><text:span text:style-name="T870">ī</text:span><text:span text:style-name="T866">g‑ &gt; *žǯ</text:span><text:span text:style-name="T870">ī</text:span><text:span text:style-name="T866">g‑) are kept </text:span><text:span text:style-name="T871">as *š</text:span><text:span text:style-name="T872">č</text:span><text:span text:style-name="T871">, *žǯ</text:span><text:span text:style-name="T866">. </text:span><text:span text:style-name="T873">Such forms may well not go all the way back to the time of PV1, and instead be just the result of a synchronic rule prohibit</text:span><text:span text:style-name="T874">ing</text:span><text:span text:style-name="T873"> /zž/ and </text:span><text:span text:style-name="T875">/</text:span><text:span text:style-name="T873">sč/ (&gt; /žǯ/ and /šč/) </text:span><text:span text:style-name="T876">that remained active until much more recently</text:span><text:span text:style-name="T873">, </text:span><text:span text:style-name="T874">especially given </text:span><text:span text:style-name="T877">prepositional-phrase </text:span><text:span text:style-name="T874">forms like Psal. </text:span><text:a xlink:type="simple" xlink:href="https://ocstexts.co.uk/texts?64563" text:style-name="Internet_20_link" text:visited-style-name="Visited_20_Internet_20_Link"><text:span text:style-name="T868">ⰹ</text:span><text:span text:style-name="T869">ⱎⱅ</text:span><text:span text:style-name="T868">ⱃⱑⰲⰰ</text:span></text:a><text:span text:style-name="T878"> </text:span><text:span text:style-name="T874">&lt;*jьs ‿*červa, </text:span><text:span text:style-name="T875">so this is arguably inconsistent with my treatment of *ss, *sš etc. </text:span><text:span text:style-name="T879">My justification is </text:span><text:span text:style-name="T880">firstly </text:span><text:span text:style-name="T879">that</text:span><text:span text:style-name="T881"> </text:span><text:span text:style-name="T866">*sk, *zg &gt; </text:span><text:span text:style-name="T882">*šč, *žǯ</text:span><text:span text:style-name="T881"> are </text:span><text:span text:style-name="T883">conspicuously</text:span><text:span text:style-name="T881"> PV1-changes, </text:span><text:span text:style-name="T879">which we </text:span><text:span text:style-name="T884">know</text:span><text:span text:style-name="T885"> originated well before our target LCS point, </text:span><text:span text:style-name="T886">whereas</text:span><text:span text:style-name="T887"> </text:span><text:span text:style-name="T888">the precise timing of </text:span><text:span text:style-name="T887">de-gemination or simplification of *sš</text:span><text:span text:style-name="T885"> </text:span><text:span text:style-name="T888">is</text:span><text:span text:style-name="T889"> </text:span><text:span text:style-name="T890">less clear-cut;</text:span><text:span text:style-name="T889"> </text:span><text:span text:style-name="T891">and secondly that even in languages like Russian which </text:span><text:span text:style-name="T892">orthographically</text:span><text:span text:style-name="T891"> have restored &lt;сч&gt; and &lt;зж&gt; spellings in compounds like </text:span><text:span text:style-name="T892">и</text:span><text:span text:style-name="T893">сч</text:span><text:span text:style-name="T892">езнуть</text:span><text:span text:style-name="T891"> and </text:span><text:span text:style-name="T892">ра</text:span><text:span text:style-name="T893">зж</text:span><text:span text:style-name="T892">ечь</text:span><text:span text:style-name="T891">, </text:span><text:span text:style-name="T894">the pronunciations are still arguably direct reflexes of LCS *šč and *žǯ, viz. [ɕː] and [ʐː] (or, in the conservative Moscow-dialect, </text:span><text:span text:style-name="T895">t</text:span><text:span text:style-name="T894">he palatalised [ʑː] found also in </text:span><text:span text:style-name="T896">до</text:span><text:span text:style-name="T897">ждь</text:span><text:span text:style-name="T898"> &lt;*dъžђь).</text:span></text:p></text:note-body></text:note></text:span><text:span text:style-name="T853"> </text:span><text:span text:style-name="T899">This </text:span><text:span text:style-name="T900">treatment is </text:span><text:soft-page-break/><text:span text:style-name="T900">also</text:span><text:span text:style-name="T899"> </text:span><text:span text:style-name="T901">more</text:span><text:span text:style-name="T899"> consistent with </text:span><text:span text:style-name="T902">my </text:span><text:span text:style-name="T900">handling</text:span><text:span text:style-name="T902"> of verbs like *</text:span><text:span text:style-name="T903">jьs‑kěliti </text:span><text:span text:style-name="T902">(&gt; OCS </text:span><text:span text:style-name="T904">и</text:span><text:span text:style-name="T905">ц</text:span><text:span text:style-name="T904">ѣлити</text:span><text:span text:style-name="T902">/</text:span><text:span text:style-name="T904">и</text:span><text:span text:style-name="T905">сц</text:span><text:span text:style-name="T904">ѣлити</text:span><text:span text:style-name="T902">) where simplification </text:span><text:span text:style-name="T906">must</text:span><text:span text:style-name="T902"> have occurred posterior to our pre-PV2 LCS stage (since /sk/ is always totally permissible), </text:span><text:span text:style-name="T907">and where manuscripts show great diversity, e.g. Zogr. and Assem. consistently have </text:span><text:span text:style-name="T908">ⰻ</text:span><text:span text:style-name="T909">ⱌ</text:span><text:span text:style-name="T908">ⱑⰾ</text:span><text:span text:style-name="T907">‑ while Mar. </text:span><text:span text:style-name="T910">and Psal. keep</text:span><text:span text:style-name="T907"> </text:span><text:span text:style-name="T908">ⰻ</text:span><text:span text:style-name="T909">ⱄⱌ</text:span><text:span text:style-name="T908">ⱑⰾ</text:span><text:span text:style-name="T907">‑ </text:span><text:span text:style-name="T910">(</text:span><text:span text:style-name="T911">more discussion of the wider Slavic reflexes of this group</text:span><text:span text:style-name="T910">, including the </text:span><text:span text:style-name="T911">OCS </text:span><text:span text:style-name="T910">&lt;</text:span><text:span text:style-name="T912">ст</text:span><text:span text:style-name="T910">&gt; spellings, </text:span><text:span text:style-name="T911">can be found in</text:span><text:span text:style-name="T913"> </text:span><text:span text:style-name="T914">Meillet 1965: 1</text:span><text:span text:style-name="T915">33</text:span><text:span text:style-name="T914">).</text:span></text:p>
      <text:p text:style-name="P117"/>
      <text:p text:style-name="P118"><text:span text:style-name="T916">Morphological innovations that </text:span><text:span text:style-name="T917">scupper LCS reconstruction</text:span></text:p>
      <text:p text:style-name="P119"><text:s/></text:p>
      <text:p text:style-name="P120">The <text:span text:style-name="T918">units of the phoneme-system</text:span> sketched above <text:span text:style-name="T918">serve as the building-blocks for all higher-level linguistic systems, most immediately the inflectional-morpholog</text:span><text:span text:style-name="T919">y and</text:span><text:span text:style-name="T920"> derivational-morpholog</text:span><text:span text:style-name="T919">y</text:span><text:span text:style-name="T920"> systems, </text:span><text:span text:style-name="T919">whose </text:span><text:span text:style-name="T921">features</text:span><text:span text:style-name="T919"> are </text:span><text:span text:style-name="T922">thus </text:span><text:span text:style-name="T919">constrained by </text:span><text:span text:style-name="T923">said phoneme-system and the distributional-restrictions of its units (i.e. </text:span><text:span text:style-name="T924">phonotactics</text:span><text:span text:style-name="T923">). </text:span><text:span text:style-name="T925">Changes which occur in the phoneme-system between the time of our theoretical LCS and the time </text:span><text:span text:style-name="T926">of our texts</text:span><text:span text:style-name="T925"> </text:span><text:span text:style-name="T927">can therefore </text:span><text:span text:style-name="T925">trigger </text:span><text:span text:style-name="T928">(or allow)</text:span><text:span text:style-name="T925"> restr</text:span><text:span text:style-name="T929">u</text:span><text:span text:style-name="T925">cturing of the</text:span><text:span text:style-name="T930">se</text:span><text:span text:style-name="T925"> morphological systems, </text:span><text:span text:style-name="T931">which in turn can </text:span><text:span text:style-name="T927">produce forms containing phoneme-sequences with no </text:span><text:span text:style-name="T932">possible </text:span><text:span text:style-name="T927">direct LCS ancestor-sequences.</text:span></text:p>
      <text:p text:style-name="P120"/>
      <text:p text:style-name="P121"><text:span text:style-name="T933">An example of</text:span><text:span text:style-name="T934"> </text:span><text:span text:style-name="T935">such </text:span><text:span text:style-name="T933">morphological</text:span><text:span text:style-name="T934"> </text:span><text:span text:style-name="T933">change contingent upon structural phonological change, leading to forms which preclude </text:span><text:span text:style-name="T934">any</text:span><text:span text:style-name="T933"> </text:span><text:span text:style-name="T936">direct LCS-stage reconstruction</text:span><text:span text:style-name="T933">, </text:span><text:span text:style-name="T934">is the replacement of i‑stem endings with those of the corresponding jo- or j</text:span><text:span text:style-name="T937">ā-stems</text:span><text:span text:style-name="T934">, in nouns whose stems end on labials or the subset of LCS dental consonants which lack palatal counterparts, viz. /d t s z/</text:span><text:span text:style-name="T934"><text:note text:id="ftn18" text:note-class="footnote"><text:note-citation>18</text:note-citation><text:note-body><text:p text:style-name="P122">In some dialects <text:span text:style-name="T938">(notably East Slavic)</text:span> the PV3 reflexes *ś and *ʒ became patalised counterparts to plain /s z/, <text:span text:style-name="T938">i.e. /s’ z’/, </text:span><text:span text:style-name="T939">and merged with the /s’ z’/ that developed from LCS *s,z before front-vowels, </text:span><text:span text:style-name="T940">but in most OCS they seem to have just hardened to /s, z/: searching my database for the sequence *ьxǫ, for example, </text:span><text:span text:style-name="T941">turns up exclusively &lt;</text:span><text:span text:style-name="T942">ⱄⱘ</text:span><text:span text:style-name="T941">&gt;</text:span><text:span text:style-name="T940"> </text:span><text:span text:style-name="T941">spellings in Marianus, just one &lt;</text:span><text:span text:style-name="T942">ⱄⱙ</text:span><text:span text:style-name="T941">&gt; in Zogr., and exclusively &lt;</text:span><text:span text:style-name="T942">сѫ</text:span><text:span text:style-name="T941">&gt; in Suprasliensis, with only Assem. and Psal. containing a significant minority of &lt;</text:span><text:span text:style-name="T942">ⱄⱙ</text:span><text:span text:style-name="T941">&gt; spellings. </text:span></text:p></text:note-body></text:note></text:span><text:span text:style-name="T934">. </text:span><text:span text:style-name="T943">Evidence </text:span><text:span text:style-name="T944">for</text:span><text:span text:style-name="T943"> such a change is furnished by the </text:span><text:span text:style-name="T945">Old Russian masc gen./acc. form </text:span><text:a xlink:type="simple" xlink:href="http://ocstexts.co.uk:7300/texts?164389" text:style-name="Internet_20_link" text:visited-style-name="Visited_20_Internet_20_Link"><text:span text:style-name="T946">татѧ</text:span></text:a><text:span text:style-name="T947"> </text:span><text:span text:style-name="T945">from the </text:span><text:span text:style-name="T948">1229 Treaty between Smolensk, Riga and Gotland (Version A)</text:span><text:span text:style-name="T945">.</text:span><text:span text:style-name="T949"> </text:span><text:span text:style-name="T947">LCS *tatь is a</text:span><text:span text:style-name="T949"> masc. i-stem noun with genitive *tati, as it still appears in the Suprasliensis translation of John Chrysostom's Homily for Holy Thursday (</text:span><text:span text:style-name="T950">...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51">тат</text:span><text:span text:style-name="T952">и</text:span></text:a><text:span text:style-name="T950">...</text:span><text:span text:style-name="T949">)</text:span><text:span text:style-name="T947">, but in the dialect underlying the </text:span><text:span text:style-name="T953">1229</text:span><text:span text:style-name="T954"> Treaty</text:span><text:span text:style-name="T947"> the rise of </text:span><text:span text:style-name="T955">phonemically </text:span><text:span text:style-name="T947">palatalised /t'/ </text:span><text:span text:style-name="T955">after the Jer Shift means that the stem (and the nom. sg. </text:span><text:span text:style-name="T956">тать</text:span><text:span text:style-name="T955"> /tat'/) of this noun now end</text:span><text:span text:style-name="T957">s</text:span><text:span text:style-name="T955"> on the same class of "soft" consonants as original jo-stem nouns like *</text:span><text:span text:style-name="T958">końь</text:span><text:span text:style-name="T955"> &gt; /</text:span><text:span text:style-name="T958">kon’</text:span><text:span text:style-name="T955">/, where the original LCS palatal *</text:span><text:span text:style-name="T958">ń</text:span><text:span text:style-name="T955"> has fallen together with secondarily-palatalised /</text:span><text:span text:style-name="T958">n</text:span><text:span text:style-name="T955">'/ from plain LCS *</text:span><text:span text:style-name="T958">n</text:span><text:span text:style-name="T955"> before LCS front-vowels</text:span><text:span text:style-name="T959">, in e.g. the original i-stem *</text:span><text:span text:style-name="T960">bornь</text:span><text:span text:style-name="T959"> &gt; /</text:span><text:span text:style-name="T958">bo</text:span><text:span text:style-name="T960">ro</text:span><text:span text:style-name="T958">n</text:span><text:span text:style-name="T959">'/. This system thus no longer distinguishes between </text:span><text:span text:style-name="T957">descendants of the original</text:span><text:span text:style-name="T959"> LCS palatals and </text:span><text:span text:style-name="T957">the newly </text:span><text:span text:style-name="T959">secondarily-palatalised consonants like /t'/:</text:span><text:span text:style-name="T961"> </text:span><text:span text:style-name="T957">both are now together in the set of 'soft' consonants, opposed to their </text:span><text:span text:style-name="T962">'plain' or </text:span><text:span text:style-name="T957">'hard' counterparts, and so tend towards taking the same set of inflectional endings (in this case those of the original jo-stems)</text:span><text:span text:style-name="T957"><text:note text:id="ftn19" text:note-class="footnote"><text:note-citation>19</text:note-citation><text:note-body><text:p text:style-name="P123">Russian <text:span text:style-name="T963">feminine </text:span>i-stems like <text:span text:style-name="T964">весь</text:span><text:span text:style-name="T965"> (&lt;*vьsь, ‘village’)</text:span> do not fall together with ja-stems in the way <text:span text:style-name="T966">the </text:span>masculines like *zvěrь fall together with jo-stems, but they do all still take the /am, ax, ami/ endings in the dat., loc. and instr. pl., <text:span text:style-name="T967">e.g.</text:span><text:span text:style-name="T968"> </text:span><text:span text:style-name="T969">ве́сям</text:span><text:span text:style-name="T968">, </text:span><text:span text:style-name="T966">which contain the same LCS ja-stem *‑Ǣ‑ vocalism which can only occur after LCS palatals, </text:span><text:span text:style-name="T970">meaning they too end up totally unreconstructable due to an illegal **sǢ sequence</text:span><text:span text:style-name="T966">.</text:span></text:p></text:note-body></text:note></text:span><text:span text:style-name="T971">. </text:span><text:span text:style-name="T972">Consequently, a word like </text:span><text:span text:style-name="T956">тать</text:span><text:span text:style-name="T972"> has begun to take jo-stem endings, including the Old Russian /a/ reflex of LCS *Ǣ in the gen</text:span><text:span text:style-name="T973">itive/accusative singular.</text:span></text:p>
      <text:p text:style-name="P124"><text:span text:style-name="Default_20_Paragraph_20_Font"><text:span text:style-name="T974">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75"> татю</text:span></text:span><text:span text:style-name="Default_20_Paragraph_20_Font"><text:span text:style-name="T974">), we don't even have an LCS archiphoneme available to signal a preceding soft-consonant; there's simply no way of getting from LCS *tatu to Russian /tat'u</text:span></text:span><text:span text:style-name="Default_20_Paragraph_20_Font"><text:span text:style-name="T975">/, </text:span></text:span><text:span text:style-name="Default_20_Paragraph_20_Font"><text:span text:style-name="T974">because</text:span></text:span><text:span text:style-name="Default_20_Paragraph_20_Font"><text:span text:style-name="T975"> </text:span></text:span><text:span text:style-name="Default_20_Paragraph_20_Font"><text:span text:style-name="T974">such a form was only made possible by the rise of phonemic /t'/, so our ability to index it with our LCS system is gone.</text:span></text:span></text:p>
      <text:p text:style-name="P124"><text:span text:style-name="Default_20_Paragraph_20_Font"><text:span text:style-name="T974"/></text:span></text:p>
      <text:p text:style-name="P125"><text:span text:style-name="T974">Were the same shift from i-stem to jo-stem to occur in a word like *zvěrь, </text:span><text:span text:style-name="T976">then the structural change would not be so catastrophic, because </text:span><text:span text:style-name="T977">our LCS system </text:span><text:span text:style-name="T978">does</text:span><text:span text:style-name="T977"> contain a palatal *ŕ </text:span><text:span text:style-name="T979">which any allophonically-softened LCS hard *r could easily be subsumed into. Indeed, interestingly </text:span><text:soft-page-break/><text:span text:style-name="T979">Suprasliensis does in fact contain 3X gen. sg. </text:span><text:a xlink:type="simple" xlink:href="https://ocstexts.co.uk/texts?176710" text:style-name="Internet_20_link" text:visited-style-name="Visited_20_Internet_20_Link"><text:span text:style-name="T951">звѣ</text:span><text:span text:style-name="T952">рѣ</text:span></text:a><text:span text:style-name="T979">, with what looks like a jo-stem reflex of *ŕǢ (spelt with jat’ as an overhang of the Glagolitic tradition, cf. 2X </text:span><text:a xlink:type="simple" xlink:href="https://ocstexts.co.uk/texts?162798" text:style-name="Internet_20_link" text:visited-style-name="Visited_20_Internet_20_Link"><text:span text:style-name="T951">мо</text:span><text:span text:style-name="T952">рѣ</text:span></text:a><text:span text:style-name="T979"> vs 1X </text:span><text:a xlink:type="simple" xlink:href="https://ocstexts.co.uk/texts?169469" text:style-name="Internet_20_link" text:visited-style-name="Visited_20_Internet_20_Link"><text:span text:style-name="T951">мо</text:span><text:span text:style-name="T952">рꙗ</text:span></text:a><text:span text:style-name="T979"> spellings), suggesting that Russian-style secondary palatalisation of *r &gt; /r’/ </text:span><text:span text:style-name="T980">may have</text:span><text:span text:style-name="T979"> occur</text:span><text:span text:style-name="T980">ed</text:span><text:span text:style-name="T979"> in the Bulgarian dialect underlying it</text:span><text:span text:style-name="T959"><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868">боу</text:span><text:span text:style-name="T869">ра</text:span></text:a> &lt;*buŕǢ, <text:a xlink:type="simple" xlink:href="https://ocstexts.co.uk/texts?101514" text:style-name="Internet_20_link" text:visited-style-name="Visited_20_Internet_20_Link"><text:span text:style-name="T868">о҄ука</text:span><text:span text:style-name="T869">ра</text:span><text:span text:style-name="T868">ѥ҅тъ</text:span></text:a> <text:s/>&lt;*ukaŕǢjetъ, <text:a xlink:type="simple" xlink:href="https://ocstexts.co.uk/texts?119231" text:style-name="Internet_20_link" text:visited-style-name="Visited_20_Internet_20_Link"><text:span text:style-name="T868">мо</text:span><text:span text:style-name="T869">роу</text:span></text:a> &lt;*moŕu etc., however, point to a hardening of LCS <text:span text:style-name="T981">palatal </text:span>*ŕ to plain /r/, so it’s difficult to know whether <text:span text:style-name="T343">звѣрѣ</text:span> spellings stem from a genuine /zvěŕa/ form in the history of the language, or if they instead represent synchronic /zvěra/, i.e. with a hard o-stem ending, but with confusion by the scribe between &lt;<text:span text:style-name="T343">ра</text:span>&gt; <text:span text:style-name="T982">and</text:span> &lt;<text:span text:style-name="T343">рꙗ</text:span>&gt;/&lt;<text:span text:style-name="T343">рѣ</text:span>&gt; spellings for what in his/her <text:span text:style-name="T983">dialect</text:span> would’ve all been /ra/.</text:p></text:note-body></text:note></text:span><text:span text:style-name="T979">. </text:span><text:span text:style-name="T984">Y</text:span><text:span text:style-name="T980">ou don’t, </text:span><text:span text:style-name="T984">though,</text:span><text:span text:style-name="T980"> get anything like </text:span><text:span text:style-name="Default_20_Paragraph_20_Font"><text:span text:style-name="T985">татѧ</text:span></text:span><text:span text:style-name="Default_20_Paragraph_20_Font"><text:span text:style-name="T986"><text:note text:id="ftn21" text:note-class="footnote"><text:note-citation>21</text:note-citation><text:note-body><text:p text:style-name="P126"><text:span text:style-name="T987">Except the numerous gen. sg. </text:span><text:span text:style-name="T988">господа</text:span><text:span text:style-name="T987"> and dat. sg. </text:span><text:span text:style-name="T988">господоу </text:span><text:span text:style-name="T989">for the i-stem *gospodь, but this word seems to be a</text:span><text:span text:style-name="T990">n isolated</text:span><text:span text:style-name="T989"> special case, because it bafflingly turns up even in early Glagolitic OCS with </text:span><text:span text:style-name="T990">endings like</text:span><text:span text:style-name="T989"> </text:span><text:a xlink:type="simple" xlink:href="https://ocstexts.co.uk/texts?2913" text:style-name="Internet_20_link" text:visited-style-name="Visited_20_Internet_20_Link"><text:span text:style-name="T868">ⰳ҃ⰲⰻ</text:span></text:a><text:span text:style-name="T989"> (ju-stem dat. sg. *-evi</text:span><text:span text:style-name="T991">, cf. Supr. </text:span><text:a xlink:type="simple" xlink:href="https://ocstexts.co.uk/texts?148794" text:style-name="Internet_20_link" text:visited-style-name="Visited_20_Internet_20_Link"><text:span text:style-name="T868">господеви</text:span></text:a><text:span text:style-name="T989">), </text:span><text:a xlink:type="simple" xlink:href="https://ocstexts.co.uk/texts?276729" text:style-name="Internet_20_link" text:visited-style-name="Visited_20_Internet_20_Link"><text:span text:style-name="T868">ⰳ҃ⱓ</text:span></text:a><text:span text:style-name="T989"> </text:span><text:span text:style-name="T990">(jo-stem dat. sg. *‑u), and </text:span><text:a xlink:type="simple" xlink:href="https://ocstexts.co.uk/texts?90825" text:style-name="Internet_20_link" text:visited-style-name="Visited_20_Internet_20_Link"><text:span text:style-name="T868">ⰳ҃ⱑ</text:span></text:a><text:span text:style-name="T992"> </text:span><text:span text:style-name="T990">(jo-stem gen. sg. *‑Ǣ). See Van Wijk (1929).</text:span></text:p></text:note-body></text:note></text:span></text:span><text:span text:style-name="Default_20_Paragraph_20_Font"><text:span text:style-name="T986">, </text:span></text:span><text:span text:style-name="Default_20_Paragraph_20_Font"><text:span text:style-name="T993">so the system-wide development of secondary-palatalisation does not seem t</text:span></text:span><text:span text:style-name="Default_20_Paragraph_20_Font"><text:span text:style-name="T994">o </text:span></text:span><text:span text:style-name="Default_20_Paragraph_20_Font"><text:span text:style-name="T995">have</text:span></text:span><text:span text:style-name="Default_20_Paragraph_20_Font"><text:span text:style-name="T994"> </text:span></text:span><text:span text:style-name="Default_20_Paragraph_20_Font"><text:span text:style-name="T996">a</text:span></text:span><text:span text:style-name="Default_20_Paragraph_20_Font"><text:span text:style-name="T994">dvanced </text:span></text:span><text:span text:style-name="Default_20_Paragraph_20_Font"><text:span text:style-name="T996">enough to have caused</text:span></text:span><text:span text:style-name="Default_20_Paragraph_20_Font"><text:span text:style-name="T994"> </text:span></text:span><text:span text:style-name="Default_20_Paragraph_20_Font"><text:span text:style-name="T996">the sort of </text:span></text:span><text:span text:style-name="Default_20_Paragraph_20_Font"><text:span text:style-name="T994">fundamental structural </text:span></text:span><text:span text:style-name="Default_20_Paragraph_20_Font"><text:span text:style-name="T996">reorganising</text:span></text:span><text:span text:style-name="Default_20_Paragraph_20_Font"><text:span text:style-name="T994"> </text:span></text:span><text:span text:style-name="Default_20_Paragraph_20_Font"><text:span text:style-name="T997">which</text:span></text:span><text:span text:style-name="Default_20_Paragraph_20_Font"><text:span text:style-name="T994"> shift</text:span></text:span><text:span text:style-name="Default_20_Paragraph_20_Font"><text:span text:style-name="T997">ed</text:span></text:span><text:span text:style-name="Default_20_Paragraph_20_Font"><text:span text:style-name="T994"> *tatь into the jo-stems </text:span></text:span><text:span text:style-name="Default_20_Paragraph_20_Font"><text:span text:style-name="T996">in </text:span></text:span><text:span text:style-name="Default_20_Paragraph_20_Font"><text:span text:style-name="T998">Old </text:span></text:span><text:span text:style-name="Default_20_Paragraph_20_Font"><text:span text:style-name="T996">Russian</text:span></text:span><text:span text:style-name="Default_20_Paragraph_20_Font"><text:span text:style-name="T994">.</text:span></text:span><text:span text:style-name="Default_20_Paragraph_20_Font"><text:span text:style-name="T993"> </text:span></text:span></text:p>
      <text:p text:style-name="P127"/>
      <text:p text:style-name="P128"><text:span text:style-name="Default_20_Paragraph_20_Font"><text:span text:style-name="T999">Forms like </text:span></text:span><text:span text:style-name="Default_20_Paragraph_20_Font"><text:span text:style-name="T1000">татѧ</text:span></text:span><text:span text:style-name="Default_20_Paragraph_20_Font"><text:span text:style-name="T999">,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9"/>
      <text:p text:style-name="P130"><text:span text:style-name="T1001">1.2 </text:span><text:span text:style-name="T1002">LCS </text:span>Morphology <text:span text:style-name="T1002">and the Autoreconstructor</text:span></text:p>
      <text:p text:style-name="P130"/>
      <text:p text:style-name="P131"><text:span text:style-name="T1003">The ten-place morphology-tags included as part of the word-level annotations in Eckhoff’s TOROT corpus constitute a veritable goldmine of </text:span><text:span text:style-name="T1004">linguistic data, because, based as they are on the </text:span><text:span text:style-name="T1005">form</text:span><text:span text:style-name="T1006"> of a word rather than the </text:span><text:span text:style-name="T1005">function</text:span><text:span text:style-name="T1006">, they bridge the gap between </text:span><text:span text:style-name="T1007">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51">ⰲⱏⰸⰲⱑⱎⱅⱘ</text:span></text:a><text:span text:style-name="T1008"> </text:span><text:span text:style-name="T1009">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10">ⰲⱏⰸⰲⱑⱎⱅⱘ</text:span> in XML format</text:p></draw:text-box></draw:frame><text:bookmark-end text:name="docs-internal-guid-22b34c82-7fff-d3e4-0d1e-3412d68e59c7"/></text:p>
      <text:p text:style-name="P133"><text:span text:style-name="T1011">TOROT</text:span><text:span text:style-name="T1012"> token </text:span><text:span text:style-name="T1013">XML-</text:span><text:span text:style-name="T1012">tag</text:span><text:span text:style-name="T1011">s</text:span><text:span text:style-name="T1012"> include various attributes, but for the Autoreconstructor all that’s needed are</text:span><text:span text:style-name="T1014"> form</text:span><text:span text:style-name="T1012">,</text:span><text:span text:style-name="T1014"> lemma</text:span><text:span text:style-name="T1012">,</text:span><text:span text:style-name="T1014"> part-of-speech</text:span><text:span text:style-name="T1012">, and</text:span><text:span text:style-name="T332"> morphology. </text:span><text:span text:style-name="T1015">The</text:span><text:span text:style-name="T1016"> form</text:span><text:span text:style-name="T1015"> </text:span><text:span text:style-name="T1001">attribute </text:span><text:span text:style-name="T1015">is used to check for morphological variations/innovations, </text:span><text:span text:style-name="T1001">to ensure that what gets produced is the direct phonological ancestor of the actually-occurring word (see </text:span><text:span text:style-name="T1017">below</text:span><text:span text:style-name="T1018"> </text:span><text:span text:style-name="T1019">for</text:span><text:span text:style-name="T1018"> </text:span><text:span text:style-name="T1001">more about this deviance-detection). </text:span><text:span text:style-name="T1012">The</text:span><text:span text:style-name="T1014"> lemma </text:span><text:span text:style-name="T1012">and </text:span><text:span text:style-name="T1014">part-of-speech </text:span><text:span text:style-name="T1012">attributes, when concatenated, serve as a unique key </text:span><text:span text:style-name="T1020">linking </text:span><text:span text:style-name="T1011">each word to its l</text:span><text:span text:style-name="T1021">e</text:span><text:span text:style-name="T1011">mma</text:span><text:span text:style-name="T1011"><text:note text:id="ftn22" text:note-class="footnote"><text:note-citation>22</text:note-citation><text:note-body><text:p text:style-name="Footnote"><text:span text:style-name="T1022">I</text:span>dentical lemmas with the <text:span text:style-name="T332">same</text:span> part-of-speech <text:span text:style-name="T1020">tag</text:span>, such as <text:span text:style-name="T343">вести</text:span> ‘to lead’ &lt;*ved­‑ti and <text:span text:style-name="T343">вести</text:span> ‘to drive’ &lt;*ve<text:span text:style-name="T1023">z</text:span>‑ti, <text:span text:style-name="T1022">both of which have ‘V-’ for verb, </text:span>are differentiated by appending #2 etc. <text:span text:style-name="T1020">to the extra homomorphs</text:span>, i.e. <text:span text:style-name="T343">вести</text:span> vs. <text:span text:style-name="T343">вести</text:span>#2.</text:p></text:note-body></text:note></text:span><text:span text:style-name="T1011"> </text:span><text:span text:style-name="T1024">and thus to its LCS reconstruction and inflexion-class </text:span><text:span text:style-name="T1025">information</text:span><text:span text:style-name="T1026"><text:note text:id="ftn23" text:note-class="footnote"><text:note-citation>23</text:note-citation><text:note-body><text:p text:style-name="P134">The spreadsheet containing my <text:span text:style-name="T1027">reconstruction</text:span><text:span text:style-name="T1028">s</text:span><text:span text:style-name="T1027"> and</text:span> inflection-class annotations for the TOROT OCS lemmas <text:span text:style-name="T1029">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25">.</text:span><text:span text:style-name="T1011"> </text:span><text:span text:style-name="T1030">Finally</text:span><text:span text:style-name="T1024"> the </text:span><text:span text:style-name="T1031">morphology </text:span>attribute consists of a 10-character string <text:span text:style-name="T1024">to hold values for the 10 morphological-features used by TOROT (and the wider PROIEL corpora). Not all features are relevant for all word</text:span><text:span text:style-name="T1032">s</text:span><text:span text:style-name="T1024">, in which case a dash ‘-’ is used as a placeholder.</text:span></text:p>
      <text:p text:style-name="P135"><text:span text:style-name="T1033">A detailed explanation of each feature can be found in Section 6 of Eckhoff et al. (2018:</text:span><text:span text:style-name="T1034"> </text:span><text:span text:style-name="T1035">41</text:span><text:span text:style-name="T1036">), bu</text:span><text:span text:style-name="T1037">t </text:span><text:span text:style-name="T1038">here it suffices to say that in</text:span><text:span text:style-name="T1037"> this example the tag “1spia----i” is telling us that </text:span><text:a xlink:type="simple" xlink:href="https://ocstexts.co.uk/texts?74960" text:style-name="Internet_20_link" text:visited-style-name="Visited_20_Internet_20_Link"><text:span text:style-name="T951">ⰲⱏⰸⰲⱑⱎⱅⱘ</text:span></text:a><text:span text:style-name="T1039"> </text:span><text:span text:style-name="T1037">is </text:span><text:span text:style-name="T1040">1</text:span><text:span text:style-name="T1041">st</text:span><text:span text:style-name="T1037"> person, </text:span><text:span text:style-name="T1040">s</text:span><text:span text:style-name="T1037">ingular, </text:span><text:span text:style-name="T1040">p</text:span><text:span text:style-name="T1037">resent-tense, </text:span><text:span text:style-name="T1040">i</text:span><text:span text:style-name="T1037">ndicative-mood, </text:span><text:span text:style-name="T1040">a</text:span><text:span text:style-name="T1037">ctive-voice, has no gender, case, degree, or strength features, and is </text:span><text:span text:style-name="T1040">i</text:span><text:span text:style-name="T1037">nflectable rather than non-inflecting.</text:span></text:p>
      <text:p text:style-name="P136"/>
      <text:p text:style-name="P137"><text:soft-page-break/>Of importance here is <text:span text:style-name="T1042">the</text:span><text:span text:style-name="T332"> present</text:span> tense <text:span text:style-name="T1042">tagging</text:span>, even though <text:span text:style-name="T343">възвѣстити </text:span><text:span text:style-name="T1043">(</text:span>even in OCS<text:span text:style-name="T1043">)</text:span> can be taken as a perfective verb, opposed to its imperfective counterpart <text:span text:style-name="T343">възвѣщати</text:span>, and thus <text:span text:style-name="T1044">has future-tense meaning in its non-past indicative forms </text:span><text:span text:style-name="T1042">(and the Greek Septuagint here has </text:span><text:span text:style-name="T1045">ἀναγγελῶ</text:span><text:span text:style-name="T1046"> τὰ θαυμάσιά σου</text:span><text:span text:style-name="T1042">, </text:span><text:span text:style-name="T1047">with a morphologically future-formed </text:span><text:span text:style-name="T1048">ἀναγγελῶ</text:span><text:span text:style-name="T1047"> ‘I will proclaim’ from </text:span><text:span text:style-name="T1048">ἀναγγέλλω</text:span><text:span text:style-name="T1047">). </text:span><text:span text:style-name="T1049">The tagging thus follows the </text:span><text:span text:style-name="T1050">inflectional</text:span><text:span text:style-name="T1049">-morphology of </text:span><text:span text:style-name="T1051">ⰲⱏⰸⰲⱑⱎⱅⱘ</text:span><text:span text:style-name="T1052">, </text:span><text:span text:style-name="T1053">rather than </text:span><text:span text:style-name="T1054">the future-meaning which is carried by the </text:span><text:span text:style-name="T1055">derivational­</text:span><text:span text:style-name="T1054">-morphology. </text:span><text:span text:style-name="T1056">This is important because the Autoreconstructor works by </text:span><text:span text:style-name="T1057">inflecting</text:span><text:span text:style-name="T1056"> </text:span><text:span text:style-name="T1058">LCS lemmas according to those morphology-tags; </text:span><text:span text:style-name="T1059">the </text:span><text:span text:style-name="T1060">annotation gives</text:span><text:span text:style-name="T1061"> no information about its derivational-morphology or derivational relationship to its imperfective (and thus 1sg.</text:span><text:span text:style-name="T1062"> present</text:span><text:span text:style-name="T1061"> tense) counterpart</text:span><text:span text:style-name="T1062"> </text:span><text:span text:style-name="T1051">ⰲⱏⰸⰲⱑⱎⱅ</text:span><text:span text:style-name="T1063">ⰰⱙ</text:span><text:span text:style-name="T1061">, </text:span><text:span text:style-name="T1059">since that is annotated </text:span><text:span text:style-name="T1064">with</text:span><text:span text:style-name="T1059"> a separate lemma.</text:span></text:p>
      <text:p text:style-name="P138"><text:span text:style-name="T1065">A</text:span><text:span text:style-name="T1066">n even clearer example where this </text:span><text:span text:style-name="T1067">form </text:span><text:span text:style-name="T1068">over </text:span><text:span text:style-name="T1067">function </text:span><text:span text:style-name="T1068">annotation </text:span><text:span text:style-name="T1066">helps us </text:span><text:span text:style-name="T1069">i</text:span><text:span text:style-name="T1070">s with the accusatives of </text:span><text:span text:style-name="T1069">animate nouns: </text:span><text:span text:style-name="T1071">i</text:span><text:span text:style-name="T1070">t’s well known that a </text:span><text:span text:style-name="T1072">type</text:span><text:span text:style-name="T1070"> of so-called differential-object-marking is beginning to take hold in Early Slavic, whereby</text:span><text:span text:style-name="T1073"> </text:span><text:span text:style-name="T1070">syntactic accusatives </text:span><text:span text:style-name="T1074">use genitive endings </text:span><text:span text:style-name="T1075">to varying extents </text:span><text:span text:style-name="T1073">as a way of encoding the </text:span><text:span text:style-name="T1076">semantic </text:span><text:span text:style-name="T1073">ensouledness </text:span><text:span text:style-name="T1077">(</text:span><text:span text:style-name="T1075">and </text:span><text:span text:style-name="T1077">possibly </text:span><text:span text:style-name="T1075">definiteness</text:span><text:span text:style-name="T1077">)</text:span><text:span text:style-name="T1073"> of the noun</text:span><text:span text:style-name="T1074"> </text:span><text:span text:style-name="T1070">(the details aren’t important; for a recent thorough </text:span><text:span text:style-name="T1078">diachronic </text:span><text:span text:style-name="T1070">treatment of the topic see Eckhoff 2022),</text:span><text:span text:style-name="T1079"> </text:span><text:span text:style-name="T1071">e.g. Supr. </text:span><text:a xlink:type="simple" xlink:href="https://ocstexts.co.uk/texts?140323" text:style-name="Internet_20_link" text:visited-style-name="Visited_20_Internet_20_Link"><text:span text:style-name="T951">раꙁбои҅ника</text:span></text:a><text:span text:style-name="T1080"> въ породѫ вь҆веде </text:span><text:span text:style-name="T1071">‘</text:span><text:span text:style-name="T1075">he brought the robber into paradise’.</text:span><text:span text:style-name="T1070"> </text:span><text:span text:style-name="T1081">If these were all tagged as accusatives, the Autoreconstructor would produce the wrong ancestor to the text-form, </text:span><text:span text:style-name="T1082">i.e.</text:span><text:span text:style-name="T1081"> *orzbojьnik‑</text:span><text:span text:style-name="T1083">ъ</text:span><text:span text:style-name="T1081">, because the semanti</text:span><text:span text:style-name="T1084">c</text:span><text:span text:style-name="T1081"> information </text:span><text:span text:style-name="T1085">needed to decide whether this differential-object-marking is needed is not available.</text:span><text:span text:style-name="T1079"> H</text:span><text:span text:style-name="T1071">appily </text:span><text:span text:style-name="T1086">though </text:span><text:span text:style-name="T1071">all such animate-accusatives are marked as genitive in TOROT: </text:span><text:span text:style-name="T1084">the morphology-tag for </text:span><text:a xlink:type="simple" xlink:href="https://ocstexts.co.uk/texts?140323" text:style-name="Internet_20_link" text:visited-style-name="Visited_20_Internet_20_Link"><text:span text:style-name="T1087">раꙁбои҅ника</text:span></text:a><text:span text:style-name="T1080"> </text:span><text:span text:style-name="T1084">above is “-s---m</text:span><text:span text:style-name="T1088">g</text:span><text:span text:style-name="T1084">--i”, </text:span><text:span text:style-name="T1089">so the Autoreconstructor produces *orzbojьnik‑</text:span><text:span text:style-name="T1090">a</text:span><text:span text:style-name="T1089">.</text:span></text:p>
      <text:p text:style-name="P139"/>
      <text:p text:style-name="P140">The <text:span text:style-name="T1091">Autoreconstructor reads th</text:span><text:span text:style-name="T1092">e</text:span><text:span text:style-name="T1091"> </text:span><text:span text:style-name="T1092">morphology-</text:span><text:span text:style-name="T1091">tag character-by-character and </text:span><text:span text:style-name="T1093">numerifies each field</text:span><text:span text:style-name="T1094">, and </text:span><text:span text:style-name="T1095">from that</text:span><text:span text:style-name="T1094"> </text:span><text:span text:style-name="T1095">it computes </text:span><text:span text:style-name="T1094">a number which corresponds to the row of the inflection-table </text:span><text:span text:style-name="T1096">where</text:span><text:span text:style-name="T1094"> </text:span><text:span text:style-name="T1097">the endings for that</text:span><text:span text:style-name="T1094"> particular word’s inflection-class are stored. For verbs this will be a number between 1 and 44 (9 person/number combinations for each of present, aorist, imperfect, and imperative, plus 8 non-finite forms, </text:span><text:span text:style-name="T1098">9*4+8</text:span><text:span text:style-name="T1094">), and for n</text:span><text:span text:style-name="T1099">ominals</text:span><text:span text:style-name="T1094"> between 1 and 63 (7 cases * 3 numbers * 3 genders). </text:span><text:span text:style-name="T1100">A version of the </text:span><text:span text:style-name="T1101">function</text:span><text:span text:style-name="T1100"> which actually implements </text:span><text:span text:style-name="T1101">this</text:span><text:span text:style-name="T1100"> </text:span><text:span text:style-name="T1096">tag-reading</text:span><text:span text:style-name="T1100"> process can be seen in the OcsServer::numerifyMorphTag() function here: </text:span><text:a xlink:type="simple" xlink:href="https://github.com/12401453/ocs_server/blob/main/OcsServer.cpp#L2714" text:style-name="Internet_20_link" text:visited-style-name="Visited_20_Internet_20_Link"><text:span text:style-name="T1100">https://github.com/12401453/ocs_server/blob/main/OcsServer.cpp#L2714</text:span></text:a><text:span text:style-name="T1100">.</text:span><text:span text:style-name="T1100"><text:note text:id="ftn24" text:note-class="footnote"><text:note-citation>24</text:note-citation><text:note-body><text:p text:style-name="P141">Extra handling is required for forms of *byti, since that has a separate future-paradigm (and future-participle) which TOROT does actually <text:span text:style-name="T1102">specify separately with an</text:span> ‘<text:span text:style-name="T1103">f</text:span>’ value for the <text:span text:style-name="T332">tense</text:span><text:span text:style-name="T365"> feature, as well as two variant imperfect sets (3sg. *bě vs. *běaše, </text:span><text:span text:style-name="T1104">which aren’t tagged, but which I detect</text:span><text:span text:style-name="T365">), and a ‘conditional’ *bimь, *bi, *bǫ etc. </text:span><text:span text:style-name="T1105">Particip</text:span><text:span text:style-name="T1106">les</text:span><text:span text:style-name="T1107"> require an extra step to read their</text:span><text:span text:style-name="T1106"> nominal-features </text:span><text:span text:style-name="T1108">and</text:span><text:span text:style-name="T1106"> add their adjective-like endings.</text:span></text:p></text:note-body></text:note></text:span><text:span text:style-name="T1100"> </text:span><text:span text:style-name="T1094"><text:s/></text:span></text:p>
      <text:p text:style-name="P142"/>
      <text:p text:style-name="P143">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09">An example of some of the endings in the three tables for basic class 1 verbs like *reћi is given below:</text:span></text:p>
      <text:p text:style-name="P143"><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09">like *reћi, *</text:span><text:span text:style-name="T1110">greti</text:span><text:span text:style-name="T1109"> </text:span>stored <text:span text:style-name="T1109">using</text:span> C++ std::unordered_map&lt;int, std::string&gt;</text:p></draw:text-box></draw:frame><text:soft-page-break/></text:p>
      <text:p text:style-name="P144"><text:span text:style-name="T1111">Here the ‘deviant’ endings consist </text:span><text:span text:style-name="T1112">mostly </text:span><text:span text:style-name="T1111">of the ‘extended S-’, or </text:span><text:span text:style-name="T1113">*-ox- </text:span><text:span text:style-name="T1111">aorists (e.g. Assem. </text:span><text:a xlink:type="simple" xlink:href="https://ocstexts.co.uk/texts?260148" text:style-name="Internet_20_link" text:visited-style-name="Visited_20_Internet_20_Link"><text:span text:style-name="T1087">ⱀⰰⱃⰵⰽⱁⱎⱔ</text:span></text:a><text:span text:style-name="T1114">), while the third ‘alternative’ table contains the primary S-aorist endings (e.g. Assem. </text:span><text:a xlink:type="simple" xlink:href="https://ocstexts.co.uk/texts?279253" text:style-name="Internet_20_link" text:visited-style-name="Visited_20_Internet_20_Link"><text:span text:style-name="T1087">ⱂⱁⰳⱃⱑⱄⱔ</text:span></text:a><text:span text:style-name="T1114"> &lt;*pogrěb-sę). Clearly those primary S-aorist endings just </text:span><text:span text:style-name="T1115">being </text:span><text:span text:style-name="T1114">stuck onto a stem like *greb‑ would not produce the correct LCS form, so </text:span><text:span text:style-name="T1116">for certain inflection-classes there are post-processing functions which do things like replace all “ebsę” with “ěsę”, or (for stems </text:span><text:span text:style-name="T1117">which</text:span><text:span text:style-name="T1116"> end on RUKI-consonants like *rek‑) all “eks” with “ěx”. The full routines </text:span><text:span text:style-name="T1118">for verbs </text:span><text:span text:style-name="T1116">can be found in </text:span><text:a xlink:type="simple" xlink:href="https://github.com/12401453/ocs_server/blob/main/autoreconstructor/verb_cleaning.h" text:style-name="Internet_20_link" text:visited-style-name="Visited_20_Internet_20_Link"><text:span text:style-name="T1119">https://github.com/12401453/ocs_server/blob/main/autoreconstructor/verb_cleaning.h</text:span></text:a><text:span text:style-name="T1116">; to a </text:span><text:span text:style-name="T1120">large</text:span><text:span text:style-name="T1116"> extent this is just </text:span><text:span text:style-name="T1121">enforcing</text:span><text:span text:style-name="T1116"> the Slavic consonant-cluster restrictions discussed in Section 1.</text:span><text:span text:style-name="T1122">1</text:span><text:span text:style-name="T1116">.</text:span></text:p>
      <text:p text:style-name="P143"/>
      <text:p text:style-name="P143">The inflection-tables themselves are indexed by integer-keys associated with each inflection-class, <text:span text:style-name="T1123">such that the ‘correct’ table’s key always ends on ‘1’, meaning that shifting to the alternative tables </text:span><text:span text:style-name="T1124">is a matter of simply</text:span><text:span text:style-name="T1123"> incrementing the key by either 1 or 2, </text:span><text:span text:style-name="T1109">and I can keep track of </text:span><text:span text:style-name="T1125">whether or not a form has required a deviant or alternative ending by inspecting the final value of this key</text:span><text:span text:style-name="T1125"><text:note text:id="ftn25" text:note-class="footnote"><text:note-citation>25</text:note-citation><text:note-body><text:p text:style-name="P145"><text:span text:style-name="T1099">This is bad design and prevents me from easily handling more than one type of morphological innovation</text:span><text:span text:style-name="T1126"> per class</text:span><text:span text:style-name="T1099">: </text:span><text:span text:style-name="T1127">for the </text:span><text:span text:style-name="T1128">masc_jo </text:span><text:span text:style-name="T1127">class </text:span><text:span text:style-name="T1129">nom. pl.</text:span><text:span text:style-name="T1127"> I have the i-stem *‑</text:span><text:span text:style-name="T1130">ьj</text:span><text:span text:style-name="T1127">e ending </text:span><text:span text:style-name="T1129">in the ‘deviances’ table </text:span><text:span text:style-name="T1130">(as found in e.g. Supr. </text:span><text:a xlink:type="simple" xlink:href="https://ocstexts.co.uk/texts?120795" text:style-name="Internet_20_link" text:visited-style-name="Visited_20_Internet_20_Link"><text:span text:style-name="T868">страж</text:span><text:span text:style-name="T869">иѥ</text:span></text:a><text:span text:style-name="T1130"> &lt;*storž‑ьje ‘guards’)</text:span><text:span text:style-name="T1129">, which leaves no room for forms like Supr. </text:span><text:a xlink:type="simple" xlink:href="https://ocstexts.co.uk/texts?119105" text:style-name="Internet_20_link" text:visited-style-name="Visited_20_Internet_20_Link"><text:span text:style-name="T868">зно</text:span><text:span text:style-name="T869">ѥве</text:span></text:a><text:span text:style-name="T1129"> &lt;*znoj‑eve, </text:span><text:span text:style-name="T1131">Psal. </text:span><text:a xlink:type="simple" xlink:href="https://ocstexts.co.uk/texts?91164" text:style-name="Internet_20_link" text:visited-style-name="Visited_20_Internet_20_Link"><text:span text:style-name="T868">ⰸⰿⰹ</text:span><text:span text:style-name="T869">ⰵⰲⰵ</text:span></text:a><text:span text:style-name="T1131"> &lt;*zmьj‑eve,</text:span><text:span text:style-name="T1129"> which have the *‑eve ending from the ju-stems.</text:span></text:p></text:note-body></text:note></text:span><text:span text:style-name="T1132">:</text:span></text:p>
      <text:p text:style-name="P143"><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33">in Figure 2</text:span></text:p></draw:text-box></draw:frame></text:p>
      <text:p text:style-name="P146"/>
      <text:p text:style-name="P146"/>
      <text:p text:style-name="P146"/>
      <text:p text:style-name="P146"/>
      <text:p text:style-name="P146"/>
      <text:p text:style-name="P146"/>
      <text:p text:style-name="P146"/>
      <text:p text:style-name="P146">Multiple inflection-classes can share the same tables, for instance the <text:span text:style-name="T332">masc_o</text:span>, <text:span text:style-name="T332">nt_o</text:span>, and <text:span text:style-name="T332">fem_a</text:span> noun-classes <text:span text:style-name="T1134">all take endings from the </text:span><text:span text:style-name="T1135">adj_hard</text:span><text:span text:style-name="T1134"> table</text:span>, since <text:span text:style-name="T1134">the same set of 63 endings (21 for each gender) is used in all four paradigms</text:span><text:span text:style-name="T1134"><text:note text:id="ftn26" text:note-class="footnote"><text:note-citation>26</text:note-citation><text:note-body><text:p text:style-name="P147"><text:span text:style-name="T1136">The long-form adjectives (and participles) are then formed by just sticking the inflected-form of the pronoun *jь onto the end, since this is the origin of such long-forms (Vaillant 1942)</text:span><text:span text:style-name="T1137">.</text:span><text:span text:style-name="T1138"> </text:span><text:span text:style-name="T1139">I agree with Townsend and Janda (1996: 178) that some simplification of these concatenated ending</text:span><text:span text:style-name="T1140">s</text:span><text:span text:style-name="T1139"> must have occurred by LCS, especially where the short-form endings contain *m or *x (e.g. the dat. and loc. pl. for all genders), </text:span><text:span text:style-name="T1141">because it’s </text:span><text:span text:style-name="T1142">unreasonable that e.g.</text:span><text:span text:style-name="T1141"> Mar.</text:span><text:span text:style-name="T1143"> </text:span><text:span text:style-name="T1144">Matt. 24 </text:span><text:span text:style-name="T1143">masc. loc. pl.</text:span><text:span text:style-name="T1141"> </text:span><text:a xlink:type="simple" xlink:href="https://ocstexts.co.uk/texts?14290" text:style-name="Internet_20_link" text:visited-style-name="Visited_20_Internet_20_Link"><text:span text:style-name="T868">ⱀⰵⰱⰵⱄⱏ</text:span><text:span text:style-name="T869">ⱄⰽⱏⰹⱈⱏ</text:span></text:a><text:span text:style-name="T1141"> </text:span><text:span text:style-name="T1143">could've developed</text:span><text:span text:style-name="T1142"> directly from</text:span><text:span text:style-name="T1141"> *</text:span><text:span text:style-name="T1143">nebesь</text:span><text:span text:style-name="T1145">skěxъjixъ</text:span><text:span text:style-name="T1143"> (</text:span><text:span text:style-name="T1146">here </text:span><text:span text:style-name="T1143">not least because of the lack of PV2-reflex)</text:span><text:span text:style-name="T1141">.</text:span><text:span text:style-name="T1142"> </text:span><text:span text:style-name="T1147">I am however relucant to adopt the (undiscussed)</text:span><text:span text:style-name="T1142"> </text:span><text:span text:style-name="T1148">simplified </text:span><text:span text:style-name="T1142">LCS forms they present in the tables on p. 182-3</text:span><text:span text:style-name="T1147"> before I've done a more thorough investigation of </text:span><text:span text:style-name="T1149">early</text:span><text:span text:style-name="T1147"> manuscript-forms, so for now I</text:span><text:span text:style-name="T1149">'ve </text:span><text:span text:style-name="T1147">le</text:span><text:span text:style-name="T1149">ft all</text:span><text:span text:style-name="T1147"> such </text:span><text:span text:style-name="T1149">adjectives</text:span><text:span text:style-name="T1147"> wholly uncontracted</text:span><text:span text:style-name="T1149"> (though the Autoreconstructor does actually mark long-adjectivals that contain such problematic concatenations and this information could be used to exclude them from searches). </text:span></text:p></text:note-body></text:note></text:span><text:span text:style-name="T1134">. </text:span></text:p>
      <text:p text:style-name="P148"><text:soft-page-break/></text:p>
      <text:p text:style-name="P149">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50">except it produces every form in the paradigm</text:span><text:span text:style-name="T1151">, </text:span>rather than just the one specified by a text-word’s morphology-tag. The LCS forms are then converted into ‘normalised’ OCS by <text:span text:style-name="T1152">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9"/>
      <text:p text:style-name="P149"/>
      <text:p text:style-name="P149"><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53">сътрьти</text:span>, based on the Autoreconstructor's computerised LCS inflectional-morphology</text:p></draw:text-box></draw:frame></text:p>
      <text:p text:style-name="P150"/>
      <text:p text:style-name="P151">The accuracy of the generated-forms can <text:span text:style-name="T1154">then</text:span> be gauged by comparing them to tables populated only by forms which actually occur in Eckhoff’s corpus-texts, <text:span text:style-name="T1155">using the ‘Corpus-forms’ </text:span><text:span text:style-name="T1156">switch</text:span>:</text:p>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2"><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53">сътрьти</text:span> verb as they actually occur in Eckhoff's (Cyrillicised) TOROT corpus of Church Slavic texts</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Deviance detection</text:p>
      <text:p text:style-name="P153"><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157">Book of Mark in </text:span>Codex Zographensis</text:p></draw:text-box></draw:frame></text:p>
      <text:p text:style-name="P154">The screenshot above shows some raw data from my autoreconstructed SQLite database of the TOROT OCS texts; <text:span text:style-name="T1158">in this case </text:span><text:span text:style-name="T1159">it’s </text:span><text:span text:style-name="T1160">forms from Zographensis (around Mark 7 to Mark 10) </text:span><text:span text:style-name="T1158">where the Autoreconstructor has detected morphological innovations</text:span><text:span text:style-name="T1160">. </text:span><text:span text:style-name="T1161">The fourth column shows </text:span><text:span text:style-name="T1162">what the Autoreconstructor </text:span><text:span text:style-name="T1163">thinks i</text:span><text:span text:style-name="T1162">s the direct phonological ancestor to the text-form, </text:span><text:span text:style-name="T1164">but</text:span><text:span text:style-name="T1162"> the ancestor of the ‘original’, ‘correct’, or ‘default’ morphological form is </text:span><text:span text:style-name="T1165">also generated and stored</text:span><text:span text:style-name="T1162"> in the fifth </text:span><text:span text:style-name="T1164">column, so that </text:span><text:span text:style-name="T1163">such cases of innovation can be easily </text:span><text:span text:style-name="T1166">searched-for</text:span><text:span text:style-name="T1163"> and counted (since non-innovated forms have NULL values in this column)</text:span><text:span text:style-name="T1162">. </text:span></text:p>
      <text:p text:style-name="P155">Types of innovation detected here include: </text:p>
      <text:list text:style-name="L1">
        <text:list-item>
          <text:p text:style-name="P156"><text:span text:style-name="T1113">extended S-aorists of class 1 verbs: </text:span><text:span text:style-name="T1167">3</text:span><text:span text:style-name="T1168">rd</text:span><text:span text:style-name="T1167"> pl. </text:span><text:span text:style-name="T1169">приведошѧ</text:span><text:span text:style-name="T1113"> vs. </text:span><text:span text:style-name="T1169">приведѫ</text:span><text:span text:style-name="T1113">, </text:span><text:span text:style-name="T1167">3</text:span><text:span text:style-name="T1168">rd</text:span><text:span text:style-name="T1167"> dual </text:span><text:span text:style-name="T1169">развръзосте</text:span><text:span text:style-name="T1113"> vs *</text:span><text:span text:style-name="T1169">разврьзете</text:span><text:span text:style-name="T1113"><text:note text:id="ftn27" text:note-class="footnote"><text:note-citation>27</text:note-citation><text:note-body><text:p text:style-name="P157"><text:span text:style-name="T1170">Koch (1990: 293) lists only sigmatic aorists as possibilities for the *‑verz‑/*‑vŕ̥z‑ stem verbs, and </text:span><text:span text:style-name="T1171">it seems that</text:span><text:span text:style-name="T1170"> outside of the 3</text:span><text:span text:style-name="T1172">rd</text:span><text:span text:style-name="T1170"> sg. (e.g. Psal. </text:span><text:a xlink:type="simple" xlink:href="https://ocstexts.co.uk/texts?82891" text:style-name="Internet_20_link" text:visited-style-name="Visited_20_Internet_20_Link"><text:span text:style-name="T1173">ⱃⰰⰸⰲⱃⱏⰸⰵ</text:span></text:a><text:span text:style-name="T1170">, Zogr. </text:span><text:a xlink:type="simple" xlink:href="https://ocstexts.co.uk/texts?227872" text:style-name="Internet_20_link" text:visited-style-name="Visited_20_Internet_20_Link"><text:span text:style-name="T1173">ⱁⱅⰲⱃⱐⰸⰵ</text:span></text:a><text:span text:style-name="T1170">) </text:span><text:span text:style-name="T1171">no root-aorists are attested </text:span><text:span text:style-name="T1174">in any Slavic text</text:span><text:span text:style-name="T1171">, so maybe I am wrong to set up asigmatic root-aorists like 3</text:span><text:span text:style-name="T1175">rd</text:span><text:span text:style-name="T1171"> dual *‑vŕ̥zete as a possibility alongisde primary sigmatic *‑verste (e.g. Mar. Mark 7 </text:span><text:a xlink:type="simple" xlink:href="https://ocstexts.co.uk/texts?22290" text:style-name="Internet_20_link" text:visited-style-name="Visited_20_Internet_20_Link"><text:span text:style-name="T1173">ⱃⰰⰸⰲⱃⱑⱄⱅⰵ</text:span></text:a><text:span text:style-name="T1171">). </text:span><text:span text:style-name="T1176">My justification is that the </text:span><text:span text:style-name="T1170">*‑ver</text:span><text:span text:style-name="T1176">g</text:span><text:span text:style-name="T1170">‑/*‑vŕ̥</text:span><text:span text:style-name="T1176">g</text:span><text:span text:style-name="T1170">‑ stem verbs </text:span><text:span text:style-name="T1177">do</text:span><text:span text:style-name="T1178"> attest such root-aorists, e.g. 3</text:span><text:span text:style-name="T1179">rd</text:span><text:span text:style-name="T1178"> pl. </text:span><text:a xlink:type="simple" xlink:href="https://ocstexts.co.uk/texts?77157" text:style-name="Internet_20_link" text:visited-style-name="Visited_20_Internet_20_Link"><text:span text:style-name="T1180">ⱁⱅⱏⰲⱃⱏⰳⱘ</text:span></text:a><text:span text:style-name="T1178"> in Psal. Psalm 77, </text:span><text:span text:style-name="T1181">and I don’t see </text:span><text:span text:style-name="T1182">what</text:span><text:span text:style-name="T1181">, apart from the nature of the final stem-consonant (obstruent vs. continuant), </text:span><text:span text:style-name="T1182">could</text:span><text:span text:style-name="T1181"> be grounds for </text:span><text:span text:style-name="T1182">classifying these two verbs differently.</text:span></text:p></text:note-body></text:note></text:span></text:p>
        </text:list-item>
        <text:list-item>
          <text:p text:style-name="P158"><text:span text:style-name="T1183">unetymological extension of the RUKI-rule-produced *š in </text:span><text:span text:style-name="T1184">3</text:span><text:span text:style-name="T1185">rd</text:span><text:span text:style-name="T1184"> pl. primary sigmatic aorists: </text:span><text:span text:style-name="T1186">ѣшѧ</text:span><text:span text:style-name="T1184"> </text:span><text:span text:style-name="T1187">vs. </text:span><text:span text:style-name="T1186">ѣ</text:span><text:span text:style-name="T1188">с</text:span><text:span text:style-name="T1186">ѧ </text:span><text:span text:style-name="T1184">&lt;*jǢd‑s‑ę, </text:span><text:span text:style-name="T1186">вьзѧшѧ</text:span><text:span text:style-name="T1184"> </text:span><text:span text:style-name="T1187">vs. </text:span><text:span text:style-name="T1186">в</text:span><text:span text:style-name="T1188">ъ</text:span><text:span text:style-name="T1186">зѧ</text:span><text:span text:style-name="T1188">с</text:span><text:span text:style-name="T1186">ѧ</text:span><text:span text:style-name="T1184"> &lt;*vъzьm‑s‑ę, </text:span><text:span text:style-name="T1186">начѧшѧ</text:span><text:span text:style-name="T1184"> </text:span><text:span text:style-name="T1187">vs. </text:span><text:span text:style-name="T1188">начѧсѧ</text:span><text:span text:style-name="T1187"> </text:span><text:span text:style-name="T1184">&lt;*načьn‑s‑ę </text:span><text:span text:style-name="T1189">(</text:span><text:span text:style-name="T1190">neither </text:span><text:span text:style-name="T1184">*d, *</text:span><text:span text:style-name="T1191">m</text:span><text:span text:style-name="T1184">, </text:span><text:span text:style-name="T1190">nor</text:span><text:span text:style-name="T1184"> *</text:span><text:span text:style-name="T1191">n</text:span><text:span text:style-name="T1184"> have </text:span><text:span text:style-name="T1190">ever</text:span><text:span text:style-name="T1184"> been RUKI sounds</text:span><text:span text:style-name="T1189">)</text:span></text:p>
        </text:list-item>
        <text:list-item>
          <text:p text:style-name="P159"><text:span text:style-name="T1184">extension of the *‑nǫ‑ suffix to the past. act. part. of class 2 verbs like </text:span><text:span text:style-name="T1186">въздъхнѫти</text:span><text:span text:style-name="T1184">: </text:span><text:span text:style-name="T1192">въздъх</text:span><text:span text:style-name="T1193">н</text:span><text:span text:style-name="T1194">ѫ</text:span><text:span text:style-name="T1193">въ</text:span><text:span text:style-name="T1195"> </text:span><text:span text:style-name="T1196">(c</text:span><text:span text:style-name="T1184">f. Mar. </text:span><text:a xlink:type="simple" xlink:href="https://ocstexts.co.uk/texts?24970" text:style-name="Internet_20_link" text:visited-style-name="Visited_20_Internet_20_Link"><text:span text:style-name="T1087">ⱆⱄⱏ</text:span><text:span text:style-name="T1197">ⱈⱏⱎⱘ</text:span></text:a><text:span text:style-name="T1184"> </text:span><text:span text:style-name="T1195">from </text:span><text:span text:style-name="T1192">оусъхн</text:span><text:span text:style-name="T1186">ѫти</text:span><text:span text:style-name="T1196">)</text:span></text:p>
        </text:list-item>
        <text:list-item>
          <text:p text:style-name="P160"><text:soft-page-break/><text:span text:style-name="T1189">addition of the *‑tQ suffix from the 3</text:span><text:span text:style-name="T1198">rd</text:span><text:span text:style-name="T1189"> sg. pres. (see fn. 5 above) to 3</text:span><text:span text:style-name="T1198">rd</text:span><text:span text:style-name="T1189"> sg. aorist forms: </text:span><text:span text:style-name="T1199">начѧ</text:span><text:span text:style-name="T1200">тъ</text:span><text:span text:style-name="T1201">, </text:span><text:span text:style-name="T1199">поѩ</text:span><text:span text:style-name="T1200">тъ</text:span><text:span text:style-name="T1201">, </text:span><text:span text:style-name="T1202">оумрѣ</text:span><text:span text:style-name="T1203">тъ</text:span></text:p>
        </text:list-item>
        <text:list-item>
          <text:p text:style-name="P161"><text:span text:style-name="T1204">original u/ju-stem nouns taking o/jo-stem endings: dat. sg. </text:span><text:span text:style-name="T1205">с҃ноу</text:span><text:span text:style-name="T1204">, </text:span><text:span text:style-name="T1205">мѫжю</text:span><text:span text:style-name="T1204">; </text:span><text:span text:style-name="T1206">loc. sg. </text:span><text:span text:style-name="T1205">с҃нѣ</text:span><text:span text:style-name="T1206">, gen. sg. </text:span><text:span text:style-name="T1205">мѫжа</text:span></text:p>
        </text:list-item>
        <text:list-item>
          <text:p text:style-name="P161"><text:span text:style-name="T1206">past act. part. of class 4 verbs using the suffix *‑ivъ rather than *‑jь: </text:span><text:span text:style-name="T1207">б҃гв</text:span><text:span text:style-name="T1208">ивъ</text:span><text:span text:style-name="T1206">, </text:span><text:span text:style-name="T1207">поуст</text:span><text:span text:style-name="T1208">ивъши</text:span><text:span text:style-name="T1206"> (cf. Mar. Mark 10 </text:span><text:a xlink:type="simple" xlink:href="https://ocstexts.co.uk/texts?23935" text:style-name="Internet_20_link" text:visited-style-name="Visited_20_Internet_20_Link"><text:span text:style-name="T1087">ⱂⱆ</text:span><text:span text:style-name="T1197">ⱎⱅ</text:span><text:span text:style-name="T1209">ⱏ</text:span><text:span text:style-name="T1197">ⱎⰻ</text:span></text:a><text:span text:style-name="T1210"> &lt;*pust‑jьši</text:span><text:span text:style-name="T1211">)</text:span></text:p>
        </text:list-item>
      </text:list>
      <text:p text:style-name="P162"/>
      <text:p text:style-name="P163"><text:span text:style-name="T1212">Deciding upon the “correct” morphological endings for an unattested language inevitably entail</text:span><text:span text:style-name="T1213">s</text:span><text:span text:style-name="T1212"> some uncertainty and controversy: for instance, *-ox- aorists occur in both OCS and Old Russian, so why do I consider them LCS deviances? Basically because they </text:span><text:span text:style-name="T1214">never</text:span><text:span text:style-name="T1212"><text:note text:id="ftn28" text:note-class="footnote"><text:note-citation>28</text:note-citation><text:note-body><text:p text:style-name="P164">Having Autoreconstructed all of Marianus I can verify this <text:span text:style-name="T1213">(admittedly already well-established) fact</text:span> <text:span text:style-name="T1215">far more quickly and easily than was possible just </text:span><text:span text:style-name="T1216">with</text:span><text:span text:style-name="T1215"> Eckhoff’s morphology and part-of-speech annotation-information: using TOROT </text:span><text:span text:style-name="T1217">the smallest net you</text:span><text:span text:style-name="T1215"> </text:span><text:span text:style-name="T1218">could</text:span><text:span text:style-name="T1219"> </text:span><text:span text:style-name="T1217">cast </text:span><text:span text:style-name="T1218">would be</text:span><text:span text:style-name="T1217"> one that</text:span><text:span text:style-name="T1215"> </text:span><text:span text:style-name="T1220">caught</text:span><text:span text:style-name="T1215"> all </text:span><text:span text:style-name="T1217">aorist-tense verbs</text:span><text:span text:style-name="T1215">, whereas I can just search for</text:span> reflexes of *oxъ, *oxov, *oxom, *ošę, *osta$, and *oste$ <text:span text:style-name="T1215">(the latter two using ‘regular-expression’ mode and $ to specify end-of-word), </text:span><text:span text:style-name="T1221">which for Mar. turns up nothing except </text:span><text:span text:style-name="T1222">the</text:span><text:span text:style-name="T1221"> </text:span><text:span text:style-name="T1223">three </text:span><text:span text:style-name="T1222">occurrences of</text:span><text:span text:style-name="T1221"> </text:span><text:a xlink:type="simple" xlink:href="https://ocstexts.co.uk/texts?30709" text:style-name="Internet_20_link" text:visited-style-name="Visited_20_Internet_20_Link"><text:span text:style-name="T1224">ⱁⱄⱅⰰ</text:span></text:a><text:span text:style-name="T1221">.</text:span></text:p></text:note-body></text:note></text:span><text:span text:style-name="T1212"> occur in Marianus, wh</text:span><text:span text:style-name="T1215">ich would be quite </text:span><text:span text:style-name="T1225">improbable</text:span><text:span text:style-name="T1215"> if they were a discarded archaism (</text:span><text:span text:style-name="T1226">especially given</text:span><text:span text:style-name="T1215"> their ubiquity in the closely related Zographensis).</text:span></text:p>
      <text:p text:style-name="P165"><text:span text:style-name="T1227">In </text:span><text:span text:style-name="T1228">other cases we are dealing with hodge-podge paradigms which are only ever attested with endings from multiple older classes, </text:span><text:span text:style-name="T1229">and sometimes </text:span><text:span text:style-name="T1230">dialectal or orthographic features of the manuscripts can make it difficult to </text:span><text:span text:style-name="T1229">distinguish potential</text:span><text:span text:style-name="T1230"> </text:span><text:span text:style-name="T1229">LCS ancestors of certain endings</text:span><text:span text:style-name="T1230">.</text:span><text:span text:style-name="T1231"> </text:span><text:span text:style-name="T1230">For instance, </text:span><text:span text:style-name="T1232">I have a </text:span><text:span text:style-name="T1233">masc_tel</text:span><text:span text:style-name="T1234"> </text:span><text:span text:style-name="T1232">class used for agent-nouns like OCS </text:span><text:span text:style-name="T1235">дѣлател҄ь</text:span><text:span text:style-name="T1232"> </text:span><text:span text:style-name="T1236">(</text:span><text:span text:style-name="T1237">i</text:span><text:span text:style-name="T1236">.</text:span><text:span text:style-name="T1237">e.</text:span><text:span text:style-name="T1236"> Diels 1963: 166),</text:span><text:span text:style-name="T1232"> </text:span><text:span text:style-name="T1238">which in the sg. and dual. behave exactly like masc jo-stems, but which in the</text:span><text:span text:style-name="T1239"> </text:span><text:span text:style-name="T1238">gen. and instr. plural are attested </text:span><text:span text:style-name="T1240">also </text:span><text:span text:style-name="T1238">with </text:span><text:span text:style-name="T1241">basically consonant-stem endings on a hard *‑tel‑ stem, e.g. </text:span><text:span text:style-name="T1242">Zogr</text:span><text:span text:style-name="T1241">. </text:span><text:a xlink:type="simple" xlink:href="https://ocstexts.co.uk/texts?222129" text:style-name="Internet_20_link" text:visited-style-name="Visited_20_Internet_20_Link"><text:span text:style-name="T1243">ⱅⱔⰶⰰⱅⰵ</text:span><text:span text:style-name="T1244">ⰾⱏ</text:span></text:a><text:span text:style-name="T1245"> </text:span><text:span text:style-name="T1241">&lt;</text:span><text:span text:style-name="T1246">*</text:span><text:span text:style-name="T1242">tęžǢte</text:span><text:span text:style-name="T1247">lъ</text:span><text:span text:style-name="T1246">,</text:span><text:span text:style-name="T1241"> Supr. </text:span><text:a xlink:type="simple" xlink:href="https://ocstexts.co.uk/texts?129979" text:style-name="Internet_20_link" text:visited-style-name="Visited_20_Internet_20_Link"><text:span text:style-name="T1245">свꙙтите</text:span><text:span text:style-name="T1248">лꙑ</text:span></text:a><text:span text:style-name="T1241"> &lt;</text:span><text:span text:style-name="T1246">*svętite</text:span><text:span text:style-name="T1249">ly</text:span><text:span text:style-name="T1246">. </text:span><text:span text:style-name="T1230">The nom. pl. </text:span><text:span text:style-name="T1229">appears also to take</text:span><text:span text:style-name="T1230"> a consonant-stem *</text:span><text:span text:style-name="T1184">‑</text:span><text:span text:style-name="T1230">e </text:span><text:span text:style-name="T1229">ending</text:span><text:span text:style-name="T1230">, </text:span><text:span text:style-name="T1236">but as Diels (op. cit.) points out, </text:span><text:span text:style-name="T1250">the spellings in Zogr. and Supr.</text:span><text:span text:style-name="T1251"> </text:span><text:span text:style-name="T1250">(where use of the palatalisation-diacritic &lt;</text:span><text:span text:style-name="T1252"> ҄ </text:span><text:span text:style-name="T1250">&gt; to denote LCS *ĺ is consistent enough </text:span><text:span text:style-name="T1253">to</text:span><text:span text:style-name="T1250"> suggest a real phonemic /ĺ/ in the underlying dialects) like </text:span><text:a xlink:type="simple" xlink:href="https://ocstexts.co.uk/texts?167734" text:style-name="Internet_20_link" text:visited-style-name="Visited_20_Internet_20_Link"><text:span text:style-name="T1252">мѫчител҄е</text:span></text:a><text:span text:style-name="T1250"><text:note text:id="ftn29" text:note-class="footnote"><text:note-citation>29</text:note-citation><text:note-body><text:p text:style-name="P166">Searching my database for *teĺe$ <text:span text:style-name="T1254">returns</text:span><text:span text:style-name="T1255"> only a single </text:span><text:a xlink:type="simple" xlink:href="https://ocstexts.co.uk/texts?147673" text:style-name="Internet_20_link" text:visited-style-name="Visited_20_Internet_20_Link"><text:span text:style-name="T1256">властеле</text:span></text:a><text:span text:style-name="T1257"> </text:span><text:span text:style-name="T1258">in Supr. without the diacritic; everything in Zogr. has it.</text:span></text:p></text:note-body></text:note></text:span><text:span text:style-name="T1250"> mean we can’t follow Meillet (1965: 426) </text:span><text:span text:style-name="T1253">in setting up *‑tele as the ‘correct’ ending, </text:span><text:span text:style-name="T1259">because spellings like</text:span><text:span text:style-name="T1260"> </text:span><text:a xlink:type="simple" xlink:href="https://ocstexts.co.uk/texts?7881" text:style-name="Internet_20_link" text:visited-style-name="Visited_20_Internet_20_Link"><text:span text:style-name="T1261">ⰶⱔⱅⰵⰾⰵ</text:span></text:a><text:span text:style-name="T1259"> in Mar. could just as easily descend from *žęteĺe as from *žętele</text:span><text:span text:style-name="T1262">.</text:span><text:span text:style-name="T1259"> </text:span><text:span text:style-name="T1262">A</text:span><text:span text:style-name="T1263">bsent a manuscript which both consistently marks *ĺ </text:span><text:span text:style-name="T1264">and</text:span><text:span text:style-name="T1263"> doesn’t use such </text:span><text:span text:style-name="T1265">a </text:span><text:span text:style-name="T1263">mark in this nom. pl. desinence, there’s </text:span><text:span text:style-name="T1266">no hard evidence of this *‑tele ending ever</text:span><text:span text:style-name="T1251"> actually</text:span><text:span text:style-name="T1266"> existing. I thus use *‑teĺe in the ‘correct’ table, and the jo-stem *‑teĺi in the ‘deviances’ table</text:span><text:span text:style-name="T1266"><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10">ⱄⱏⰲⱑⰴⱑⱅⰵ</text:span><text:span text:style-name="T342">ⰾⰹ</text:span></text:a>, but the Autoreconstructor is intended for use with other early texts beyond canonical OCS which might <text:span text:style-name="T1267">also contain this type of </text:span><text:span text:style-name="T1268">assimilation to the jo-stems</text:span><text:span text:style-name="T1267">.</text:span> </text:p></text:note-body></text:note></text:span><text:span text:style-name="T1269">.</text:span></text:p>
      <text:p text:style-name="P167"/>
      <text:p text:style-name="P168"><text:span text:style-name="T1270">Overcoming</text:span> <text:span text:style-name="T1271">poor </text:span>lemmatisation <text:span text:style-name="T1271">practice</text:span></text:p>
      <text:p text:style-name="P169"/>
      <text:p text:style-name="P170"><text:span text:style-name="T1272">Sometimes Eckhoff's lemmatisation is too coarse-grained</text:span><text:span text:style-name="T1273">, in that forms which clearly descend from distinct doublets are subsumed under one lemma.</text:span><text:span text:style-name="T1274"> </text:span><text:span text:style-name="T1275">To demonstrate just</text:span><text:span text:style-name="T1274"> one example of how the Autoreconstructor deal</text:span><text:span text:style-name="T1276">s</text:span><text:span text:style-name="T1274"> with this</text:span><text:span text:style-name="T1277"> sort of problem</text:span><text:span text:style-name="T1278">, </text:span><text:span text:style-name="T1279">take</text:span><text:span text:style-name="T1278"> the numeral </text:span><text:span text:style-name="T1280">ѥдинъ</text:span><text:span text:style-name="T1278"> &lt;*jedinъ, which in </text:span><text:span text:style-name="T1276">the earliest </text:span><text:span text:style-name="T1278">OCS </text:span><text:span text:style-name="T1281">has</text:span><text:span text:style-name="T1278"> </text:span><text:span text:style-name="T1282">straightforward </text:span><text:span text:style-name="T1278">hard pronominal endings </text:span><text:span text:style-name="T1282">and which therefore goes in my </text:span><text:span text:style-name="T1283">pron_hard</text:span><text:span text:style-name="T1284"> class alongside demonstratives like *onъ</text:span><text:span text:style-name="T1278">. There is, however, what must be viewed as an LCS doublet *jedьnъ</text:span><text:span text:style-name="T1278"><text:note text:id="ftn31" text:note-class="footnote"><text:note-citation>31</text:note-citation><text:note-body><text:p text:style-name="P171"><text:span text:style-name="T1285">This d</text:span><text:span text:style-name="T1286">espite</text:span><text:span text:style-name="T1282"> Meillet's (1965: 144) incoherent speculation about th</text:span><text:span text:style-name="T1286">e</text:span><text:span text:style-name="T1287"> /i/ in</text:span><text:span text:style-name="T1286"> *jed</text:span><text:span text:style-name="T1288">i</text:span><text:span text:style-name="T1286">nъ</text:span><text:span text:style-name="T1287"> </text:span><text:span text:style-name="T1286">resulting from</text:span><text:span text:style-name="T1289"> a</text:span><text:span text:style-name="T1290"> phonetic development of</text:span><text:span text:style-name="T1289"> strong *ь,</text:span><text:span text:style-name="T1291"> analogous to </text:span><text:span text:style-name="T1290">what happens in the</text:span><text:span text:style-name="T1291"> vicinity of *j</text:span><text:span text:style-name="T1289">, because "</text:span><text:span text:style-name="T1292">or il s'agit d'un compos</text:span><text:span text:style-name="T1293">é</text:span><text:span text:style-name="T1294"> dont le second </text:span><text:span text:style-name="T1293">élément </text:span><text:span text:style-name="T1295">est</text:span><text:span text:style-name="T1296"> </text:span><text:span text:style-name="T1295">*j</text:span><text:span text:style-name="T1297">ĭnŭ"</text:span><text:span text:style-name="T1298">. </text:span><text:span text:style-name="T1299">While this interpretation of *jedinъ’s derivation could be true (and according to Derksen’s (200</text:span><text:span text:style-name="T1300">8</text:span><text:span text:style-name="T1299">: 212) etymology of the</text:span><text:span text:style-name="T1301"> </text:span><text:span text:style-name="T1299">*jьnъ pronoun, its </text:span><text:span text:style-name="T1302">*j</text:span><text:span text:style-name="T1299"> is prothetic, meaning it wouldn’t develop if </text:span><text:span text:style-name="T1303">already </text:span><text:span text:style-name="T1299">attached to a stem ending in *d), the idea that a </text:span><text:span text:style-name="T1304">synchronic </text:span><text:span text:style-name="T1299">*‑dьnъ </text:span><text:span text:style-name="T1304">by any purely phonological means could become /‑din/, let alone early enough to completely displace by analogy the oblique forms in the earliest OCS where </text:span><text:span text:style-name="T1305">ⰵⰴⰻⱀ</text:span><text:span text:style-name="T1304">‑ spellings are overwhelming, is ludicrous </text:span><text:span text:style-name="T1306">and contradicted by all the philological evidence.</text:span><text:span text:style-name="T1304"> </text:span><text:span text:style-name="T1299"><text:s/></text:span><text:span text:style-name="T1307"><text:s text:c="2"/></text:span><text:span text:style-name="T1308"><text:s/></text:span></text:p></text:note-body></text:note></text:span><text:span text:style-name="T1278">, </text:span><text:span text:style-name="T1309">which gives e.g. Serbian </text:span><text:span text:style-name="T1310">jedan </text:span><text:span text:style-name="T1311">and the</text:span><text:span text:style-name="T1278"> modern Russian</text:span><text:span text:style-name="T1309"> </text:span><text:span text:style-name="T1278">fem. nt. and oblique-case forms </text:span><text:span text:style-name="T1312">одна, одного</text:span><text:span text:style-name="T1313"> etc.</text:span><text:span text:style-name="T1311">, </text:span><text:span text:style-name="T1314">and which is </text:span><text:span text:style-name="T1315">used for the majority of non masc. nom./acc. sg. forms of the pronoun in Suprasliens</text:span><text:span text:style-name="T1316">is</text:span><text:span text:style-name="T1315"><text:note text:id="ftn32" text:note-class="footnote"><text:note-citation>32</text:note-citation><text:note-body><text:p text:style-name="P172">According to my database there are 145 reflexes of *jedьn‑ in this category vs 46 from *jedin‑, though all 107 reflexes of the masc. nom./acc. sg. are from *jedinъ. <text:span text:style-name="T1317">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18">одинои</text:span></text:a><text:span text:style-name="T1317"> </text:span><text:span text:style-name="T1319">are spelt with</text:span><text:span text:style-name="T1320"> the OCS &lt;</text:span><text:span text:style-name="T1321">ѥ</text:span><text:span text:style-name="T1320">/</text:span><text:span text:style-name="T1322">е</text:span><text:span text:style-name="T1319">&gt; </text:span><text:span text:style-name="T1323">reflex of intial *je‑.</text:span></text:p></text:note-body></text:note></text:span><text:span text:style-name="T1315">, </text:span><text:span text:style-name="T1324">e.g.</text:span><text:span text:style-name="T1325"> </text:span><text:a xlink:type="simple" xlink:href="https://ocstexts.co.uk/texts?102024" text:style-name="Internet_20_link" text:visited-style-name="Visited_20_Internet_20_Link"><text:span text:style-name="T1280">ѥдʼномоу</text:span></text:a><text:span text:style-name="T1326">. </text:span><text:span text:style-name="T1327">Notwithstanding</text:span><text:span text:style-name="T1328"> Eckhoff’s </text:span><text:span text:style-name="T1329">habit of</text:span><text:span text:style-name="T1328"> </text:span><text:soft-page-break/><text:span text:style-name="T1328">lemmatis</text:span><text:span text:style-name="T1329">ing</text:span><text:span text:style-name="T1328"> these with </text:span><text:span text:style-name="T1330">ѥдинъ </text:span><text:span text:style-name="T1331">instead of </text:span><text:span text:style-name="T1332">ѥд</text:span><text:span text:style-name="T1333">ь</text:span><text:span text:style-name="T1332">нъ</text:span><text:span text:style-name="T1334">, it’s trivial </text:span><text:span text:style-name="T1335">for the Autoreconstructor </text:span><text:span text:style-name="T1334">to check the form (which has in a previous step already been aggressively normalised to get rid of morphologically-irrelevant variation) for </text:span><text:span text:style-name="T1336">a &lt;</text:span><text:span text:style-name="T1337">дін</text:span><text:span text:style-name="T1336">&gt; sequence, which would never occur in the inflexional-ending and so always point to a *jedin-descended stem, and then replace our autoreconstruction with *jedьn‑ if such isn’t found:</text:span></text:p>
      <text:p text:style-name="P173"><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53">ѥдинъ</text:span></text:p></draw:text-box></draw:frame></text:p>
      <text:p text:style-name="P174">In the long-term TOROT itself should fix such lemmatisation problems, <text:span text:style-name="T1338">but </text:span><text:span text:style-name="T1339">in the meantime checks like the above are computationally </text:span><text:span text:style-name="T1340">extremely</text:span><text:span text:style-name="T1341"> </text:span><text:span text:style-name="T1340">cheap</text:span><text:span text:style-name="T1339"> and </text:span><text:span text:style-name="T1342">prevent great swathes of the texts from being wrongly </text:span><text:span text:style-name="T1343">auto</text:span><text:span text:style-name="T1342">reconstructed.</text:span></text:p>
      <text:p text:style-name="P175"/>
      <text:p text:style-name="P176"/>
      <text:p text:style-name="P177">References</text:p>
      <text:p text:style-name="P178"/>
      <text:p text:style-name="P179">Bethin, Christina. 1998. <text:span text:style-name="T332">Slavic prosody: Language change and phonological theory.</text:span><text:span text:style-name="T365"> New York.</text:span></text:p>
      <text:p text:style-name="P180"/>
      <text:p text:style-name="P181">Derksen, Rick. 2003. Slavic *<text:span text:style-name="T332">jь‑</text:span>. In Schaeken, Jos &amp; Houtzagers, Peter &amp; Kalsbeek, Janneke (eds.), <text:span text:style-name="T332">Dutch contributions to the Thirteenth International Congress of Slavists, Ljublana: Linguistics</text:span>, <text:span text:style-name="T332">97-105</text:span>. Amsterdam<text:span text:style-name="T1344">.</text:span></text:p>
      <text:p text:style-name="P181"/>
      <text:p text:style-name="P180">Derksen, Rick. 2008. <text:span text:style-name="T1345">Etymological Dictionary of the Slavic Inherited Lexicon.</text:span><text:span text:style-name="T1346"> Leiden.</text:span></text:p>
      <text:p text:style-name="P180"/>
      <text:p text:style-name="P181">Diels, Paul. 1963. <text:span text:style-name="T332">Altkirchenslavische Grammatik</text:span>. 2. Aufl. Heidelberg.</text:p>
      <text:p text:style-name="P181"/>
      <text:p text:style-name="P182">Durnovo, Nikolaj N.<text:span text:style-name="T1347"> 1929.</text:span> Mysli <text:span text:style-name="T1348">i</text:span> predpoloženija o proisxoždenii staroslavjanskogo jazyka <text:span text:style-name="T1349">i</text:span> slavjanskix alfavitov. <text:span text:style-name="T332">Byzantoslavica 1. </text:span>48-85.</text:p>
      <text:p text:style-name="P181"/>
      <text:p text:style-name="P183"><text:span text:style-name="T1350">Eckhoff, Hanne Martine &amp; Berdičevskis, Aleksandrs. 2015. Linguistics vs. digitial editions: The Tromsø Old Russian and OCS Treebank. </text:span><text:span text:style-name="T1351">Scripta &amp; e-Scripta 14-15.</text:span></text:p>
      <text:p text:style-name="P184"/>
      <text:p text:style-name="P185">Eckhoff, Hanne &amp; Bech, Kristin &amp; Bouma, Gerlof &amp; Eide, Kristine &amp; Haug, Dag &amp; Haugen, Odd Einar &amp; J<text:span text:style-name="T1352">ø</text:span>hndal, Marius. 2018. The PROIEL treebank family: a standard for early attestations of Indo-European languages<text:span text:style-name="T332">. Language Resources and Evaluation 52</text:span>. 29-65.</text:p>
      <text:p text:style-name="P184"/>
      <text:p text:style-name="P184"><text:span text:style-name="T365">Eckhoff, H.M.</text:span> <text:span text:style-name="T365">2015. Animacy and differential object marking in Old Church </text:span><text:span text:style-name="T1353">Slavonic. </text:span><text:span text:style-name="T1354">Russian Linguistics 39(2)</text:span><text:span text:style-name="T1353">, </text:span><text:span text:style-name="T1354">233-254</text:span><text:span text:style-name="T1353">.</text:span></text:p>
      <text:p text:style-name="P184"/>
      <text:p text:style-name="P186">Eckhoff, Hanne Martine. 2022. A Long-Haul Change: Differential Object Marking in Early Slavonic. <text:span text:style-name="T332">Journal of Historical Syntax, Volume 6, Article 8, 1-40</text:span>.</text:p>
      <text:p text:style-name="P186"/>
      <text:p text:style-name="P187">Haug, Dag T. T. <text:s/><text:span text:style-name="T1355">&amp;</text:span> Jøhndal, Marius L. 2008. 'Creating a Parallel Treebank of the Old Indo-European Bible Translations'. In Caroline Sporleder and Kiril Ribarov (eds.). <text:span text:style-name="T332">Proceedings of the Second Workshop on Language Technology for Cultural Heritage Data (LaTeCH 2008), 27-34</text:span>.</text:p>
      <text:p text:style-name="P188"><text:soft-page-break/></text:p>
      <text:p text:style-name="P189">Koch, Christoph. 1990. <text:span text:style-name="T332">Das Morphologische System des Altkirchenslavischen Verbums. I: Text.</text:span> München<text:span text:style-name="T332">.</text:span></text:p>
      <text:p text:style-name="P181"/>
      <text:p text:style-name="P181">Kortlandt, Frederik. 1979. On the history of the Slavic nasal vowels. <text:span text:style-name="T332">Indogermanische Forschungen</text:span> <text:span text:style-name="T332">84</text:span>. 259-272.</text:p>
      <text:p text:style-name="P181"/>
      <text:p text:style-name="P190">Le Feuvre, Claire. 1993. The Sound Change e &gt; o in the Birchbark Letters of Novgorod and T. Fenne’s “Manual” and the N.sg m. Ending -e. <text:span text:style-name="T332">Harvard Ukrainian Studies 17(3/4)</text:span>. 219-250.</text:p>
      <text:p text:style-name="P181"/>
      <text:p text:style-name="P191">Mareš, F.V (ed.). 1997. <text:span text:style-name="T332">Psalterii Sinaitici pars nova: monasterii s. Catharinae codex slav. 2/N.</text:span> Wien.</text:p>
      <text:p text:style-name="P181"/>
      <text:p text:style-name="P181">Mathiesen, Robert. 2014. A new reconstruction of the original Glagolitic alphabet. In Flier, Michael S. &amp; Birnbaum, David J. &amp; Vakareliyska, Cynthia M. (eds.), <text:span text:style-name="T332">Philology broad and deep: In memoriam Horace G. Lunt</text:span>, 187–213. Bloomington.</text:p>
      <text:p text:style-name="P181"/>
      <text:p text:style-name="P181">Meillet, Antoine. 1965. <text:span text:style-name="T332">Le slave commun. Seconde édition revue et augmentée avec le concours A. Vaillant.</text:span> Paris</text:p>
      <text:p text:style-name="P181"/>
      <text:p text:style-name="P192">Nakonečnyj, Mykola F. 1962. Do vyvčennja procesu stanovlennja j rozvytku fonetyčnoï systemy ukraïnsʹkoï movy. In Bilodid, Ivan K. (ed.), <text:span text:style-name="T332">Pytannja istoryčnoho rozvytku ukraïnsʹkoï movy</text:span>, 125–165. Kharkiv.</text:p>
      <text:p text:style-name="P192"/>
      <text:p text:style-name="P186">Olander, Thomas. 2015. <text:span text:style-name="T332">Proto-Slavic Inflectional Morphology</text:span>. Leiden.</text:p>
      <text:p text:style-name="P192"><text:s/></text:p>
      <text:p text:style-name="P180">Schenker, Alexander M. 1995. <text:span text:style-name="T1356">Th</text:span><text:span text:style-name="T332">e dawn of Slavic</text:span>. New Haven.</text:p>
      <text:p text:style-name="P180"/>
      <text:p text:style-name="P193"><text:span text:style-name="T1357">Severjanov, Sergey. 1922. </text:span><text:span text:style-name="T332">Синайская псалтырь. Глаголитический памятникъ ХІ вѣка.</text:span> <text:span text:style-name="T1358">Petrograd.</text:span></text:p>
      <text:p text:style-name="P180"/>
      <text:p text:style-name="P194"><text:span text:style-name="T1359">Stojkov, Stojko. 1954. </text:span><text:span text:style-name="T332">Bălgarska dialektologija</text:span>. Sofija.</text:p>
      <text:p text:style-name="P194"/>
      <text:p text:style-name="P194">Tarnanidēs, Iōannēs Chr. <text:span text:style-name="T1360">1988. </text:span><text:span text:style-name="T332">The Slavonic Manuscripts Discovered in 1975 at St. Catherineʼs Monastery on Mount Sinai.</text:span> Thessaloniki:</text:p>
      <text:p text:style-name="P194"/>
      <text:p text:style-name="P195"><text:span text:style-name="T1361">Teneva, Evelina. 2012. Das Personalpronomen 1. p. sg. nom. im Slavischen und das abweichende aksl. </text:span><text:span text:style-name="T1362">azъ: </text:span><text:span text:style-name="T1363">Eine interdiziplin</text:span>äre Betrachtung und Alternativlösung im Licht der Soziolinguistik und Balkanistik. <text:span text:style-name="T1362">Linguistique Balkanique</text:span><text:span text:style-name="T1363"> </text:span><text:span text:style-name="T1362">LI(1)</text:span><text:span text:style-name="T1363">. 61-104.</text:span></text:p>
      <text:p text:style-name="P196"/>
      <text:p text:style-name="P196">Townsend, Charles E. &amp; Janda, Laura A. 1996. <text:span text:style-name="T332">Common and comparative Slavic: Phonology and inflection. With special attention to Russian, Polish, Czech, Serbo-Croatian, Bulgarian</text:span>. Columbus (Ohio).</text:p>
      <text:p text:style-name="P180"/>
      <text:p text:style-name="P180"><text:span text:style-name="T1346">Trubačev</text:span>, O.N. (ed.). 1974-. <text:span text:style-name="T1345">E</text:span><text:span text:style-name="T332">timologi</text:span><text:span text:style-name="T1345">č</text:span><text:span text:style-name="T332">eskij slovar’ slavjanskix jazykov</text:span>. Moskva.</text:p>
      <text:p text:style-name="P180"/>
      <text:p text:style-name="P180">Trubetzkoy, Nikolaus S. 1954. <text:span text:style-name="T332">Altkirchenslavische Grammatik: Schri</text:span><text:span text:style-name="T1364">ft</text:span><text:span text:style-name="T332">-, Laut- und Formensystem.</text:span> Wien.</text:p>
      <text:p text:style-name="P180"/>
      <text:p text:style-name="P197">Vaillant André. 1942. L'article en vieux slave. <text:span text:style-name="T332">Revue des études slaves, tome 20, fascicule 1-4</text:span>. 5-12.</text:p>
      <text:p text:style-name="P180"/>
      <text:p text:style-name="P198"><text:soft-page-break/>Van Wijk, N. 1929. Die aksl. Formen господѣ, господю und die Aussprache der Buchstaben ѣ, ю. <text:span text:style-name="T332">Zeitschrift für Slavische Philologie, Vol. 6, No. 3/4</text:span>. 363-368.</text:p>
      <text:p text:style-name="P180"/>
      <text:p text:style-name="P199">Vermeer, William. 2014. Early Slavic dialect differences involving the consonant system. <text:s/><text:span text:style-name="T1346">In </text:span>Fortuin<text:span text:style-name="T1346">, </text:span>Egbert<text:span text:style-name="T1346"> &amp; Houtzagers, Peter &amp; Kalsbeek, Janneke </text:span>&amp; Dekker, Simeon<text:span text:style-name="T1346"> (eds.), </text:span><text:span text:style-name="T1345">Dutch contributions to the </text:span><text:span text:style-name="T332">Fif</text:span><text:span text:style-name="T1345">teenth International Congress of Slavists, </text:span><text:span text:style-name="T332">Minsk, 181-227</text:span>.<text:span text:style-name="T332"> </text:span>Amsterdam<text:span text:style-name="T332">.</text:span></text:p>
      <text:p text:style-name="P200"/>
      <text:p text:style-name="P201">Wandl, Florian &amp; Kavitskaja, Darya. 2023. On the reconstruction of contrastive secondary palatalization in Common Slavic. <text:span text:style-name="T332">Journal of Historical Linguistics 13(2). 220-254</text:span></text:p>
      <text:p text:style-name="P180"/>
      <text:p text:style-name="P202">Winslow, Joseph J. 2022. Old Church Slavonic phonemes: The problem of /j/ and /ě, a/ after palatals. <text:span text:style-name="T332">Die Welt der Slaven 67(2)</text:span>. 296-323.</text:p>
      <text:p text:style-name="P202"/>
      <text:p text:style-name="P202">Zaliznjak, Andrej A. 2004. <text:span text:style-name="T332">Drevnenovgorodskij dialekt. 2-e izdanie, pererabotannoe s učetom materiala nachodok 1995–2003 gg</text:span>. Moskva.</text:p>
      <text:p text:style-name="P202"/>
      <text:p text:style-name="P203"><text:span text:style-name="T1365">Велчева, Боряна</text:span>. 1981. <text:span text:style-name="T1365">Проблеми на глаголическата писменост:</text:span> <text:span text:style-name="T1365">Асеманиево Евангелие. In </text:span><text:span text:style-name="T1366">Константин-Кирил Философ: </text:span><text:span text:style-name="T332">Материали от научните конференции по случай 1150‑годишнината от рождението му, </text:span><text:span text:style-name="T1366">167-171</text:span><text:span text:style-name="T1365">. </text:span><text:span text:style-name="T1367">София</text:span><text:span text:style-name="T1365">.</text:span></text:p>
      <text:p text:style-name="P203"/>
      <text:p text:style-name="P204">Галинская, Елена. 2014. Прогрессивная палатализация и древненовгородское местоимение <text:span text:style-name="T332">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05T21:07:51.601720391</dc:date>
    <meta:editing-duration>P15DT22H58M11S</meta:editing-duration>
    <meta:editing-cycles>1478</meta:editing-cycles>
    <meta:generator>LibreOffice/25.8.4.2$Linux_X86_64 LibreOffice_project/580$Build-2</meta:generator>
    <meta:print-date>2025-10-27T03:17:57.806285607</meta:print-date>
    <meta:printed-by>PDF files</meta:printed-by>
    <meta:document-statistic meta:table-count="2" meta:image-count="8" meta:object-count="0" meta:page-count="21" meta:paragraph-count="213" meta:word-count="11383" meta:character-count="73381" meta:non-whitespace-character-count="62053"/>
  </office:meta>
</office:document-meta>
</file>